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coder</text:p>
          </table:table-cell>
          <table:table-cell table:style-name="ce1" office:value-type="string" calcext:value-type="string">
            <text:p>potentiometer</text:p>
          </table:table-cell>
          <table:table-cell office:value-type="string" calcext:value-type="string">
            <text:p>GEAR_RATIO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POT_RES</text:p>
          </table:table-cell>
          <table:table-cell office:value-type="string" calcext:value-type="string">
            <text:p>ENC_RES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1" calcext:value-type="float">
            <text:p>0.51</text:p>
          </table:table-cell>
          <table:table-cell table:formula="of:=[.B52]-16" office:value-type="float" office:value="-16" calcext:value-type="float">
            <text:p>-16</text:p>
          </table:table-cell>
          <table:table-cell table:formula="of:=MOD((([.B53]*[.$F$2]/[.$G$2]/[.$D$2])+[.$C$2] + RAND()*10-5);[.$F$2])" office:value-type="float" office:value="130.5189699832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2" calcext:value-type="float">
            <text:p>0.52</text:p>
          </table:table-cell>
          <table:table-cell table:formula="of:=[.B53]-16" office:value-type="float" office:value="-32" calcext:value-type="float">
            <text:p>-32</text:p>
          </table:table-cell>
          <table:table-cell table:formula="of:=MOD((([.B54]*[.$F$2]/[.$G$2]/[.$D$2])+[.$C$2] + RAND()*10-5);[.$F$2])" office:value-type="float" office:value="130.433734468764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3" calcext:value-type="float">
            <text:p>0.53</text:p>
          </table:table-cell>
          <table:table-cell table:formula="of:=[.B54]-16" office:value-type="float" office:value="-48" calcext:value-type="float">
            <text:p>-48</text:p>
          </table:table-cell>
          <table:table-cell table:formula="of:=MOD((([.B55]*[.$F$2]/[.$G$2]/[.$D$2])+[.$C$2] + RAND()*10-5);[.$F$2])" office:value-type="float" office:value="126.34261935112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4" calcext:value-type="float">
            <text:p>0.54</text:p>
          </table:table-cell>
          <table:table-cell table:formula="of:=[.B55]-16" office:value-type="float" office:value="-64" calcext:value-type="float">
            <text:p>-64</text:p>
          </table:table-cell>
          <table:table-cell table:formula="of:=MOD((([.B56]*[.$F$2]/[.$G$2]/[.$D$2])+[.$C$2] + RAND()*10-5);[.$F$2])" office:value-type="float" office:value="130.236880578906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5" calcext:value-type="float">
            <text:p>0.55</text:p>
          </table:table-cell>
          <table:table-cell table:formula="of:=[.B56]-16" office:value-type="float" office:value="-80" calcext:value-type="float">
            <text:p>-80</text:p>
          </table:table-cell>
          <table:table-cell table:formula="of:=MOD((([.B57]*[.$F$2]/[.$G$2]/[.$D$2])+[.$C$2] + RAND()*10-5);[.$F$2])" office:value-type="float" office:value="132.578889065028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6" calcext:value-type="float">
            <text:p>0.56</text:p>
          </table:table-cell>
          <table:table-cell table:formula="of:=[.B57]-16" office:value-type="float" office:value="-96" calcext:value-type="float">
            <text:p>-96</text:p>
          </table:table-cell>
          <table:table-cell table:formula="of:=MOD((([.B58]*[.$F$2]/[.$G$2]/[.$D$2])+[.$C$2] + RAND()*10-5);[.$F$2])" office:value-type="float" office:value="127.12017215232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7" calcext:value-type="float">
            <text:p>0.57</text:p>
          </table:table-cell>
          <table:table-cell table:formula="of:=[.B58]-16" office:value-type="float" office:value="-112" calcext:value-type="float">
            <text:p>-112</text:p>
          </table:table-cell>
          <table:table-cell table:formula="of:=MOD((([.B59]*[.$F$2]/[.$G$2]/[.$D$2])+[.$C$2] + RAND()*10-5);[.$F$2])" office:value-type="float" office:value="124.93015564696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8" calcext:value-type="float">
            <text:p>0.58</text:p>
          </table:table-cell>
          <table:table-cell table:formula="of:=[.B59]-16" office:value-type="float" office:value="-128" calcext:value-type="float">
            <text:p>-128</text:p>
          </table:table-cell>
          <table:table-cell table:formula="of:=MOD((([.B60]*[.$F$2]/[.$G$2]/[.$D$2])+[.$C$2] + RAND()*10-5);[.$F$2])" office:value-type="float" office:value="131.796478489576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9" calcext:value-type="float">
            <text:p>0.59</text:p>
          </table:table-cell>
          <table:table-cell table:formula="of:=[.B60]-16" office:value-type="float" office:value="-144" calcext:value-type="float">
            <text:p>-144</text:p>
          </table:table-cell>
          <table:table-cell table:formula="of:=MOD((([.B61]*[.$F$2]/[.$G$2]/[.$D$2])+[.$C$2] + RAND()*10-5);[.$F$2])" office:value-type="float" office:value="126.605952104532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" calcext:value-type="float">
            <text:p>0.6</text:p>
          </table:table-cell>
          <table:table-cell table:formula="of:=[.B61]-16" office:value-type="float" office:value="-160" calcext:value-type="float">
            <text:p>-160</text:p>
          </table:table-cell>
          <table:table-cell table:formula="of:=MOD((([.B62]*[.$F$2]/[.$G$2]/[.$D$2])+[.$C$2] + RAND()*10-5);[.$F$2])" office:value-type="float" office:value="126.866832438289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1" calcext:value-type="float">
            <text:p>0.61</text:p>
          </table:table-cell>
          <table:table-cell table:formula="of:=[.B62]-16" office:value-type="float" office:value="-176" calcext:value-type="float">
            <text:p>-176</text:p>
          </table:table-cell>
          <table:table-cell table:formula="of:=MOD((([.B63]*[.$F$2]/[.$G$2]/[.$D$2])+[.$C$2] + RAND()*10-5);[.$F$2])" office:value-type="float" office:value="128.773399706007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2" calcext:value-type="float">
            <text:p>0.62</text:p>
          </table:table-cell>
          <table:table-cell table:formula="of:=[.B63]-16" office:value-type="float" office:value="-192" calcext:value-type="float">
            <text:p>-192</text:p>
          </table:table-cell>
          <table:table-cell table:formula="of:=MOD((([.B64]*[.$F$2]/[.$G$2]/[.$D$2])+[.$C$2] + RAND()*10-5);[.$F$2])" office:value-type="float" office:value="122.59698800642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3" calcext:value-type="float">
            <text:p>0.63</text:p>
          </table:table-cell>
          <table:table-cell table:formula="of:=[.B64]-16" office:value-type="float" office:value="-208" calcext:value-type="float">
            <text:p>-208</text:p>
          </table:table-cell>
          <table:table-cell table:formula="of:=MOD((([.B65]*[.$F$2]/[.$G$2]/[.$D$2])+[.$C$2] + RAND()*10-5);[.$F$2])" office:value-type="float" office:value="129.682679433173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4" calcext:value-type="float">
            <text:p>0.64</text:p>
          </table:table-cell>
          <table:table-cell table:formula="of:=[.B65]-16" office:value-type="float" office:value="-224" calcext:value-type="float">
            <text:p>-224</text:p>
          </table:table-cell>
          <table:table-cell table:formula="of:=MOD((([.B66]*[.$F$2]/[.$G$2]/[.$D$2])+[.$C$2] + RAND()*10-5);[.$F$2])" office:value-type="float" office:value="127.756945591174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5" calcext:value-type="float">
            <text:p>0.65</text:p>
          </table:table-cell>
          <table:table-cell table:formula="of:=[.B66]-16" office:value-type="float" office:value="-240" calcext:value-type="float">
            <text:p>-240</text:p>
          </table:table-cell>
          <table:table-cell table:formula="of:=MOD((([.B67]*[.$F$2]/[.$G$2]/[.$D$2])+[.$C$2] + RAND()*10-5);[.$F$2])" office:value-type="float" office:value="128.15564341198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6" calcext:value-type="float">
            <text:p>0.66</text:p>
          </table:table-cell>
          <table:table-cell table:formula="of:=[.B67]-16" office:value-type="float" office:value="-256" calcext:value-type="float">
            <text:p>-256</text:p>
          </table:table-cell>
          <table:table-cell table:formula="of:=MOD((([.B68]*[.$F$2]/[.$G$2]/[.$D$2])+[.$C$2] + RAND()*10-5);[.$F$2])" office:value-type="float" office:value="123.65738245965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7" calcext:value-type="float">
            <text:p>0.67</text:p>
          </table:table-cell>
          <table:table-cell table:formula="of:=[.B68]-16" office:value-type="float" office:value="-272" calcext:value-type="float">
            <text:p>-272</text:p>
          </table:table-cell>
          <table:table-cell table:formula="of:=MOD((([.B69]*[.$F$2]/[.$G$2]/[.$D$2])+[.$C$2] + RAND()*10-5);[.$F$2])" office:value-type="float" office:value="126.37657423937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8" calcext:value-type="float">
            <text:p>0.68</text:p>
          </table:table-cell>
          <table:table-cell table:formula="of:=[.B69]-16" office:value-type="float" office:value="-288" calcext:value-type="float">
            <text:p>-288</text:p>
          </table:table-cell>
          <table:table-cell table:formula="of:=MOD((([.B70]*[.$F$2]/[.$G$2]/[.$D$2])+[.$C$2] + RAND()*10-5);[.$F$2])" office:value-type="float" office:value="122.675433862811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9" calcext:value-type="float">
            <text:p>0.69</text:p>
          </table:table-cell>
          <table:table-cell table:formula="of:=[.B70]-16" office:value-type="float" office:value="-304" calcext:value-type="float">
            <text:p>-304</text:p>
          </table:table-cell>
          <table:table-cell table:formula="of:=MOD((([.B71]*[.$F$2]/[.$G$2]/[.$D$2])+[.$C$2] + RAND()*10-5);[.$F$2])" office:value-type="float" office:value="127.6025363857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" calcext:value-type="float">
            <text:p>0.7</text:p>
          </table:table-cell>
          <table:table-cell table:formula="of:=[.B71]-16" office:value-type="float" office:value="-320" calcext:value-type="float">
            <text:p>-320</text:p>
          </table:table-cell>
          <table:table-cell table:formula="of:=MOD((([.B72]*[.$F$2]/[.$G$2]/[.$D$2])+[.$C$2] + RAND()*10-5);[.$F$2])" office:value-type="float" office:value="127.24633324543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1" calcext:value-type="float">
            <text:p>0.71</text:p>
          </table:table-cell>
          <table:table-cell table:formula="of:=[.B72]-16" office:value-type="float" office:value="-336" calcext:value-type="float">
            <text:p>-336</text:p>
          </table:table-cell>
          <table:table-cell table:formula="of:=MOD((([.B73]*[.$F$2]/[.$G$2]/[.$D$2])+[.$C$2] + RAND()*10-5);[.$F$2])" office:value-type="float" office:value="122.37911314721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2" calcext:value-type="float">
            <text:p>0.72</text:p>
          </table:table-cell>
          <table:table-cell table:formula="of:=[.B73]-16" office:value-type="float" office:value="-352" calcext:value-type="float">
            <text:p>-352</text:p>
          </table:table-cell>
          <table:table-cell table:formula="of:=MOD((([.B74]*[.$F$2]/[.$G$2]/[.$D$2])+[.$C$2] + RAND()*10-5);[.$F$2])" office:value-type="float" office:value="128.270315177794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3" calcext:value-type="float">
            <text:p>0.73</text:p>
          </table:table-cell>
          <table:table-cell table:formula="of:=[.B74]-16" office:value-type="float" office:value="-368" calcext:value-type="float">
            <text:p>-368</text:p>
          </table:table-cell>
          <table:table-cell table:formula="of:=MOD((([.B75]*[.$F$2]/[.$G$2]/[.$D$2])+[.$C$2] + RAND()*10-5);[.$F$2])" office:value-type="float" office:value="129.490913280596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4" calcext:value-type="float">
            <text:p>0.74</text:p>
          </table:table-cell>
          <table:table-cell table:formula="of:=[.B75]-16" office:value-type="float" office:value="-384" calcext:value-type="float">
            <text:p>-384</text:p>
          </table:table-cell>
          <table:table-cell table:formula="of:=MOD((([.B76]*[.$F$2]/[.$G$2]/[.$D$2])+[.$C$2] + RAND()*10-5);[.$F$2])" office:value-type="float" office:value="126.87864474705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5" calcext:value-type="float">
            <text:p>0.75</text:p>
          </table:table-cell>
          <table:table-cell table:formula="of:=[.B76]-16" office:value-type="float" office:value="-400" calcext:value-type="float">
            <text:p>-400</text:p>
          </table:table-cell>
          <table:table-cell table:formula="of:=MOD((([.B77]*[.$F$2]/[.$G$2]/[.$D$2])+[.$C$2] + RAND()*10-5);[.$F$2])" office:value-type="float" office:value="128.174677475984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6" calcext:value-type="float">
            <text:p>0.76</text:p>
          </table:table-cell>
          <table:table-cell table:formula="of:=[.B77]-16" office:value-type="float" office:value="-416" calcext:value-type="float">
            <text:p>-416</text:p>
          </table:table-cell>
          <table:table-cell table:formula="of:=MOD((([.B78]*[.$F$2]/[.$G$2]/[.$D$2])+[.$C$2] + RAND()*10-5);[.$F$2])" office:value-type="float" office:value="122.92002521388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7" calcext:value-type="float">
            <text:p>0.77</text:p>
          </table:table-cell>
          <table:table-cell table:formula="of:=[.B78]-16" office:value-type="float" office:value="-432" calcext:value-type="float">
            <text:p>-432</text:p>
          </table:table-cell>
          <table:table-cell table:formula="of:=MOD((([.B79]*[.$F$2]/[.$G$2]/[.$D$2])+[.$C$2] + RAND()*10-5);[.$F$2])" office:value-type="float" office:value="129.596656550482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8" calcext:value-type="float">
            <text:p>0.78</text:p>
          </table:table-cell>
          <table:table-cell table:formula="of:=[.B79]-16" office:value-type="float" office:value="-448" calcext:value-type="float">
            <text:p>-448</text:p>
          </table:table-cell>
          <table:table-cell table:formula="of:=MOD((([.B80]*[.$F$2]/[.$G$2]/[.$D$2])+[.$C$2] + RAND()*10-5);[.$F$2])" office:value-type="float" office:value="122.49687438632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9" calcext:value-type="float">
            <text:p>0.79</text:p>
          </table:table-cell>
          <table:table-cell table:formula="of:=[.B80]-16" office:value-type="float" office:value="-464" calcext:value-type="float">
            <text:p>-464</text:p>
          </table:table-cell>
          <table:table-cell table:formula="of:=MOD((([.B81]*[.$F$2]/[.$G$2]/[.$D$2])+[.$C$2] + RAND()*10-5);[.$F$2])" office:value-type="float" office:value="122.213280914999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" calcext:value-type="float">
            <text:p>0.8</text:p>
          </table:table-cell>
          <table:table-cell table:formula="of:=[.B81]-16" office:value-type="float" office:value="-480" calcext:value-type="float">
            <text:p>-480</text:p>
          </table:table-cell>
          <table:table-cell table:formula="of:=MOD((([.B82]*[.$F$2]/[.$G$2]/[.$D$2])+[.$C$2] + RAND()*10-5);[.$F$2])" office:value-type="float" office:value="121.69487062154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1" calcext:value-type="float">
            <text:p>0.81</text:p>
          </table:table-cell>
          <table:table-cell table:formula="of:=[.B82]-16" office:value-type="float" office:value="-496" calcext:value-type="float">
            <text:p>-496</text:p>
          </table:table-cell>
          <table:table-cell table:formula="of:=MOD((([.B83]*[.$F$2]/[.$G$2]/[.$D$2])+[.$C$2] + RAND()*10-5);[.$F$2])" office:value-type="float" office:value="127.186238506922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2" calcext:value-type="float">
            <text:p>0.82</text:p>
          </table:table-cell>
          <table:table-cell table:formula="of:=[.B83]-16" office:value-type="float" office:value="-512" calcext:value-type="float">
            <text:p>-512</text:p>
          </table:table-cell>
          <table:table-cell table:formula="of:=MOD((([.B84]*[.$F$2]/[.$G$2]/[.$D$2])+[.$C$2] + RAND()*10-5);[.$F$2])" office:value-type="float" office:value="130.502836133754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3" calcext:value-type="float">
            <text:p>0.83</text:p>
          </table:table-cell>
          <table:table-cell table:formula="of:=[.B84]-16" office:value-type="float" office:value="-528" calcext:value-type="float">
            <text:p>-528</text:p>
          </table:table-cell>
          <table:table-cell table:formula="of:=MOD((([.B85]*[.$F$2]/[.$G$2]/[.$D$2])+[.$C$2] + RAND()*10-5);[.$F$2])" office:value-type="float" office:value="125.733641714701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4" calcext:value-type="float">
            <text:p>0.84</text:p>
          </table:table-cell>
          <table:table-cell table:formula="of:=[.B85]-16" office:value-type="float" office:value="-544" calcext:value-type="float">
            <text:p>-544</text:p>
          </table:table-cell>
          <table:table-cell table:formula="of:=MOD((([.B86]*[.$F$2]/[.$G$2]/[.$D$2])+[.$C$2] + RAND()*10-5);[.$F$2])" office:value-type="float" office:value="129.141369434551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5" calcext:value-type="float">
            <text:p>0.85</text:p>
          </table:table-cell>
          <table:table-cell table:formula="of:=[.B86]-16" office:value-type="float" office:value="-560" calcext:value-type="float">
            <text:p>-560</text:p>
          </table:table-cell>
          <table:table-cell table:formula="of:=MOD((([.B87]*[.$F$2]/[.$G$2]/[.$D$2])+[.$C$2] + RAND()*10-5);[.$F$2])" office:value-type="float" office:value="123.16766076069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6" calcext:value-type="float">
            <text:p>0.86</text:p>
          </table:table-cell>
          <table:table-cell table:formula="of:=[.B87]-16" office:value-type="float" office:value="-576" calcext:value-type="float">
            <text:p>-576</text:p>
          </table:table-cell>
          <table:table-cell table:formula="of:=MOD((([.B88]*[.$F$2]/[.$G$2]/[.$D$2])+[.$C$2] + RAND()*10-5);[.$F$2])" office:value-type="float" office:value="129.48096000157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7" calcext:value-type="float">
            <text:p>0.87</text:p>
          </table:table-cell>
          <table:table-cell table:formula="of:=[.B88]-16" office:value-type="float" office:value="-592" calcext:value-type="float">
            <text:p>-592</text:p>
          </table:table-cell>
          <table:table-cell table:formula="of:=MOD((([.B89]*[.$F$2]/[.$G$2]/[.$D$2])+[.$C$2] + RAND()*10-5);[.$F$2])" office:value-type="float" office:value="128.42000371387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8" calcext:value-type="float">
            <text:p>0.88</text:p>
          </table:table-cell>
          <table:table-cell table:formula="of:=[.B89]-16" office:value-type="float" office:value="-608" calcext:value-type="float">
            <text:p>-608</text:p>
          </table:table-cell>
          <table:table-cell table:formula="of:=MOD((([.B90]*[.$F$2]/[.$G$2]/[.$D$2])+[.$C$2] + RAND()*10-5);[.$F$2])" office:value-type="float" office:value="129.142649868673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9" calcext:value-type="float">
            <text:p>0.89</text:p>
          </table:table-cell>
          <table:table-cell table:formula="of:=[.B90]-16" office:value-type="float" office:value="-624" calcext:value-type="float">
            <text:p>-624</text:p>
          </table:table-cell>
          <table:table-cell table:formula="of:=MOD((([.B91]*[.$F$2]/[.$G$2]/[.$D$2])+[.$C$2] + RAND()*10-5);[.$F$2])" office:value-type="float" office:value="127.866020216332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" calcext:value-type="float">
            <text:p>0.9</text:p>
          </table:table-cell>
          <table:table-cell table:formula="of:=[.B91]-16" office:value-type="float" office:value="-640" calcext:value-type="float">
            <text:p>-640</text:p>
          </table:table-cell>
          <table:table-cell table:formula="of:=MOD((([.B92]*[.$F$2]/[.$G$2]/[.$D$2])+[.$C$2] + RAND()*10-5);[.$F$2])" office:value-type="float" office:value="122.82645536423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1" calcext:value-type="float">
            <text:p>0.91</text:p>
          </table:table-cell>
          <table:table-cell table:formula="of:=[.B92]-16" office:value-type="float" office:value="-656" calcext:value-type="float">
            <text:p>-656</text:p>
          </table:table-cell>
          <table:table-cell table:formula="of:=MOD((([.B93]*[.$F$2]/[.$G$2]/[.$D$2])+[.$C$2] + RAND()*10-5);[.$F$2])" office:value-type="float" office:value="120.9125323617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2" calcext:value-type="float">
            <text:p>0.92</text:p>
          </table:table-cell>
          <table:table-cell table:formula="of:=[.B93]-16" office:value-type="float" office:value="-672" calcext:value-type="float">
            <text:p>-672</text:p>
          </table:table-cell>
          <table:table-cell table:formula="of:=MOD((([.B94]*[.$F$2]/[.$G$2]/[.$D$2])+[.$C$2] + RAND()*10-5);[.$F$2])" office:value-type="float" office:value="126.69076756567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3" calcext:value-type="float">
            <text:p>0.93</text:p>
          </table:table-cell>
          <table:table-cell table:formula="of:=[.B94]-16" office:value-type="float" office:value="-688" calcext:value-type="float">
            <text:p>-688</text:p>
          </table:table-cell>
          <table:table-cell table:formula="of:=MOD((([.B95]*[.$F$2]/[.$G$2]/[.$D$2])+[.$C$2] + RAND()*10-5);[.$F$2])" office:value-type="float" office:value="126.80451583320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4" calcext:value-type="float">
            <text:p>0.94</text:p>
          </table:table-cell>
          <table:table-cell table:formula="of:=[.B95]-16" office:value-type="float" office:value="-704" calcext:value-type="float">
            <text:p>-704</text:p>
          </table:table-cell>
          <table:table-cell table:formula="of:=MOD((([.B96]*[.$F$2]/[.$G$2]/[.$D$2])+[.$C$2] + RAND()*10-5);[.$F$2])" office:value-type="float" office:value="121.80322835861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5" calcext:value-type="float">
            <text:p>0.95</text:p>
          </table:table-cell>
          <table:table-cell table:formula="of:=[.B96]-16" office:value-type="float" office:value="-720" calcext:value-type="float">
            <text:p>-720</text:p>
          </table:table-cell>
          <table:table-cell table:formula="of:=MOD((([.B97]*[.$F$2]/[.$G$2]/[.$D$2])+[.$C$2] + RAND()*10-5);[.$F$2])" office:value-type="float" office:value="125.15269157289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6" calcext:value-type="float">
            <text:p>0.96</text:p>
          </table:table-cell>
          <table:table-cell table:formula="of:=[.B97]-16" office:value-type="float" office:value="-736" calcext:value-type="float">
            <text:p>-736</text:p>
          </table:table-cell>
          <table:table-cell table:formula="of:=MOD((([.B98]*[.$F$2]/[.$G$2]/[.$D$2])+[.$C$2] + RAND()*10-5);[.$F$2])" office:value-type="float" office:value="121.28558053399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7" calcext:value-type="float">
            <text:p>0.97</text:p>
          </table:table-cell>
          <table:table-cell table:formula="of:=[.B98]-16" office:value-type="float" office:value="-752" calcext:value-type="float">
            <text:p>-752</text:p>
          </table:table-cell>
          <table:table-cell table:formula="of:=MOD((([.B99]*[.$F$2]/[.$G$2]/[.$D$2])+[.$C$2] + RAND()*10-5);[.$F$2])" office:value-type="float" office:value="127.589773261774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8" calcext:value-type="float">
            <text:p>0.98</text:p>
          </table:table-cell>
          <table:table-cell table:formula="of:=[.B99]-16" office:value-type="float" office:value="-768" calcext:value-type="float">
            <text:p>-768</text:p>
          </table:table-cell>
          <table:table-cell table:formula="of:=MOD((([.B100]*[.$F$2]/[.$G$2]/[.$D$2])+[.$C$2] + RAND()*10-5);[.$F$2])" office:value-type="float" office:value="123.58479961354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9" calcext:value-type="float">
            <text:p>0.99</text:p>
          </table:table-cell>
          <table:table-cell table:formula="of:=[.B100]-16" office:value-type="float" office:value="-784" calcext:value-type="float">
            <text:p>-784</text:p>
          </table:table-cell>
          <table:table-cell table:formula="of:=MOD((([.B101]*[.$F$2]/[.$G$2]/[.$D$2])+[.$C$2] + RAND()*10-5);[.$F$2])" office:value-type="float" office:value="122.3523710648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" calcext:value-type="float">
            <text:p>1</text:p>
          </table:table-cell>
          <table:table-cell table:formula="of:=[.B101]-16" office:value-type="float" office:value="-800" calcext:value-type="float">
            <text:p>-800</text:p>
          </table:table-cell>
          <table:table-cell table:formula="of:=MOD((([.B102]*[.$F$2]/[.$G$2]/[.$D$2])+[.$C$2] + RAND()*10-5);[.$F$2])" office:value-type="float" office:value="121.02239109499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1" calcext:value-type="float">
            <text:p>1.01</text:p>
          </table:table-cell>
          <table:table-cell table:formula="of:=[.B102]-16" office:value-type="float" office:value="-816" calcext:value-type="float">
            <text:p>-816</text:p>
          </table:table-cell>
          <table:table-cell table:formula="of:=MOD((([.B103]*[.$F$2]/[.$G$2]/[.$D$2])+[.$C$2] + RAND()*10-5);[.$F$2])" office:value-type="float" office:value="125.72793115550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2" calcext:value-type="float">
            <text:p>1.02</text:p>
          </table:table-cell>
          <table:table-cell table:formula="of:=[.B103]-16" office:value-type="float" office:value="-832" calcext:value-type="float">
            <text:p>-832</text:p>
          </table:table-cell>
          <table:table-cell table:formula="of:=MOD((([.B104]*[.$F$2]/[.$G$2]/[.$D$2])+[.$C$2] + RAND()*10-5);[.$F$2])" office:value-type="float" office:value="129.150489636018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3" calcext:value-type="float">
            <text:p>1.03</text:p>
          </table:table-cell>
          <table:table-cell table:formula="of:=[.B104]-16" office:value-type="float" office:value="-848" calcext:value-type="float">
            <text:p>-848</text:p>
          </table:table-cell>
          <table:table-cell table:formula="of:=MOD((([.B105]*[.$F$2]/[.$G$2]/[.$D$2])+[.$C$2] + RAND()*10-5);[.$F$2])" office:value-type="float" office:value="126.43478509838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4" calcext:value-type="float">
            <text:p>1.04</text:p>
          </table:table-cell>
          <table:table-cell table:formula="of:=[.B105]-16" office:value-type="float" office:value="-864" calcext:value-type="float">
            <text:p>-864</text:p>
          </table:table-cell>
          <table:table-cell table:formula="of:=MOD((([.B106]*[.$F$2]/[.$G$2]/[.$D$2])+[.$C$2] + RAND()*10-5);[.$F$2])" office:value-type="float" office:value="125.08402645648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5" calcext:value-type="float">
            <text:p>1.05</text:p>
          </table:table-cell>
          <table:table-cell table:formula="of:=[.B106]-16" office:value-type="float" office:value="-880" calcext:value-type="float">
            <text:p>-880</text:p>
          </table:table-cell>
          <table:table-cell table:formula="of:=MOD((([.B107]*[.$F$2]/[.$G$2]/[.$D$2])+[.$C$2] + RAND()*10-5);[.$F$2])" office:value-type="float" office:value="122.45066733304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6" calcext:value-type="float">
            <text:p>1.06</text:p>
          </table:table-cell>
          <table:table-cell table:formula="of:=[.B107]-16" office:value-type="float" office:value="-896" calcext:value-type="float">
            <text:p>-896</text:p>
          </table:table-cell>
          <table:table-cell table:formula="of:=MOD((([.B108]*[.$F$2]/[.$G$2]/[.$D$2])+[.$C$2] + RAND()*10-5);[.$F$2])" office:value-type="float" office:value="127.389649455592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7" calcext:value-type="float">
            <text:p>1.07</text:p>
          </table:table-cell>
          <table:table-cell table:formula="of:=[.B108]-16" office:value-type="float" office:value="-912" calcext:value-type="float">
            <text:p>-912</text:p>
          </table:table-cell>
          <table:table-cell table:formula="of:=MOD((([.B109]*[.$F$2]/[.$G$2]/[.$D$2])+[.$C$2] + RAND()*10-5);[.$F$2])" office:value-type="float" office:value="119.460843525311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8" calcext:value-type="float">
            <text:p>1.08</text:p>
          </table:table-cell>
          <table:table-cell table:formula="of:=[.B109]-16" office:value-type="float" office:value="-928" calcext:value-type="float">
            <text:p>-928</text:p>
          </table:table-cell>
          <table:table-cell table:formula="of:=MOD((([.B110]*[.$F$2]/[.$G$2]/[.$D$2])+[.$C$2] + RAND()*10-5);[.$F$2])" office:value-type="float" office:value="123.77194907501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9" calcext:value-type="float">
            <text:p>1.09</text:p>
          </table:table-cell>
          <table:table-cell table:formula="of:=[.B110]-16" office:value-type="float" office:value="-944" calcext:value-type="float">
            <text:p>-944</text:p>
          </table:table-cell>
          <table:table-cell table:formula="of:=MOD((([.B111]*[.$F$2]/[.$G$2]/[.$D$2])+[.$C$2] + RAND()*10-5);[.$F$2])" office:value-type="float" office:value="127.931412726115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" calcext:value-type="float">
            <text:p>1.1</text:p>
          </table:table-cell>
          <table:table-cell table:formula="of:=[.B111]-16" office:value-type="float" office:value="-960" calcext:value-type="float">
            <text:p>-960</text:p>
          </table:table-cell>
          <table:table-cell table:formula="of:=MOD((([.B112]*[.$F$2]/[.$G$2]/[.$D$2])+[.$C$2] + RAND()*10-5);[.$F$2])" office:value-type="float" office:value="128.797127927456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1" calcext:value-type="float">
            <text:p>1.11</text:p>
          </table:table-cell>
          <table:table-cell table:formula="of:=[.B112]-16" office:value-type="float" office:value="-976" calcext:value-type="float">
            <text:p>-976</text:p>
          </table:table-cell>
          <table:table-cell table:formula="of:=MOD((([.B113]*[.$F$2]/[.$G$2]/[.$D$2])+[.$C$2] + RAND()*10-5);[.$F$2])" office:value-type="float" office:value="126.74420675429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2" calcext:value-type="float">
            <text:p>1.12</text:p>
          </table:table-cell>
          <table:table-cell table:formula="of:=[.B113]-16" office:value-type="float" office:value="-992" calcext:value-type="float">
            <text:p>-992</text:p>
          </table:table-cell>
          <table:table-cell table:formula="of:=MOD((([.B114]*[.$F$2]/[.$G$2]/[.$D$2])+[.$C$2] + RAND()*10-5);[.$F$2])" office:value-type="float" office:value="125.54403613398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3" calcext:value-type="float">
            <text:p>1.13</text:p>
          </table:table-cell>
          <table:table-cell table:formula="of:=[.B114]-16" office:value-type="float" office:value="-1008" calcext:value-type="float">
            <text:p>-1008</text:p>
          </table:table-cell>
          <table:table-cell table:formula="of:=MOD((([.B115]*[.$F$2]/[.$G$2]/[.$D$2])+[.$C$2] + RAND()*10-5);[.$F$2])" office:value-type="float" office:value="127.0676931960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4" calcext:value-type="float">
            <text:p>1.14</text:p>
          </table:table-cell>
          <table:table-cell table:formula="of:=[.B115]-16" office:value-type="float" office:value="-1024" calcext:value-type="float">
            <text:p>-1024</text:p>
          </table:table-cell>
          <table:table-cell table:formula="of:=MOD((([.B116]*[.$F$2]/[.$G$2]/[.$D$2])+[.$C$2] + RAND()*10-5);[.$F$2])" office:value-type="float" office:value="125.18515317964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5" calcext:value-type="float">
            <text:p>1.15</text:p>
          </table:table-cell>
          <table:table-cell table:formula="of:=[.B116]-16" office:value-type="float" office:value="-1040" calcext:value-type="float">
            <text:p>-1040</text:p>
          </table:table-cell>
          <table:table-cell table:formula="of:=MOD((([.B117]*[.$F$2]/[.$G$2]/[.$D$2])+[.$C$2] + RAND()*10-5);[.$F$2])" office:value-type="float" office:value="126.84838333801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6" calcext:value-type="float">
            <text:p>1.16</text:p>
          </table:table-cell>
          <table:table-cell table:formula="of:=[.B117]-16" office:value-type="float" office:value="-1056" calcext:value-type="float">
            <text:p>-1056</text:p>
          </table:table-cell>
          <table:table-cell table:formula="of:=MOD((([.B118]*[.$F$2]/[.$G$2]/[.$D$2])+[.$C$2] + RAND()*10-5);[.$F$2])" office:value-type="float" office:value="121.85760858361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7" calcext:value-type="float">
            <text:p>1.17</text:p>
          </table:table-cell>
          <table:table-cell table:formula="of:=[.B118]-16" office:value-type="float" office:value="-1072" calcext:value-type="float">
            <text:p>-1072</text:p>
          </table:table-cell>
          <table:table-cell table:formula="of:=MOD((([.B119]*[.$F$2]/[.$G$2]/[.$D$2])+[.$C$2] + RAND()*10-5);[.$F$2])" office:value-type="float" office:value="125.76631003358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8" calcext:value-type="float">
            <text:p>1.18</text:p>
          </table:table-cell>
          <table:table-cell table:formula="of:=[.B119]-16" office:value-type="float" office:value="-1088" calcext:value-type="float">
            <text:p>-1088</text:p>
          </table:table-cell>
          <table:table-cell table:formula="of:=MOD((([.B120]*[.$F$2]/[.$G$2]/[.$D$2])+[.$C$2] + RAND()*10-5);[.$F$2])" office:value-type="float" office:value="121.19127471267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9" calcext:value-type="float">
            <text:p>1.19</text:p>
          </table:table-cell>
          <table:table-cell table:formula="of:=[.B120]-16" office:value-type="float" office:value="-1104" calcext:value-type="float">
            <text:p>-1104</text:p>
          </table:table-cell>
          <table:table-cell table:formula="of:=MOD((([.B121]*[.$F$2]/[.$G$2]/[.$D$2])+[.$C$2] + RAND()*10-5);[.$F$2])" office:value-type="float" office:value="122.86287742943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" calcext:value-type="float">
            <text:p>1.2</text:p>
          </table:table-cell>
          <table:table-cell table:formula="of:=[.B121]-16" office:value-type="float" office:value="-1120" calcext:value-type="float">
            <text:p>-1120</text:p>
          </table:table-cell>
          <table:table-cell table:formula="of:=MOD((([.B122]*[.$F$2]/[.$G$2]/[.$D$2])+[.$C$2] + RAND()*10-5);[.$F$2])" office:value-type="float" office:value="119.87455208950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1" calcext:value-type="float">
            <text:p>1.21</text:p>
          </table:table-cell>
          <table:table-cell table:formula="of:=[.B122]-16" office:value-type="float" office:value="-1136" calcext:value-type="float">
            <text:p>-1136</text:p>
          </table:table-cell>
          <table:table-cell table:formula="of:=MOD((([.B123]*[.$F$2]/[.$G$2]/[.$D$2])+[.$C$2] + RAND()*10-5);[.$F$2])" office:value-type="float" office:value="123.31773771720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2" calcext:value-type="float">
            <text:p>1.22</text:p>
          </table:table-cell>
          <table:table-cell table:formula="of:=[.B123]-16" office:value-type="float" office:value="-1152" calcext:value-type="float">
            <text:p>-1152</text:p>
          </table:table-cell>
          <table:table-cell table:formula="of:=MOD((([.B124]*[.$F$2]/[.$G$2]/[.$D$2])+[.$C$2] + RAND()*10-5);[.$F$2])" office:value-type="float" office:value="124.170910014315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3" calcext:value-type="float">
            <text:p>1.23</text:p>
          </table:table-cell>
          <table:table-cell table:formula="of:=[.B124]-16" office:value-type="float" office:value="-1168" calcext:value-type="float">
            <text:p>-1168</text:p>
          </table:table-cell>
          <table:table-cell table:formula="of:=MOD((([.B125]*[.$F$2]/[.$G$2]/[.$D$2])+[.$C$2] + RAND()*10-5);[.$F$2])" office:value-type="float" office:value="118.61834466869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4" calcext:value-type="float">
            <text:p>1.24</text:p>
          </table:table-cell>
          <table:table-cell table:formula="of:=[.B125]-16" office:value-type="float" office:value="-1184" calcext:value-type="float">
            <text:p>-1184</text:p>
          </table:table-cell>
          <table:table-cell table:formula="of:=MOD((([.B126]*[.$F$2]/[.$G$2]/[.$D$2])+[.$C$2] + RAND()*10-5);[.$F$2])" office:value-type="float" office:value="118.48885938813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5" calcext:value-type="float">
            <text:p>1.25</text:p>
          </table:table-cell>
          <table:table-cell table:formula="of:=[.B126]-16" office:value-type="float" office:value="-1200" calcext:value-type="float">
            <text:p>-1200</text:p>
          </table:table-cell>
          <table:table-cell table:formula="of:=MOD((([.B127]*[.$F$2]/[.$G$2]/[.$D$2])+[.$C$2] + RAND()*10-5);[.$F$2])" office:value-type="float" office:value="120.65883128514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6" calcext:value-type="float">
            <text:p>1.26</text:p>
          </table:table-cell>
          <table:table-cell table:formula="of:=[.B127]-16" office:value-type="float" office:value="-1216" calcext:value-type="float">
            <text:p>-1216</text:p>
          </table:table-cell>
          <table:table-cell table:formula="of:=MOD((([.B128]*[.$F$2]/[.$G$2]/[.$D$2])+[.$C$2] + RAND()*10-5);[.$F$2])" office:value-type="float" office:value="118.05869531132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7" calcext:value-type="float">
            <text:p>1.27</text:p>
          </table:table-cell>
          <table:table-cell table:formula="of:=[.B128]-16" office:value-type="float" office:value="-1232" calcext:value-type="float">
            <text:p>-1232</text:p>
          </table:table-cell>
          <table:table-cell table:formula="of:=MOD((([.B129]*[.$F$2]/[.$G$2]/[.$D$2])+[.$C$2] + RAND()*10-5);[.$F$2])" office:value-type="float" office:value="118.996476996034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8" calcext:value-type="float">
            <text:p>1.28</text:p>
          </table:table-cell>
          <table:table-cell table:formula="of:=[.B129]-16" office:value-type="float" office:value="-1248" calcext:value-type="float">
            <text:p>-1248</text:p>
          </table:table-cell>
          <table:table-cell table:formula="of:=MOD((([.B130]*[.$F$2]/[.$G$2]/[.$D$2])+[.$C$2] + RAND()*10-5);[.$F$2])" office:value-type="float" office:value="124.219768356048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9" calcext:value-type="float">
            <text:p>1.29</text:p>
          </table:table-cell>
          <table:table-cell table:formula="of:=[.B130]-16" office:value-type="float" office:value="-1264" calcext:value-type="float">
            <text:p>-1264</text:p>
          </table:table-cell>
          <table:table-cell table:formula="of:=MOD((([.B131]*[.$F$2]/[.$G$2]/[.$D$2])+[.$C$2] + RAND()*10-5);[.$F$2])" office:value-type="float" office:value="123.978051498739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" calcext:value-type="float">
            <text:p>1.3</text:p>
          </table:table-cell>
          <table:table-cell table:formula="of:=[.B131]-16" office:value-type="float" office:value="-1280" calcext:value-type="float">
            <text:p>-1280</text:p>
          </table:table-cell>
          <table:table-cell table:formula="of:=MOD((([.B132]*[.$F$2]/[.$G$2]/[.$D$2])+[.$C$2] + RAND()*10-5);[.$F$2])" office:value-type="float" office:value="122.82953365967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1" calcext:value-type="float">
            <text:p>1.31</text:p>
          </table:table-cell>
          <table:table-cell table:formula="of:=[.B132]-16" office:value-type="float" office:value="-1296" calcext:value-type="float">
            <text:p>-1296</text:p>
          </table:table-cell>
          <table:table-cell table:formula="of:=MOD((([.B133]*[.$F$2]/[.$G$2]/[.$D$2])+[.$C$2] + RAND()*10-5);[.$F$2])" office:value-type="float" office:value="119.5155856553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2" calcext:value-type="float">
            <text:p>1.32</text:p>
          </table:table-cell>
          <table:table-cell table:formula="of:=[.B133]-16" office:value-type="float" office:value="-1312" calcext:value-type="float">
            <text:p>-1312</text:p>
          </table:table-cell>
          <table:table-cell table:formula="of:=MOD((([.B134]*[.$F$2]/[.$G$2]/[.$D$2])+[.$C$2] + RAND()*10-5);[.$F$2])" office:value-type="float" office:value="124.6580762152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3" calcext:value-type="float">
            <text:p>1.33</text:p>
          </table:table-cell>
          <table:table-cell table:formula="of:=[.B134]-16" office:value-type="float" office:value="-1328" calcext:value-type="float">
            <text:p>-1328</text:p>
          </table:table-cell>
          <table:table-cell table:formula="of:=MOD((([.B135]*[.$F$2]/[.$G$2]/[.$D$2])+[.$C$2] + RAND()*10-5);[.$F$2])" office:value-type="float" office:value="125.52650313648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4" calcext:value-type="float">
            <text:p>1.34</text:p>
          </table:table-cell>
          <table:table-cell table:formula="of:=[.B135]-16" office:value-type="float" office:value="-1344" calcext:value-type="float">
            <text:p>-1344</text:p>
          </table:table-cell>
          <table:table-cell table:formula="of:=MOD((([.B136]*[.$F$2]/[.$G$2]/[.$D$2])+[.$C$2] + RAND()*10-5);[.$F$2])" office:value-type="float" office:value="120.27529472746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5" calcext:value-type="float">
            <text:p>1.35</text:p>
          </table:table-cell>
          <table:table-cell table:formula="of:=[.B136]-16" office:value-type="float" office:value="-1360" calcext:value-type="float">
            <text:p>-1360</text:p>
          </table:table-cell>
          <table:table-cell table:formula="of:=MOD((([.B137]*[.$F$2]/[.$G$2]/[.$D$2])+[.$C$2] + RAND()*10-5);[.$F$2])" office:value-type="float" office:value="120.04384074018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6" calcext:value-type="float">
            <text:p>1.36</text:p>
          </table:table-cell>
          <table:table-cell table:formula="of:=[.B137]-16" office:value-type="float" office:value="-1376" calcext:value-type="float">
            <text:p>-1376</text:p>
          </table:table-cell>
          <table:table-cell table:formula="of:=MOD((([.B138]*[.$F$2]/[.$G$2]/[.$D$2])+[.$C$2] + RAND()*10-5);[.$F$2])" office:value-type="float" office:value="123.23823623326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7" calcext:value-type="float">
            <text:p>1.37</text:p>
          </table:table-cell>
          <table:table-cell table:formula="of:=[.B138]-16" office:value-type="float" office:value="-1392" calcext:value-type="float">
            <text:p>-1392</text:p>
          </table:table-cell>
          <table:table-cell table:formula="of:=MOD((([.B139]*[.$F$2]/[.$G$2]/[.$D$2])+[.$C$2] + RAND()*10-5);[.$F$2])" office:value-type="float" office:value="123.05048345312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8" calcext:value-type="float">
            <text:p>1.38</text:p>
          </table:table-cell>
          <table:table-cell table:formula="of:=[.B139]-16" office:value-type="float" office:value="-1408" calcext:value-type="float">
            <text:p>-1408</text:p>
          </table:table-cell>
          <table:table-cell table:formula="of:=MOD((([.B140]*[.$F$2]/[.$G$2]/[.$D$2])+[.$C$2] + RAND()*10-5);[.$F$2])" office:value-type="float" office:value="122.06937781371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9" calcext:value-type="float">
            <text:p>1.39</text:p>
          </table:table-cell>
          <table:table-cell table:formula="of:=[.B140]-16" office:value-type="float" office:value="-1424" calcext:value-type="float">
            <text:p>-1424</text:p>
          </table:table-cell>
          <table:table-cell table:formula="of:=MOD((([.B141]*[.$F$2]/[.$G$2]/[.$D$2])+[.$C$2] + RAND()*10-5);[.$F$2])" office:value-type="float" office:value="120.2733740948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" calcext:value-type="float">
            <text:p>1.4</text:p>
          </table:table-cell>
          <table:table-cell table:formula="of:=[.B141]-16" office:value-type="float" office:value="-1440" calcext:value-type="float">
            <text:p>-1440</text:p>
          </table:table-cell>
          <table:table-cell table:formula="of:=MOD((([.B142]*[.$F$2]/[.$G$2]/[.$D$2])+[.$C$2] + RAND()*10-5);[.$F$2])" office:value-type="float" office:value="117.06238573910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1" calcext:value-type="float">
            <text:p>1.41</text:p>
          </table:table-cell>
          <table:table-cell table:formula="of:=[.B142]-16" office:value-type="float" office:value="-1456" calcext:value-type="float">
            <text:p>-1456</text:p>
          </table:table-cell>
          <table:table-cell table:formula="of:=MOD((([.B143]*[.$F$2]/[.$G$2]/[.$D$2])+[.$C$2] + RAND()*10-5);[.$F$2])" office:value-type="float" office:value="122.780605421781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2" calcext:value-type="float">
            <text:p>1.42</text:p>
          </table:table-cell>
          <table:table-cell table:formula="of:=[.B143]-16" office:value-type="float" office:value="-1472" calcext:value-type="float">
            <text:p>-1472</text:p>
          </table:table-cell>
          <table:table-cell table:formula="of:=MOD((([.B144]*[.$F$2]/[.$G$2]/[.$D$2])+[.$C$2] + RAND()*10-5);[.$F$2])" office:value-type="float" office:value="123.32907002802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3" calcext:value-type="float">
            <text:p>1.43</text:p>
          </table:table-cell>
          <table:table-cell table:formula="of:=[.B144]-16" office:value-type="float" office:value="-1488" calcext:value-type="float">
            <text:p>-1488</text:p>
          </table:table-cell>
          <table:table-cell table:formula="of:=MOD((([.B145]*[.$F$2]/[.$G$2]/[.$D$2])+[.$C$2] + RAND()*10-5);[.$F$2])" office:value-type="float" office:value="120.00482987026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4" calcext:value-type="float">
            <text:p>1.44</text:p>
          </table:table-cell>
          <table:table-cell table:formula="of:=[.B145]-16" office:value-type="float" office:value="-1504" calcext:value-type="float">
            <text:p>-1504</text:p>
          </table:table-cell>
          <table:table-cell table:formula="of:=MOD((([.B146]*[.$F$2]/[.$G$2]/[.$D$2])+[.$C$2] + RAND()*10-5);[.$F$2])" office:value-type="float" office:value="122.009178554998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5" calcext:value-type="float">
            <text:p>1.45</text:p>
          </table:table-cell>
          <table:table-cell table:formula="of:=[.B146]-16" office:value-type="float" office:value="-1520" calcext:value-type="float">
            <text:p>-1520</text:p>
          </table:table-cell>
          <table:table-cell table:formula="of:=MOD((([.B147]*[.$F$2]/[.$G$2]/[.$D$2])+[.$C$2] + RAND()*10-5);[.$F$2])" office:value-type="float" office:value="122.50920734252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6" calcext:value-type="float">
            <text:p>1.46</text:p>
          </table:table-cell>
          <table:table-cell table:formula="of:=[.B147]-16" office:value-type="float" office:value="-1536" calcext:value-type="float">
            <text:p>-1536</text:p>
          </table:table-cell>
          <table:table-cell table:formula="of:=MOD((([.B148]*[.$F$2]/[.$G$2]/[.$D$2])+[.$C$2] + RAND()*10-5);[.$F$2])" office:value-type="float" office:value="117.616746460675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7" calcext:value-type="float">
            <text:p>1.47</text:p>
          </table:table-cell>
          <table:table-cell table:formula="of:=[.B148]-16" office:value-type="float" office:value="-1552" calcext:value-type="float">
            <text:p>-1552</text:p>
          </table:table-cell>
          <table:table-cell table:formula="of:=MOD((([.B149]*[.$F$2]/[.$G$2]/[.$D$2])+[.$C$2] + RAND()*10-5);[.$F$2])" office:value-type="float" office:value="122.71976051400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8" calcext:value-type="float">
            <text:p>1.48</text:p>
          </table:table-cell>
          <table:table-cell table:formula="of:=[.B149]-16" office:value-type="float" office:value="-1568" calcext:value-type="float">
            <text:p>-1568</text:p>
          </table:table-cell>
          <table:table-cell table:formula="of:=MOD((([.B150]*[.$F$2]/[.$G$2]/[.$D$2])+[.$C$2] + RAND()*10-5);[.$F$2])" office:value-type="float" office:value="120.62518076700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9" calcext:value-type="float">
            <text:p>1.49</text:p>
          </table:table-cell>
          <table:table-cell table:formula="of:=[.B150]-16" office:value-type="float" office:value="-1584" calcext:value-type="float">
            <text:p>-1584</text:p>
          </table:table-cell>
          <table:table-cell table:formula="of:=MOD((([.B151]*[.$F$2]/[.$G$2]/[.$D$2])+[.$C$2] + RAND()*10-5);[.$F$2])" office:value-type="float" office:value="122.693025095309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" calcext:value-type="float">
            <text:p>1.5</text:p>
          </table:table-cell>
          <table:table-cell table:formula="of:=[.B151]-16" office:value-type="float" office:value="-1600" calcext:value-type="float">
            <text:p>-1600</text:p>
          </table:table-cell>
          <table:table-cell table:formula="of:=MOD((([.B152]*[.$F$2]/[.$G$2]/[.$D$2])+[.$C$2] + RAND()*10-5);[.$F$2])" office:value-type="float" office:value="118.53267918281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1" calcext:value-type="float">
            <text:p>1.51</text:p>
          </table:table-cell>
          <table:table-cell table:formula="of:=[.B152]-16" office:value-type="float" office:value="-1616" calcext:value-type="float">
            <text:p>-1616</text:p>
          </table:table-cell>
          <table:table-cell table:formula="of:=MOD((([.B153]*[.$F$2]/[.$G$2]/[.$D$2])+[.$C$2] + RAND()*10-5);[.$F$2])" office:value-type="float" office:value="117.02074425645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2" calcext:value-type="float">
            <text:p>1.52</text:p>
          </table:table-cell>
          <table:table-cell table:formula="of:=[.B153]-16" office:value-type="float" office:value="-1632" calcext:value-type="float">
            <text:p>-1632</text:p>
          </table:table-cell>
          <table:table-cell table:formula="of:=MOD((([.B154]*[.$F$2]/[.$G$2]/[.$D$2])+[.$C$2] + RAND()*10-5);[.$F$2])" office:value-type="float" office:value="117.157003109499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3" calcext:value-type="float">
            <text:p>1.53</text:p>
          </table:table-cell>
          <table:table-cell table:formula="of:=[.B154]-16" office:value-type="float" office:value="-1648" calcext:value-type="float">
            <text:p>-1648</text:p>
          </table:table-cell>
          <table:table-cell table:formula="of:=MOD((([.B155]*[.$F$2]/[.$G$2]/[.$D$2])+[.$C$2] + RAND()*10-5);[.$F$2])" office:value-type="float" office:value="125.07716047766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4" calcext:value-type="float">
            <text:p>1.54</text:p>
          </table:table-cell>
          <table:table-cell table:formula="of:=[.B155]-16" office:value-type="float" office:value="-1664" calcext:value-type="float">
            <text:p>-1664</text:p>
          </table:table-cell>
          <table:table-cell table:formula="of:=MOD((([.B156]*[.$F$2]/[.$G$2]/[.$D$2])+[.$C$2] + RAND()*10-5);[.$F$2])" office:value-type="float" office:value="124.80228513240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5" calcext:value-type="float">
            <text:p>1.55</text:p>
          </table:table-cell>
          <table:table-cell table:formula="of:=[.B156]-16" office:value-type="float" office:value="-1680" calcext:value-type="float">
            <text:p>-1680</text:p>
          </table:table-cell>
          <table:table-cell table:formula="of:=MOD((([.B157]*[.$F$2]/[.$G$2]/[.$D$2])+[.$C$2] + RAND()*10-5);[.$F$2])" office:value-type="float" office:value="120.34846863559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6" calcext:value-type="float">
            <text:p>1.56</text:p>
          </table:table-cell>
          <table:table-cell table:formula="of:=[.B157]-16" office:value-type="float" office:value="-1696" calcext:value-type="float">
            <text:p>-1696</text:p>
          </table:table-cell>
          <table:table-cell table:formula="of:=MOD((([.B158]*[.$F$2]/[.$G$2]/[.$D$2])+[.$C$2] + RAND()*10-5);[.$F$2])" office:value-type="float" office:value="116.93865873265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7" calcext:value-type="float">
            <text:p>1.57</text:p>
          </table:table-cell>
          <table:table-cell table:formula="of:=[.B158]-16" office:value-type="float" office:value="-1712" calcext:value-type="float">
            <text:p>-1712</text:p>
          </table:table-cell>
          <table:table-cell table:formula="of:=MOD((([.B159]*[.$F$2]/[.$G$2]/[.$D$2])+[.$C$2] + RAND()*10-5);[.$F$2])" office:value-type="float" office:value="121.01491879855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8" calcext:value-type="float">
            <text:p>1.58</text:p>
          </table:table-cell>
          <table:table-cell table:formula="of:=[.B159]-16" office:value-type="float" office:value="-1728" calcext:value-type="float">
            <text:p>-1728</text:p>
          </table:table-cell>
          <table:table-cell table:formula="of:=MOD((([.B160]*[.$F$2]/[.$G$2]/[.$D$2])+[.$C$2] + RAND()*10-5);[.$F$2])" office:value-type="float" office:value="125.66471499808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9" calcext:value-type="float">
            <text:p>1.59</text:p>
          </table:table-cell>
          <table:table-cell table:formula="of:=[.B160]-16" office:value-type="float" office:value="-1744" calcext:value-type="float">
            <text:p>-1744</text:p>
          </table:table-cell>
          <table:table-cell table:formula="of:=MOD((([.B161]*[.$F$2]/[.$G$2]/[.$D$2])+[.$C$2] + RAND()*10-5);[.$F$2])" office:value-type="float" office:value="117.14155087038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" calcext:value-type="float">
            <text:p>1.6</text:p>
          </table:table-cell>
          <table:table-cell table:formula="of:=[.B161]-16" office:value-type="float" office:value="-1760" calcext:value-type="float">
            <text:p>-1760</text:p>
          </table:table-cell>
          <table:table-cell table:formula="of:=MOD((([.B162]*[.$F$2]/[.$G$2]/[.$D$2])+[.$C$2] + RAND()*10-5);[.$F$2])" office:value-type="float" office:value="117.10879678967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1" calcext:value-type="float">
            <text:p>1.61</text:p>
          </table:table-cell>
          <table:table-cell table:formula="of:=[.B162]-16" office:value-type="float" office:value="-1776" calcext:value-type="float">
            <text:p>-1776</text:p>
          </table:table-cell>
          <table:table-cell table:formula="of:=MOD((([.B163]*[.$F$2]/[.$G$2]/[.$D$2])+[.$C$2] + RAND()*10-5);[.$F$2])" office:value-type="float" office:value="118.54677508949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2" calcext:value-type="float">
            <text:p>1.62</text:p>
          </table:table-cell>
          <table:table-cell table:formula="of:=[.B163]-16" office:value-type="float" office:value="-1792" calcext:value-type="float">
            <text:p>-1792</text:p>
          </table:table-cell>
          <table:table-cell table:formula="of:=MOD((([.B164]*[.$F$2]/[.$G$2]/[.$D$2])+[.$C$2] + RAND()*10-5);[.$F$2])" office:value-type="float" office:value="122.64597023752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3" calcext:value-type="float">
            <text:p>1.63</text:p>
          </table:table-cell>
          <table:table-cell table:formula="of:=[.B164]-16" office:value-type="float" office:value="-1808" calcext:value-type="float">
            <text:p>-1808</text:p>
          </table:table-cell>
          <table:table-cell table:formula="of:=MOD((([.B165]*[.$F$2]/[.$G$2]/[.$D$2])+[.$C$2] + RAND()*10-5);[.$F$2])" office:value-type="float" office:value="116.8274065032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4" calcext:value-type="float">
            <text:p>1.64</text:p>
          </table:table-cell>
          <table:table-cell table:formula="of:=[.B165]-16" office:value-type="float" office:value="-1824" calcext:value-type="float">
            <text:p>-1824</text:p>
          </table:table-cell>
          <table:table-cell table:formula="of:=MOD((([.B166]*[.$F$2]/[.$G$2]/[.$D$2])+[.$C$2] + RAND()*10-5);[.$F$2])" office:value-type="float" office:value="118.905877488259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5" calcext:value-type="float">
            <text:p>1.65</text:p>
          </table:table-cell>
          <table:table-cell table:formula="of:=[.B166]-16" office:value-type="float" office:value="-1840" calcext:value-type="float">
            <text:p>-1840</text:p>
          </table:table-cell>
          <table:table-cell table:formula="of:=MOD((([.B167]*[.$F$2]/[.$G$2]/[.$D$2])+[.$C$2] + RAND()*10-5);[.$F$2])" office:value-type="float" office:value="123.30502455140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6" calcext:value-type="float">
            <text:p>1.66</text:p>
          </table:table-cell>
          <table:table-cell table:formula="of:=[.B167]-16" office:value-type="float" office:value="-1856" calcext:value-type="float">
            <text:p>-1856</text:p>
          </table:table-cell>
          <table:table-cell table:formula="of:=MOD((([.B168]*[.$F$2]/[.$G$2]/[.$D$2])+[.$C$2] + RAND()*10-5);[.$F$2])" office:value-type="float" office:value="123.546657157575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7" calcext:value-type="float">
            <text:p>1.67</text:p>
          </table:table-cell>
          <table:table-cell table:formula="of:=[.B168]-16" office:value-type="float" office:value="-1872" calcext:value-type="float">
            <text:p>-1872</text:p>
          </table:table-cell>
          <table:table-cell table:formula="of:=MOD((([.B169]*[.$F$2]/[.$G$2]/[.$D$2])+[.$C$2] + RAND()*10-5);[.$F$2])" office:value-type="float" office:value="119.88066115859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8" calcext:value-type="float">
            <text:p>1.68</text:p>
          </table:table-cell>
          <table:table-cell table:formula="of:=[.B169]-16" office:value-type="float" office:value="-1888" calcext:value-type="float">
            <text:p>-1888</text:p>
          </table:table-cell>
          <table:table-cell table:formula="of:=MOD((([.B170]*[.$F$2]/[.$G$2]/[.$D$2])+[.$C$2] + RAND()*10-5);[.$F$2])" office:value-type="float" office:value="115.42801668583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9" calcext:value-type="float">
            <text:p>1.69</text:p>
          </table:table-cell>
          <table:table-cell table:formula="of:=[.B170]-16" office:value-type="float" office:value="-1904" calcext:value-type="float">
            <text:p>-1904</text:p>
          </table:table-cell>
          <table:table-cell table:formula="of:=MOD((([.B171]*[.$F$2]/[.$G$2]/[.$D$2])+[.$C$2] + RAND()*10-5);[.$F$2])" office:value-type="float" office:value="115.51371645816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" calcext:value-type="float">
            <text:p>1.7</text:p>
          </table:table-cell>
          <table:table-cell table:formula="of:=[.B171]-16" office:value-type="float" office:value="-1920" calcext:value-type="float">
            <text:p>-1920</text:p>
          </table:table-cell>
          <table:table-cell table:formula="of:=MOD((([.B172]*[.$F$2]/[.$G$2]/[.$D$2])+[.$C$2] + RAND()*10-5);[.$F$2])" office:value-type="float" office:value="120.10005842234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1" calcext:value-type="float">
            <text:p>1.71</text:p>
          </table:table-cell>
          <table:table-cell table:formula="of:=[.B172]-16" office:value-type="float" office:value="-1936" calcext:value-type="float">
            <text:p>-1936</text:p>
          </table:table-cell>
          <table:table-cell table:formula="of:=MOD((([.B173]*[.$F$2]/[.$G$2]/[.$D$2])+[.$C$2] + RAND()*10-5);[.$F$2])" office:value-type="float" office:value="115.76820083871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2" calcext:value-type="float">
            <text:p>1.72</text:p>
          </table:table-cell>
          <table:table-cell table:formula="of:=[.B173]-16" office:value-type="float" office:value="-1952" calcext:value-type="float">
            <text:p>-1952</text:p>
          </table:table-cell>
          <table:table-cell table:formula="of:=MOD((([.B174]*[.$F$2]/[.$G$2]/[.$D$2])+[.$C$2] + RAND()*10-5);[.$F$2])" office:value-type="float" office:value="119.7842301042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3" calcext:value-type="float">
            <text:p>1.73</text:p>
          </table:table-cell>
          <table:table-cell table:formula="of:=[.B174]-16" office:value-type="float" office:value="-1968" calcext:value-type="float">
            <text:p>-1968</text:p>
          </table:table-cell>
          <table:table-cell table:formula="of:=MOD((([.B175]*[.$F$2]/[.$G$2]/[.$D$2])+[.$C$2] + RAND()*10-5);[.$F$2])" office:value-type="float" office:value="121.862748297131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4" calcext:value-type="float">
            <text:p>1.74</text:p>
          </table:table-cell>
          <table:table-cell table:formula="of:=[.B175]-16" office:value-type="float" office:value="-1984" calcext:value-type="float">
            <text:p>-1984</text:p>
          </table:table-cell>
          <table:table-cell table:formula="of:=MOD((([.B176]*[.$F$2]/[.$G$2]/[.$D$2])+[.$C$2] + RAND()*10-5);[.$F$2])" office:value-type="float" office:value="118.34063020808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5" calcext:value-type="float">
            <text:p>1.75</text:p>
          </table:table-cell>
          <table:table-cell table:formula="of:=[.B176]-16" office:value-type="float" office:value="-2000" calcext:value-type="float">
            <text:p>-2000</text:p>
          </table:table-cell>
          <table:table-cell table:formula="of:=MOD((([.B177]*[.$F$2]/[.$G$2]/[.$D$2])+[.$C$2] + RAND()*10-5);[.$F$2])" office:value-type="float" office:value="115.111098177445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6" calcext:value-type="float">
            <text:p>1.76</text:p>
          </table:table-cell>
          <table:table-cell table:formula="of:=[.B177]-16" office:value-type="float" office:value="-2016" calcext:value-type="float">
            <text:p>-2016</text:p>
          </table:table-cell>
          <table:table-cell table:formula="of:=MOD((([.B178]*[.$F$2]/[.$G$2]/[.$D$2])+[.$C$2] + RAND()*10-5);[.$F$2])" office:value-type="float" office:value="123.748076991508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7" calcext:value-type="float">
            <text:p>1.77</text:p>
          </table:table-cell>
          <table:table-cell table:formula="of:=[.B178]-16" office:value-type="float" office:value="-2032" calcext:value-type="float">
            <text:p>-2032</text:p>
          </table:table-cell>
          <table:table-cell table:formula="of:=MOD((([.B179]*[.$F$2]/[.$G$2]/[.$D$2])+[.$C$2] + RAND()*10-5);[.$F$2])" office:value-type="float" office:value="120.1872622311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8" calcext:value-type="float">
            <text:p>1.78</text:p>
          </table:table-cell>
          <table:table-cell table:formula="of:=[.B179]-16" office:value-type="float" office:value="-2048" calcext:value-type="float">
            <text:p>-2048</text:p>
          </table:table-cell>
          <table:table-cell table:formula="of:=MOD((([.B180]*[.$F$2]/[.$G$2]/[.$D$2])+[.$C$2] + RAND()*10-5);[.$F$2])" office:value-type="float" office:value="123.45814879321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9" calcext:value-type="float">
            <text:p>1.79</text:p>
          </table:table-cell>
          <table:table-cell table:formula="of:=[.B180]-16" office:value-type="float" office:value="-2064" calcext:value-type="float">
            <text:p>-2064</text:p>
          </table:table-cell>
          <table:table-cell table:formula="of:=MOD((([.B181]*[.$F$2]/[.$G$2]/[.$D$2])+[.$C$2] + RAND()*10-5);[.$F$2])" office:value-type="float" office:value="122.14149831313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" calcext:value-type="float">
            <text:p>1.8</text:p>
          </table:table-cell>
          <table:table-cell table:formula="of:=[.B181]-16" office:value-type="float" office:value="-2080" calcext:value-type="float">
            <text:p>-2080</text:p>
          </table:table-cell>
          <table:table-cell table:formula="of:=MOD((([.B182]*[.$F$2]/[.$G$2]/[.$D$2])+[.$C$2] + RAND()*10-5);[.$F$2])" office:value-type="float" office:value="120.16427467934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1" calcext:value-type="float">
            <text:p>1.81</text:p>
          </table:table-cell>
          <table:table-cell table:formula="of:=[.B182]-16" office:value-type="float" office:value="-2096" calcext:value-type="float">
            <text:p>-2096</text:p>
          </table:table-cell>
          <table:table-cell table:formula="of:=MOD((([.B183]*[.$F$2]/[.$G$2]/[.$D$2])+[.$C$2] + RAND()*10-5);[.$F$2])" office:value-type="float" office:value="122.58052852212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2" calcext:value-type="float">
            <text:p>1.82</text:p>
          </table:table-cell>
          <table:table-cell table:formula="of:=[.B183]-16" office:value-type="float" office:value="-2112" calcext:value-type="float">
            <text:p>-2112</text:p>
          </table:table-cell>
          <table:table-cell table:formula="of:=MOD((([.B184]*[.$F$2]/[.$G$2]/[.$D$2])+[.$C$2] + RAND()*10-5);[.$F$2])" office:value-type="float" office:value="120.37122871086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3" calcext:value-type="float">
            <text:p>1.83</text:p>
          </table:table-cell>
          <table:table-cell table:formula="of:=[.B184]-16" office:value-type="float" office:value="-2128" calcext:value-type="float">
            <text:p>-2128</text:p>
          </table:table-cell>
          <table:table-cell table:formula="of:=MOD((([.B185]*[.$F$2]/[.$G$2]/[.$D$2])+[.$C$2] + RAND()*10-5);[.$F$2])" office:value-type="float" office:value="121.32162625257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4" calcext:value-type="float">
            <text:p>1.84</text:p>
          </table:table-cell>
          <table:table-cell table:formula="of:=[.B185]-16" office:value-type="float" office:value="-2144" calcext:value-type="float">
            <text:p>-2144</text:p>
          </table:table-cell>
          <table:table-cell table:formula="of:=MOD((([.B186]*[.$F$2]/[.$G$2]/[.$D$2])+[.$C$2] + RAND()*10-5);[.$F$2])" office:value-type="float" office:value="123.7633748035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5" calcext:value-type="float">
            <text:p>1.85</text:p>
          </table:table-cell>
          <table:table-cell table:formula="of:=[.B186]-16" office:value-type="float" office:value="-2160" calcext:value-type="float">
            <text:p>-2160</text:p>
          </table:table-cell>
          <table:table-cell table:formula="of:=MOD((([.B187]*[.$F$2]/[.$G$2]/[.$D$2])+[.$C$2] + RAND()*10-5);[.$F$2])" office:value-type="float" office:value="116.15243546022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6" calcext:value-type="float">
            <text:p>1.86</text:p>
          </table:table-cell>
          <table:table-cell table:formula="of:=[.B187]-16" office:value-type="float" office:value="-2176" calcext:value-type="float">
            <text:p>-2176</text:p>
          </table:table-cell>
          <table:table-cell table:formula="of:=MOD((([.B188]*[.$F$2]/[.$G$2]/[.$D$2])+[.$C$2] + RAND()*10-5);[.$F$2])" office:value-type="float" office:value="117.20266200156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7" calcext:value-type="float">
            <text:p>1.87</text:p>
          </table:table-cell>
          <table:table-cell table:formula="of:=[.B188]-16" office:value-type="float" office:value="-2192" calcext:value-type="float">
            <text:p>-2192</text:p>
          </table:table-cell>
          <table:table-cell table:formula="of:=MOD((([.B189]*[.$F$2]/[.$G$2]/[.$D$2])+[.$C$2] + RAND()*10-5);[.$F$2])" office:value-type="float" office:value="119.403570860899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8" calcext:value-type="float">
            <text:p>1.88</text:p>
          </table:table-cell>
          <table:table-cell table:formula="of:=[.B189]-16" office:value-type="float" office:value="-2208" calcext:value-type="float">
            <text:p>-2208</text:p>
          </table:table-cell>
          <table:table-cell table:formula="of:=MOD((([.B190]*[.$F$2]/[.$G$2]/[.$D$2])+[.$C$2] + RAND()*10-5);[.$F$2])" office:value-type="float" office:value="116.48543669970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9" calcext:value-type="float">
            <text:p>1.89</text:p>
          </table:table-cell>
          <table:table-cell table:formula="of:=[.B190]-16" office:value-type="float" office:value="-2224" calcext:value-type="float">
            <text:p>-2224</text:p>
          </table:table-cell>
          <table:table-cell table:formula="of:=MOD((([.B191]*[.$F$2]/[.$G$2]/[.$D$2])+[.$C$2] + RAND()*10-5);[.$F$2])" office:value-type="float" office:value="120.38158413598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" calcext:value-type="float">
            <text:p>1.9</text:p>
          </table:table-cell>
          <table:table-cell table:formula="of:=[.B191]-16" office:value-type="float" office:value="-2240" calcext:value-type="float">
            <text:p>-2240</text:p>
          </table:table-cell>
          <table:table-cell table:formula="of:=MOD((([.B192]*[.$F$2]/[.$G$2]/[.$D$2])+[.$C$2] + RAND()*10-5);[.$F$2])" office:value-type="float" office:value="117.40418688779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1" calcext:value-type="float">
            <text:p>1.91</text:p>
          </table:table-cell>
          <table:table-cell table:formula="of:=[.B192]-16" office:value-type="float" office:value="-2256" calcext:value-type="float">
            <text:p>-2256</text:p>
          </table:table-cell>
          <table:table-cell table:formula="of:=MOD((([.B193]*[.$F$2]/[.$G$2]/[.$D$2])+[.$C$2] + RAND()*10-5);[.$F$2])" office:value-type="float" office:value="120.912203547251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2" calcext:value-type="float">
            <text:p>1.92</text:p>
          </table:table-cell>
          <table:table-cell table:formula="of:=[.B193]-16" office:value-type="float" office:value="-2272" calcext:value-type="float">
            <text:p>-2272</text:p>
          </table:table-cell>
          <table:table-cell table:formula="of:=MOD((([.B194]*[.$F$2]/[.$G$2]/[.$D$2])+[.$C$2] + RAND()*10-5);[.$F$2])" office:value-type="float" office:value="121.602544055199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3" calcext:value-type="float">
            <text:p>1.93</text:p>
          </table:table-cell>
          <table:table-cell table:formula="of:=[.B194]-16" office:value-type="float" office:value="-2288" calcext:value-type="float">
            <text:p>-2288</text:p>
          </table:table-cell>
          <table:table-cell table:formula="of:=MOD((([.B195]*[.$F$2]/[.$G$2]/[.$D$2])+[.$C$2] + RAND()*10-5);[.$F$2])" office:value-type="float" office:value="116.91633811420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4" calcext:value-type="float">
            <text:p>1.94</text:p>
          </table:table-cell>
          <table:table-cell table:formula="of:=[.B195]-16" office:value-type="float" office:value="-2304" calcext:value-type="float">
            <text:p>-2304</text:p>
          </table:table-cell>
          <table:table-cell table:formula="of:=MOD((([.B196]*[.$F$2]/[.$G$2]/[.$D$2])+[.$C$2] + RAND()*10-5);[.$F$2])" office:value-type="float" office:value="119.567584761761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5" calcext:value-type="float">
            <text:p>1.95</text:p>
          </table:table-cell>
          <table:table-cell table:formula="of:=[.B196]-16" office:value-type="float" office:value="-2320" calcext:value-type="float">
            <text:p>-2320</text:p>
          </table:table-cell>
          <table:table-cell table:formula="of:=MOD((([.B197]*[.$F$2]/[.$G$2]/[.$D$2])+[.$C$2] + RAND()*10-5);[.$F$2])" office:value-type="float" office:value="119.39926638309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6" calcext:value-type="float">
            <text:p>1.96</text:p>
          </table:table-cell>
          <table:table-cell table:formula="of:=[.B197]-16" office:value-type="float" office:value="-2336" calcext:value-type="float">
            <text:p>-2336</text:p>
          </table:table-cell>
          <table:table-cell table:formula="of:=MOD((([.B198]*[.$F$2]/[.$G$2]/[.$D$2])+[.$C$2] + RAND()*10-5);[.$F$2])" office:value-type="float" office:value="120.20701392720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7" calcext:value-type="float">
            <text:p>1.97</text:p>
          </table:table-cell>
          <table:table-cell table:formula="of:=[.B198]-16" office:value-type="float" office:value="-2352" calcext:value-type="float">
            <text:p>-2352</text:p>
          </table:table-cell>
          <table:table-cell table:formula="of:=MOD((([.B199]*[.$F$2]/[.$G$2]/[.$D$2])+[.$C$2] + RAND()*10-5);[.$F$2])" office:value-type="float" office:value="122.776157249122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8" calcext:value-type="float">
            <text:p>1.98</text:p>
          </table:table-cell>
          <table:table-cell table:formula="of:=[.B199]-16" office:value-type="float" office:value="-2368" calcext:value-type="float">
            <text:p>-2368</text:p>
          </table:table-cell>
          <table:table-cell table:formula="of:=MOD((([.B200]*[.$F$2]/[.$G$2]/[.$D$2])+[.$C$2] + RAND()*10-5);[.$F$2])" office:value-type="float" office:value="121.640840146755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9" calcext:value-type="float">
            <text:p>1.99</text:p>
          </table:table-cell>
          <table:table-cell table:formula="of:=[.B200]-16" office:value-type="float" office:value="-2384" calcext:value-type="float">
            <text:p>-2384</text:p>
          </table:table-cell>
          <table:table-cell table:formula="of:=MOD((([.B201]*[.$F$2]/[.$G$2]/[.$D$2])+[.$C$2] + RAND()*10-5);[.$F$2])" office:value-type="float" office:value="118.55439121450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" calcext:value-type="float">
            <text:p>2</text:p>
          </table:table-cell>
          <table:table-cell table:formula="of:=[.B201]-16" office:value-type="float" office:value="-2400" calcext:value-type="float">
            <text:p>-2400</text:p>
          </table:table-cell>
          <table:table-cell table:formula="of:=MOD((([.B202]*[.$F$2]/[.$G$2]/[.$D$2])+[.$C$2] + RAND()*10-5);[.$F$2])" office:value-type="float" office:value="115.19028769781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1" calcext:value-type="float">
            <text:p>2.01</text:p>
          </table:table-cell>
          <table:table-cell table:formula="of:=[.B202]-32" office:value-type="float" office:value="-2432" calcext:value-type="float">
            <text:p>-2432</text:p>
          </table:table-cell>
          <table:table-cell table:formula="of:=MOD((([.B203]*[.$F$2]/[.$G$2]/[.$D$2])+[.$C$2] + RAND()*10-5);[.$F$2])" office:value-type="float" office:value="114.479565617776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2" calcext:value-type="float">
            <text:p>2.02</text:p>
          </table:table-cell>
          <table:table-cell table:formula="of:=[.B203]-32" office:value-type="float" office:value="-2464" calcext:value-type="float">
            <text:p>-2464</text:p>
          </table:table-cell>
          <table:table-cell table:formula="of:=MOD((([.B204]*[.$F$2]/[.$G$2]/[.$D$2])+[.$C$2] + RAND()*10-5);[.$F$2])" office:value-type="float" office:value="120.87650666442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3" calcext:value-type="float">
            <text:p>2.03</text:p>
          </table:table-cell>
          <table:table-cell table:formula="of:=[.B204]-32" office:value-type="float" office:value="-2496" calcext:value-type="float">
            <text:p>-2496</text:p>
          </table:table-cell>
          <table:table-cell table:formula="of:=MOD((([.B205]*[.$F$2]/[.$G$2]/[.$D$2])+[.$C$2] + RAND()*10-5);[.$F$2])" office:value-type="float" office:value="114.835341648961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4" calcext:value-type="float">
            <text:p>2.04</text:p>
          </table:table-cell>
          <table:table-cell table:formula="of:=[.B205]-32" office:value-type="float" office:value="-2528" calcext:value-type="float">
            <text:p>-2528</text:p>
          </table:table-cell>
          <table:table-cell table:formula="of:=MOD((([.B206]*[.$F$2]/[.$G$2]/[.$D$2])+[.$C$2] + RAND()*10-5);[.$F$2])" office:value-type="float" office:value="120.90165986923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5" calcext:value-type="float">
            <text:p>2.05</text:p>
          </table:table-cell>
          <table:table-cell table:formula="of:=[.B206]-32" office:value-type="float" office:value="-2560" calcext:value-type="float">
            <text:p>-2560</text:p>
          </table:table-cell>
          <table:table-cell table:formula="of:=MOD((([.B207]*[.$F$2]/[.$G$2]/[.$D$2])+[.$C$2] + RAND()*10-5);[.$F$2])" office:value-type="float" office:value="117.06448627965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6" calcext:value-type="float">
            <text:p>2.06</text:p>
          </table:table-cell>
          <table:table-cell table:formula="of:=[.B207]-32" office:value-type="float" office:value="-2592" calcext:value-type="float">
            <text:p>-2592</text:p>
          </table:table-cell>
          <table:table-cell table:formula="of:=MOD((([.B208]*[.$F$2]/[.$G$2]/[.$D$2])+[.$C$2] + RAND()*10-5);[.$F$2])" office:value-type="float" office:value="117.5192915916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7" calcext:value-type="float">
            <text:p>2.07</text:p>
          </table:table-cell>
          <table:table-cell table:formula="of:=[.B208]-32" office:value-type="float" office:value="-2624" calcext:value-type="float">
            <text:p>-2624</text:p>
          </table:table-cell>
          <table:table-cell table:formula="of:=MOD((([.B209]*[.$F$2]/[.$G$2]/[.$D$2])+[.$C$2] + RAND()*10-5);[.$F$2])" office:value-type="float" office:value="121.20128463752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8" calcext:value-type="float">
            <text:p>2.08</text:p>
          </table:table-cell>
          <table:table-cell table:formula="of:=[.B209]-32" office:value-type="float" office:value="-2656" calcext:value-type="float">
            <text:p>-2656</text:p>
          </table:table-cell>
          <table:table-cell table:formula="of:=MOD((([.B210]*[.$F$2]/[.$G$2]/[.$D$2])+[.$C$2] + RAND()*10-5);[.$F$2])" office:value-type="float" office:value="119.329317240686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9" calcext:value-type="float">
            <text:p>2.09</text:p>
          </table:table-cell>
          <table:table-cell table:formula="of:=[.B210]-32" office:value-type="float" office:value="-2688" calcext:value-type="float">
            <text:p>-2688</text:p>
          </table:table-cell>
          <table:table-cell table:formula="of:=MOD((([.B211]*[.$F$2]/[.$G$2]/[.$D$2])+[.$C$2] + RAND()*10-5);[.$F$2])" office:value-type="float" office:value="116.590702135895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" calcext:value-type="float">
            <text:p>2.1</text:p>
          </table:table-cell>
          <table:table-cell table:formula="of:=[.B211]-32" office:value-type="float" office:value="-2720" calcext:value-type="float">
            <text:p>-2720</text:p>
          </table:table-cell>
          <table:table-cell table:formula="of:=MOD((([.B212]*[.$F$2]/[.$G$2]/[.$D$2])+[.$C$2] + RAND()*10-5);[.$F$2])" office:value-type="float" office:value="121.19872071819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1" calcext:value-type="float">
            <text:p>2.11</text:p>
          </table:table-cell>
          <table:table-cell table:formula="of:=[.B212]-32" office:value-type="float" office:value="-2752" calcext:value-type="float">
            <text:p>-2752</text:p>
          </table:table-cell>
          <table:table-cell table:formula="of:=MOD((([.B213]*[.$F$2]/[.$G$2]/[.$D$2])+[.$C$2] + RAND()*10-5);[.$F$2])" office:value-type="float" office:value="120.113420643329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2" calcext:value-type="float">
            <text:p>2.12</text:p>
          </table:table-cell>
          <table:table-cell table:formula="of:=[.B213]-32" office:value-type="float" office:value="-2784" calcext:value-type="float">
            <text:p>-2784</text:p>
          </table:table-cell>
          <table:table-cell table:formula="of:=MOD((([.B214]*[.$F$2]/[.$G$2]/[.$D$2])+[.$C$2] + RAND()*10-5);[.$F$2])" office:value-type="float" office:value="115.646710044449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3" calcext:value-type="float">
            <text:p>2.13</text:p>
          </table:table-cell>
          <table:table-cell table:formula="of:=[.B214]-32" office:value-type="float" office:value="-2816" calcext:value-type="float">
            <text:p>-2816</text:p>
          </table:table-cell>
          <table:table-cell table:formula="of:=MOD((([.B215]*[.$F$2]/[.$G$2]/[.$D$2])+[.$C$2] + RAND()*10-5);[.$F$2])" office:value-type="float" office:value="121.0396259707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4" calcext:value-type="float">
            <text:p>2.14</text:p>
          </table:table-cell>
          <table:table-cell table:formula="of:=[.B215]-32" office:value-type="float" office:value="-2848" calcext:value-type="float">
            <text:p>-2848</text:p>
          </table:table-cell>
          <table:table-cell table:formula="of:=MOD((([.B216]*[.$F$2]/[.$G$2]/[.$D$2])+[.$C$2] + RAND()*10-5);[.$F$2])" office:value-type="float" office:value="113.237823388291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5" calcext:value-type="float">
            <text:p>2.15</text:p>
          </table:table-cell>
          <table:table-cell table:formula="of:=[.B216]-32" office:value-type="float" office:value="-2880" calcext:value-type="float">
            <text:p>-2880</text:p>
          </table:table-cell>
          <table:table-cell table:formula="of:=MOD((([.B217]*[.$F$2]/[.$G$2]/[.$D$2])+[.$C$2] + RAND()*10-5);[.$F$2])" office:value-type="float" office:value="111.014986778842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6" calcext:value-type="float">
            <text:p>2.16</text:p>
          </table:table-cell>
          <table:table-cell table:formula="of:=[.B217]-32" office:value-type="float" office:value="-2912" calcext:value-type="float">
            <text:p>-2912</text:p>
          </table:table-cell>
          <table:table-cell table:formula="of:=MOD((([.B218]*[.$F$2]/[.$G$2]/[.$D$2])+[.$C$2] + RAND()*10-5);[.$F$2])" office:value-type="float" office:value="116.971377361189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7" calcext:value-type="float">
            <text:p>2.17</text:p>
          </table:table-cell>
          <table:table-cell table:formula="of:=[.B218]-32" office:value-type="float" office:value="-2944" calcext:value-type="float">
            <text:p>-2944</text:p>
          </table:table-cell>
          <table:table-cell table:formula="of:=MOD((([.B219]*[.$F$2]/[.$G$2]/[.$D$2])+[.$C$2] + RAND()*10-5);[.$F$2])" office:value-type="float" office:value="118.662025903974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8" calcext:value-type="float">
            <text:p>2.18</text:p>
          </table:table-cell>
          <table:table-cell table:formula="of:=[.B219]-32" office:value-type="float" office:value="-2976" calcext:value-type="float">
            <text:p>-2976</text:p>
          </table:table-cell>
          <table:table-cell table:formula="of:=MOD((([.B220]*[.$F$2]/[.$G$2]/[.$D$2])+[.$C$2] + RAND()*10-5);[.$F$2])" office:value-type="float" office:value="112.65940430888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9" calcext:value-type="float">
            <text:p>2.19</text:p>
          </table:table-cell>
          <table:table-cell table:formula="of:=[.B220]-32" office:value-type="float" office:value="-3008" calcext:value-type="float">
            <text:p>-3008</text:p>
          </table:table-cell>
          <table:table-cell table:formula="of:=MOD((([.B221]*[.$F$2]/[.$G$2]/[.$D$2])+[.$C$2] + RAND()*10-5);[.$F$2])" office:value-type="float" office:value="120.21420985334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" calcext:value-type="float">
            <text:p>2.2</text:p>
          </table:table-cell>
          <table:table-cell table:formula="of:=[.B221]-32" office:value-type="float" office:value="-3040" calcext:value-type="float">
            <text:p>-3040</text:p>
          </table:table-cell>
          <table:table-cell table:formula="of:=MOD((([.B222]*[.$F$2]/[.$G$2]/[.$D$2])+[.$C$2] + RAND()*10-5);[.$F$2])" office:value-type="float" office:value="113.509594690192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1" calcext:value-type="float">
            <text:p>2.21</text:p>
          </table:table-cell>
          <table:table-cell table:formula="of:=[.B222]-32" office:value-type="float" office:value="-3072" calcext:value-type="float">
            <text:p>-3072</text:p>
          </table:table-cell>
          <table:table-cell table:formula="of:=MOD((([.B223]*[.$F$2]/[.$G$2]/[.$D$2])+[.$C$2] + RAND()*10-5);[.$F$2])" office:value-type="float" office:value="117.65300266630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2" calcext:value-type="float">
            <text:p>2.22</text:p>
          </table:table-cell>
          <table:table-cell table:formula="of:=[.B223]-32" office:value-type="float" office:value="-3104" calcext:value-type="float">
            <text:p>-3104</text:p>
          </table:table-cell>
          <table:table-cell table:formula="of:=MOD((([.B224]*[.$F$2]/[.$G$2]/[.$D$2])+[.$C$2] + RAND()*10-5);[.$F$2])" office:value-type="float" office:value="111.255065746072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3" calcext:value-type="float">
            <text:p>2.23</text:p>
          </table:table-cell>
          <table:table-cell table:formula="of:=[.B224]-32" office:value-type="float" office:value="-3136" calcext:value-type="float">
            <text:p>-3136</text:p>
          </table:table-cell>
          <table:table-cell table:formula="of:=MOD((([.B225]*[.$F$2]/[.$G$2]/[.$D$2])+[.$C$2] + RAND()*10-5);[.$F$2])" office:value-type="float" office:value="116.071446410909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4" calcext:value-type="float">
            <text:p>2.24</text:p>
          </table:table-cell>
          <table:table-cell table:formula="of:=[.B225]-32" office:value-type="float" office:value="-3168" calcext:value-type="float">
            <text:p>-3168</text:p>
          </table:table-cell>
          <table:table-cell table:formula="of:=MOD((([.B226]*[.$F$2]/[.$G$2]/[.$D$2])+[.$C$2] + RAND()*10-5);[.$F$2])" office:value-type="float" office:value="116.35323637718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5" calcext:value-type="float">
            <text:p>2.25</text:p>
          </table:table-cell>
          <table:table-cell table:formula="of:=[.B226]-32" office:value-type="float" office:value="-3200" calcext:value-type="float">
            <text:p>-3200</text:p>
          </table:table-cell>
          <table:table-cell table:formula="of:=MOD((([.B227]*[.$F$2]/[.$G$2]/[.$D$2])+[.$C$2] + RAND()*10-5);[.$F$2])" office:value-type="float" office:value="116.21797276566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6" calcext:value-type="float">
            <text:p>2.26</text:p>
          </table:table-cell>
          <table:table-cell table:formula="of:=[.B227]-32" office:value-type="float" office:value="-3232" calcext:value-type="float">
            <text:p>-3232</text:p>
          </table:table-cell>
          <table:table-cell table:formula="of:=MOD((([.B228]*[.$F$2]/[.$G$2]/[.$D$2])+[.$C$2] + RAND()*10-5);[.$F$2])" office:value-type="float" office:value="115.3985402854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7" calcext:value-type="float">
            <text:p>2.27</text:p>
          </table:table-cell>
          <table:table-cell table:formula="of:=[.B228]-32" office:value-type="float" office:value="-3264" calcext:value-type="float">
            <text:p>-3264</text:p>
          </table:table-cell>
          <table:table-cell table:formula="of:=MOD((([.B229]*[.$F$2]/[.$G$2]/[.$D$2])+[.$C$2] + RAND()*10-5);[.$F$2])" office:value-type="float" office:value="113.151019848092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8" calcext:value-type="float">
            <text:p>2.28</text:p>
          </table:table-cell>
          <table:table-cell table:formula="of:=[.B229]-32" office:value-type="float" office:value="-3296" calcext:value-type="float">
            <text:p>-3296</text:p>
          </table:table-cell>
          <table:table-cell table:formula="of:=MOD((([.B230]*[.$F$2]/[.$G$2]/[.$D$2])+[.$C$2] + RAND()*10-5);[.$F$2])" office:value-type="float" office:value="117.98760263672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9" calcext:value-type="float">
            <text:p>2.29</text:p>
          </table:table-cell>
          <table:table-cell table:formula="of:=[.B230]-32" office:value-type="float" office:value="-3328" calcext:value-type="float">
            <text:p>-3328</text:p>
          </table:table-cell>
          <table:table-cell table:formula="of:=MOD((([.B231]*[.$F$2]/[.$G$2]/[.$D$2])+[.$C$2] + RAND()*10-5);[.$F$2])" office:value-type="float" office:value="110.557706705402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" calcext:value-type="float">
            <text:p>2.3</text:p>
          </table:table-cell>
          <table:table-cell table:formula="of:=[.B231]-32" office:value-type="float" office:value="-3360" calcext:value-type="float">
            <text:p>-3360</text:p>
          </table:table-cell>
          <table:table-cell table:formula="of:=MOD((([.B232]*[.$F$2]/[.$G$2]/[.$D$2])+[.$C$2] + RAND()*10-5);[.$F$2])" office:value-type="float" office:value="113.095698132584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1" calcext:value-type="float">
            <text:p>2.31</text:p>
          </table:table-cell>
          <table:table-cell table:formula="of:=[.B232]-32" office:value-type="float" office:value="-3392" calcext:value-type="float">
            <text:p>-3392</text:p>
          </table:table-cell>
          <table:table-cell table:formula="of:=MOD((([.B233]*[.$F$2]/[.$G$2]/[.$D$2])+[.$C$2] + RAND()*10-5);[.$F$2])" office:value-type="float" office:value="110.490707308105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2" calcext:value-type="float">
            <text:p>2.32</text:p>
          </table:table-cell>
          <table:table-cell table:formula="of:=[.B233]-32" office:value-type="float" office:value="-3424" calcext:value-type="float">
            <text:p>-3424</text:p>
          </table:table-cell>
          <table:table-cell table:formula="of:=MOD((([.B234]*[.$F$2]/[.$G$2]/[.$D$2])+[.$C$2] + RAND()*10-5);[.$F$2])" office:value-type="float" office:value="118.362616287074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3" calcext:value-type="float">
            <text:p>2.33</text:p>
          </table:table-cell>
          <table:table-cell table:formula="of:=[.B234]-32" office:value-type="float" office:value="-3456" calcext:value-type="float">
            <text:p>-3456</text:p>
          </table:table-cell>
          <table:table-cell table:formula="of:=MOD((([.B235]*[.$F$2]/[.$G$2]/[.$D$2])+[.$C$2] + RAND()*10-5);[.$F$2])" office:value-type="float" office:value="118.303303951894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4" calcext:value-type="float">
            <text:p>2.34</text:p>
          </table:table-cell>
          <table:table-cell table:formula="of:=[.B235]-32" office:value-type="float" office:value="-3488" calcext:value-type="float">
            <text:p>-3488</text:p>
          </table:table-cell>
          <table:table-cell table:formula="of:=MOD((([.B236]*[.$F$2]/[.$G$2]/[.$D$2])+[.$C$2] + RAND()*10-5);[.$F$2])" office:value-type="float" office:value="109.959941921135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5" calcext:value-type="float">
            <text:p>2.35</text:p>
          </table:table-cell>
          <table:table-cell table:formula="of:=[.B236]-32" office:value-type="float" office:value="-3520" calcext:value-type="float">
            <text:p>-3520</text:p>
          </table:table-cell>
          <table:table-cell table:formula="of:=MOD((([.B237]*[.$F$2]/[.$G$2]/[.$D$2])+[.$C$2] + RAND()*10-5);[.$F$2])" office:value-type="float" office:value="112.027441137196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6" calcext:value-type="float">
            <text:p>2.36</text:p>
          </table:table-cell>
          <table:table-cell table:formula="of:=[.B237]-32" office:value-type="float" office:value="-3552" calcext:value-type="float">
            <text:p>-3552</text:p>
          </table:table-cell>
          <table:table-cell table:formula="of:=MOD((([.B238]*[.$F$2]/[.$G$2]/[.$D$2])+[.$C$2] + RAND()*10-5);[.$F$2])" office:value-type="float" office:value="109.37817531672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7" calcext:value-type="float">
            <text:p>2.37</text:p>
          </table:table-cell>
          <table:table-cell table:formula="of:=[.B238]-32" office:value-type="float" office:value="-3584" calcext:value-type="float">
            <text:p>-3584</text:p>
          </table:table-cell>
          <table:table-cell table:formula="of:=MOD((([.B239]*[.$F$2]/[.$G$2]/[.$D$2])+[.$C$2] + RAND()*10-5);[.$F$2])" office:value-type="float" office:value="108.15642254502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8" calcext:value-type="float">
            <text:p>2.38</text:p>
          </table:table-cell>
          <table:table-cell table:formula="of:=[.B239]-32" office:value-type="float" office:value="-3616" calcext:value-type="float">
            <text:p>-3616</text:p>
          </table:table-cell>
          <table:table-cell table:formula="of:=MOD((([.B240]*[.$F$2]/[.$G$2]/[.$D$2])+[.$C$2] + RAND()*10-5);[.$F$2])" office:value-type="float" office:value="115.50343966724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9" calcext:value-type="float">
            <text:p>2.39</text:p>
          </table:table-cell>
          <table:table-cell table:formula="of:=[.B240]-32" office:value-type="float" office:value="-3648" calcext:value-type="float">
            <text:p>-3648</text:p>
          </table:table-cell>
          <table:table-cell table:formula="of:=MOD((([.B241]*[.$F$2]/[.$G$2]/[.$D$2])+[.$C$2] + RAND()*10-5);[.$F$2])" office:value-type="float" office:value="114.600598343791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" calcext:value-type="float">
            <text:p>2.4</text:p>
          </table:table-cell>
          <table:table-cell table:formula="of:=[.B241]-32" office:value-type="float" office:value="-3680" calcext:value-type="float">
            <text:p>-3680</text:p>
          </table:table-cell>
          <table:table-cell table:formula="of:=MOD((([.B242]*[.$F$2]/[.$G$2]/[.$D$2])+[.$C$2] + RAND()*10-5);[.$F$2])" office:value-type="float" office:value="114.92801408283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1" calcext:value-type="float">
            <text:p>2.41</text:p>
          </table:table-cell>
          <table:table-cell table:formula="of:=[.B242]-32" office:value-type="float" office:value="-3712" calcext:value-type="float">
            <text:p>-3712</text:p>
          </table:table-cell>
          <table:table-cell table:formula="of:=MOD((([.B243]*[.$F$2]/[.$G$2]/[.$D$2])+[.$C$2] + RAND()*10-5);[.$F$2])" office:value-type="float" office:value="111.40681440577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2" calcext:value-type="float">
            <text:p>2.42</text:p>
          </table:table-cell>
          <table:table-cell table:formula="of:=[.B243]-32" office:value-type="float" office:value="-3744" calcext:value-type="float">
            <text:p>-3744</text:p>
          </table:table-cell>
          <table:table-cell table:formula="of:=MOD((([.B244]*[.$F$2]/[.$G$2]/[.$D$2])+[.$C$2] + RAND()*10-5);[.$F$2])" office:value-type="float" office:value="108.177788503403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3" calcext:value-type="float">
            <text:p>2.43</text:p>
          </table:table-cell>
          <table:table-cell table:formula="of:=[.B244]-32" office:value-type="float" office:value="-3776" calcext:value-type="float">
            <text:p>-3776</text:p>
          </table:table-cell>
          <table:table-cell table:formula="of:=MOD((([.B245]*[.$F$2]/[.$G$2]/[.$D$2])+[.$C$2] + RAND()*10-5);[.$F$2])" office:value-type="float" office:value="116.34280195870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4" calcext:value-type="float">
            <text:p>2.44</text:p>
          </table:table-cell>
          <table:table-cell table:formula="of:=[.B245]-32" office:value-type="float" office:value="-3808" calcext:value-type="float">
            <text:p>-3808</text:p>
          </table:table-cell>
          <table:table-cell table:formula="of:=MOD((([.B246]*[.$F$2]/[.$G$2]/[.$D$2])+[.$C$2] + RAND()*10-5);[.$F$2])" office:value-type="float" office:value="109.914946784126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5" calcext:value-type="float">
            <text:p>2.45</text:p>
          </table:table-cell>
          <table:table-cell table:formula="of:=[.B246]-32" office:value-type="float" office:value="-3840" calcext:value-type="float">
            <text:p>-3840</text:p>
          </table:table-cell>
          <table:table-cell table:formula="of:=MOD((([.B247]*[.$F$2]/[.$G$2]/[.$D$2])+[.$C$2] + RAND()*10-5);[.$F$2])" office:value-type="float" office:value="111.172529647191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6" calcext:value-type="float">
            <text:p>2.46</text:p>
          </table:table-cell>
          <table:table-cell table:formula="of:=[.B247]-32" office:value-type="float" office:value="-3872" calcext:value-type="float">
            <text:p>-3872</text:p>
          </table:table-cell>
          <table:table-cell table:formula="of:=MOD((([.B248]*[.$F$2]/[.$G$2]/[.$D$2])+[.$C$2] + RAND()*10-5);[.$F$2])" office:value-type="float" office:value="110.838377451334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7" calcext:value-type="float">
            <text:p>2.47</text:p>
          </table:table-cell>
          <table:table-cell table:formula="of:=[.B248]-32" office:value-type="float" office:value="-3904" calcext:value-type="float">
            <text:p>-3904</text:p>
          </table:table-cell>
          <table:table-cell table:formula="of:=MOD((([.B249]*[.$F$2]/[.$G$2]/[.$D$2])+[.$C$2] + RAND()*10-5);[.$F$2])" office:value-type="float" office:value="112.303488680419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8" calcext:value-type="float">
            <text:p>2.48</text:p>
          </table:table-cell>
          <table:table-cell table:formula="of:=[.B249]-32" office:value-type="float" office:value="-3936" calcext:value-type="float">
            <text:p>-3936</text:p>
          </table:table-cell>
          <table:table-cell table:formula="of:=MOD((([.B250]*[.$F$2]/[.$G$2]/[.$D$2])+[.$C$2] + RAND()*10-5);[.$F$2])" office:value-type="float" office:value="113.090671016014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9" calcext:value-type="float">
            <text:p>2.49</text:p>
          </table:table-cell>
          <table:table-cell table:formula="of:=[.B250]-32" office:value-type="float" office:value="-3968" calcext:value-type="float">
            <text:p>-3968</text:p>
          </table:table-cell>
          <table:table-cell table:formula="of:=MOD((([.B251]*[.$F$2]/[.$G$2]/[.$D$2])+[.$C$2] + RAND()*10-5);[.$F$2])" office:value-type="float" office:value="114.536547679936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" calcext:value-type="float">
            <text:p>2.5</text:p>
          </table:table-cell>
          <table:table-cell table:formula="of:=[.B251]-32" office:value-type="float" office:value="-4000" calcext:value-type="float">
            <text:p>-4000</text:p>
          </table:table-cell>
          <table:table-cell table:formula="of:=MOD((([.B252]*[.$F$2]/[.$G$2]/[.$D$2])+[.$C$2] + RAND()*10-5);[.$F$2])" office:value-type="float" office:value="108.1483961121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1" calcext:value-type="float">
            <text:p>2.51</text:p>
          </table:table-cell>
          <table:table-cell table:formula="of:=[.B252]-32" office:value-type="float" office:value="-4032" calcext:value-type="float">
            <text:p>-4032</text:p>
          </table:table-cell>
          <table:table-cell table:formula="of:=MOD((([.B253]*[.$F$2]/[.$G$2]/[.$D$2])+[.$C$2] + RAND()*10-5);[.$F$2])" office:value-type="float" office:value="107.261524726464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2" calcext:value-type="float">
            <text:p>2.52</text:p>
          </table:table-cell>
          <table:table-cell table:formula="of:=[.B253]-32" office:value-type="float" office:value="-4064" calcext:value-type="float">
            <text:p>-4064</text:p>
          </table:table-cell>
          <table:table-cell table:formula="of:=MOD((([.B254]*[.$F$2]/[.$G$2]/[.$D$2])+[.$C$2] + RAND()*10-5);[.$F$2])" office:value-type="float" office:value="110.367190200485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3" calcext:value-type="float">
            <text:p>2.53</text:p>
          </table:table-cell>
          <table:table-cell table:formula="of:=[.B254]-32" office:value-type="float" office:value="-4096" calcext:value-type="float">
            <text:p>-4096</text:p>
          </table:table-cell>
          <table:table-cell table:formula="of:=MOD((([.B255]*[.$F$2]/[.$G$2]/[.$D$2])+[.$C$2] + RAND()*10-5);[.$F$2])" office:value-type="float" office:value="107.087595866961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4" calcext:value-type="float">
            <text:p>2.54</text:p>
          </table:table-cell>
          <table:table-cell table:formula="of:=[.B255]-32" office:value-type="float" office:value="-4128" calcext:value-type="float">
            <text:p>-4128</text:p>
          </table:table-cell>
          <table:table-cell table:formula="of:=MOD((([.B256]*[.$F$2]/[.$G$2]/[.$D$2])+[.$C$2] + RAND()*10-5);[.$F$2])" office:value-type="float" office:value="106.08639332481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5" calcext:value-type="float">
            <text:p>2.55</text:p>
          </table:table-cell>
          <table:table-cell table:formula="of:=[.B256]-32" office:value-type="float" office:value="-4160" calcext:value-type="float">
            <text:p>-4160</text:p>
          </table:table-cell>
          <table:table-cell table:formula="of:=MOD((([.B257]*[.$F$2]/[.$G$2]/[.$D$2])+[.$C$2] + RAND()*10-5);[.$F$2])" office:value-type="float" office:value="105.964804390953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6" calcext:value-type="float">
            <text:p>2.56</text:p>
          </table:table-cell>
          <table:table-cell table:formula="of:=[.B257]-32" office:value-type="float" office:value="-4192" calcext:value-type="float">
            <text:p>-4192</text:p>
          </table:table-cell>
          <table:table-cell table:formula="of:=MOD((([.B258]*[.$F$2]/[.$G$2]/[.$D$2])+[.$C$2] + RAND()*10-5);[.$F$2])" office:value-type="float" office:value="112.354085807901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7" calcext:value-type="float">
            <text:p>2.57</text:p>
          </table:table-cell>
          <table:table-cell table:formula="of:=[.B258]-32" office:value-type="float" office:value="-4224" calcext:value-type="float">
            <text:p>-4224</text:p>
          </table:table-cell>
          <table:table-cell table:formula="of:=MOD((([.B259]*[.$F$2]/[.$G$2]/[.$D$2])+[.$C$2] + RAND()*10-5);[.$F$2])" office:value-type="float" office:value="114.63238242818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8" calcext:value-type="float">
            <text:p>2.58</text:p>
          </table:table-cell>
          <table:table-cell table:formula="of:=[.B259]-32" office:value-type="float" office:value="-4256" calcext:value-type="float">
            <text:p>-4256</text:p>
          </table:table-cell>
          <table:table-cell table:formula="of:=MOD((([.B260]*[.$F$2]/[.$G$2]/[.$D$2])+[.$C$2] + RAND()*10-5);[.$F$2])" office:value-type="float" office:value="113.625387799461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9" calcext:value-type="float">
            <text:p>2.59</text:p>
          </table:table-cell>
          <table:table-cell table:formula="of:=[.B260]-32" office:value-type="float" office:value="-4288" calcext:value-type="float">
            <text:p>-4288</text:p>
          </table:table-cell>
          <table:table-cell table:formula="of:=MOD((([.B261]*[.$F$2]/[.$G$2]/[.$D$2])+[.$C$2] + RAND()*10-5);[.$F$2])" office:value-type="float" office:value="113.185429333921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" calcext:value-type="float">
            <text:p>2.6</text:p>
          </table:table-cell>
          <table:table-cell table:formula="of:=[.B261]-32" office:value-type="float" office:value="-4320" calcext:value-type="float">
            <text:p>-4320</text:p>
          </table:table-cell>
          <table:table-cell table:formula="of:=MOD((([.B262]*[.$F$2]/[.$G$2]/[.$D$2])+[.$C$2] + RAND()*10-5);[.$F$2])" office:value-type="float" office:value="111.653072696136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1" calcext:value-type="float">
            <text:p>2.61</text:p>
          </table:table-cell>
          <table:table-cell table:formula="of:=[.B262]-32" office:value-type="float" office:value="-4352" calcext:value-type="float">
            <text:p>-4352</text:p>
          </table:table-cell>
          <table:table-cell table:formula="of:=MOD((([.B263]*[.$F$2]/[.$G$2]/[.$D$2])+[.$C$2] + RAND()*10-5);[.$F$2])" office:value-type="float" office:value="114.44321130586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2" calcext:value-type="float">
            <text:p>2.62</text:p>
          </table:table-cell>
          <table:table-cell table:formula="of:=[.B263]-32" office:value-type="float" office:value="-4384" calcext:value-type="float">
            <text:p>-4384</text:p>
          </table:table-cell>
          <table:table-cell table:formula="of:=MOD((([.B264]*[.$F$2]/[.$G$2]/[.$D$2])+[.$C$2] + RAND()*10-5);[.$F$2])" office:value-type="float" office:value="108.231886226802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3" calcext:value-type="float">
            <text:p>2.63</text:p>
          </table:table-cell>
          <table:table-cell table:formula="of:=[.B264]-32" office:value-type="float" office:value="-4416" calcext:value-type="float">
            <text:p>-4416</text:p>
          </table:table-cell>
          <table:table-cell table:formula="of:=MOD((([.B265]*[.$F$2]/[.$G$2]/[.$D$2])+[.$C$2] + RAND()*10-5);[.$F$2])" office:value-type="float" office:value="104.66748977664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4" calcext:value-type="float">
            <text:p>2.64</text:p>
          </table:table-cell>
          <table:table-cell table:formula="of:=[.B265]-32" office:value-type="float" office:value="-4448" calcext:value-type="float">
            <text:p>-4448</text:p>
          </table:table-cell>
          <table:table-cell table:formula="of:=MOD((([.B266]*[.$F$2]/[.$G$2]/[.$D$2])+[.$C$2] + RAND()*10-5);[.$F$2])" office:value-type="float" office:value="110.79015236039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5" calcext:value-type="float">
            <text:p>2.65</text:p>
          </table:table-cell>
          <table:table-cell table:formula="of:=[.B266]-32" office:value-type="float" office:value="-4480" calcext:value-type="float">
            <text:p>-4480</text:p>
          </table:table-cell>
          <table:table-cell table:formula="of:=MOD((([.B267]*[.$F$2]/[.$G$2]/[.$D$2])+[.$C$2] + RAND()*10-5);[.$F$2])" office:value-type="float" office:value="106.278433355331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6" calcext:value-type="float">
            <text:p>2.66</text:p>
          </table:table-cell>
          <table:table-cell table:formula="of:=[.B267]-32" office:value-type="float" office:value="-4512" calcext:value-type="float">
            <text:p>-4512</text:p>
          </table:table-cell>
          <table:table-cell table:formula="of:=MOD((([.B268]*[.$F$2]/[.$G$2]/[.$D$2])+[.$C$2] + RAND()*10-5);[.$F$2])" office:value-type="float" office:value="109.21835398619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7" calcext:value-type="float">
            <text:p>2.67</text:p>
          </table:table-cell>
          <table:table-cell table:formula="of:=[.B268]-32" office:value-type="float" office:value="-4544" calcext:value-type="float">
            <text:p>-4544</text:p>
          </table:table-cell>
          <table:table-cell table:formula="of:=MOD((([.B269]*[.$F$2]/[.$G$2]/[.$D$2])+[.$C$2] + RAND()*10-5);[.$F$2])" office:value-type="float" office:value="108.60124591815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8" calcext:value-type="float">
            <text:p>2.68</text:p>
          </table:table-cell>
          <table:table-cell table:formula="of:=[.B269]-32" office:value-type="float" office:value="-4576" calcext:value-type="float">
            <text:p>-4576</text:p>
          </table:table-cell>
          <table:table-cell table:formula="of:=MOD((([.B270]*[.$F$2]/[.$G$2]/[.$D$2])+[.$C$2] + RAND()*10-5);[.$F$2])" office:value-type="float" office:value="109.81861020153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9" calcext:value-type="float">
            <text:p>2.69</text:p>
          </table:table-cell>
          <table:table-cell table:formula="of:=[.B270]-32" office:value-type="float" office:value="-4608" calcext:value-type="float">
            <text:p>-4608</text:p>
          </table:table-cell>
          <table:table-cell table:formula="of:=MOD((([.B271]*[.$F$2]/[.$G$2]/[.$D$2])+[.$C$2] + RAND()*10-5);[.$F$2])" office:value-type="float" office:value="107.73488383992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" calcext:value-type="float">
            <text:p>2.7</text:p>
          </table:table-cell>
          <table:table-cell table:formula="of:=[.B271]-32" office:value-type="float" office:value="-4640" calcext:value-type="float">
            <text:p>-4640</text:p>
          </table:table-cell>
          <table:table-cell table:formula="of:=MOD((([.B272]*[.$F$2]/[.$G$2]/[.$D$2])+[.$C$2] + RAND()*10-5);[.$F$2])" office:value-type="float" office:value="106.896012874739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1" calcext:value-type="float">
            <text:p>2.71</text:p>
          </table:table-cell>
          <table:table-cell table:formula="of:=[.B272]-32" office:value-type="float" office:value="-4672" calcext:value-type="float">
            <text:p>-4672</text:p>
          </table:table-cell>
          <table:table-cell table:formula="of:=MOD((([.B273]*[.$F$2]/[.$G$2]/[.$D$2])+[.$C$2] + RAND()*10-5);[.$F$2])" office:value-type="float" office:value="106.851959337249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2" calcext:value-type="float">
            <text:p>2.72</text:p>
          </table:table-cell>
          <table:table-cell table:formula="of:=[.B273]-32" office:value-type="float" office:value="-4704" calcext:value-type="float">
            <text:p>-4704</text:p>
          </table:table-cell>
          <table:table-cell table:formula="of:=MOD((([.B274]*[.$F$2]/[.$G$2]/[.$D$2])+[.$C$2] + RAND()*10-5);[.$F$2])" office:value-type="float" office:value="110.954820614541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3" calcext:value-type="float">
            <text:p>2.73</text:p>
          </table:table-cell>
          <table:table-cell table:formula="of:=[.B274]-32" office:value-type="float" office:value="-4736" calcext:value-type="float">
            <text:p>-4736</text:p>
          </table:table-cell>
          <table:table-cell table:formula="of:=MOD((([.B275]*[.$F$2]/[.$G$2]/[.$D$2])+[.$C$2] + RAND()*10-5);[.$F$2])" office:value-type="float" office:value="103.9846588023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4" calcext:value-type="float">
            <text:p>2.74</text:p>
          </table:table-cell>
          <table:table-cell table:formula="of:=[.B275]-32" office:value-type="float" office:value="-4768" calcext:value-type="float">
            <text:p>-4768</text:p>
          </table:table-cell>
          <table:table-cell table:formula="of:=MOD((([.B276]*[.$F$2]/[.$G$2]/[.$D$2])+[.$C$2] + RAND()*10-5);[.$F$2])" office:value-type="float" office:value="104.584854195018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5" calcext:value-type="float">
            <text:p>2.75</text:p>
          </table:table-cell>
          <table:table-cell table:formula="of:=[.B276]-32" office:value-type="float" office:value="-4800" calcext:value-type="float">
            <text:p>-4800</text:p>
          </table:table-cell>
          <table:table-cell table:formula="of:=MOD((([.B277]*[.$F$2]/[.$G$2]/[.$D$2])+[.$C$2] + RAND()*10-5);[.$F$2])" office:value-type="float" office:value="104.24236955796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6" calcext:value-type="float">
            <text:p>2.76</text:p>
          </table:table-cell>
          <table:table-cell table:formula="of:=[.B277]-32" office:value-type="float" office:value="-4832" calcext:value-type="float">
            <text:p>-4832</text:p>
          </table:table-cell>
          <table:table-cell table:formula="of:=MOD((([.B278]*[.$F$2]/[.$G$2]/[.$D$2])+[.$C$2] + RAND()*10-5);[.$F$2])" office:value-type="float" office:value="109.23426268360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7" calcext:value-type="float">
            <text:p>2.77</text:p>
          </table:table-cell>
          <table:table-cell table:formula="of:=[.B278]-32" office:value-type="float" office:value="-4864" calcext:value-type="float">
            <text:p>-4864</text:p>
          </table:table-cell>
          <table:table-cell table:formula="of:=MOD((([.B279]*[.$F$2]/[.$G$2]/[.$D$2])+[.$C$2] + RAND()*10-5);[.$F$2])" office:value-type="float" office:value="110.922223071056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8" calcext:value-type="float">
            <text:p>2.78</text:p>
          </table:table-cell>
          <table:table-cell table:formula="of:=[.B279]-32" office:value-type="float" office:value="-4896" calcext:value-type="float">
            <text:p>-4896</text:p>
          </table:table-cell>
          <table:table-cell table:formula="of:=MOD((([.B280]*[.$F$2]/[.$G$2]/[.$D$2])+[.$C$2] + RAND()*10-5);[.$F$2])" office:value-type="float" office:value="110.5147679769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9" calcext:value-type="float">
            <text:p>2.79</text:p>
          </table:table-cell>
          <table:table-cell table:formula="of:=[.B280]-32" office:value-type="float" office:value="-4928" calcext:value-type="float">
            <text:p>-4928</text:p>
          </table:table-cell>
          <table:table-cell table:formula="of:=MOD((([.B281]*[.$F$2]/[.$G$2]/[.$D$2])+[.$C$2] + RAND()*10-5);[.$F$2])" office:value-type="float" office:value="105.189841588725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" calcext:value-type="float">
            <text:p>2.8</text:p>
          </table:table-cell>
          <table:table-cell table:formula="of:=[.B281]-32" office:value-type="float" office:value="-4960" calcext:value-type="float">
            <text:p>-4960</text:p>
          </table:table-cell>
          <table:table-cell table:formula="of:=MOD((([.B282]*[.$F$2]/[.$G$2]/[.$D$2])+[.$C$2] + RAND()*10-5);[.$F$2])" office:value-type="float" office:value="106.48854665360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1" calcext:value-type="float">
            <text:p>2.81</text:p>
          </table:table-cell>
          <table:table-cell table:formula="of:=[.B282]-32" office:value-type="float" office:value="-4992" calcext:value-type="float">
            <text:p>-4992</text:p>
          </table:table-cell>
          <table:table-cell table:formula="of:=MOD((([.B283]*[.$F$2]/[.$G$2]/[.$D$2])+[.$C$2] + RAND()*10-5);[.$F$2])" office:value-type="float" office:value="104.153608206945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2" calcext:value-type="float">
            <text:p>2.82</text:p>
          </table:table-cell>
          <table:table-cell table:formula="of:=[.B283]-32" office:value-type="float" office:value="-5024" calcext:value-type="float">
            <text:p>-5024</text:p>
          </table:table-cell>
          <table:table-cell table:formula="of:=MOD((([.B284]*[.$F$2]/[.$G$2]/[.$D$2])+[.$C$2] + RAND()*10-5);[.$F$2])" office:value-type="float" office:value="104.51217928796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3" calcext:value-type="float">
            <text:p>2.83</text:p>
          </table:table-cell>
          <table:table-cell table:formula="of:=[.B284]-32" office:value-type="float" office:value="-5056" calcext:value-type="float">
            <text:p>-5056</text:p>
          </table:table-cell>
          <table:table-cell table:formula="of:=MOD((([.B285]*[.$F$2]/[.$G$2]/[.$D$2])+[.$C$2] + RAND()*10-5);[.$F$2])" office:value-type="float" office:value="104.34062356751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4" calcext:value-type="float">
            <text:p>2.84</text:p>
          </table:table-cell>
          <table:table-cell table:formula="of:=[.B285]-32" office:value-type="float" office:value="-5088" calcext:value-type="float">
            <text:p>-5088</text:p>
          </table:table-cell>
          <table:table-cell table:formula="of:=MOD((([.B286]*[.$F$2]/[.$G$2]/[.$D$2])+[.$C$2] + RAND()*10-5);[.$F$2])" office:value-type="float" office:value="103.967625833496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5" calcext:value-type="float">
            <text:p>2.85</text:p>
          </table:table-cell>
          <table:table-cell table:formula="of:=[.B286]-32" office:value-type="float" office:value="-5120" calcext:value-type="float">
            <text:p>-5120</text:p>
          </table:table-cell>
          <table:table-cell table:formula="of:=MOD((([.B287]*[.$F$2]/[.$G$2]/[.$D$2])+[.$C$2] + RAND()*10-5);[.$F$2])" office:value-type="float" office:value="110.482757165268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6" calcext:value-type="float">
            <text:p>2.86</text:p>
          </table:table-cell>
          <table:table-cell table:formula="of:=[.B287]-32" office:value-type="float" office:value="-5152" calcext:value-type="float">
            <text:p>-5152</text:p>
          </table:table-cell>
          <table:table-cell table:formula="of:=MOD((([.B288]*[.$F$2]/[.$G$2]/[.$D$2])+[.$C$2] + RAND()*10-5);[.$F$2])" office:value-type="float" office:value="102.002104236276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7" calcext:value-type="float">
            <text:p>2.87</text:p>
          </table:table-cell>
          <table:table-cell table:formula="of:=[.B288]-32" office:value-type="float" office:value="-5184" calcext:value-type="float">
            <text:p>-5184</text:p>
          </table:table-cell>
          <table:table-cell table:formula="of:=MOD((([.B289]*[.$F$2]/[.$G$2]/[.$D$2])+[.$C$2] + RAND()*10-5);[.$F$2])" office:value-type="float" office:value="111.37023184916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8" calcext:value-type="float">
            <text:p>2.88</text:p>
          </table:table-cell>
          <table:table-cell table:formula="of:=[.B289]-32" office:value-type="float" office:value="-5216" calcext:value-type="float">
            <text:p>-5216</text:p>
          </table:table-cell>
          <table:table-cell table:formula="of:=MOD((([.B290]*[.$F$2]/[.$G$2]/[.$D$2])+[.$C$2] + RAND()*10-5);[.$F$2])" office:value-type="float" office:value="108.298866289934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9" calcext:value-type="float">
            <text:p>2.89</text:p>
          </table:table-cell>
          <table:table-cell table:formula="of:=[.B290]-32" office:value-type="float" office:value="-5248" calcext:value-type="float">
            <text:p>-5248</text:p>
          </table:table-cell>
          <table:table-cell table:formula="of:=MOD((([.B291]*[.$F$2]/[.$G$2]/[.$D$2])+[.$C$2] + RAND()*10-5);[.$F$2])" office:value-type="float" office:value="110.56281433647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" calcext:value-type="float">
            <text:p>2.9</text:p>
          </table:table-cell>
          <table:table-cell table:formula="of:=[.B291]-32" office:value-type="float" office:value="-5280" calcext:value-type="float">
            <text:p>-5280</text:p>
          </table:table-cell>
          <table:table-cell table:formula="of:=MOD((([.B292]*[.$F$2]/[.$G$2]/[.$D$2])+[.$C$2] + RAND()*10-5);[.$F$2])" office:value-type="float" office:value="105.765383536259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1" calcext:value-type="float">
            <text:p>2.91</text:p>
          </table:table-cell>
          <table:table-cell table:formula="of:=[.B292]-32" office:value-type="float" office:value="-5312" calcext:value-type="float">
            <text:p>-5312</text:p>
          </table:table-cell>
          <table:table-cell table:formula="of:=MOD((([.B293]*[.$F$2]/[.$G$2]/[.$D$2])+[.$C$2] + RAND()*10-5);[.$F$2])" office:value-type="float" office:value="101.97838691379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2" calcext:value-type="float">
            <text:p>2.92</text:p>
          </table:table-cell>
          <table:table-cell table:formula="of:=[.B293]-32" office:value-type="float" office:value="-5344" calcext:value-type="float">
            <text:p>-5344</text:p>
          </table:table-cell>
          <table:table-cell table:formula="of:=MOD((([.B294]*[.$F$2]/[.$G$2]/[.$D$2])+[.$C$2] + RAND()*10-5);[.$F$2])" office:value-type="float" office:value="101.810594448034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3" calcext:value-type="float">
            <text:p>2.93</text:p>
          </table:table-cell>
          <table:table-cell table:formula="of:=[.B294]-32" office:value-type="float" office:value="-5376" calcext:value-type="float">
            <text:p>-5376</text:p>
          </table:table-cell>
          <table:table-cell table:formula="of:=MOD((([.B295]*[.$F$2]/[.$G$2]/[.$D$2])+[.$C$2] + RAND()*10-5);[.$F$2])" office:value-type="float" office:value="110.568732871605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4" calcext:value-type="float">
            <text:p>2.94</text:p>
          </table:table-cell>
          <table:table-cell table:formula="of:=[.B295]-32" office:value-type="float" office:value="-5408" calcext:value-type="float">
            <text:p>-5408</text:p>
          </table:table-cell>
          <table:table-cell table:formula="of:=MOD((([.B296]*[.$F$2]/[.$G$2]/[.$D$2])+[.$C$2] + RAND()*10-5);[.$F$2])" office:value-type="float" office:value="105.556689995324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5" calcext:value-type="float">
            <text:p>2.95</text:p>
          </table:table-cell>
          <table:table-cell table:formula="of:=[.B296]-32" office:value-type="float" office:value="-5440" calcext:value-type="float">
            <text:p>-5440</text:p>
          </table:table-cell>
          <table:table-cell table:formula="of:=MOD((([.B297]*[.$F$2]/[.$G$2]/[.$D$2])+[.$C$2] + RAND()*10-5);[.$F$2])" office:value-type="float" office:value="101.573815497628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6" calcext:value-type="float">
            <text:p>2.96</text:p>
          </table:table-cell>
          <table:table-cell table:formula="of:=[.B297]-32" office:value-type="float" office:value="-5472" calcext:value-type="float">
            <text:p>-5472</text:p>
          </table:table-cell>
          <table:table-cell table:formula="of:=MOD((([.B298]*[.$F$2]/[.$G$2]/[.$D$2])+[.$C$2] + RAND()*10-5);[.$F$2])" office:value-type="float" office:value="107.831879098163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7" calcext:value-type="float">
            <text:p>2.97</text:p>
          </table:table-cell>
          <table:table-cell table:formula="of:=[.B298]-32" office:value-type="float" office:value="-5504" calcext:value-type="float">
            <text:p>-5504</text:p>
          </table:table-cell>
          <table:table-cell table:formula="of:=MOD((([.B299]*[.$F$2]/[.$G$2]/[.$D$2])+[.$C$2] + RAND()*10-5);[.$F$2])" office:value-type="float" office:value="103.412243160009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8" calcext:value-type="float">
            <text:p>2.98</text:p>
          </table:table-cell>
          <table:table-cell table:formula="of:=[.B299]-32" office:value-type="float" office:value="-5536" calcext:value-type="float">
            <text:p>-5536</text:p>
          </table:table-cell>
          <table:table-cell table:formula="of:=MOD((([.B300]*[.$F$2]/[.$G$2]/[.$D$2])+[.$C$2] + RAND()*10-5);[.$F$2])" office:value-type="float" office:value="102.895488634525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9" calcext:value-type="float">
            <text:p>2.99</text:p>
          </table:table-cell>
          <table:table-cell table:formula="of:=[.B300]-32" office:value-type="float" office:value="-5568" calcext:value-type="float">
            <text:p>-5568</text:p>
          </table:table-cell>
          <table:table-cell table:formula="of:=MOD((([.B301]*[.$F$2]/[.$G$2]/[.$D$2])+[.$C$2] + RAND()*10-5);[.$F$2])" office:value-type="float" office:value="103.867572013955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" calcext:value-type="float">
            <text:p>3</text:p>
          </table:table-cell>
          <table:table-cell table:formula="of:=[.B301]-32" office:value-type="float" office:value="-5600" calcext:value-type="float">
            <text:p>-5600</text:p>
          </table:table-cell>
          <table:table-cell table:formula="of:=MOD((([.B302]*[.$F$2]/[.$G$2]/[.$D$2])+[.$C$2] + RAND()*10-5);[.$F$2])" office:value-type="float" office:value="102.74584901047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1" calcext:value-type="float">
            <text:p>3.01</text:p>
          </table:table-cell>
          <table:table-cell table:formula="of:=[.B302]-64" office:value-type="float" office:value="-5664" calcext:value-type="float">
            <text:p>-5664</text:p>
          </table:table-cell>
          <table:table-cell table:formula="of:=MOD((([.B303]*[.$F$2]/[.$G$2]/[.$D$2])+[.$C$2] + RAND()*10-5);[.$F$2])" office:value-type="float" office:value="105.851291522885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2" calcext:value-type="float">
            <text:p>3.02</text:p>
          </table:table-cell>
          <table:table-cell table:formula="of:=[.B303]-64" office:value-type="float" office:value="-5728" calcext:value-type="float">
            <text:p>-5728</text:p>
          </table:table-cell>
          <table:table-cell table:formula="of:=MOD((([.B304]*[.$F$2]/[.$G$2]/[.$D$2])+[.$C$2] + RAND()*10-5);[.$F$2])" office:value-type="float" office:value="102.729995914669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3" calcext:value-type="float">
            <text:p>3.03</text:p>
          </table:table-cell>
          <table:table-cell table:formula="of:=[.B304]-64" office:value-type="float" office:value="-5792" calcext:value-type="float">
            <text:p>-5792</text:p>
          </table:table-cell>
          <table:table-cell table:formula="of:=MOD((([.B305]*[.$F$2]/[.$G$2]/[.$D$2])+[.$C$2] + RAND()*10-5);[.$F$2])" office:value-type="float" office:value="108.69539618994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4" calcext:value-type="float">
            <text:p>3.04</text:p>
          </table:table-cell>
          <table:table-cell table:formula="of:=[.B305]-64" office:value-type="float" office:value="-5856" calcext:value-type="float">
            <text:p>-5856</text:p>
          </table:table-cell>
          <table:table-cell table:formula="of:=MOD((([.B306]*[.$F$2]/[.$G$2]/[.$D$2])+[.$C$2] + RAND()*10-5);[.$F$2])" office:value-type="float" office:value="101.263696122989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5" calcext:value-type="float">
            <text:p>3.05</text:p>
          </table:table-cell>
          <table:table-cell table:formula="of:=[.B306]-64" office:value-type="float" office:value="-5920" calcext:value-type="float">
            <text:p>-5920</text:p>
          </table:table-cell>
          <table:table-cell table:formula="of:=MOD((([.B307]*[.$F$2]/[.$G$2]/[.$D$2])+[.$C$2] + RAND()*10-5);[.$F$2])" office:value-type="float" office:value="107.52240231041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6" calcext:value-type="float">
            <text:p>3.06</text:p>
          </table:table-cell>
          <table:table-cell table:formula="of:=[.B307]-64" office:value-type="float" office:value="-5984" calcext:value-type="float">
            <text:p>-5984</text:p>
          </table:table-cell>
          <table:table-cell table:formula="of:=MOD((([.B308]*[.$F$2]/[.$G$2]/[.$D$2])+[.$C$2] + RAND()*10-5);[.$F$2])" office:value-type="float" office:value="98.591158881778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7" calcext:value-type="float">
            <text:p>3.07</text:p>
          </table:table-cell>
          <table:table-cell table:formula="of:=[.B308]-64" office:value-type="float" office:value="-6048" calcext:value-type="float">
            <text:p>-6048</text:p>
          </table:table-cell>
          <table:table-cell table:formula="of:=MOD((([.B309]*[.$F$2]/[.$G$2]/[.$D$2])+[.$C$2] + RAND()*10-5);[.$F$2])" office:value-type="float" office:value="104.515897554889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8" calcext:value-type="float">
            <text:p>3.08</text:p>
          </table:table-cell>
          <table:table-cell table:formula="of:=[.B309]-64" office:value-type="float" office:value="-6112" calcext:value-type="float">
            <text:p>-6112</text:p>
          </table:table-cell>
          <table:table-cell table:formula="of:=MOD((([.B310]*[.$F$2]/[.$G$2]/[.$D$2])+[.$C$2] + RAND()*10-5);[.$F$2])" office:value-type="float" office:value="100.25376755321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9" calcext:value-type="float">
            <text:p>3.09</text:p>
          </table:table-cell>
          <table:table-cell table:formula="of:=[.B310]-64" office:value-type="float" office:value="-6176" calcext:value-type="float">
            <text:p>-6176</text:p>
          </table:table-cell>
          <table:table-cell table:formula="of:=MOD((([.B311]*[.$F$2]/[.$G$2]/[.$D$2])+[.$C$2] + RAND()*10-5);[.$F$2])" office:value-type="float" office:value="105.992794733099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" calcext:value-type="float">
            <text:p>3.1</text:p>
          </table:table-cell>
          <table:table-cell table:formula="of:=[.B311]-64" office:value-type="float" office:value="-6240" calcext:value-type="float">
            <text:p>-6240</text:p>
          </table:table-cell>
          <table:table-cell table:formula="of:=MOD((([.B312]*[.$F$2]/[.$G$2]/[.$D$2])+[.$C$2] + RAND()*10-5);[.$F$2])" office:value-type="float" office:value="106.065940633418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1" calcext:value-type="float">
            <text:p>3.11</text:p>
          </table:table-cell>
          <table:table-cell table:formula="of:=[.B312]-64" office:value-type="float" office:value="-6304" calcext:value-type="float">
            <text:p>-6304</text:p>
          </table:table-cell>
          <table:table-cell table:formula="of:=MOD((([.B313]*[.$F$2]/[.$G$2]/[.$D$2])+[.$C$2] + RAND()*10-5);[.$F$2])" office:value-type="float" office:value="100.82624506019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2" calcext:value-type="float">
            <text:p>3.12</text:p>
          </table:table-cell>
          <table:table-cell table:formula="of:=[.B313]-64" office:value-type="float" office:value="-6368" calcext:value-type="float">
            <text:p>-6368</text:p>
          </table:table-cell>
          <table:table-cell table:formula="of:=MOD((([.B314]*[.$F$2]/[.$G$2]/[.$D$2])+[.$C$2] + RAND()*10-5);[.$F$2])" office:value-type="float" office:value="105.00952680408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3" calcext:value-type="float">
            <text:p>3.13</text:p>
          </table:table-cell>
          <table:table-cell table:formula="of:=[.B314]-64" office:value-type="float" office:value="-6432" calcext:value-type="float">
            <text:p>-6432</text:p>
          </table:table-cell>
          <table:table-cell table:formula="of:=MOD((([.B315]*[.$F$2]/[.$G$2]/[.$D$2])+[.$C$2] + RAND()*10-5);[.$F$2])" office:value-type="float" office:value="99.1023637084953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4" calcext:value-type="float">
            <text:p>3.14</text:p>
          </table:table-cell>
          <table:table-cell table:formula="of:=[.B315]-64" office:value-type="float" office:value="-6496" calcext:value-type="float">
            <text:p>-6496</text:p>
          </table:table-cell>
          <table:table-cell table:formula="of:=MOD((([.B316]*[.$F$2]/[.$G$2]/[.$D$2])+[.$C$2] + RAND()*10-5);[.$F$2])" office:value-type="float" office:value="103.52974833926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5" calcext:value-type="float">
            <text:p>3.15</text:p>
          </table:table-cell>
          <table:table-cell table:formula="of:=[.B316]-64" office:value-type="float" office:value="-6560" calcext:value-type="float">
            <text:p>-6560</text:p>
          </table:table-cell>
          <table:table-cell table:formula="of:=MOD((([.B317]*[.$F$2]/[.$G$2]/[.$D$2])+[.$C$2] + RAND()*10-5);[.$F$2])" office:value-type="float" office:value="98.5049175842812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6" calcext:value-type="float">
            <text:p>3.16</text:p>
          </table:table-cell>
          <table:table-cell table:formula="of:=[.B317]-64" office:value-type="float" office:value="-6624" calcext:value-type="float">
            <text:p>-6624</text:p>
          </table:table-cell>
          <table:table-cell table:formula="of:=MOD((([.B318]*[.$F$2]/[.$G$2]/[.$D$2])+[.$C$2] + RAND()*10-5);[.$F$2])" office:value-type="float" office:value="96.0419625238961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7" calcext:value-type="float">
            <text:p>3.17</text:p>
          </table:table-cell>
          <table:table-cell table:formula="of:=[.B318]-64" office:value-type="float" office:value="-6688" calcext:value-type="float">
            <text:p>-6688</text:p>
          </table:table-cell>
          <table:table-cell table:formula="of:=MOD((([.B319]*[.$F$2]/[.$G$2]/[.$D$2])+[.$C$2] + RAND()*10-5);[.$F$2])" office:value-type="float" office:value="98.1809738822685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8" calcext:value-type="float">
            <text:p>3.18</text:p>
          </table:table-cell>
          <table:table-cell table:formula="of:=[.B319]-64" office:value-type="float" office:value="-6752" calcext:value-type="float">
            <text:p>-6752</text:p>
          </table:table-cell>
          <table:table-cell table:formula="of:=MOD((([.B320]*[.$F$2]/[.$G$2]/[.$D$2])+[.$C$2] + RAND()*10-5);[.$F$2])" office:value-type="float" office:value="97.647215552585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9" calcext:value-type="float">
            <text:p>3.19</text:p>
          </table:table-cell>
          <table:table-cell table:formula="of:=[.B320]-64" office:value-type="float" office:value="-6816" calcext:value-type="float">
            <text:p>-6816</text:p>
          </table:table-cell>
          <table:table-cell table:formula="of:=MOD((([.B321]*[.$F$2]/[.$G$2]/[.$D$2])+[.$C$2] + RAND()*10-5);[.$F$2])" office:value-type="float" office:value="96.014567348858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" calcext:value-type="float">
            <text:p>3.2</text:p>
          </table:table-cell>
          <table:table-cell table:formula="of:=[.B321]-64" office:value-type="float" office:value="-6880" calcext:value-type="float">
            <text:p>-6880</text:p>
          </table:table-cell>
          <table:table-cell table:formula="of:=MOD((([.B322]*[.$F$2]/[.$G$2]/[.$D$2])+[.$C$2] + RAND()*10-5);[.$F$2])" office:value-type="float" office:value="96.862643374239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1" calcext:value-type="float">
            <text:p>3.21</text:p>
          </table:table-cell>
          <table:table-cell table:formula="of:=[.B322]-64" office:value-type="float" office:value="-6944" calcext:value-type="float">
            <text:p>-6944</text:p>
          </table:table-cell>
          <table:table-cell table:formula="of:=MOD((([.B323]*[.$F$2]/[.$G$2]/[.$D$2])+[.$C$2] + RAND()*10-5);[.$F$2])" office:value-type="float" office:value="98.8528958098285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2" calcext:value-type="float">
            <text:p>3.22</text:p>
          </table:table-cell>
          <table:table-cell table:formula="of:=[.B323]-64" office:value-type="float" office:value="-7008" calcext:value-type="float">
            <text:p>-7008</text:p>
          </table:table-cell>
          <table:table-cell table:formula="of:=MOD((([.B324]*[.$F$2]/[.$G$2]/[.$D$2])+[.$C$2] + RAND()*10-5);[.$F$2])" office:value-type="float" office:value="99.5520508731516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3" calcext:value-type="float">
            <text:p>3.23</text:p>
          </table:table-cell>
          <table:table-cell table:formula="of:=[.B324]-64" office:value-type="float" office:value="-7072" calcext:value-type="float">
            <text:p>-7072</text:p>
          </table:table-cell>
          <table:table-cell table:formula="of:=MOD((([.B325]*[.$F$2]/[.$G$2]/[.$D$2])+[.$C$2] + RAND()*10-5);[.$F$2])" office:value-type="float" office:value="93.5681960019455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4" calcext:value-type="float">
            <text:p>3.24</text:p>
          </table:table-cell>
          <table:table-cell table:formula="of:=[.B325]-64" office:value-type="float" office:value="-7136" calcext:value-type="float">
            <text:p>-7136</text:p>
          </table:table-cell>
          <table:table-cell table:formula="of:=MOD((([.B326]*[.$F$2]/[.$G$2]/[.$D$2])+[.$C$2] + RAND()*10-5);[.$F$2])" office:value-type="float" office:value="95.5183936893732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5" calcext:value-type="float">
            <text:p>3.25</text:p>
          </table:table-cell>
          <table:table-cell table:formula="of:=[.B326]-64" office:value-type="float" office:value="-7200" calcext:value-type="float">
            <text:p>-7200</text:p>
          </table:table-cell>
          <table:table-cell table:formula="of:=MOD((([.B327]*[.$F$2]/[.$G$2]/[.$D$2])+[.$C$2] + RAND()*10-5);[.$F$2])" office:value-type="float" office:value="94.2532973217016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6" calcext:value-type="float">
            <text:p>3.26</text:p>
          </table:table-cell>
          <table:table-cell table:formula="of:=[.B327]-64" office:value-type="float" office:value="-7264" calcext:value-type="float">
            <text:p>-7264</text:p>
          </table:table-cell>
          <table:table-cell table:formula="of:=MOD((([.B328]*[.$F$2]/[.$G$2]/[.$D$2])+[.$C$2] + RAND()*10-5);[.$F$2])" office:value-type="float" office:value="93.222903774407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7" calcext:value-type="float">
            <text:p>3.27</text:p>
          </table:table-cell>
          <table:table-cell table:formula="of:=[.B328]-64" office:value-type="float" office:value="-7328" calcext:value-type="float">
            <text:p>-7328</text:p>
          </table:table-cell>
          <table:table-cell table:formula="of:=MOD((([.B329]*[.$F$2]/[.$G$2]/[.$D$2])+[.$C$2] + RAND()*10-5);[.$F$2])" office:value-type="float" office:value="95.1195563309092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8" calcext:value-type="float">
            <text:p>3.28</text:p>
          </table:table-cell>
          <table:table-cell table:formula="of:=[.B329]-64" office:value-type="float" office:value="-7392" calcext:value-type="float">
            <text:p>-7392</text:p>
          </table:table-cell>
          <table:table-cell table:formula="of:=MOD((([.B330]*[.$F$2]/[.$G$2]/[.$D$2])+[.$C$2] + RAND()*10-5);[.$F$2])" office:value-type="float" office:value="95.435056069206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9" calcext:value-type="float">
            <text:p>3.29</text:p>
          </table:table-cell>
          <table:table-cell table:formula="of:=[.B330]-64" office:value-type="float" office:value="-7456" calcext:value-type="float">
            <text:p>-7456</text:p>
          </table:table-cell>
          <table:table-cell table:formula="of:=MOD((([.B331]*[.$F$2]/[.$G$2]/[.$D$2])+[.$C$2] + RAND()*10-5);[.$F$2])" office:value-type="float" office:value="97.299054396764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" calcext:value-type="float">
            <text:p>3.3</text:p>
          </table:table-cell>
          <table:table-cell table:formula="of:=[.B331]-64" office:value-type="float" office:value="-7520" calcext:value-type="float">
            <text:p>-7520</text:p>
          </table:table-cell>
          <table:table-cell table:formula="of:=MOD((([.B332]*[.$F$2]/[.$G$2]/[.$D$2])+[.$C$2] + RAND()*10-5);[.$F$2])" office:value-type="float" office:value="98.970652423811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1" calcext:value-type="float">
            <text:p>3.31</text:p>
          </table:table-cell>
          <table:table-cell table:formula="of:=[.B332]-64" office:value-type="float" office:value="-7584" calcext:value-type="float">
            <text:p>-7584</text:p>
          </table:table-cell>
          <table:table-cell table:formula="of:=MOD((([.B333]*[.$F$2]/[.$G$2]/[.$D$2])+[.$C$2] + RAND()*10-5);[.$F$2])" office:value-type="float" office:value="95.579635577921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2" calcext:value-type="float">
            <text:p>3.32</text:p>
          </table:table-cell>
          <table:table-cell table:formula="of:=[.B333]-64" office:value-type="float" office:value="-7648" calcext:value-type="float">
            <text:p>-7648</text:p>
          </table:table-cell>
          <table:table-cell table:formula="of:=MOD((([.B334]*[.$F$2]/[.$G$2]/[.$D$2])+[.$C$2] + RAND()*10-5);[.$F$2])" office:value-type="float" office:value="94.8256807895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3" calcext:value-type="float">
            <text:p>3.33</text:p>
          </table:table-cell>
          <table:table-cell table:formula="of:=[.B334]-64" office:value-type="float" office:value="-7712" calcext:value-type="float">
            <text:p>-7712</text:p>
          </table:table-cell>
          <table:table-cell table:formula="of:=MOD((([.B335]*[.$F$2]/[.$G$2]/[.$D$2])+[.$C$2] + RAND()*10-5);[.$F$2])" office:value-type="float" office:value="95.5554947904984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4" calcext:value-type="float">
            <text:p>3.34</text:p>
          </table:table-cell>
          <table:table-cell table:formula="of:=[.B335]-64" office:value-type="float" office:value="-7776" calcext:value-type="float">
            <text:p>-7776</text:p>
          </table:table-cell>
          <table:table-cell table:formula="of:=MOD((([.B336]*[.$F$2]/[.$G$2]/[.$D$2])+[.$C$2] + RAND()*10-5);[.$F$2])" office:value-type="float" office:value="96.7061287164079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5" calcext:value-type="float">
            <text:p>3.35</text:p>
          </table:table-cell>
          <table:table-cell table:formula="of:=[.B336]-64" office:value-type="float" office:value="-7840" calcext:value-type="float">
            <text:p>-7840</text:p>
          </table:table-cell>
          <table:table-cell table:formula="of:=MOD((([.B337]*[.$F$2]/[.$G$2]/[.$D$2])+[.$C$2] + RAND()*10-5);[.$F$2])" office:value-type="float" office:value="97.3111845226391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6" calcext:value-type="float">
            <text:p>3.36</text:p>
          </table:table-cell>
          <table:table-cell table:formula="of:=[.B337]-64" office:value-type="float" office:value="-7904" calcext:value-type="float">
            <text:p>-7904</text:p>
          </table:table-cell>
          <table:table-cell table:formula="of:=MOD((([.B338]*[.$F$2]/[.$G$2]/[.$D$2])+[.$C$2] + RAND()*10-5);[.$F$2])" office:value-type="float" office:value="96.400849915547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7" calcext:value-type="float">
            <text:p>3.37</text:p>
          </table:table-cell>
          <table:table-cell table:formula="of:=[.B338]-64" office:value-type="float" office:value="-7968" calcext:value-type="float">
            <text:p>-7968</text:p>
          </table:table-cell>
          <table:table-cell table:formula="of:=MOD((([.B339]*[.$F$2]/[.$G$2]/[.$D$2])+[.$C$2] + RAND()*10-5);[.$F$2])" office:value-type="float" office:value="91.382020713352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8" calcext:value-type="float">
            <text:p>3.38</text:p>
          </table:table-cell>
          <table:table-cell table:formula="of:=[.B339]-64" office:value-type="float" office:value="-8032" calcext:value-type="float">
            <text:p>-8032</text:p>
          </table:table-cell>
          <table:table-cell table:formula="of:=MOD((([.B340]*[.$F$2]/[.$G$2]/[.$D$2])+[.$C$2] + RAND()*10-5);[.$F$2])" office:value-type="float" office:value="99.372661978024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9" calcext:value-type="float">
            <text:p>3.39</text:p>
          </table:table-cell>
          <table:table-cell table:formula="of:=[.B340]-64" office:value-type="float" office:value="-8096" calcext:value-type="float">
            <text:p>-8096</text:p>
          </table:table-cell>
          <table:table-cell table:formula="of:=MOD((([.B341]*[.$F$2]/[.$G$2]/[.$D$2])+[.$C$2] + RAND()*10-5);[.$F$2])" office:value-type="float" office:value="92.579197678692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" calcext:value-type="float">
            <text:p>3.4</text:p>
          </table:table-cell>
          <table:table-cell table:formula="of:=[.B341]-64" office:value-type="float" office:value="-8160" calcext:value-type="float">
            <text:p>-8160</text:p>
          </table:table-cell>
          <table:table-cell table:formula="of:=MOD((([.B342]*[.$F$2]/[.$G$2]/[.$D$2])+[.$C$2] + RAND()*10-5);[.$F$2])" office:value-type="float" office:value="90.432458615411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1" calcext:value-type="float">
            <text:p>3.41</text:p>
          </table:table-cell>
          <table:table-cell table:formula="of:=[.B342]-64" office:value-type="float" office:value="-8224" calcext:value-type="float">
            <text:p>-8224</text:p>
          </table:table-cell>
          <table:table-cell table:formula="of:=MOD((([.B343]*[.$F$2]/[.$G$2]/[.$D$2])+[.$C$2] + RAND()*10-5);[.$F$2])" office:value-type="float" office:value="92.7759735900928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2" calcext:value-type="float">
            <text:p>3.42</text:p>
          </table:table-cell>
          <table:table-cell table:formula="of:=[.B343]-64" office:value-type="float" office:value="-8288" calcext:value-type="float">
            <text:p>-8288</text:p>
          </table:table-cell>
          <table:table-cell table:formula="of:=MOD((([.B344]*[.$F$2]/[.$G$2]/[.$D$2])+[.$C$2] + RAND()*10-5);[.$F$2])" office:value-type="float" office:value="92.978768599127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3" calcext:value-type="float">
            <text:p>3.43</text:p>
          </table:table-cell>
          <table:table-cell table:formula="of:=[.B344]-64" office:value-type="float" office:value="-8352" calcext:value-type="float">
            <text:p>-8352</text:p>
          </table:table-cell>
          <table:table-cell table:formula="of:=MOD((([.B345]*[.$F$2]/[.$G$2]/[.$D$2])+[.$C$2] + RAND()*10-5);[.$F$2])" office:value-type="float" office:value="97.493267051498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4" calcext:value-type="float">
            <text:p>3.44</text:p>
          </table:table-cell>
          <table:table-cell table:formula="of:=[.B345]-64" office:value-type="float" office:value="-8416" calcext:value-type="float">
            <text:p>-8416</text:p>
          </table:table-cell>
          <table:table-cell table:formula="of:=MOD((([.B346]*[.$F$2]/[.$G$2]/[.$D$2])+[.$C$2] + RAND()*10-5);[.$F$2])" office:value-type="float" office:value="89.907098600208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5" calcext:value-type="float">
            <text:p>3.45</text:p>
          </table:table-cell>
          <table:table-cell table:formula="of:=[.B346]-64" office:value-type="float" office:value="-8480" calcext:value-type="float">
            <text:p>-8480</text:p>
          </table:table-cell>
          <table:table-cell table:formula="of:=MOD((([.B347]*[.$F$2]/[.$G$2]/[.$D$2])+[.$C$2] + RAND()*10-5);[.$F$2])" office:value-type="float" office:value="89.953888106329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6" calcext:value-type="float">
            <text:p>3.46</text:p>
          </table:table-cell>
          <table:table-cell table:formula="of:=[.B347]-64" office:value-type="float" office:value="-8544" calcext:value-type="float">
            <text:p>-8544</text:p>
          </table:table-cell>
          <table:table-cell table:formula="of:=MOD((([.B348]*[.$F$2]/[.$G$2]/[.$D$2])+[.$C$2] + RAND()*10-5);[.$F$2])" office:value-type="float" office:value="90.405238965795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7" calcext:value-type="float">
            <text:p>3.47</text:p>
          </table:table-cell>
          <table:table-cell table:formula="of:=[.B348]-64" office:value-type="float" office:value="-8608" calcext:value-type="float">
            <text:p>-8608</text:p>
          </table:table-cell>
          <table:table-cell table:formula="of:=MOD((([.B349]*[.$F$2]/[.$G$2]/[.$D$2])+[.$C$2] + RAND()*10-5);[.$F$2])" office:value-type="float" office:value="93.7796411821952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8" calcext:value-type="float">
            <text:p>3.48</text:p>
          </table:table-cell>
          <table:table-cell table:formula="of:=[.B349]-64" office:value-type="float" office:value="-8672" calcext:value-type="float">
            <text:p>-8672</text:p>
          </table:table-cell>
          <table:table-cell table:formula="of:=MOD((([.B350]*[.$F$2]/[.$G$2]/[.$D$2])+[.$C$2] + RAND()*10-5);[.$F$2])" office:value-type="float" office:value="87.304231051451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9" calcext:value-type="float">
            <text:p>3.49</text:p>
          </table:table-cell>
          <table:table-cell table:formula="of:=[.B350]-64" office:value-type="float" office:value="-8736" calcext:value-type="float">
            <text:p>-8736</text:p>
          </table:table-cell>
          <table:table-cell table:formula="of:=MOD((([.B351]*[.$F$2]/[.$G$2]/[.$D$2])+[.$C$2] + RAND()*10-5);[.$F$2])" office:value-type="float" office:value="86.702679741647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" calcext:value-type="float">
            <text:p>3.5</text:p>
          </table:table-cell>
          <table:table-cell table:formula="of:=[.B351]-64" office:value-type="float" office:value="-8800" calcext:value-type="float">
            <text:p>-8800</text:p>
          </table:table-cell>
          <table:table-cell table:formula="of:=MOD((([.B352]*[.$F$2]/[.$G$2]/[.$D$2])+[.$C$2] + RAND()*10-5);[.$F$2])" office:value-type="float" office:value="92.2967686595728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1" calcext:value-type="float">
            <text:p>3.51</text:p>
          </table:table-cell>
          <table:table-cell table:formula="of:=[.B352]-64" office:value-type="float" office:value="-8864" calcext:value-type="float">
            <text:p>-8864</text:p>
          </table:table-cell>
          <table:table-cell table:formula="of:=MOD((([.B353]*[.$F$2]/[.$G$2]/[.$D$2])+[.$C$2] + RAND()*10-5);[.$F$2])" office:value-type="float" office:value="89.5574890438981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2" calcext:value-type="float">
            <text:p>3.52</text:p>
          </table:table-cell>
          <table:table-cell table:formula="of:=[.B353]-64" office:value-type="float" office:value="-8928" calcext:value-type="float">
            <text:p>-8928</text:p>
          </table:table-cell>
          <table:table-cell table:formula="of:=MOD((([.B354]*[.$F$2]/[.$G$2]/[.$D$2])+[.$C$2] + RAND()*10-5);[.$F$2])" office:value-type="float" office:value="87.471882088747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3" calcext:value-type="float">
            <text:p>3.53</text:p>
          </table:table-cell>
          <table:table-cell table:formula="of:=[.B354]-64" office:value-type="float" office:value="-8992" calcext:value-type="float">
            <text:p>-8992</text:p>
          </table:table-cell>
          <table:table-cell table:formula="of:=MOD((([.B355]*[.$F$2]/[.$G$2]/[.$D$2])+[.$C$2] + RAND()*10-5);[.$F$2])" office:value-type="float" office:value="93.533515415750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4" calcext:value-type="float">
            <text:p>3.54</text:p>
          </table:table-cell>
          <table:table-cell table:formula="of:=[.B355]-64" office:value-type="float" office:value="-9056" calcext:value-type="float">
            <text:p>-9056</text:p>
          </table:table-cell>
          <table:table-cell table:formula="of:=MOD((([.B356]*[.$F$2]/[.$G$2]/[.$D$2])+[.$C$2] + RAND()*10-5);[.$F$2])" office:value-type="float" office:value="85.407421533299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5" calcext:value-type="float">
            <text:p>3.55</text:p>
          </table:table-cell>
          <table:table-cell table:formula="of:=[.B356]-64" office:value-type="float" office:value="-9120" calcext:value-type="float">
            <text:p>-9120</text:p>
          </table:table-cell>
          <table:table-cell table:formula="of:=MOD((([.B357]*[.$F$2]/[.$G$2]/[.$D$2])+[.$C$2] + RAND()*10-5);[.$F$2])" office:value-type="float" office:value="90.3952388755838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6" calcext:value-type="float">
            <text:p>3.56</text:p>
          </table:table-cell>
          <table:table-cell table:formula="of:=[.B357]-64" office:value-type="float" office:value="-9184" calcext:value-type="float">
            <text:p>-9184</text:p>
          </table:table-cell>
          <table:table-cell table:formula="of:=MOD((([.B358]*[.$F$2]/[.$G$2]/[.$D$2])+[.$C$2] + RAND()*10-5);[.$F$2])" office:value-type="float" office:value="90.124184265570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7" calcext:value-type="float">
            <text:p>3.57</text:p>
          </table:table-cell>
          <table:table-cell table:formula="of:=[.B358]-64" office:value-type="float" office:value="-9248" calcext:value-type="float">
            <text:p>-9248</text:p>
          </table:table-cell>
          <table:table-cell table:formula="of:=MOD((([.B359]*[.$F$2]/[.$G$2]/[.$D$2])+[.$C$2] + RAND()*10-5);[.$F$2])" office:value-type="float" office:value="85.925456784211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8" calcext:value-type="float">
            <text:p>3.58</text:p>
          </table:table-cell>
          <table:table-cell table:formula="of:=[.B359]-64" office:value-type="float" office:value="-9312" calcext:value-type="float">
            <text:p>-9312</text:p>
          </table:table-cell>
          <table:table-cell table:formula="of:=MOD((([.B360]*[.$F$2]/[.$G$2]/[.$D$2])+[.$C$2] + RAND()*10-5);[.$F$2])" office:value-type="float" office:value="93.716631929373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9" calcext:value-type="float">
            <text:p>3.59</text:p>
          </table:table-cell>
          <table:table-cell table:formula="of:=[.B360]-64" office:value-type="float" office:value="-9376" calcext:value-type="float">
            <text:p>-9376</text:p>
          </table:table-cell>
          <table:table-cell table:formula="of:=MOD((([.B361]*[.$F$2]/[.$G$2]/[.$D$2])+[.$C$2] + RAND()*10-5);[.$F$2])" office:value-type="float" office:value="84.043997502830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" calcext:value-type="float">
            <text:p>3.6</text:p>
          </table:table-cell>
          <table:table-cell table:formula="of:=[.B361]-64" office:value-type="float" office:value="-9440" calcext:value-type="float">
            <text:p>-9440</text:p>
          </table:table-cell>
          <table:table-cell table:formula="of:=MOD((([.B362]*[.$F$2]/[.$G$2]/[.$D$2])+[.$C$2] + RAND()*10-5);[.$F$2])" office:value-type="float" office:value="85.835262352558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1" calcext:value-type="float">
            <text:p>3.61</text:p>
          </table:table-cell>
          <table:table-cell table:formula="of:=[.B362]-64" office:value-type="float" office:value="-9504" calcext:value-type="float">
            <text:p>-9504</text:p>
          </table:table-cell>
          <table:table-cell table:formula="of:=MOD((([.B363]*[.$F$2]/[.$G$2]/[.$D$2])+[.$C$2] + RAND()*10-5);[.$F$2])" office:value-type="float" office:value="87.710497953694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2" calcext:value-type="float">
            <text:p>3.62</text:p>
          </table:table-cell>
          <table:table-cell table:formula="of:=[.B363]-64" office:value-type="float" office:value="-9568" calcext:value-type="float">
            <text:p>-9568</text:p>
          </table:table-cell>
          <table:table-cell table:formula="of:=MOD((([.B364]*[.$F$2]/[.$G$2]/[.$D$2])+[.$C$2] + RAND()*10-5);[.$F$2])" office:value-type="float" office:value="88.051853689752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3" calcext:value-type="float">
            <text:p>3.63</text:p>
          </table:table-cell>
          <table:table-cell table:formula="of:=[.B364]-64" office:value-type="float" office:value="-9632" calcext:value-type="float">
            <text:p>-9632</text:p>
          </table:table-cell>
          <table:table-cell table:formula="of:=MOD((([.B365]*[.$F$2]/[.$G$2]/[.$D$2])+[.$C$2] + RAND()*10-5);[.$F$2])" office:value-type="float" office:value="92.0724596539235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4" calcext:value-type="float">
            <text:p>3.64</text:p>
          </table:table-cell>
          <table:table-cell table:formula="of:=[.B365]-64" office:value-type="float" office:value="-9696" calcext:value-type="float">
            <text:p>-9696</text:p>
          </table:table-cell>
          <table:table-cell table:formula="of:=MOD((([.B366]*[.$F$2]/[.$G$2]/[.$D$2])+[.$C$2] + RAND()*10-5);[.$F$2])" office:value-type="float" office:value="87.803416060847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5" calcext:value-type="float">
            <text:p>3.65</text:p>
          </table:table-cell>
          <table:table-cell table:formula="of:=[.B366]-64" office:value-type="float" office:value="-9760" calcext:value-type="float">
            <text:p>-9760</text:p>
          </table:table-cell>
          <table:table-cell table:formula="of:=MOD((([.B367]*[.$F$2]/[.$G$2]/[.$D$2])+[.$C$2] + RAND()*10-5);[.$F$2])" office:value-type="float" office:value="89.5764546965878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6" calcext:value-type="float">
            <text:p>3.66</text:p>
          </table:table-cell>
          <table:table-cell table:formula="of:=[.B367]-64" office:value-type="float" office:value="-9824" calcext:value-type="float">
            <text:p>-9824</text:p>
          </table:table-cell>
          <table:table-cell table:formula="of:=MOD((([.B368]*[.$F$2]/[.$G$2]/[.$D$2])+[.$C$2] + RAND()*10-5);[.$F$2])" office:value-type="float" office:value="89.253279863504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7" calcext:value-type="float">
            <text:p>3.67</text:p>
          </table:table-cell>
          <table:table-cell table:formula="of:=[.B368]-64" office:value-type="float" office:value="-9888" calcext:value-type="float">
            <text:p>-9888</text:p>
          </table:table-cell>
          <table:table-cell table:formula="of:=MOD((([.B369]*[.$F$2]/[.$G$2]/[.$D$2])+[.$C$2] + RAND()*10-5);[.$F$2])" office:value-type="float" office:value="87.35869291383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8" calcext:value-type="float">
            <text:p>3.68</text:p>
          </table:table-cell>
          <table:table-cell table:formula="of:=[.B369]-64" office:value-type="float" office:value="-9952" calcext:value-type="float">
            <text:p>-9952</text:p>
          </table:table-cell>
          <table:table-cell table:formula="of:=MOD((([.B370]*[.$F$2]/[.$G$2]/[.$D$2])+[.$C$2] + RAND()*10-5);[.$F$2])" office:value-type="float" office:value="89.432004967925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9" calcext:value-type="float">
            <text:p>3.69</text:p>
          </table:table-cell>
          <table:table-cell table:formula="of:=[.B370]-64" office:value-type="float" office:value="-10016" calcext:value-type="float">
            <text:p>-10016</text:p>
          </table:table-cell>
          <table:table-cell table:formula="of:=MOD((([.B371]*[.$F$2]/[.$G$2]/[.$D$2])+[.$C$2] + RAND()*10-5);[.$F$2])" office:value-type="float" office:value="81.875002688352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" calcext:value-type="float">
            <text:p>3.7</text:p>
          </table:table-cell>
          <table:table-cell table:formula="of:=[.B371]-64" office:value-type="float" office:value="-10080" calcext:value-type="float">
            <text:p>-10080</text:p>
          </table:table-cell>
          <table:table-cell table:formula="of:=MOD((([.B372]*[.$F$2]/[.$G$2]/[.$D$2])+[.$C$2] + RAND()*10-5);[.$F$2])" office:value-type="float" office:value="89.988099596939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1" calcext:value-type="float">
            <text:p>3.71</text:p>
          </table:table-cell>
          <table:table-cell table:formula="of:=[.B372]-64" office:value-type="float" office:value="-10144" calcext:value-type="float">
            <text:p>-10144</text:p>
          </table:table-cell>
          <table:table-cell table:formula="of:=MOD((([.B373]*[.$F$2]/[.$G$2]/[.$D$2])+[.$C$2] + RAND()*10-5);[.$F$2])" office:value-type="float" office:value="88.619731304594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2" calcext:value-type="float">
            <text:p>3.72</text:p>
          </table:table-cell>
          <table:table-cell table:formula="of:=[.B373]-64" office:value-type="float" office:value="-10208" calcext:value-type="float">
            <text:p>-10208</text:p>
          </table:table-cell>
          <table:table-cell table:formula="of:=MOD((([.B374]*[.$F$2]/[.$G$2]/[.$D$2])+[.$C$2] + RAND()*10-5);[.$F$2])" office:value-type="float" office:value="84.1928251469235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3" calcext:value-type="float">
            <text:p>3.73</text:p>
          </table:table-cell>
          <table:table-cell table:formula="of:=[.B374]-64" office:value-type="float" office:value="-10272" calcext:value-type="float">
            <text:p>-10272</text:p>
          </table:table-cell>
          <table:table-cell table:formula="of:=MOD((([.B375]*[.$F$2]/[.$G$2]/[.$D$2])+[.$C$2] + RAND()*10-5);[.$F$2])" office:value-type="float" office:value="80.883839001126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4" calcext:value-type="float">
            <text:p>3.74</text:p>
          </table:table-cell>
          <table:table-cell table:formula="of:=[.B375]-64" office:value-type="float" office:value="-10336" calcext:value-type="float">
            <text:p>-10336</text:p>
          </table:table-cell>
          <table:table-cell table:formula="of:=MOD((([.B376]*[.$F$2]/[.$G$2]/[.$D$2])+[.$C$2] + RAND()*10-5);[.$F$2])" office:value-type="float" office:value="80.57335793062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5" calcext:value-type="float">
            <text:p>3.75</text:p>
          </table:table-cell>
          <table:table-cell table:formula="of:=[.B376]-64" office:value-type="float" office:value="-10400" calcext:value-type="float">
            <text:p>-10400</text:p>
          </table:table-cell>
          <table:table-cell table:formula="of:=MOD((([.B377]*[.$F$2]/[.$G$2]/[.$D$2])+[.$C$2] + RAND()*10-5);[.$F$2])" office:value-type="float" office:value="86.777922695047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6" calcext:value-type="float">
            <text:p>3.76</text:p>
          </table:table-cell>
          <table:table-cell table:formula="of:=[.B377]-64" office:value-type="float" office:value="-10464" calcext:value-type="float">
            <text:p>-10464</text:p>
          </table:table-cell>
          <table:table-cell table:formula="of:=MOD((([.B378]*[.$F$2]/[.$G$2]/[.$D$2])+[.$C$2] + RAND()*10-5);[.$F$2])" office:value-type="float" office:value="87.3668204070801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7" calcext:value-type="float">
            <text:p>3.77</text:p>
          </table:table-cell>
          <table:table-cell table:formula="of:=[.B378]-64" office:value-type="float" office:value="-10528" calcext:value-type="float">
            <text:p>-10528</text:p>
          </table:table-cell>
          <table:table-cell table:formula="of:=MOD((([.B379]*[.$F$2]/[.$G$2]/[.$D$2])+[.$C$2] + RAND()*10-5);[.$F$2])" office:value-type="float" office:value="85.344996436749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8" calcext:value-type="float">
            <text:p>3.78</text:p>
          </table:table-cell>
          <table:table-cell table:formula="of:=[.B379]-64" office:value-type="float" office:value="-10592" calcext:value-type="float">
            <text:p>-10592</text:p>
          </table:table-cell>
          <table:table-cell table:formula="of:=MOD((([.B380]*[.$F$2]/[.$G$2]/[.$D$2])+[.$C$2] + RAND()*10-5);[.$F$2])" office:value-type="float" office:value="81.834612618934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9" calcext:value-type="float">
            <text:p>3.79</text:p>
          </table:table-cell>
          <table:table-cell table:formula="of:=[.B380]-64" office:value-type="float" office:value="-10656" calcext:value-type="float">
            <text:p>-10656</text:p>
          </table:table-cell>
          <table:table-cell table:formula="of:=MOD((([.B381]*[.$F$2]/[.$G$2]/[.$D$2])+[.$C$2] + RAND()*10-5);[.$F$2])" office:value-type="float" office:value="78.65303307772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" calcext:value-type="float">
            <text:p>3.8</text:p>
          </table:table-cell>
          <table:table-cell table:formula="of:=[.B381]-64" office:value-type="float" office:value="-10720" calcext:value-type="float">
            <text:p>-10720</text:p>
          </table:table-cell>
          <table:table-cell table:formula="of:=MOD((([.B382]*[.$F$2]/[.$G$2]/[.$D$2])+[.$C$2] + RAND()*10-5);[.$F$2])" office:value-type="float" office:value="83.621652371935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1" calcext:value-type="float">
            <text:p>3.81</text:p>
          </table:table-cell>
          <table:table-cell table:formula="of:=[.B382]-64" office:value-type="float" office:value="-10784" calcext:value-type="float">
            <text:p>-10784</text:p>
          </table:table-cell>
          <table:table-cell table:formula="of:=MOD((([.B383]*[.$F$2]/[.$G$2]/[.$D$2])+[.$C$2] + RAND()*10-5);[.$F$2])" office:value-type="float" office:value="81.202908378333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2" calcext:value-type="float">
            <text:p>3.82</text:p>
          </table:table-cell>
          <table:table-cell table:formula="of:=[.B383]-64" office:value-type="float" office:value="-10848" calcext:value-type="float">
            <text:p>-10848</text:p>
          </table:table-cell>
          <table:table-cell table:formula="of:=MOD((([.B384]*[.$F$2]/[.$G$2]/[.$D$2])+[.$C$2] + RAND()*10-5);[.$F$2])" office:value-type="float" office:value="80.627495902190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3" calcext:value-type="float">
            <text:p>3.83</text:p>
          </table:table-cell>
          <table:table-cell table:formula="of:=[.B384]-64" office:value-type="float" office:value="-10912" calcext:value-type="float">
            <text:p>-10912</text:p>
          </table:table-cell>
          <table:table-cell table:formula="of:=MOD((([.B385]*[.$F$2]/[.$G$2]/[.$D$2])+[.$C$2] + RAND()*10-5);[.$F$2])" office:value-type="float" office:value="84.627008025479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4" calcext:value-type="float">
            <text:p>3.84</text:p>
          </table:table-cell>
          <table:table-cell table:formula="of:=[.B385]-64" office:value-type="float" office:value="-10976" calcext:value-type="float">
            <text:p>-10976</text:p>
          </table:table-cell>
          <table:table-cell table:formula="of:=MOD((([.B386]*[.$F$2]/[.$G$2]/[.$D$2])+[.$C$2] + RAND()*10-5);[.$F$2])" office:value-type="float" office:value="82.1259835798299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5" calcext:value-type="float">
            <text:p>3.85</text:p>
          </table:table-cell>
          <table:table-cell table:formula="of:=[.B386]-64" office:value-type="float" office:value="-11040" calcext:value-type="float">
            <text:p>-11040</text:p>
          </table:table-cell>
          <table:table-cell table:formula="of:=MOD((([.B387]*[.$F$2]/[.$G$2]/[.$D$2])+[.$C$2] + RAND()*10-5);[.$F$2])" office:value-type="float" office:value="81.143988685903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6" calcext:value-type="float">
            <text:p>3.86</text:p>
          </table:table-cell>
          <table:table-cell table:formula="of:=[.B387]-64" office:value-type="float" office:value="-11104" calcext:value-type="float">
            <text:p>-11104</text:p>
          </table:table-cell>
          <table:table-cell table:formula="of:=MOD((([.B388]*[.$F$2]/[.$G$2]/[.$D$2])+[.$C$2] + RAND()*10-5);[.$F$2])" office:value-type="float" office:value="81.030449960707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7" calcext:value-type="float">
            <text:p>3.87</text:p>
          </table:table-cell>
          <table:table-cell table:formula="of:=[.B388]-64" office:value-type="float" office:value="-11168" calcext:value-type="float">
            <text:p>-11168</text:p>
          </table:table-cell>
          <table:table-cell table:formula="of:=MOD((([.B389]*[.$F$2]/[.$G$2]/[.$D$2])+[.$C$2] + RAND()*10-5);[.$F$2])" office:value-type="float" office:value="77.145314408439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8" calcext:value-type="float">
            <text:p>3.88</text:p>
          </table:table-cell>
          <table:table-cell table:formula="of:=[.B389]-64" office:value-type="float" office:value="-11232" calcext:value-type="float">
            <text:p>-11232</text:p>
          </table:table-cell>
          <table:table-cell table:formula="of:=MOD((([.B390]*[.$F$2]/[.$G$2]/[.$D$2])+[.$C$2] + RAND()*10-5);[.$F$2])" office:value-type="float" office:value="80.920106278861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9" calcext:value-type="float">
            <text:p>3.89</text:p>
          </table:table-cell>
          <table:table-cell table:formula="of:=[.B390]-64" office:value-type="float" office:value="-11296" calcext:value-type="float">
            <text:p>-11296</text:p>
          </table:table-cell>
          <table:table-cell table:formula="of:=MOD((([.B391]*[.$F$2]/[.$G$2]/[.$D$2])+[.$C$2] + RAND()*10-5);[.$F$2])" office:value-type="float" office:value="82.332612304701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" calcext:value-type="float">
            <text:p>3.9</text:p>
          </table:table-cell>
          <table:table-cell table:formula="of:=[.B391]-64" office:value-type="float" office:value="-11360" calcext:value-type="float">
            <text:p>-11360</text:p>
          </table:table-cell>
          <table:table-cell table:formula="of:=MOD((([.B392]*[.$F$2]/[.$G$2]/[.$D$2])+[.$C$2] + RAND()*10-5);[.$F$2])" office:value-type="float" office:value="85.4106347500939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1" calcext:value-type="float">
            <text:p>3.91</text:p>
          </table:table-cell>
          <table:table-cell table:formula="of:=[.B392]-64" office:value-type="float" office:value="-11424" calcext:value-type="float">
            <text:p>-11424</text:p>
          </table:table-cell>
          <table:table-cell table:formula="of:=MOD((([.B393]*[.$F$2]/[.$G$2]/[.$D$2])+[.$C$2] + RAND()*10-5);[.$F$2])" office:value-type="float" office:value="83.963651047728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2" calcext:value-type="float">
            <text:p>3.92</text:p>
          </table:table-cell>
          <table:table-cell table:formula="of:=[.B393]-64" office:value-type="float" office:value="-11488" calcext:value-type="float">
            <text:p>-11488</text:p>
          </table:table-cell>
          <table:table-cell table:formula="of:=MOD((([.B394]*[.$F$2]/[.$G$2]/[.$D$2])+[.$C$2] + RAND()*10-5);[.$F$2])" office:value-type="float" office:value="80.600103893319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3" calcext:value-type="float">
            <text:p>3.93</text:p>
          </table:table-cell>
          <table:table-cell table:formula="of:=[.B394]-64" office:value-type="float" office:value="-11552" calcext:value-type="float">
            <text:p>-11552</text:p>
          </table:table-cell>
          <table:table-cell table:formula="of:=MOD((([.B395]*[.$F$2]/[.$G$2]/[.$D$2])+[.$C$2] + RAND()*10-5);[.$F$2])" office:value-type="float" office:value="81.9098737343935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4" calcext:value-type="float">
            <text:p>3.94</text:p>
          </table:table-cell>
          <table:table-cell table:formula="of:=[.B395]-64" office:value-type="float" office:value="-11616" calcext:value-type="float">
            <text:p>-11616</text:p>
          </table:table-cell>
          <table:table-cell table:formula="of:=MOD((([.B396]*[.$F$2]/[.$G$2]/[.$D$2])+[.$C$2] + RAND()*10-5);[.$F$2])" office:value-type="float" office:value="75.595928778803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5" calcext:value-type="float">
            <text:p>3.95</text:p>
          </table:table-cell>
          <table:table-cell table:formula="of:=[.B396]-64" office:value-type="float" office:value="-11680" calcext:value-type="float">
            <text:p>-11680</text:p>
          </table:table-cell>
          <table:table-cell table:formula="of:=MOD((([.B397]*[.$F$2]/[.$G$2]/[.$D$2])+[.$C$2] + RAND()*10-5);[.$F$2])" office:value-type="float" office:value="81.895366767386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6" calcext:value-type="float">
            <text:p>3.96</text:p>
          </table:table-cell>
          <table:table-cell table:formula="of:=[.B397]-64" office:value-type="float" office:value="-11744" calcext:value-type="float">
            <text:p>-11744</text:p>
          </table:table-cell>
          <table:table-cell table:formula="of:=MOD((([.B398]*[.$F$2]/[.$G$2]/[.$D$2])+[.$C$2] + RAND()*10-5);[.$F$2])" office:value-type="float" office:value="75.825632801883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7" calcext:value-type="float">
            <text:p>3.97</text:p>
          </table:table-cell>
          <table:table-cell table:formula="of:=[.B398]-64" office:value-type="float" office:value="-11808" calcext:value-type="float">
            <text:p>-11808</text:p>
          </table:table-cell>
          <table:table-cell table:formula="of:=MOD((([.B399]*[.$F$2]/[.$G$2]/[.$D$2])+[.$C$2] + RAND()*10-5);[.$F$2])" office:value-type="float" office:value="79.125006820481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8" calcext:value-type="float">
            <text:p>3.98</text:p>
          </table:table-cell>
          <table:table-cell table:formula="of:=[.B399]-64" office:value-type="float" office:value="-11872" calcext:value-type="float">
            <text:p>-11872</text:p>
          </table:table-cell>
          <table:table-cell table:formula="of:=MOD((([.B400]*[.$F$2]/[.$G$2]/[.$D$2])+[.$C$2] + RAND()*10-5);[.$F$2])" office:value-type="float" office:value="77.259949335542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9" calcext:value-type="float">
            <text:p>3.99</text:p>
          </table:table-cell>
          <table:table-cell table:formula="of:=[.B400]-64" office:value-type="float" office:value="-11936" calcext:value-type="float">
            <text:p>-11936</text:p>
          </table:table-cell>
          <table:table-cell table:formula="of:=MOD((([.B401]*[.$F$2]/[.$G$2]/[.$D$2])+[.$C$2] + RAND()*10-5);[.$F$2])" office:value-type="float" office:value="77.716809180442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" calcext:value-type="float">
            <text:p>4</text:p>
          </table:table-cell>
          <table:table-cell table:formula="of:=[.B401]-64" office:value-type="float" office:value="-12000" calcext:value-type="float">
            <text:p>-12000</text:p>
          </table:table-cell>
          <table:table-cell table:formula="of:=MOD((([.B402]*[.$F$2]/[.$G$2]/[.$D$2])+[.$C$2] + RAND()*10-5);[.$F$2])" office:value-type="float" office:value="81.428521106177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1" calcext:value-type="float">
            <text:p>4.01</text:p>
          </table:table-cell>
          <table:table-cell table:formula="of:=[.B402]-8" office:value-type="float" office:value="-12008" calcext:value-type="float">
            <text:p>-12008</text:p>
          </table:table-cell>
          <table:table-cell table:formula="of:=MOD((([.B403]*[.$F$2]/[.$G$2]/[.$D$2])+[.$C$2] + RAND()*10-5);[.$F$2])" office:value-type="float" office:value="75.485313720852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2" calcext:value-type="float">
            <text:p>4.02</text:p>
          </table:table-cell>
          <table:table-cell table:formula="of:=[.B403]-8" office:value-type="float" office:value="-12016" calcext:value-type="float">
            <text:p>-12016</text:p>
          </table:table-cell>
          <table:table-cell table:formula="of:=MOD((([.B404]*[.$F$2]/[.$G$2]/[.$D$2])+[.$C$2] + RAND()*10-5);[.$F$2])" office:value-type="float" office:value="82.440517812808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3" calcext:value-type="float">
            <text:p>4.03</text:p>
          </table:table-cell>
          <table:table-cell table:formula="of:=[.B404]-8" office:value-type="float" office:value="-12024" calcext:value-type="float">
            <text:p>-12024</text:p>
          </table:table-cell>
          <table:table-cell table:formula="of:=MOD((([.B405]*[.$F$2]/[.$G$2]/[.$D$2])+[.$C$2] + RAND()*10-5);[.$F$2])" office:value-type="float" office:value="74.627466411859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4" calcext:value-type="float">
            <text:p>4.04</text:p>
          </table:table-cell>
          <table:table-cell table:formula="of:=[.B405]-8" office:value-type="float" office:value="-12032" calcext:value-type="float">
            <text:p>-12032</text:p>
          </table:table-cell>
          <table:table-cell table:formula="of:=MOD((([.B406]*[.$F$2]/[.$G$2]/[.$D$2])+[.$C$2] + RAND()*10-5);[.$F$2])" office:value-type="float" office:value="78.009200581892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5" calcext:value-type="float">
            <text:p>4.05</text:p>
          </table:table-cell>
          <table:table-cell table:formula="of:=[.B406]-8" office:value-type="float" office:value="-12040" calcext:value-type="float">
            <text:p>-12040</text:p>
          </table:table-cell>
          <table:table-cell table:formula="of:=MOD((([.B407]*[.$F$2]/[.$G$2]/[.$D$2])+[.$C$2] + RAND()*10-5);[.$F$2])" office:value-type="float" office:value="76.168847998793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6" calcext:value-type="float">
            <text:p>4.06</text:p>
          </table:table-cell>
          <table:table-cell table:formula="of:=[.B407]-8" office:value-type="float" office:value="-12048" calcext:value-type="float">
            <text:p>-12048</text:p>
          </table:table-cell>
          <table:table-cell table:formula="of:=MOD((([.B408]*[.$F$2]/[.$G$2]/[.$D$2])+[.$C$2] + RAND()*10-5);[.$F$2])" office:value-type="float" office:value="78.455191146389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7" calcext:value-type="float">
            <text:p>4.07</text:p>
          </table:table-cell>
          <table:table-cell table:formula="of:=[.B408]-8" office:value-type="float" office:value="-12056" calcext:value-type="float">
            <text:p>-12056</text:p>
          </table:table-cell>
          <table:table-cell table:formula="of:=MOD((([.B409]*[.$F$2]/[.$G$2]/[.$D$2])+[.$C$2] + RAND()*10-5);[.$F$2])" office:value-type="float" office:value="74.4436065234237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8" calcext:value-type="float">
            <text:p>4.08</text:p>
          </table:table-cell>
          <table:table-cell table:formula="of:=[.B409]-8" office:value-type="float" office:value="-12064" calcext:value-type="float">
            <text:p>-12064</text:p>
          </table:table-cell>
          <table:table-cell table:formula="of:=MOD((([.B410]*[.$F$2]/[.$G$2]/[.$D$2])+[.$C$2] + RAND()*10-5);[.$F$2])" office:value-type="float" office:value="81.642087678776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9" calcext:value-type="float">
            <text:p>4.09</text:p>
          </table:table-cell>
          <table:table-cell table:formula="of:=[.B410]-8" office:value-type="float" office:value="-12072" calcext:value-type="float">
            <text:p>-12072</text:p>
          </table:table-cell>
          <table:table-cell table:formula="of:=MOD((([.B411]*[.$F$2]/[.$G$2]/[.$D$2])+[.$C$2] + RAND()*10-5);[.$F$2])" office:value-type="float" office:value="80.718614119927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" calcext:value-type="float">
            <text:p>4.1</text:p>
          </table:table-cell>
          <table:table-cell table:formula="of:=[.B411]-8" office:value-type="float" office:value="-12080" calcext:value-type="float">
            <text:p>-12080</text:p>
          </table:table-cell>
          <table:table-cell table:formula="of:=MOD((([.B412]*[.$F$2]/[.$G$2]/[.$D$2])+[.$C$2] + RAND()*10-5);[.$F$2])" office:value-type="float" office:value="73.085075945385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1" calcext:value-type="float">
            <text:p>4.11</text:p>
          </table:table-cell>
          <table:table-cell table:formula="of:=[.B412]-8" office:value-type="float" office:value="-12088" calcext:value-type="float">
            <text:p>-12088</text:p>
          </table:table-cell>
          <table:table-cell table:formula="of:=MOD((([.B413]*[.$F$2]/[.$G$2]/[.$D$2])+[.$C$2] + RAND()*10-5);[.$F$2])" office:value-type="float" office:value="73.679446918701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2" calcext:value-type="float">
            <text:p>4.12</text:p>
          </table:table-cell>
          <table:table-cell table:formula="of:=[.B413]-8" office:value-type="float" office:value="-12096" calcext:value-type="float">
            <text:p>-12096</text:p>
          </table:table-cell>
          <table:table-cell table:formula="of:=MOD((([.B414]*[.$F$2]/[.$G$2]/[.$D$2])+[.$C$2] + RAND()*10-5);[.$F$2])" office:value-type="float" office:value="78.34635075959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3" calcext:value-type="float">
            <text:p>4.13</text:p>
          </table:table-cell>
          <table:table-cell table:formula="of:=[.B414]-8" office:value-type="float" office:value="-12104" calcext:value-type="float">
            <text:p>-12104</text:p>
          </table:table-cell>
          <table:table-cell table:formula="of:=MOD((([.B415]*[.$F$2]/[.$G$2]/[.$D$2])+[.$C$2] + RAND()*10-5);[.$F$2])" office:value-type="float" office:value="73.8668341569312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4" calcext:value-type="float">
            <text:p>4.14</text:p>
          </table:table-cell>
          <table:table-cell table:formula="of:=[.B415]-8" office:value-type="float" office:value="-12112" calcext:value-type="float">
            <text:p>-12112</text:p>
          </table:table-cell>
          <table:table-cell table:formula="of:=MOD((([.B416]*[.$F$2]/[.$G$2]/[.$D$2])+[.$C$2] + RAND()*10-5);[.$F$2])" office:value-type="float" office:value="77.023403128956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5" calcext:value-type="float">
            <text:p>4.15</text:p>
          </table:table-cell>
          <table:table-cell table:formula="of:=[.B416]-8" office:value-type="float" office:value="-12120" calcext:value-type="float">
            <text:p>-12120</text:p>
          </table:table-cell>
          <table:table-cell table:formula="of:=MOD((([.B417]*[.$F$2]/[.$G$2]/[.$D$2])+[.$C$2] + RAND()*10-5);[.$F$2])" office:value-type="float" office:value="79.552839957905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6" calcext:value-type="float">
            <text:p>4.16</text:p>
          </table:table-cell>
          <table:table-cell table:formula="of:=[.B417]-8" office:value-type="float" office:value="-12128" calcext:value-type="float">
            <text:p>-12128</text:p>
          </table:table-cell>
          <table:table-cell table:formula="of:=MOD((([.B418]*[.$F$2]/[.$G$2]/[.$D$2])+[.$C$2] + RAND()*10-5);[.$F$2])" office:value-type="float" office:value="78.437095048885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7" calcext:value-type="float">
            <text:p>4.17</text:p>
          </table:table-cell>
          <table:table-cell table:formula="of:=[.B418]-8" office:value-type="float" office:value="-12136" calcext:value-type="float">
            <text:p>-12136</text:p>
          </table:table-cell>
          <table:table-cell table:formula="of:=MOD((([.B419]*[.$F$2]/[.$G$2]/[.$D$2])+[.$C$2] + RAND()*10-5);[.$F$2])" office:value-type="float" office:value="80.13602972722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8" calcext:value-type="float">
            <text:p>4.18</text:p>
          </table:table-cell>
          <table:table-cell table:formula="of:=[.B419]-8" office:value-type="float" office:value="-12144" calcext:value-type="float">
            <text:p>-12144</text:p>
          </table:table-cell>
          <table:table-cell table:formula="of:=MOD((([.B420]*[.$F$2]/[.$G$2]/[.$D$2])+[.$C$2] + RAND()*10-5);[.$F$2])" office:value-type="float" office:value="77.345097409835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9" calcext:value-type="float">
            <text:p>4.19</text:p>
          </table:table-cell>
          <table:table-cell table:formula="of:=[.B420]-8" office:value-type="float" office:value="-12152" calcext:value-type="float">
            <text:p>-12152</text:p>
          </table:table-cell>
          <table:table-cell table:formula="of:=MOD((([.B421]*[.$F$2]/[.$G$2]/[.$D$2])+[.$C$2] + RAND()*10-5);[.$F$2])" office:value-type="float" office:value="79.6952208710075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" calcext:value-type="float">
            <text:p>4.2</text:p>
          </table:table-cell>
          <table:table-cell table:formula="of:=[.B421]-8" office:value-type="float" office:value="-12160" calcext:value-type="float">
            <text:p>-12160</text:p>
          </table:table-cell>
          <table:table-cell table:formula="of:=MOD((([.B422]*[.$F$2]/[.$G$2]/[.$D$2])+[.$C$2] + RAND()*10-5);[.$F$2])" office:value-type="float" office:value="75.786936326969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1" calcext:value-type="float">
            <text:p>4.21</text:p>
          </table:table-cell>
          <table:table-cell table:formula="of:=[.B422]-8" office:value-type="float" office:value="-12168" calcext:value-type="float">
            <text:p>-12168</text:p>
          </table:table-cell>
          <table:table-cell table:formula="of:=MOD((([.B423]*[.$F$2]/[.$G$2]/[.$D$2])+[.$C$2] + RAND()*10-5);[.$F$2])" office:value-type="float" office:value="77.22838341627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2" calcext:value-type="float">
            <text:p>4.22</text:p>
          </table:table-cell>
          <table:table-cell table:formula="of:=[.B423]-8" office:value-type="float" office:value="-12176" calcext:value-type="float">
            <text:p>-12176</text:p>
          </table:table-cell>
          <table:table-cell table:formula="of:=MOD((([.B424]*[.$F$2]/[.$G$2]/[.$D$2])+[.$C$2] + RAND()*10-5);[.$F$2])" office:value-type="float" office:value="74.0904692503605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3" calcext:value-type="float">
            <text:p>4.23</text:p>
          </table:table-cell>
          <table:table-cell table:formula="of:=[.B424]-8" office:value-type="float" office:value="-12184" calcext:value-type="float">
            <text:p>-12184</text:p>
          </table:table-cell>
          <table:table-cell table:formula="of:=MOD((([.B425]*[.$F$2]/[.$G$2]/[.$D$2])+[.$C$2] + RAND()*10-5);[.$F$2])" office:value-type="float" office:value="75.146586927475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4" calcext:value-type="float">
            <text:p>4.24</text:p>
          </table:table-cell>
          <table:table-cell table:formula="of:=[.B425]-8" office:value-type="float" office:value="-12192" calcext:value-type="float">
            <text:p>-12192</text:p>
          </table:table-cell>
          <table:table-cell table:formula="of:=MOD((([.B426]*[.$F$2]/[.$G$2]/[.$D$2])+[.$C$2] + RAND()*10-5);[.$F$2])" office:value-type="float" office:value="77.256712574689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5" calcext:value-type="float">
            <text:p>4.25</text:p>
          </table:table-cell>
          <table:table-cell table:formula="of:=[.B426]-8" office:value-type="float" office:value="-12200" calcext:value-type="float">
            <text:p>-12200</text:p>
          </table:table-cell>
          <table:table-cell table:formula="of:=MOD((([.B427]*[.$F$2]/[.$G$2]/[.$D$2])+[.$C$2] + RAND()*10-5);[.$F$2])" office:value-type="float" office:value="79.917373059390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6" calcext:value-type="float">
            <text:p>4.26</text:p>
          </table:table-cell>
          <table:table-cell table:formula="of:=[.B427]-8" office:value-type="float" office:value="-12208" calcext:value-type="float">
            <text:p>-12208</text:p>
          </table:table-cell>
          <table:table-cell table:formula="of:=MOD((([.B428]*[.$F$2]/[.$G$2]/[.$D$2])+[.$C$2] + RAND()*10-5);[.$F$2])" office:value-type="float" office:value="78.467252135457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7" calcext:value-type="float">
            <text:p>4.27</text:p>
          </table:table-cell>
          <table:table-cell table:formula="of:=[.B428]-8" office:value-type="float" office:value="-12216" calcext:value-type="float">
            <text:p>-12216</text:p>
          </table:table-cell>
          <table:table-cell table:formula="of:=MOD((([.B429]*[.$F$2]/[.$G$2]/[.$D$2])+[.$C$2] + RAND()*10-5);[.$F$2])" office:value-type="float" office:value="72.5468053148635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8" calcext:value-type="float">
            <text:p>4.28</text:p>
          </table:table-cell>
          <table:table-cell table:formula="of:=[.B429]-8" office:value-type="float" office:value="-12224" calcext:value-type="float">
            <text:p>-12224</text:p>
          </table:table-cell>
          <table:table-cell table:formula="of:=MOD((([.B430]*[.$F$2]/[.$G$2]/[.$D$2])+[.$C$2] + RAND()*10-5);[.$F$2])" office:value-type="float" office:value="78.349331702465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9" calcext:value-type="float">
            <text:p>4.29</text:p>
          </table:table-cell>
          <table:table-cell table:formula="of:=[.B430]-8" office:value-type="float" office:value="-12232" calcext:value-type="float">
            <text:p>-12232</text:p>
          </table:table-cell>
          <table:table-cell table:formula="of:=MOD((([.B431]*[.$F$2]/[.$G$2]/[.$D$2])+[.$C$2] + RAND()*10-5);[.$F$2])" office:value-type="float" office:value="73.702524204465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" calcext:value-type="float">
            <text:p>4.3</text:p>
          </table:table-cell>
          <table:table-cell table:formula="of:=[.B431]-8" office:value-type="float" office:value="-12240" calcext:value-type="float">
            <text:p>-12240</text:p>
          </table:table-cell>
          <table:table-cell table:formula="of:=MOD((([.B432]*[.$F$2]/[.$G$2]/[.$D$2])+[.$C$2] + RAND()*10-5);[.$F$2])" office:value-type="float" office:value="74.341525799672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1" calcext:value-type="float">
            <text:p>4.31</text:p>
          </table:table-cell>
          <table:table-cell table:formula="of:=[.B432]-8" office:value-type="float" office:value="-12248" calcext:value-type="float">
            <text:p>-12248</text:p>
          </table:table-cell>
          <table:table-cell table:formula="of:=MOD((([.B433]*[.$F$2]/[.$G$2]/[.$D$2])+[.$C$2] + RAND()*10-5);[.$F$2])" office:value-type="float" office:value="75.065650915478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2" calcext:value-type="float">
            <text:p>4.32</text:p>
          </table:table-cell>
          <table:table-cell table:formula="of:=[.B433]-8" office:value-type="float" office:value="-12256" calcext:value-type="float">
            <text:p>-12256</text:p>
          </table:table-cell>
          <table:table-cell table:formula="of:=MOD((([.B434]*[.$F$2]/[.$G$2]/[.$D$2])+[.$C$2] + RAND()*10-5);[.$F$2])" office:value-type="float" office:value="76.4819270676652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3" calcext:value-type="float">
            <text:p>4.33</text:p>
          </table:table-cell>
          <table:table-cell table:formula="of:=[.B434]-8" office:value-type="float" office:value="-12264" calcext:value-type="float">
            <text:p>-12264</text:p>
          </table:table-cell>
          <table:table-cell table:formula="of:=MOD((([.B435]*[.$F$2]/[.$G$2]/[.$D$2])+[.$C$2] + RAND()*10-5);[.$F$2])" office:value-type="float" office:value="71.9445054947338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4" calcext:value-type="float">
            <text:p>4.34</text:p>
          </table:table-cell>
          <table:table-cell table:formula="of:=[.B435]-8" office:value-type="float" office:value="-12272" calcext:value-type="float">
            <text:p>-12272</text:p>
          </table:table-cell>
          <table:table-cell table:formula="of:=MOD((([.B436]*[.$F$2]/[.$G$2]/[.$D$2])+[.$C$2] + RAND()*10-5);[.$F$2])" office:value-type="float" office:value="78.419510676104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5" calcext:value-type="float">
            <text:p>4.35</text:p>
          </table:table-cell>
          <table:table-cell table:formula="of:=[.B436]-8" office:value-type="float" office:value="-12280" calcext:value-type="float">
            <text:p>-12280</text:p>
          </table:table-cell>
          <table:table-cell table:formula="of:=MOD((([.B437]*[.$F$2]/[.$G$2]/[.$D$2])+[.$C$2] + RAND()*10-5);[.$F$2])" office:value-type="float" office:value="77.960734393397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6" calcext:value-type="float">
            <text:p>4.36</text:p>
          </table:table-cell>
          <table:table-cell table:formula="of:=[.B437]-8" office:value-type="float" office:value="-12288" calcext:value-type="float">
            <text:p>-12288</text:p>
          </table:table-cell>
          <table:table-cell table:formula="of:=MOD((([.B438]*[.$F$2]/[.$G$2]/[.$D$2])+[.$C$2] + RAND()*10-5);[.$F$2])" office:value-type="float" office:value="72.2889503140215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7" calcext:value-type="float">
            <text:p>4.37</text:p>
          </table:table-cell>
          <table:table-cell table:formula="of:=[.B438]-8" office:value-type="float" office:value="-12296" calcext:value-type="float">
            <text:p>-12296</text:p>
          </table:table-cell>
          <table:table-cell table:formula="of:=MOD((([.B439]*[.$F$2]/[.$G$2]/[.$D$2])+[.$C$2] + RAND()*10-5);[.$F$2])" office:value-type="float" office:value="80.971905173900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8" calcext:value-type="float">
            <text:p>4.38</text:p>
          </table:table-cell>
          <table:table-cell table:formula="of:=[.B439]-8" office:value-type="float" office:value="-12304" calcext:value-type="float">
            <text:p>-12304</text:p>
          </table:table-cell>
          <table:table-cell table:formula="of:=MOD((([.B440]*[.$F$2]/[.$G$2]/[.$D$2])+[.$C$2] + RAND()*10-5);[.$F$2])" office:value-type="float" office:value="79.6629777187178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9" calcext:value-type="float">
            <text:p>4.39</text:p>
          </table:table-cell>
          <table:table-cell table:formula="of:=[.B440]-8" office:value-type="float" office:value="-12312" calcext:value-type="float">
            <text:p>-12312</text:p>
          </table:table-cell>
          <table:table-cell table:formula="of:=MOD((([.B441]*[.$F$2]/[.$G$2]/[.$D$2])+[.$C$2] + RAND()*10-5);[.$F$2])" office:value-type="float" office:value="78.031474028938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" calcext:value-type="float">
            <text:p>4.4</text:p>
          </table:table-cell>
          <table:table-cell table:formula="of:=[.B441]-8" office:value-type="float" office:value="-12320" calcext:value-type="float">
            <text:p>-12320</text:p>
          </table:table-cell>
          <table:table-cell table:formula="of:=MOD((([.B442]*[.$F$2]/[.$G$2]/[.$D$2])+[.$C$2] + RAND()*10-5);[.$F$2])" office:value-type="float" office:value="71.8103075277174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1" calcext:value-type="float">
            <text:p>4.41</text:p>
          </table:table-cell>
          <table:table-cell table:formula="of:=[.B442]-8" office:value-type="float" office:value="-12328" calcext:value-type="float">
            <text:p>-12328</text:p>
          </table:table-cell>
          <table:table-cell table:formula="of:=MOD((([.B443]*[.$F$2]/[.$G$2]/[.$D$2])+[.$C$2] + RAND()*10-5);[.$F$2])" office:value-type="float" office:value="76.97464229224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2" calcext:value-type="float">
            <text:p>4.42</text:p>
          </table:table-cell>
          <table:table-cell table:formula="of:=[.B443]-8" office:value-type="float" office:value="-12336" calcext:value-type="float">
            <text:p>-12336</text:p>
          </table:table-cell>
          <table:table-cell table:formula="of:=MOD((([.B444]*[.$F$2]/[.$G$2]/[.$D$2])+[.$C$2] + RAND()*10-5);[.$F$2])" office:value-type="float" office:value="71.8448537440256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3" calcext:value-type="float">
            <text:p>4.43</text:p>
          </table:table-cell>
          <table:table-cell table:formula="of:=[.B444]-8" office:value-type="float" office:value="-12344" calcext:value-type="float">
            <text:p>-12344</text:p>
          </table:table-cell>
          <table:table-cell table:formula="of:=MOD((([.B445]*[.$F$2]/[.$G$2]/[.$D$2])+[.$C$2] + RAND()*10-5);[.$F$2])" office:value-type="float" office:value="74.533714865436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4" calcext:value-type="float">
            <text:p>4.44</text:p>
          </table:table-cell>
          <table:table-cell table:formula="of:=[.B445]-8" office:value-type="float" office:value="-12352" calcext:value-type="float">
            <text:p>-12352</text:p>
          </table:table-cell>
          <table:table-cell table:formula="of:=MOD((([.B446]*[.$F$2]/[.$G$2]/[.$D$2])+[.$C$2] + RAND()*10-5);[.$F$2])" office:value-type="float" office:value="78.072213227663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5" calcext:value-type="float">
            <text:p>4.45</text:p>
          </table:table-cell>
          <table:table-cell table:formula="of:=[.B446]-8" office:value-type="float" office:value="-12360" calcext:value-type="float">
            <text:p>-12360</text:p>
          </table:table-cell>
          <table:table-cell table:formula="of:=MOD((([.B447]*[.$F$2]/[.$G$2]/[.$D$2])+[.$C$2] + RAND()*10-5);[.$F$2])" office:value-type="float" office:value="76.157534658480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6" calcext:value-type="float">
            <text:p>4.46</text:p>
          </table:table-cell>
          <table:table-cell table:formula="of:=[.B447]-8" office:value-type="float" office:value="-12368" calcext:value-type="float">
            <text:p>-12368</text:p>
          </table:table-cell>
          <table:table-cell table:formula="of:=MOD((([.B448]*[.$F$2]/[.$G$2]/[.$D$2])+[.$C$2] + RAND()*10-5);[.$F$2])" office:value-type="float" office:value="76.791961392212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7" calcext:value-type="float">
            <text:p>4.47</text:p>
          </table:table-cell>
          <table:table-cell table:formula="of:=[.B448]-8" office:value-type="float" office:value="-12376" calcext:value-type="float">
            <text:p>-12376</text:p>
          </table:table-cell>
          <table:table-cell table:formula="of:=MOD((([.B449]*[.$F$2]/[.$G$2]/[.$D$2])+[.$C$2] + RAND()*10-5);[.$F$2])" office:value-type="float" office:value="71.6313372598494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8" calcext:value-type="float">
            <text:p>4.48</text:p>
          </table:table-cell>
          <table:table-cell table:formula="of:=[.B449]-8" office:value-type="float" office:value="-12384" calcext:value-type="float">
            <text:p>-12384</text:p>
          </table:table-cell>
          <table:table-cell table:formula="of:=MOD((([.B450]*[.$F$2]/[.$G$2]/[.$D$2])+[.$C$2] + RAND()*10-5);[.$F$2])" office:value-type="float" office:value="74.1863308130672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9" calcext:value-type="float">
            <text:p>4.49</text:p>
          </table:table-cell>
          <table:table-cell table:formula="of:=[.B450]-8" office:value-type="float" office:value="-12392" calcext:value-type="float">
            <text:p>-12392</text:p>
          </table:table-cell>
          <table:table-cell table:formula="of:=MOD((([.B451]*[.$F$2]/[.$G$2]/[.$D$2])+[.$C$2] + RAND()*10-5);[.$F$2])" office:value-type="float" office:value="78.2950694245222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" calcext:value-type="float">
            <text:p>4.5</text:p>
          </table:table-cell>
          <table:table-cell table:formula="of:=[.B451]-8" office:value-type="float" office:value="-12400" calcext:value-type="float">
            <text:p>-12400</text:p>
          </table:table-cell>
          <table:table-cell table:formula="of:=MOD((([.B452]*[.$F$2]/[.$G$2]/[.$D$2])+[.$C$2] + RAND()*10-5);[.$F$2])" office:value-type="float" office:value="78.244787187877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1" calcext:value-type="float">
            <text:p>4.51</text:p>
          </table:table-cell>
          <table:table-cell table:formula="of:=[.B452]-8" office:value-type="float" office:value="-12408" calcext:value-type="float">
            <text:p>-12408</text:p>
          </table:table-cell>
          <table:table-cell table:formula="of:=MOD((([.B453]*[.$F$2]/[.$G$2]/[.$D$2])+[.$C$2] + RAND()*10-5);[.$F$2])" office:value-type="float" office:value="77.045038351605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2" calcext:value-type="float">
            <text:p>4.52</text:p>
          </table:table-cell>
          <table:table-cell table:formula="of:=[.B453]-8" office:value-type="float" office:value="-12416" calcext:value-type="float">
            <text:p>-12416</text:p>
          </table:table-cell>
          <table:table-cell table:formula="of:=MOD((([.B454]*[.$F$2]/[.$G$2]/[.$D$2])+[.$C$2] + RAND()*10-5);[.$F$2])" office:value-type="float" office:value="76.031761750689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3" calcext:value-type="float">
            <text:p>4.53</text:p>
          </table:table-cell>
          <table:table-cell table:formula="of:=[.B454]-8" office:value-type="float" office:value="-12424" calcext:value-type="float">
            <text:p>-12424</text:p>
          </table:table-cell>
          <table:table-cell table:formula="of:=MOD((([.B455]*[.$F$2]/[.$G$2]/[.$D$2])+[.$C$2] + RAND()*10-5);[.$F$2])" office:value-type="float" office:value="76.052741010867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4" calcext:value-type="float">
            <text:p>4.54</text:p>
          </table:table-cell>
          <table:table-cell table:formula="of:=[.B455]-8" office:value-type="float" office:value="-12432" calcext:value-type="float">
            <text:p>-12432</text:p>
          </table:table-cell>
          <table:table-cell table:formula="of:=MOD((([.B456]*[.$F$2]/[.$G$2]/[.$D$2])+[.$C$2] + RAND()*10-5);[.$F$2])" office:value-type="float" office:value="75.171846122889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5" calcext:value-type="float">
            <text:p>4.55</text:p>
          </table:table-cell>
          <table:table-cell table:formula="of:=[.B456]-8" office:value-type="float" office:value="-12440" calcext:value-type="float">
            <text:p>-12440</text:p>
          </table:table-cell>
          <table:table-cell table:formula="of:=MOD((([.B457]*[.$F$2]/[.$G$2]/[.$D$2])+[.$C$2] + RAND()*10-5);[.$F$2])" office:value-type="float" office:value="77.214506853863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6" calcext:value-type="float">
            <text:p>4.56</text:p>
          </table:table-cell>
          <table:table-cell table:formula="of:=[.B457]-8" office:value-type="float" office:value="-12448" calcext:value-type="float">
            <text:p>-12448</text:p>
          </table:table-cell>
          <table:table-cell table:formula="of:=MOD((([.B458]*[.$F$2]/[.$G$2]/[.$D$2])+[.$C$2] + RAND()*10-5);[.$F$2])" office:value-type="float" office:value="80.633685537223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7" calcext:value-type="float">
            <text:p>4.57</text:p>
          </table:table-cell>
          <table:table-cell table:formula="of:=[.B458]-8" office:value-type="float" office:value="-12456" calcext:value-type="float">
            <text:p>-12456</text:p>
          </table:table-cell>
          <table:table-cell table:formula="of:=MOD((([.B459]*[.$F$2]/[.$G$2]/[.$D$2])+[.$C$2] + RAND()*10-5);[.$F$2])" office:value-type="float" office:value="79.2131685138562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8" calcext:value-type="float">
            <text:p>4.58</text:p>
          </table:table-cell>
          <table:table-cell table:formula="of:=[.B459]-8" office:value-type="float" office:value="-12464" calcext:value-type="float">
            <text:p>-12464</text:p>
          </table:table-cell>
          <table:table-cell table:formula="of:=MOD((([.B460]*[.$F$2]/[.$G$2]/[.$D$2])+[.$C$2] + RAND()*10-5);[.$F$2])" office:value-type="float" office:value="72.04665900258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9" calcext:value-type="float">
            <text:p>4.59</text:p>
          </table:table-cell>
          <table:table-cell table:formula="of:=[.B460]-8" office:value-type="float" office:value="-12472" calcext:value-type="float">
            <text:p>-12472</text:p>
          </table:table-cell>
          <table:table-cell table:formula="of:=MOD((([.B461]*[.$F$2]/[.$G$2]/[.$D$2])+[.$C$2] + RAND()*10-5);[.$F$2])" office:value-type="float" office:value="74.1992364741918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" calcext:value-type="float">
            <text:p>4.6</text:p>
          </table:table-cell>
          <table:table-cell table:formula="of:=[.B461]-8" office:value-type="float" office:value="-12480" calcext:value-type="float">
            <text:p>-12480</text:p>
          </table:table-cell>
          <table:table-cell table:formula="of:=MOD((([.B462]*[.$F$2]/[.$G$2]/[.$D$2])+[.$C$2] + RAND()*10-5);[.$F$2])" office:value-type="float" office:value="78.119494283818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1" calcext:value-type="float">
            <text:p>4.61</text:p>
          </table:table-cell>
          <table:table-cell table:formula="of:=[.B462]-8" office:value-type="float" office:value="-12488" calcext:value-type="float">
            <text:p>-12488</text:p>
          </table:table-cell>
          <table:table-cell table:formula="of:=MOD((([.B463]*[.$F$2]/[.$G$2]/[.$D$2])+[.$C$2] + RAND()*10-5);[.$F$2])" office:value-type="float" office:value="80.2129341004035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2" calcext:value-type="float">
            <text:p>4.62</text:p>
          </table:table-cell>
          <table:table-cell table:formula="of:=[.B463]-8" office:value-type="float" office:value="-12496" calcext:value-type="float">
            <text:p>-12496</text:p>
          </table:table-cell>
          <table:table-cell table:formula="of:=MOD((([.B464]*[.$F$2]/[.$G$2]/[.$D$2])+[.$C$2] + RAND()*10-5);[.$F$2])" office:value-type="float" office:value="76.811224922083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3" calcext:value-type="float">
            <text:p>4.63</text:p>
          </table:table-cell>
          <table:table-cell table:formula="of:=[.B464]-8" office:value-type="float" office:value="-12504" calcext:value-type="float">
            <text:p>-12504</text:p>
          </table:table-cell>
          <table:table-cell table:formula="of:=MOD((([.B465]*[.$F$2]/[.$G$2]/[.$D$2])+[.$C$2] + RAND()*10-5);[.$F$2])" office:value-type="float" office:value="80.853794376300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4" calcext:value-type="float">
            <text:p>4.64</text:p>
          </table:table-cell>
          <table:table-cell table:formula="of:=[.B465]-8" office:value-type="float" office:value="-12512" calcext:value-type="float">
            <text:p>-12512</text:p>
          </table:table-cell>
          <table:table-cell table:formula="of:=MOD((([.B466]*[.$F$2]/[.$G$2]/[.$D$2])+[.$C$2] + RAND()*10-5);[.$F$2])" office:value-type="float" office:value="71.3580271904427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5" calcext:value-type="float">
            <text:p>4.65</text:p>
          </table:table-cell>
          <table:table-cell table:formula="of:=[.B466]-8" office:value-type="float" office:value="-12520" calcext:value-type="float">
            <text:p>-12520</text:p>
          </table:table-cell>
          <table:table-cell table:formula="of:=MOD((([.B467]*[.$F$2]/[.$G$2]/[.$D$2])+[.$C$2] + RAND()*10-5);[.$F$2])" office:value-type="float" office:value="76.660745536881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6" calcext:value-type="float">
            <text:p>4.66</text:p>
          </table:table-cell>
          <table:table-cell table:formula="of:=[.B467]-8" office:value-type="float" office:value="-12528" calcext:value-type="float">
            <text:p>-12528</text:p>
          </table:table-cell>
          <table:table-cell table:formula="of:=MOD((([.B468]*[.$F$2]/[.$G$2]/[.$D$2])+[.$C$2] + RAND()*10-5);[.$F$2])" office:value-type="float" office:value="80.084011290036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7" calcext:value-type="float">
            <text:p>4.67</text:p>
          </table:table-cell>
          <table:table-cell table:formula="of:=[.B468]-8" office:value-type="float" office:value="-12536" calcext:value-type="float">
            <text:p>-12536</text:p>
          </table:table-cell>
          <table:table-cell table:formula="of:=MOD((([.B469]*[.$F$2]/[.$G$2]/[.$D$2])+[.$C$2] + RAND()*10-5);[.$F$2])" office:value-type="float" office:value="76.76203649660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8" calcext:value-type="float">
            <text:p>4.68</text:p>
          </table:table-cell>
          <table:table-cell table:formula="of:=[.B469]-8" office:value-type="float" office:value="-12544" calcext:value-type="float">
            <text:p>-12544</text:p>
          </table:table-cell>
          <table:table-cell table:formula="of:=MOD((([.B470]*[.$F$2]/[.$G$2]/[.$D$2])+[.$C$2] + RAND()*10-5);[.$F$2])" office:value-type="float" office:value="77.6628184151882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9" calcext:value-type="float">
            <text:p>4.69</text:p>
          </table:table-cell>
          <table:table-cell table:formula="of:=[.B470]-8" office:value-type="float" office:value="-12552" calcext:value-type="float">
            <text:p>-12552</text:p>
          </table:table-cell>
          <table:table-cell table:formula="of:=MOD((([.B471]*[.$F$2]/[.$G$2]/[.$D$2])+[.$C$2] + RAND()*10-5);[.$F$2])" office:value-type="float" office:value="77.218592608762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" calcext:value-type="float">
            <text:p>4.7</text:p>
          </table:table-cell>
          <table:table-cell table:formula="of:=[.B471]-8" office:value-type="float" office:value="-12560" calcext:value-type="float">
            <text:p>-12560</text:p>
          </table:table-cell>
          <table:table-cell table:formula="of:=MOD((([.B472]*[.$F$2]/[.$G$2]/[.$D$2])+[.$C$2] + RAND()*10-5);[.$F$2])" office:value-type="float" office:value="73.9191527027618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1" calcext:value-type="float">
            <text:p>4.71</text:p>
          </table:table-cell>
          <table:table-cell table:formula="of:=[.B472]-8" office:value-type="float" office:value="-12568" calcext:value-type="float">
            <text:p>-12568</text:p>
          </table:table-cell>
          <table:table-cell table:formula="of:=MOD((([.B473]*[.$F$2]/[.$G$2]/[.$D$2])+[.$C$2] + RAND()*10-5);[.$F$2])" office:value-type="float" office:value="72.9320262289049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2" calcext:value-type="float">
            <text:p>4.72</text:p>
          </table:table-cell>
          <table:table-cell table:formula="of:=[.B473]-8" office:value-type="float" office:value="-12576" calcext:value-type="float">
            <text:p>-12576</text:p>
          </table:table-cell>
          <table:table-cell table:formula="of:=MOD((([.B474]*[.$F$2]/[.$G$2]/[.$D$2])+[.$C$2] + RAND()*10-5);[.$F$2])" office:value-type="float" office:value="73.6027480977901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3" calcext:value-type="float">
            <text:p>4.73</text:p>
          </table:table-cell>
          <table:table-cell table:formula="of:=[.B474]-8" office:value-type="float" office:value="-12584" calcext:value-type="float">
            <text:p>-12584</text:p>
          </table:table-cell>
          <table:table-cell table:formula="of:=MOD((([.B475]*[.$F$2]/[.$G$2]/[.$D$2])+[.$C$2] + RAND()*10-5);[.$F$2])" office:value-type="float" office:value="77.507419176893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4" calcext:value-type="float">
            <text:p>4.74</text:p>
          </table:table-cell>
          <table:table-cell table:formula="of:=[.B475]-8" office:value-type="float" office:value="-12592" calcext:value-type="float">
            <text:p>-12592</text:p>
          </table:table-cell>
          <table:table-cell table:formula="of:=MOD((([.B476]*[.$F$2]/[.$G$2]/[.$D$2])+[.$C$2] + RAND()*10-5);[.$F$2])" office:value-type="float" office:value="77.80756027827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5" calcext:value-type="float">
            <text:p>4.75</text:p>
          </table:table-cell>
          <table:table-cell table:formula="of:=[.B476]-8" office:value-type="float" office:value="-12600" calcext:value-type="float">
            <text:p>-12600</text:p>
          </table:table-cell>
          <table:table-cell table:formula="of:=MOD((([.B477]*[.$F$2]/[.$G$2]/[.$D$2])+[.$C$2] + RAND()*10-5);[.$F$2])" office:value-type="float" office:value="79.637064228556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6" calcext:value-type="float">
            <text:p>4.76</text:p>
          </table:table-cell>
          <table:table-cell table:formula="of:=[.B477]-8" office:value-type="float" office:value="-12608" calcext:value-type="float">
            <text:p>-12608</text:p>
          </table:table-cell>
          <table:table-cell table:formula="of:=MOD((([.B478]*[.$F$2]/[.$G$2]/[.$D$2])+[.$C$2] + RAND()*10-5);[.$F$2])" office:value-type="float" office:value="77.25071325315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7" calcext:value-type="float">
            <text:p>4.77</text:p>
          </table:table-cell>
          <table:table-cell table:formula="of:=[.B478]-8" office:value-type="float" office:value="-12616" calcext:value-type="float">
            <text:p>-12616</text:p>
          </table:table-cell>
          <table:table-cell table:formula="of:=MOD((([.B479]*[.$F$2]/[.$G$2]/[.$D$2])+[.$C$2] + RAND()*10-5);[.$F$2])" office:value-type="float" office:value="75.867294455281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8" calcext:value-type="float">
            <text:p>4.78</text:p>
          </table:table-cell>
          <table:table-cell table:formula="of:=[.B479]-8" office:value-type="float" office:value="-12624" calcext:value-type="float">
            <text:p>-12624</text:p>
          </table:table-cell>
          <table:table-cell table:formula="of:=MOD((([.B480]*[.$F$2]/[.$G$2]/[.$D$2])+[.$C$2] + RAND()*10-5);[.$F$2])" office:value-type="float" office:value="71.2008658235506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9" calcext:value-type="float">
            <text:p>4.79</text:p>
          </table:table-cell>
          <table:table-cell table:formula="of:=[.B480]-8" office:value-type="float" office:value="-12632" calcext:value-type="float">
            <text:p>-12632</text:p>
          </table:table-cell>
          <table:table-cell table:formula="of:=MOD((([.B481]*[.$F$2]/[.$G$2]/[.$D$2])+[.$C$2] + RAND()*10-5);[.$F$2])" office:value-type="float" office:value="80.0596319893876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" calcext:value-type="float">
            <text:p>4.8</text:p>
          </table:table-cell>
          <table:table-cell table:formula="of:=[.B481]-8" office:value-type="float" office:value="-12640" calcext:value-type="float">
            <text:p>-12640</text:p>
          </table:table-cell>
          <table:table-cell table:formula="of:=MOD((([.B482]*[.$F$2]/[.$G$2]/[.$D$2])+[.$C$2] + RAND()*10-5);[.$F$2])" office:value-type="float" office:value="74.726379267548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1" calcext:value-type="float">
            <text:p>4.81</text:p>
          </table:table-cell>
          <table:table-cell table:formula="of:=[.B482]-8" office:value-type="float" office:value="-12648" calcext:value-type="float">
            <text:p>-12648</text:p>
          </table:table-cell>
          <table:table-cell table:formula="of:=MOD((([.B483]*[.$F$2]/[.$G$2]/[.$D$2])+[.$C$2] + RAND()*10-5);[.$F$2])" office:value-type="float" office:value="73.2411279312549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2" calcext:value-type="float">
            <text:p>4.82</text:p>
          </table:table-cell>
          <table:table-cell table:formula="of:=[.B483]-8" office:value-type="float" office:value="-12656" calcext:value-type="float">
            <text:p>-12656</text:p>
          </table:table-cell>
          <table:table-cell table:formula="of:=MOD((([.B484]*[.$F$2]/[.$G$2]/[.$D$2])+[.$C$2] + RAND()*10-5);[.$F$2])" office:value-type="float" office:value="74.3442346287542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3" calcext:value-type="float">
            <text:p>4.83</text:p>
          </table:table-cell>
          <table:table-cell table:formula="of:=[.B484]-8" office:value-type="float" office:value="-12664" calcext:value-type="float">
            <text:p>-12664</text:p>
          </table:table-cell>
          <table:table-cell table:formula="of:=MOD((([.B485]*[.$F$2]/[.$G$2]/[.$D$2])+[.$C$2] + RAND()*10-5);[.$F$2])" office:value-type="float" office:value="79.790185406683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4" calcext:value-type="float">
            <text:p>4.84</text:p>
          </table:table-cell>
          <table:table-cell table:formula="of:=[.B485]-8" office:value-type="float" office:value="-12672" calcext:value-type="float">
            <text:p>-12672</text:p>
          </table:table-cell>
          <table:table-cell table:formula="of:=MOD((([.B486]*[.$F$2]/[.$G$2]/[.$D$2])+[.$C$2] + RAND()*10-5);[.$F$2])" office:value-type="float" office:value="77.3659117272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5" calcext:value-type="float">
            <text:p>4.85</text:p>
          </table:table-cell>
          <table:table-cell table:formula="of:=[.B486]-8" office:value-type="float" office:value="-12680" calcext:value-type="float">
            <text:p>-12680</text:p>
          </table:table-cell>
          <table:table-cell table:formula="of:=MOD((([.B487]*[.$F$2]/[.$G$2]/[.$D$2])+[.$C$2] + RAND()*10-5);[.$F$2])" office:value-type="float" office:value="74.589014951152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6" calcext:value-type="float">
            <text:p>4.86</text:p>
          </table:table-cell>
          <table:table-cell table:formula="of:=[.B487]-8" office:value-type="float" office:value="-12688" calcext:value-type="float">
            <text:p>-12688</text:p>
          </table:table-cell>
          <table:table-cell table:formula="of:=MOD((([.B488]*[.$F$2]/[.$G$2]/[.$D$2])+[.$C$2] + RAND()*10-5);[.$F$2])" office:value-type="float" office:value="73.154072689688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7" calcext:value-type="float">
            <text:p>4.87</text:p>
          </table:table-cell>
          <table:table-cell table:formula="of:=[.B488]-8" office:value-type="float" office:value="-12696" calcext:value-type="float">
            <text:p>-12696</text:p>
          </table:table-cell>
          <table:table-cell table:formula="of:=MOD((([.B489]*[.$F$2]/[.$G$2]/[.$D$2])+[.$C$2] + RAND()*10-5);[.$F$2])" office:value-type="float" office:value="72.1566622257176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8" calcext:value-type="float">
            <text:p>4.88</text:p>
          </table:table-cell>
          <table:table-cell table:formula="of:=[.B489]-8" office:value-type="float" office:value="-12704" calcext:value-type="float">
            <text:p>-12704</text:p>
          </table:table-cell>
          <table:table-cell table:formula="of:=MOD((([.B490]*[.$F$2]/[.$G$2]/[.$D$2])+[.$C$2] + RAND()*10-5);[.$F$2])" office:value-type="float" office:value="76.563604865579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9" calcext:value-type="float">
            <text:p>4.89</text:p>
          </table:table-cell>
          <table:table-cell table:formula="of:=[.B490]-8" office:value-type="float" office:value="-12712" calcext:value-type="float">
            <text:p>-12712</text:p>
          </table:table-cell>
          <table:table-cell table:formula="of:=MOD((([.B491]*[.$F$2]/[.$G$2]/[.$D$2])+[.$C$2] + RAND()*10-5);[.$F$2])" office:value-type="float" office:value="79.339042967688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" calcext:value-type="float">
            <text:p>4.9</text:p>
          </table:table-cell>
          <table:table-cell table:formula="of:=[.B491]-8" office:value-type="float" office:value="-12720" calcext:value-type="float">
            <text:p>-12720</text:p>
          </table:table-cell>
          <table:table-cell table:formula="of:=MOD((([.B492]*[.$F$2]/[.$G$2]/[.$D$2])+[.$C$2] + RAND()*10-5);[.$F$2])" office:value-type="float" office:value="75.254860490886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1" calcext:value-type="float">
            <text:p>4.91</text:p>
          </table:table-cell>
          <table:table-cell table:formula="of:=[.B492]-8" office:value-type="float" office:value="-12728" calcext:value-type="float">
            <text:p>-12728</text:p>
          </table:table-cell>
          <table:table-cell table:formula="of:=MOD((([.B493]*[.$F$2]/[.$G$2]/[.$D$2])+[.$C$2] + RAND()*10-5);[.$F$2])" office:value-type="float" office:value="79.420436878328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2" calcext:value-type="float">
            <text:p>4.92</text:p>
          </table:table-cell>
          <table:table-cell table:formula="of:=[.B493]-8" office:value-type="float" office:value="-12736" calcext:value-type="float">
            <text:p>-12736</text:p>
          </table:table-cell>
          <table:table-cell table:formula="of:=MOD((([.B494]*[.$F$2]/[.$G$2]/[.$D$2])+[.$C$2] + RAND()*10-5);[.$F$2])" office:value-type="float" office:value="79.463537877767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3" calcext:value-type="float">
            <text:p>4.93</text:p>
          </table:table-cell>
          <table:table-cell table:formula="of:=[.B494]-8" office:value-type="float" office:value="-12744" calcext:value-type="float">
            <text:p>-12744</text:p>
          </table:table-cell>
          <table:table-cell table:formula="of:=MOD((([.B495]*[.$F$2]/[.$G$2]/[.$D$2])+[.$C$2] + RAND()*10-5);[.$F$2])" office:value-type="float" office:value="73.8807484872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4" calcext:value-type="float">
            <text:p>4.94</text:p>
          </table:table-cell>
          <table:table-cell table:formula="of:=[.B495]-8" office:value-type="float" office:value="-12752" calcext:value-type="float">
            <text:p>-12752</text:p>
          </table:table-cell>
          <table:table-cell table:formula="of:=MOD((([.B496]*[.$F$2]/[.$G$2]/[.$D$2])+[.$C$2] + RAND()*10-5);[.$F$2])" office:value-type="float" office:value="76.410051603998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5" calcext:value-type="float">
            <text:p>4.95</text:p>
          </table:table-cell>
          <table:table-cell table:formula="of:=[.B496]-8" office:value-type="float" office:value="-12760" calcext:value-type="float">
            <text:p>-12760</text:p>
          </table:table-cell>
          <table:table-cell table:formula="of:=MOD((([.B497]*[.$F$2]/[.$G$2]/[.$D$2])+[.$C$2] + RAND()*10-5);[.$F$2])" office:value-type="float" office:value="76.141110183286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6" calcext:value-type="float">
            <text:p>4.96</text:p>
          </table:table-cell>
          <table:table-cell table:formula="of:=[.B497]-8" office:value-type="float" office:value="-12768" calcext:value-type="float">
            <text:p>-12768</text:p>
          </table:table-cell>
          <table:table-cell table:formula="of:=MOD((([.B498]*[.$F$2]/[.$G$2]/[.$D$2])+[.$C$2] + RAND()*10-5);[.$F$2])" office:value-type="float" office:value="76.3504441508232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7" calcext:value-type="float">
            <text:p>4.97</text:p>
          </table:table-cell>
          <table:table-cell table:formula="of:=[.B498]-8" office:value-type="float" office:value="-12776" calcext:value-type="float">
            <text:p>-12776</text:p>
          </table:table-cell>
          <table:table-cell table:formula="of:=MOD((([.B499]*[.$F$2]/[.$G$2]/[.$D$2])+[.$C$2] + RAND()*10-5);[.$F$2])" office:value-type="float" office:value="78.837123816251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8" calcext:value-type="float">
            <text:p>4.98</text:p>
          </table:table-cell>
          <table:table-cell table:formula="of:=[.B499]-8" office:value-type="float" office:value="-12784" calcext:value-type="float">
            <text:p>-12784</text:p>
          </table:table-cell>
          <table:table-cell table:formula="of:=MOD((([.B500]*[.$F$2]/[.$G$2]/[.$D$2])+[.$C$2] + RAND()*10-5);[.$F$2])" office:value-type="float" office:value="72.3317825889148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9" calcext:value-type="float">
            <text:p>4.99</text:p>
          </table:table-cell>
          <table:table-cell table:formula="of:=[.B500]-8" office:value-type="float" office:value="-12792" calcext:value-type="float">
            <text:p>-12792</text:p>
          </table:table-cell>
          <table:table-cell table:formula="of:=MOD((([.B501]*[.$F$2]/[.$G$2]/[.$D$2])+[.$C$2] + RAND()*10-5);[.$F$2])" office:value-type="float" office:value="71.9085980285445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" calcext:value-type="float">
            <text:p>5</text:p>
          </table:table-cell>
          <table:table-cell table:formula="of:=[.B501]-8" office:value-type="float" office:value="-12800" calcext:value-type="float">
            <text:p>-12800</text:p>
          </table:table-cell>
          <table:table-cell table:formula="of:=MOD((([.B502]*[.$F$2]/[.$G$2]/[.$D$2])+[.$C$2] + RAND()*10-5);[.$F$2])" office:value-type="float" office:value="71.3544022826562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1" calcext:value-type="float">
            <text:p>5.01</text:p>
          </table:table-cell>
          <table:table-cell table:formula="of:=[.B502]+8" office:value-type="float" office:value="-12792" calcext:value-type="float">
            <text:p>-12792</text:p>
          </table:table-cell>
          <table:table-cell table:formula="of:=MOD((([.B503]*[.$F$2]/[.$G$2]/[.$D$2])+[.$C$2] + RAND()*10-5);[.$F$2])" office:value-type="float" office:value="73.932313423228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2" calcext:value-type="float">
            <text:p>5.02</text:p>
          </table:table-cell>
          <table:table-cell table:formula="of:=[.B503]+8" office:value-type="float" office:value="-12784" calcext:value-type="float">
            <text:p>-12784</text:p>
          </table:table-cell>
          <table:table-cell table:formula="of:=MOD((([.B504]*[.$F$2]/[.$G$2]/[.$D$2])+[.$C$2] + RAND()*10-5);[.$F$2])" office:value-type="float" office:value="76.532417323956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3" calcext:value-type="float">
            <text:p>5.03</text:p>
          </table:table-cell>
          <table:table-cell table:formula="of:=[.B504]+8" office:value-type="float" office:value="-12776" calcext:value-type="float">
            <text:p>-12776</text:p>
          </table:table-cell>
          <table:table-cell table:formula="of:=MOD((([.B505]*[.$F$2]/[.$G$2]/[.$D$2])+[.$C$2] + RAND()*10-5);[.$F$2])" office:value-type="float" office:value="77.254235966611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4" calcext:value-type="float">
            <text:p>5.04</text:p>
          </table:table-cell>
          <table:table-cell table:formula="of:=[.B505]+8" office:value-type="float" office:value="-12768" calcext:value-type="float">
            <text:p>-12768</text:p>
          </table:table-cell>
          <table:table-cell table:formula="of:=MOD((([.B506]*[.$F$2]/[.$G$2]/[.$D$2])+[.$C$2] + RAND()*10-5);[.$F$2])" office:value-type="float" office:value="74.2619444987237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5" calcext:value-type="float">
            <text:p>5.05</text:p>
          </table:table-cell>
          <table:table-cell table:formula="of:=[.B506]+8" office:value-type="float" office:value="-12760" calcext:value-type="float">
            <text:p>-12760</text:p>
          </table:table-cell>
          <table:table-cell table:formula="of:=MOD((([.B507]*[.$F$2]/[.$G$2]/[.$D$2])+[.$C$2] + RAND()*10-5);[.$F$2])" office:value-type="float" office:value="73.718475168861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6" calcext:value-type="float">
            <text:p>5.06</text:p>
          </table:table-cell>
          <table:table-cell table:formula="of:=[.B507]+8" office:value-type="float" office:value="-12752" calcext:value-type="float">
            <text:p>-12752</text:p>
          </table:table-cell>
          <table:table-cell table:formula="of:=MOD((([.B508]*[.$F$2]/[.$G$2]/[.$D$2])+[.$C$2] + RAND()*10-5);[.$F$2])" office:value-type="float" office:value="76.08993144029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7" calcext:value-type="float">
            <text:p>5.07</text:p>
          </table:table-cell>
          <table:table-cell table:formula="of:=[.B508]+8" office:value-type="float" office:value="-12744" calcext:value-type="float">
            <text:p>-12744</text:p>
          </table:table-cell>
          <table:table-cell table:formula="of:=MOD((([.B509]*[.$F$2]/[.$G$2]/[.$D$2])+[.$C$2] + RAND()*10-5);[.$F$2])" office:value-type="float" office:value="76.007158069251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8" calcext:value-type="float">
            <text:p>5.08</text:p>
          </table:table-cell>
          <table:table-cell table:formula="of:=[.B509]+8" office:value-type="float" office:value="-12736" calcext:value-type="float">
            <text:p>-12736</text:p>
          </table:table-cell>
          <table:table-cell table:formula="of:=MOD((([.B510]*[.$F$2]/[.$G$2]/[.$D$2])+[.$C$2] + RAND()*10-5);[.$F$2])" office:value-type="float" office:value="73.3921049296165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9" calcext:value-type="float">
            <text:p>5.09</text:p>
          </table:table-cell>
          <table:table-cell table:formula="of:=[.B510]+8" office:value-type="float" office:value="-12728" calcext:value-type="float">
            <text:p>-12728</text:p>
          </table:table-cell>
          <table:table-cell table:formula="of:=MOD((([.B511]*[.$F$2]/[.$G$2]/[.$D$2])+[.$C$2] + RAND()*10-5);[.$F$2])" office:value-type="float" office:value="71.8286604316502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" calcext:value-type="float">
            <text:p>5.1</text:p>
          </table:table-cell>
          <table:table-cell table:formula="of:=[.B511]+8" office:value-type="float" office:value="-12720" calcext:value-type="float">
            <text:p>-12720</text:p>
          </table:table-cell>
          <table:table-cell table:formula="of:=MOD((([.B512]*[.$F$2]/[.$G$2]/[.$D$2])+[.$C$2] + RAND()*10-5);[.$F$2])" office:value-type="float" office:value="73.144064777990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1" calcext:value-type="float">
            <text:p>5.11</text:p>
          </table:table-cell>
          <table:table-cell table:formula="of:=[.B512]+8" office:value-type="float" office:value="-12712" calcext:value-type="float">
            <text:p>-12712</text:p>
          </table:table-cell>
          <table:table-cell table:formula="of:=MOD((([.B513]*[.$F$2]/[.$G$2]/[.$D$2])+[.$C$2] + RAND()*10-5);[.$F$2])" office:value-type="float" office:value="79.577861129507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2" calcext:value-type="float">
            <text:p>5.12</text:p>
          </table:table-cell>
          <table:table-cell table:formula="of:=[.B513]+8" office:value-type="float" office:value="-12704" calcext:value-type="float">
            <text:p>-12704</text:p>
          </table:table-cell>
          <table:table-cell table:formula="of:=MOD((([.B514]*[.$F$2]/[.$G$2]/[.$D$2])+[.$C$2] + RAND()*10-5);[.$F$2])" office:value-type="float" office:value="72.7767638317417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3" calcext:value-type="float">
            <text:p>5.13</text:p>
          </table:table-cell>
          <table:table-cell table:formula="of:=[.B514]+8" office:value-type="float" office:value="-12696" calcext:value-type="float">
            <text:p>-12696</text:p>
          </table:table-cell>
          <table:table-cell table:formula="of:=MOD((([.B515]*[.$F$2]/[.$G$2]/[.$D$2])+[.$C$2] + RAND()*10-5);[.$F$2])" office:value-type="float" office:value="77.911253014825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4" calcext:value-type="float">
            <text:p>5.14</text:p>
          </table:table-cell>
          <table:table-cell table:formula="of:=[.B515]+8" office:value-type="float" office:value="-12688" calcext:value-type="float">
            <text:p>-12688</text:p>
          </table:table-cell>
          <table:table-cell table:formula="of:=MOD((([.B516]*[.$F$2]/[.$G$2]/[.$D$2])+[.$C$2] + RAND()*10-5);[.$F$2])" office:value-type="float" office:value="70.8033979234668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5" calcext:value-type="float">
            <text:p>5.15</text:p>
          </table:table-cell>
          <table:table-cell table:formula="of:=[.B516]+8" office:value-type="float" office:value="-12680" calcext:value-type="float">
            <text:p>-12680</text:p>
          </table:table-cell>
          <table:table-cell table:formula="of:=MOD((([.B517]*[.$F$2]/[.$G$2]/[.$D$2])+[.$C$2] + RAND()*10-5);[.$F$2])" office:value-type="float" office:value="79.176700431140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6" calcext:value-type="float">
            <text:p>5.16</text:p>
          </table:table-cell>
          <table:table-cell table:formula="of:=[.B517]+8" office:value-type="float" office:value="-12672" calcext:value-type="float">
            <text:p>-12672</text:p>
          </table:table-cell>
          <table:table-cell table:formula="of:=MOD((([.B518]*[.$F$2]/[.$G$2]/[.$D$2])+[.$C$2] + RAND()*10-5);[.$F$2])" office:value-type="float" office:value="78.1427016921722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7" calcext:value-type="float">
            <text:p>5.17</text:p>
          </table:table-cell>
          <table:table-cell table:formula="of:=[.B518]+8" office:value-type="float" office:value="-12664" calcext:value-type="float">
            <text:p>-12664</text:p>
          </table:table-cell>
          <table:table-cell table:formula="of:=MOD((([.B519]*[.$F$2]/[.$G$2]/[.$D$2])+[.$C$2] + RAND()*10-5);[.$F$2])" office:value-type="float" office:value="74.428808522411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8" calcext:value-type="float">
            <text:p>5.18</text:p>
          </table:table-cell>
          <table:table-cell table:formula="of:=[.B519]+8" office:value-type="float" office:value="-12656" calcext:value-type="float">
            <text:p>-12656</text:p>
          </table:table-cell>
          <table:table-cell table:formula="of:=MOD((([.B520]*[.$F$2]/[.$G$2]/[.$D$2])+[.$C$2] + RAND()*10-5);[.$F$2])" office:value-type="float" office:value="79.427087181472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9" calcext:value-type="float">
            <text:p>5.19</text:p>
          </table:table-cell>
          <table:table-cell table:formula="of:=[.B520]+8" office:value-type="float" office:value="-12648" calcext:value-type="float">
            <text:p>-12648</text:p>
          </table:table-cell>
          <table:table-cell table:formula="of:=MOD((([.B521]*[.$F$2]/[.$G$2]/[.$D$2])+[.$C$2] + RAND()*10-5);[.$F$2])" office:value-type="float" office:value="71.1758224746358" calcext:value-type="float">
            <text:p>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" calcext:value-type="float">
            <text:p>5.2</text:p>
          </table:table-cell>
          <table:table-cell table:formula="of:=[.B521]+8" office:value-type="float" office:value="-12640" calcext:value-type="float">
            <text:p>-12640</text:p>
          </table:table-cell>
          <table:table-cell table:formula="of:=MOD((([.B522]*[.$F$2]/[.$G$2]/[.$D$2])+[.$C$2] + RAND()*10-5);[.$F$2])" office:value-type="float" office:value="79.938350739122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1" calcext:value-type="float">
            <text:p>5.21</text:p>
          </table:table-cell>
          <table:table-cell table:formula="of:=[.B522]+8" office:value-type="float" office:value="-12632" calcext:value-type="float">
            <text:p>-12632</text:p>
          </table:table-cell>
          <table:table-cell table:formula="of:=MOD((([.B523]*[.$F$2]/[.$G$2]/[.$D$2])+[.$C$2] + RAND()*10-5);[.$F$2])" office:value-type="float" office:value="78.386166135983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2" calcext:value-type="float">
            <text:p>5.22</text:p>
          </table:table-cell>
          <table:table-cell table:formula="of:=[.B523]+8" office:value-type="float" office:value="-12624" calcext:value-type="float">
            <text:p>-12624</text:p>
          </table:table-cell>
          <table:table-cell table:formula="of:=MOD((([.B524]*[.$F$2]/[.$G$2]/[.$D$2])+[.$C$2] + RAND()*10-5);[.$F$2])" office:value-type="float" office:value="73.2899995482495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3" calcext:value-type="float">
            <text:p>5.23</text:p>
          </table:table-cell>
          <table:table-cell table:formula="of:=[.B524]+8" office:value-type="float" office:value="-12616" calcext:value-type="float">
            <text:p>-12616</text:p>
          </table:table-cell>
          <table:table-cell table:formula="of:=MOD((([.B525]*[.$F$2]/[.$G$2]/[.$D$2])+[.$C$2] + RAND()*10-5);[.$F$2])" office:value-type="float" office:value="76.798708071634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4" calcext:value-type="float">
            <text:p>5.24</text:p>
          </table:table-cell>
          <table:table-cell table:formula="of:=[.B525]+8" office:value-type="float" office:value="-12608" calcext:value-type="float">
            <text:p>-12608</text:p>
          </table:table-cell>
          <table:table-cell table:formula="of:=MOD((([.B526]*[.$F$2]/[.$G$2]/[.$D$2])+[.$C$2] + RAND()*10-5);[.$F$2])" office:value-type="float" office:value="73.6006442660998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5" calcext:value-type="float">
            <text:p>5.25</text:p>
          </table:table-cell>
          <table:table-cell table:formula="of:=[.B526]+8" office:value-type="float" office:value="-12600" calcext:value-type="float">
            <text:p>-12600</text:p>
          </table:table-cell>
          <table:table-cell table:formula="of:=MOD((([.B527]*[.$F$2]/[.$G$2]/[.$D$2])+[.$C$2] + RAND()*10-5);[.$F$2])" office:value-type="float" office:value="73.4603774566781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6" calcext:value-type="float">
            <text:p>5.26</text:p>
          </table:table-cell>
          <table:table-cell table:formula="of:=[.B527]+8" office:value-type="float" office:value="-12592" calcext:value-type="float">
            <text:p>-12592</text:p>
          </table:table-cell>
          <table:table-cell table:formula="of:=MOD((([.B528]*[.$F$2]/[.$G$2]/[.$D$2])+[.$C$2] + RAND()*10-5);[.$F$2])" office:value-type="float" office:value="78.13290547408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7" calcext:value-type="float">
            <text:p>5.27</text:p>
          </table:table-cell>
          <table:table-cell table:formula="of:=[.B528]+8" office:value-type="float" office:value="-12584" calcext:value-type="float">
            <text:p>-12584</text:p>
          </table:table-cell>
          <table:table-cell table:formula="of:=MOD((([.B529]*[.$F$2]/[.$G$2]/[.$D$2])+[.$C$2] + RAND()*10-5);[.$F$2])" office:value-type="float" office:value="76.429305917039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8" calcext:value-type="float">
            <text:p>5.28</text:p>
          </table:table-cell>
          <table:table-cell table:formula="of:=[.B529]+8" office:value-type="float" office:value="-12576" calcext:value-type="float">
            <text:p>-12576</text:p>
          </table:table-cell>
          <table:table-cell table:formula="of:=MOD((([.B530]*[.$F$2]/[.$G$2]/[.$D$2])+[.$C$2] + RAND()*10-5);[.$F$2])" office:value-type="float" office:value="75.707248729986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9" calcext:value-type="float">
            <text:p>5.29</text:p>
          </table:table-cell>
          <table:table-cell table:formula="of:=[.B530]+8" office:value-type="float" office:value="-12568" calcext:value-type="float">
            <text:p>-12568</text:p>
          </table:table-cell>
          <table:table-cell table:formula="of:=MOD((([.B531]*[.$F$2]/[.$G$2]/[.$D$2])+[.$C$2] + RAND()*10-5);[.$F$2])" office:value-type="float" office:value="74.845385692830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" calcext:value-type="float">
            <text:p>5.3</text:p>
          </table:table-cell>
          <table:table-cell table:formula="of:=[.B531]+8" office:value-type="float" office:value="-12560" calcext:value-type="float">
            <text:p>-12560</text:p>
          </table:table-cell>
          <table:table-cell table:formula="of:=MOD((([.B532]*[.$F$2]/[.$G$2]/[.$D$2])+[.$C$2] + RAND()*10-5);[.$F$2])" office:value-type="float" office:value="75.470318294335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1" calcext:value-type="float">
            <text:p>5.31</text:p>
          </table:table-cell>
          <table:table-cell table:formula="of:=[.B532]+8" office:value-type="float" office:value="-12552" calcext:value-type="float">
            <text:p>-12552</text:p>
          </table:table-cell>
          <table:table-cell table:formula="of:=MOD((([.B533]*[.$F$2]/[.$G$2]/[.$D$2])+[.$C$2] + RAND()*10-5);[.$F$2])" office:value-type="float" office:value="76.949960026834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2" calcext:value-type="float">
            <text:p>5.32</text:p>
          </table:table-cell>
          <table:table-cell table:formula="of:=[.B533]+8" office:value-type="float" office:value="-12544" calcext:value-type="float">
            <text:p>-12544</text:p>
          </table:table-cell>
          <table:table-cell table:formula="of:=MOD((([.B534]*[.$F$2]/[.$G$2]/[.$D$2])+[.$C$2] + RAND()*10-5);[.$F$2])" office:value-type="float" office:value="80.553751896417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3" calcext:value-type="float">
            <text:p>5.33</text:p>
          </table:table-cell>
          <table:table-cell table:formula="of:=[.B534]+8" office:value-type="float" office:value="-12536" calcext:value-type="float">
            <text:p>-12536</text:p>
          </table:table-cell>
          <table:table-cell table:formula="of:=MOD((([.B535]*[.$F$2]/[.$G$2]/[.$D$2])+[.$C$2] + RAND()*10-5);[.$F$2])" office:value-type="float" office:value="80.27500570328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4" calcext:value-type="float">
            <text:p>5.34</text:p>
          </table:table-cell>
          <table:table-cell table:formula="of:=[.B535]+8" office:value-type="float" office:value="-12528" calcext:value-type="float">
            <text:p>-12528</text:p>
          </table:table-cell>
          <table:table-cell table:formula="of:=MOD((([.B536]*[.$F$2]/[.$G$2]/[.$D$2])+[.$C$2] + RAND()*10-5);[.$F$2])" office:value-type="float" office:value="73.2004392753963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5" calcext:value-type="float">
            <text:p>5.35</text:p>
          </table:table-cell>
          <table:table-cell table:formula="of:=[.B536]+8" office:value-type="float" office:value="-12520" calcext:value-type="float">
            <text:p>-12520</text:p>
          </table:table-cell>
          <table:table-cell table:formula="of:=MOD((([.B537]*[.$F$2]/[.$G$2]/[.$D$2])+[.$C$2] + RAND()*10-5);[.$F$2])" office:value-type="float" office:value="73.054700970279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6" calcext:value-type="float">
            <text:p>5.36</text:p>
          </table:table-cell>
          <table:table-cell table:formula="of:=[.B537]+8" office:value-type="float" office:value="-12512" calcext:value-type="float">
            <text:p>-12512</text:p>
          </table:table-cell>
          <table:table-cell table:formula="of:=MOD((([.B538]*[.$F$2]/[.$G$2]/[.$D$2])+[.$C$2] + RAND()*10-5);[.$F$2])" office:value-type="float" office:value="77.866434089006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7" calcext:value-type="float">
            <text:p>5.37</text:p>
          </table:table-cell>
          <table:table-cell table:formula="of:=[.B538]+8" office:value-type="float" office:value="-12504" calcext:value-type="float">
            <text:p>-12504</text:p>
          </table:table-cell>
          <table:table-cell table:formula="of:=MOD((([.B539]*[.$F$2]/[.$G$2]/[.$D$2])+[.$C$2] + RAND()*10-5);[.$F$2])" office:value-type="float" office:value="71.6544748353809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8" calcext:value-type="float">
            <text:p>5.38</text:p>
          </table:table-cell>
          <table:table-cell table:formula="of:=[.B539]+8" office:value-type="float" office:value="-12496" calcext:value-type="float">
            <text:p>-12496</text:p>
          </table:table-cell>
          <table:table-cell table:formula="of:=MOD((([.B540]*[.$F$2]/[.$G$2]/[.$D$2])+[.$C$2] + RAND()*10-5);[.$F$2])" office:value-type="float" office:value="78.2350814792349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9" calcext:value-type="float">
            <text:p>5.39</text:p>
          </table:table-cell>
          <table:table-cell table:formula="of:=[.B540]+8" office:value-type="float" office:value="-12488" calcext:value-type="float">
            <text:p>-12488</text:p>
          </table:table-cell>
          <table:table-cell table:formula="of:=MOD((([.B541]*[.$F$2]/[.$G$2]/[.$D$2])+[.$C$2] + RAND()*10-5);[.$F$2])" office:value-type="float" office:value="79.965788262219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" calcext:value-type="float">
            <text:p>5.4</text:p>
          </table:table-cell>
          <table:table-cell table:formula="of:=[.B541]+8" office:value-type="float" office:value="-12480" calcext:value-type="float">
            <text:p>-12480</text:p>
          </table:table-cell>
          <table:table-cell table:formula="of:=MOD((([.B542]*[.$F$2]/[.$G$2]/[.$D$2])+[.$C$2] + RAND()*10-5);[.$F$2])" office:value-type="float" office:value="77.727092094047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1" calcext:value-type="float">
            <text:p>5.41</text:p>
          </table:table-cell>
          <table:table-cell table:formula="of:=[.B542]+8" office:value-type="float" office:value="-12472" calcext:value-type="float">
            <text:p>-12472</text:p>
          </table:table-cell>
          <table:table-cell table:formula="of:=MOD((([.B543]*[.$F$2]/[.$G$2]/[.$D$2])+[.$C$2] + RAND()*10-5);[.$F$2])" office:value-type="float" office:value="74.3968339930459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2" calcext:value-type="float">
            <text:p>5.42</text:p>
          </table:table-cell>
          <table:table-cell table:formula="of:=[.B543]+8" office:value-type="float" office:value="-12464" calcext:value-type="float">
            <text:p>-12464</text:p>
          </table:table-cell>
          <table:table-cell table:formula="of:=MOD((([.B544]*[.$F$2]/[.$G$2]/[.$D$2])+[.$C$2] + RAND()*10-5);[.$F$2])" office:value-type="float" office:value="74.0892106643881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3" calcext:value-type="float">
            <text:p>5.43</text:p>
          </table:table-cell>
          <table:table-cell table:formula="of:=[.B544]+8" office:value-type="float" office:value="-12456" calcext:value-type="float">
            <text:p>-12456</text:p>
          </table:table-cell>
          <table:table-cell table:formula="of:=MOD((([.B545]*[.$F$2]/[.$G$2]/[.$D$2])+[.$C$2] + RAND()*10-5);[.$F$2])" office:value-type="float" office:value="71.615441818923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4" calcext:value-type="float">
            <text:p>5.44</text:p>
          </table:table-cell>
          <table:table-cell table:formula="of:=[.B545]+8" office:value-type="float" office:value="-12448" calcext:value-type="float">
            <text:p>-12448</text:p>
          </table:table-cell>
          <table:table-cell table:formula="of:=MOD((([.B546]*[.$F$2]/[.$G$2]/[.$D$2])+[.$C$2] + RAND()*10-5);[.$F$2])" office:value-type="float" office:value="79.4288392076664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5" calcext:value-type="float">
            <text:p>5.45</text:p>
          </table:table-cell>
          <table:table-cell table:formula="of:=[.B546]+8" office:value-type="float" office:value="-12440" calcext:value-type="float">
            <text:p>-12440</text:p>
          </table:table-cell>
          <table:table-cell table:formula="of:=MOD((([.B547]*[.$F$2]/[.$G$2]/[.$D$2])+[.$C$2] + RAND()*10-5);[.$F$2])" office:value-type="float" office:value="73.8844190914783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6" calcext:value-type="float">
            <text:p>5.46</text:p>
          </table:table-cell>
          <table:table-cell table:formula="of:=[.B547]+8" office:value-type="float" office:value="-12432" calcext:value-type="float">
            <text:p>-12432</text:p>
          </table:table-cell>
          <table:table-cell table:formula="of:=MOD((([.B548]*[.$F$2]/[.$G$2]/[.$D$2])+[.$C$2] + RAND()*10-5);[.$F$2])" office:value-type="float" office:value="80.130006729570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7" calcext:value-type="float">
            <text:p>5.47</text:p>
          </table:table-cell>
          <table:table-cell table:formula="of:=[.B548]+8" office:value-type="float" office:value="-12424" calcext:value-type="float">
            <text:p>-12424</text:p>
          </table:table-cell>
          <table:table-cell table:formula="of:=MOD((([.B549]*[.$F$2]/[.$G$2]/[.$D$2])+[.$C$2] + RAND()*10-5);[.$F$2])" office:value-type="float" office:value="77.247956660933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8" calcext:value-type="float">
            <text:p>5.48</text:p>
          </table:table-cell>
          <table:table-cell table:formula="of:=[.B549]+8" office:value-type="float" office:value="-12416" calcext:value-type="float">
            <text:p>-12416</text:p>
          </table:table-cell>
          <table:table-cell table:formula="of:=MOD((([.B550]*[.$F$2]/[.$G$2]/[.$D$2])+[.$C$2] + RAND()*10-5);[.$F$2])" office:value-type="float" office:value="77.184096349141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9" calcext:value-type="float">
            <text:p>5.49</text:p>
          </table:table-cell>
          <table:table-cell table:formula="of:=[.B550]+8" office:value-type="float" office:value="-12408" calcext:value-type="float">
            <text:p>-12408</text:p>
          </table:table-cell>
          <table:table-cell table:formula="of:=MOD((([.B551]*[.$F$2]/[.$G$2]/[.$D$2])+[.$C$2] + RAND()*10-5);[.$F$2])" office:value-type="float" office:value="75.750882294013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" calcext:value-type="float">
            <text:p>5.5</text:p>
          </table:table-cell>
          <table:table-cell table:formula="of:=[.B551]+8" office:value-type="float" office:value="-12400" calcext:value-type="float">
            <text:p>-12400</text:p>
          </table:table-cell>
          <table:table-cell table:formula="of:=MOD((([.B552]*[.$F$2]/[.$G$2]/[.$D$2])+[.$C$2] + RAND()*10-5);[.$F$2])" office:value-type="float" office:value="79.417842938310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1" calcext:value-type="float">
            <text:p>5.51</text:p>
          </table:table-cell>
          <table:table-cell table:formula="of:=[.B552]+8" office:value-type="float" office:value="-12392" calcext:value-type="float">
            <text:p>-12392</text:p>
          </table:table-cell>
          <table:table-cell table:formula="of:=MOD((([.B553]*[.$F$2]/[.$G$2]/[.$D$2])+[.$C$2] + RAND()*10-5);[.$F$2])" office:value-type="float" office:value="77.322075417248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2" calcext:value-type="float">
            <text:p>5.52</text:p>
          </table:table-cell>
          <table:table-cell table:formula="of:=[.B553]+8" office:value-type="float" office:value="-12384" calcext:value-type="float">
            <text:p>-12384</text:p>
          </table:table-cell>
          <table:table-cell table:formula="of:=MOD((([.B554]*[.$F$2]/[.$G$2]/[.$D$2])+[.$C$2] + RAND()*10-5);[.$F$2])" office:value-type="float" office:value="79.7838031740549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3" calcext:value-type="float">
            <text:p>5.53</text:p>
          </table:table-cell>
          <table:table-cell table:formula="of:=[.B554]+8" office:value-type="float" office:value="-12376" calcext:value-type="float">
            <text:p>-12376</text:p>
          </table:table-cell>
          <table:table-cell table:formula="of:=MOD((([.B555]*[.$F$2]/[.$G$2]/[.$D$2])+[.$C$2] + RAND()*10-5);[.$F$2])" office:value-type="float" office:value="71.8667697213057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4" calcext:value-type="float">
            <text:p>5.54</text:p>
          </table:table-cell>
          <table:table-cell table:formula="of:=[.B555]+8" office:value-type="float" office:value="-12368" calcext:value-type="float">
            <text:p>-12368</text:p>
          </table:table-cell>
          <table:table-cell table:formula="of:=MOD((([.B556]*[.$F$2]/[.$G$2]/[.$D$2])+[.$C$2] + RAND()*10-5);[.$F$2])" office:value-type="float" office:value="79.158945779240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5" calcext:value-type="float">
            <text:p>5.55</text:p>
          </table:table-cell>
          <table:table-cell table:formula="of:=[.B556]+8" office:value-type="float" office:value="-12360" calcext:value-type="float">
            <text:p>-12360</text:p>
          </table:table-cell>
          <table:table-cell table:formula="of:=MOD((([.B557]*[.$F$2]/[.$G$2]/[.$D$2])+[.$C$2] + RAND()*10-5);[.$F$2])" office:value-type="float" office:value="74.649403874803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6" calcext:value-type="float">
            <text:p>5.56</text:p>
          </table:table-cell>
          <table:table-cell table:formula="of:=[.B557]+8" office:value-type="float" office:value="-12352" calcext:value-type="float">
            <text:p>-12352</text:p>
          </table:table-cell>
          <table:table-cell table:formula="of:=MOD((([.B558]*[.$F$2]/[.$G$2]/[.$D$2])+[.$C$2] + RAND()*10-5);[.$F$2])" office:value-type="float" office:value="76.63948041299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7" calcext:value-type="float">
            <text:p>5.57</text:p>
          </table:table-cell>
          <table:table-cell table:formula="of:=[.B558]+8" office:value-type="float" office:value="-12344" calcext:value-type="float">
            <text:p>-12344</text:p>
          </table:table-cell>
          <table:table-cell table:formula="of:=MOD((([.B559]*[.$F$2]/[.$G$2]/[.$D$2])+[.$C$2] + RAND()*10-5);[.$F$2])" office:value-type="float" office:value="73.236440557818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8" calcext:value-type="float">
            <text:p>5.58</text:p>
          </table:table-cell>
          <table:table-cell table:formula="of:=[.B559]+8" office:value-type="float" office:value="-12336" calcext:value-type="float">
            <text:p>-12336</text:p>
          </table:table-cell>
          <table:table-cell table:formula="of:=MOD((([.B560]*[.$F$2]/[.$G$2]/[.$D$2])+[.$C$2] + RAND()*10-5);[.$F$2])" office:value-type="float" office:value="74.717009573822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9" calcext:value-type="float">
            <text:p>5.59</text:p>
          </table:table-cell>
          <table:table-cell table:formula="of:=[.B560]+8" office:value-type="float" office:value="-12328" calcext:value-type="float">
            <text:p>-12328</text:p>
          </table:table-cell>
          <table:table-cell table:formula="of:=MOD((([.B561]*[.$F$2]/[.$G$2]/[.$D$2])+[.$C$2] + RAND()*10-5);[.$F$2])" office:value-type="float" office:value="73.3301152045042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" calcext:value-type="float">
            <text:p>5.6</text:p>
          </table:table-cell>
          <table:table-cell table:formula="of:=[.B561]+8" office:value-type="float" office:value="-12320" calcext:value-type="float">
            <text:p>-12320</text:p>
          </table:table-cell>
          <table:table-cell table:formula="of:=MOD((([.B562]*[.$F$2]/[.$G$2]/[.$D$2])+[.$C$2] + RAND()*10-5);[.$F$2])" office:value-type="float" office:value="80.422916346387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1" calcext:value-type="float">
            <text:p>5.61</text:p>
          </table:table-cell>
          <table:table-cell table:formula="of:=[.B562]+8" office:value-type="float" office:value="-12312" calcext:value-type="float">
            <text:p>-12312</text:p>
          </table:table-cell>
          <table:table-cell table:formula="of:=MOD((([.B563]*[.$F$2]/[.$G$2]/[.$D$2])+[.$C$2] + RAND()*10-5);[.$F$2])" office:value-type="float" office:value="76.495796170568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2" calcext:value-type="float">
            <text:p>5.62</text:p>
          </table:table-cell>
          <table:table-cell table:formula="of:=[.B563]+8" office:value-type="float" office:value="-12304" calcext:value-type="float">
            <text:p>-12304</text:p>
          </table:table-cell>
          <table:table-cell table:formula="of:=MOD((([.B564]*[.$F$2]/[.$G$2]/[.$D$2])+[.$C$2] + RAND()*10-5);[.$F$2])" office:value-type="float" office:value="73.4468577612328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3" calcext:value-type="float">
            <text:p>5.63</text:p>
          </table:table-cell>
          <table:table-cell table:formula="of:=[.B564]+8" office:value-type="float" office:value="-12296" calcext:value-type="float">
            <text:p>-12296</text:p>
          </table:table-cell>
          <table:table-cell table:formula="of:=MOD((([.B565]*[.$F$2]/[.$G$2]/[.$D$2])+[.$C$2] + RAND()*10-5);[.$F$2])" office:value-type="float" office:value="81.764135648591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4" calcext:value-type="float">
            <text:p>5.64</text:p>
          </table:table-cell>
          <table:table-cell table:formula="of:=[.B565]+8" office:value-type="float" office:value="-12288" calcext:value-type="float">
            <text:p>-12288</text:p>
          </table:table-cell>
          <table:table-cell table:formula="of:=MOD((([.B566]*[.$F$2]/[.$G$2]/[.$D$2])+[.$C$2] + RAND()*10-5);[.$F$2])" office:value-type="float" office:value="71.8324994998305" calcext:value-type="float">
            <text:p>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5" calcext:value-type="float">
            <text:p>5.65</text:p>
          </table:table-cell>
          <table:table-cell table:formula="of:=[.B566]+8" office:value-type="float" office:value="-12280" calcext:value-type="float">
            <text:p>-12280</text:p>
          </table:table-cell>
          <table:table-cell table:formula="of:=MOD((([.B567]*[.$F$2]/[.$G$2]/[.$D$2])+[.$C$2] + RAND()*10-5);[.$F$2])" office:value-type="float" office:value="78.8508073193662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6" calcext:value-type="float">
            <text:p>5.66</text:p>
          </table:table-cell>
          <table:table-cell table:formula="of:=[.B567]+8" office:value-type="float" office:value="-12272" calcext:value-type="float">
            <text:p>-12272</text:p>
          </table:table-cell>
          <table:table-cell table:formula="of:=MOD((([.B568]*[.$F$2]/[.$G$2]/[.$D$2])+[.$C$2] + RAND()*10-5);[.$F$2])" office:value-type="float" office:value="79.9640365591336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7" calcext:value-type="float">
            <text:p>5.67</text:p>
          </table:table-cell>
          <table:table-cell table:formula="of:=[.B568]+8" office:value-type="float" office:value="-12264" calcext:value-type="float">
            <text:p>-12264</text:p>
          </table:table-cell>
          <table:table-cell table:formula="of:=MOD((([.B569]*[.$F$2]/[.$G$2]/[.$D$2])+[.$C$2] + RAND()*10-5);[.$F$2])" office:value-type="float" office:value="78.405058119591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8" calcext:value-type="float">
            <text:p>5.68</text:p>
          </table:table-cell>
          <table:table-cell table:formula="of:=[.B569]+8" office:value-type="float" office:value="-12256" calcext:value-type="float">
            <text:p>-12256</text:p>
          </table:table-cell>
          <table:table-cell table:formula="of:=MOD((([.B570]*[.$F$2]/[.$G$2]/[.$D$2])+[.$C$2] + RAND()*10-5);[.$F$2])" office:value-type="float" office:value="75.194172232578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9" calcext:value-type="float">
            <text:p>5.69</text:p>
          </table:table-cell>
          <table:table-cell table:formula="of:=[.B570]+8" office:value-type="float" office:value="-12248" calcext:value-type="float">
            <text:p>-12248</text:p>
          </table:table-cell>
          <table:table-cell table:formula="of:=MOD((([.B571]*[.$F$2]/[.$G$2]/[.$D$2])+[.$C$2] + RAND()*10-5);[.$F$2])" office:value-type="float" office:value="79.385935954043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" calcext:value-type="float">
            <text:p>5.7</text:p>
          </table:table-cell>
          <table:table-cell table:formula="of:=[.B571]+8" office:value-type="float" office:value="-12240" calcext:value-type="float">
            <text:p>-12240</text:p>
          </table:table-cell>
          <table:table-cell table:formula="of:=MOD((([.B572]*[.$F$2]/[.$G$2]/[.$D$2])+[.$C$2] + RAND()*10-5);[.$F$2])" office:value-type="float" office:value="80.45886604471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1" calcext:value-type="float">
            <text:p>5.71</text:p>
          </table:table-cell>
          <table:table-cell table:formula="of:=[.B572]+8" office:value-type="float" office:value="-12232" calcext:value-type="float">
            <text:p>-12232</text:p>
          </table:table-cell>
          <table:table-cell table:formula="of:=MOD((([.B573]*[.$F$2]/[.$G$2]/[.$D$2])+[.$C$2] + RAND()*10-5);[.$F$2])" office:value-type="float" office:value="76.762233411874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2" calcext:value-type="float">
            <text:p>5.72</text:p>
          </table:table-cell>
          <table:table-cell table:formula="of:=[.B573]+8" office:value-type="float" office:value="-12224" calcext:value-type="float">
            <text:p>-12224</text:p>
          </table:table-cell>
          <table:table-cell table:formula="of:=MOD((([.B574]*[.$F$2]/[.$G$2]/[.$D$2])+[.$C$2] + RAND()*10-5);[.$F$2])" office:value-type="float" office:value="80.0905518856286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3" calcext:value-type="float">
            <text:p>5.73</text:p>
          </table:table-cell>
          <table:table-cell table:formula="of:=[.B574]+8" office:value-type="float" office:value="-12216" calcext:value-type="float">
            <text:p>-12216</text:p>
          </table:table-cell>
          <table:table-cell table:formula="of:=MOD((([.B575]*[.$F$2]/[.$G$2]/[.$D$2])+[.$C$2] + RAND()*10-5);[.$F$2])" office:value-type="float" office:value="78.223753925166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4" calcext:value-type="float">
            <text:p>5.74</text:p>
          </table:table-cell>
          <table:table-cell table:formula="of:=[.B575]+8" office:value-type="float" office:value="-12208" calcext:value-type="float">
            <text:p>-12208</text:p>
          </table:table-cell>
          <table:table-cell table:formula="of:=MOD((([.B576]*[.$F$2]/[.$G$2]/[.$D$2])+[.$C$2] + RAND()*10-5);[.$F$2])" office:value-type="float" office:value="80.705678368469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5" calcext:value-type="float">
            <text:p>5.75</text:p>
          </table:table-cell>
          <table:table-cell table:formula="of:=[.B576]+8" office:value-type="float" office:value="-12200" calcext:value-type="float">
            <text:p>-12200</text:p>
          </table:table-cell>
          <table:table-cell table:formula="of:=MOD((([.B577]*[.$F$2]/[.$G$2]/[.$D$2])+[.$C$2] + RAND()*10-5);[.$F$2])" office:value-type="float" office:value="77.140315933331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6" calcext:value-type="float">
            <text:p>5.76</text:p>
          </table:table-cell>
          <table:table-cell table:formula="of:=[.B577]+8" office:value-type="float" office:value="-12192" calcext:value-type="float">
            <text:p>-12192</text:p>
          </table:table-cell>
          <table:table-cell table:formula="of:=MOD((([.B578]*[.$F$2]/[.$G$2]/[.$D$2])+[.$C$2] + RAND()*10-5);[.$F$2])" office:value-type="float" office:value="78.024117827727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7" calcext:value-type="float">
            <text:p>5.77</text:p>
          </table:table-cell>
          <table:table-cell table:formula="of:=[.B578]+8" office:value-type="float" office:value="-12184" calcext:value-type="float">
            <text:p>-12184</text:p>
          </table:table-cell>
          <table:table-cell table:formula="of:=MOD((([.B579]*[.$F$2]/[.$G$2]/[.$D$2])+[.$C$2] + RAND()*10-5);[.$F$2])" office:value-type="float" office:value="79.724662133919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8" calcext:value-type="float">
            <text:p>5.78</text:p>
          </table:table-cell>
          <table:table-cell table:formula="of:=[.B579]+8" office:value-type="float" office:value="-12176" calcext:value-type="float">
            <text:p>-12176</text:p>
          </table:table-cell>
          <table:table-cell table:formula="of:=MOD((([.B580]*[.$F$2]/[.$G$2]/[.$D$2])+[.$C$2] + RAND()*10-5);[.$F$2])" office:value-type="float" office:value="80.2645254598628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9" calcext:value-type="float">
            <text:p>5.79</text:p>
          </table:table-cell>
          <table:table-cell table:formula="of:=[.B580]+8" office:value-type="float" office:value="-12168" calcext:value-type="float">
            <text:p>-12168</text:p>
          </table:table-cell>
          <table:table-cell table:formula="of:=MOD((([.B581]*[.$F$2]/[.$G$2]/[.$D$2])+[.$C$2] + RAND()*10-5);[.$F$2])" office:value-type="float" office:value="74.073297821269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" calcext:value-type="float">
            <text:p>5.8</text:p>
          </table:table-cell>
          <table:table-cell table:formula="of:=[.B581]+8" office:value-type="float" office:value="-12160" calcext:value-type="float">
            <text:p>-12160</text:p>
          </table:table-cell>
          <table:table-cell table:formula="of:=MOD((([.B582]*[.$F$2]/[.$G$2]/[.$D$2])+[.$C$2] + RAND()*10-5);[.$F$2])" office:value-type="float" office:value="74.859533670040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1" calcext:value-type="float">
            <text:p>5.81</text:p>
          </table:table-cell>
          <table:table-cell table:formula="of:=[.B582]+8" office:value-type="float" office:value="-12152" calcext:value-type="float">
            <text:p>-12152</text:p>
          </table:table-cell>
          <table:table-cell table:formula="of:=MOD((([.B583]*[.$F$2]/[.$G$2]/[.$D$2])+[.$C$2] + RAND()*10-5);[.$F$2])" office:value-type="float" office:value="73.31991184221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2" calcext:value-type="float">
            <text:p>5.82</text:p>
          </table:table-cell>
          <table:table-cell table:formula="of:=[.B583]+8" office:value-type="float" office:value="-12144" calcext:value-type="float">
            <text:p>-12144</text:p>
          </table:table-cell>
          <table:table-cell table:formula="of:=MOD((([.B584]*[.$F$2]/[.$G$2]/[.$D$2])+[.$C$2] + RAND()*10-5);[.$F$2])" office:value-type="float" office:value="73.9208232031444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3" calcext:value-type="float">
            <text:p>5.83</text:p>
          </table:table-cell>
          <table:table-cell table:formula="of:=[.B584]+8" office:value-type="float" office:value="-12136" calcext:value-type="float">
            <text:p>-12136</text:p>
          </table:table-cell>
          <table:table-cell table:formula="of:=MOD((([.B585]*[.$F$2]/[.$G$2]/[.$D$2])+[.$C$2] + RAND()*10-5);[.$F$2])" office:value-type="float" office:value="78.8231590728929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4" calcext:value-type="float">
            <text:p>5.84</text:p>
          </table:table-cell>
          <table:table-cell table:formula="of:=[.B585]+8" office:value-type="float" office:value="-12128" calcext:value-type="float">
            <text:p>-12128</text:p>
          </table:table-cell>
          <table:table-cell table:formula="of:=MOD((([.B586]*[.$F$2]/[.$G$2]/[.$D$2])+[.$C$2] + RAND()*10-5);[.$F$2])" office:value-type="float" office:value="75.48514863249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5" calcext:value-type="float">
            <text:p>5.85</text:p>
          </table:table-cell>
          <table:table-cell table:formula="of:=[.B586]+8" office:value-type="float" office:value="-12120" calcext:value-type="float">
            <text:p>-12120</text:p>
          </table:table-cell>
          <table:table-cell table:formula="of:=MOD((([.B587]*[.$F$2]/[.$G$2]/[.$D$2])+[.$C$2] + RAND()*10-5);[.$F$2])" office:value-type="float" office:value="77.158888619064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6" calcext:value-type="float">
            <text:p>5.86</text:p>
          </table:table-cell>
          <table:table-cell table:formula="of:=[.B587]+8" office:value-type="float" office:value="-12112" calcext:value-type="float">
            <text:p>-12112</text:p>
          </table:table-cell>
          <table:table-cell table:formula="of:=MOD((([.B588]*[.$F$2]/[.$G$2]/[.$D$2])+[.$C$2] + RAND()*10-5);[.$F$2])" office:value-type="float" office:value="75.020369151158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7" calcext:value-type="float">
            <text:p>5.87</text:p>
          </table:table-cell>
          <table:table-cell table:formula="of:=[.B588]+8" office:value-type="float" office:value="-12104" calcext:value-type="float">
            <text:p>-12104</text:p>
          </table:table-cell>
          <table:table-cell table:formula="of:=MOD((([.B589]*[.$F$2]/[.$G$2]/[.$D$2])+[.$C$2] + RAND()*10-5);[.$F$2])" office:value-type="float" office:value="74.604792087924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8" calcext:value-type="float">
            <text:p>5.88</text:p>
          </table:table-cell>
          <table:table-cell table:formula="of:=[.B589]+8" office:value-type="float" office:value="-12096" calcext:value-type="float">
            <text:p>-12096</text:p>
          </table:table-cell>
          <table:table-cell table:formula="of:=MOD((([.B590]*[.$F$2]/[.$G$2]/[.$D$2])+[.$C$2] + RAND()*10-5);[.$F$2])" office:value-type="float" office:value="81.161899708945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9" calcext:value-type="float">
            <text:p>5.89</text:p>
          </table:table-cell>
          <table:table-cell table:formula="of:=[.B590]+8" office:value-type="float" office:value="-12088" calcext:value-type="float">
            <text:p>-12088</text:p>
          </table:table-cell>
          <table:table-cell table:formula="of:=MOD((([.B591]*[.$F$2]/[.$G$2]/[.$D$2])+[.$C$2] + RAND()*10-5);[.$F$2])" office:value-type="float" office:value="75.562654768023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" calcext:value-type="float">
            <text:p>5.9</text:p>
          </table:table-cell>
          <table:table-cell table:formula="of:=[.B591]+8" office:value-type="float" office:value="-12080" calcext:value-type="float">
            <text:p>-12080</text:p>
          </table:table-cell>
          <table:table-cell table:formula="of:=MOD((([.B592]*[.$F$2]/[.$G$2]/[.$D$2])+[.$C$2] + RAND()*10-5);[.$F$2])" office:value-type="float" office:value="74.65656122367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1" calcext:value-type="float">
            <text:p>5.91</text:p>
          </table:table-cell>
          <table:table-cell table:formula="of:=[.B592]+8" office:value-type="float" office:value="-12072" calcext:value-type="float">
            <text:p>-12072</text:p>
          </table:table-cell>
          <table:table-cell table:formula="of:=MOD((([.B593]*[.$F$2]/[.$G$2]/[.$D$2])+[.$C$2] + RAND()*10-5);[.$F$2])" office:value-type="float" office:value="79.687758595736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2" calcext:value-type="float">
            <text:p>5.92</text:p>
          </table:table-cell>
          <table:table-cell table:formula="of:=[.B593]+8" office:value-type="float" office:value="-12064" calcext:value-type="float">
            <text:p>-12064</text:p>
          </table:table-cell>
          <table:table-cell table:formula="of:=MOD((([.B594]*[.$F$2]/[.$G$2]/[.$D$2])+[.$C$2] + RAND()*10-5);[.$F$2])" office:value-type="float" office:value="80.649265670368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3" calcext:value-type="float">
            <text:p>5.93</text:p>
          </table:table-cell>
          <table:table-cell table:formula="of:=[.B594]+8" office:value-type="float" office:value="-12056" calcext:value-type="float">
            <text:p>-12056</text:p>
          </table:table-cell>
          <table:table-cell table:formula="of:=MOD((([.B595]*[.$F$2]/[.$G$2]/[.$D$2])+[.$C$2] + RAND()*10-5);[.$F$2])" office:value-type="float" office:value="72.9189713776998" calcext:value-type="float">
            <text:p>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4" calcext:value-type="float">
            <text:p>5.94</text:p>
          </table:table-cell>
          <table:table-cell table:formula="of:=[.B595]+8" office:value-type="float" office:value="-12048" calcext:value-type="float">
            <text:p>-12048</text:p>
          </table:table-cell>
          <table:table-cell table:formula="of:=MOD((([.B596]*[.$F$2]/[.$G$2]/[.$D$2])+[.$C$2] + RAND()*10-5);[.$F$2])" office:value-type="float" office:value="74.1322942469076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5" calcext:value-type="float">
            <text:p>5.95</text:p>
          </table:table-cell>
          <table:table-cell table:formula="of:=[.B596]+8" office:value-type="float" office:value="-12040" calcext:value-type="float">
            <text:p>-12040</text:p>
          </table:table-cell>
          <table:table-cell table:formula="of:=MOD((([.B597]*[.$F$2]/[.$G$2]/[.$D$2])+[.$C$2] + RAND()*10-5);[.$F$2])" office:value-type="float" office:value="77.726104324600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6" calcext:value-type="float">
            <text:p>5.96</text:p>
          </table:table-cell>
          <table:table-cell table:formula="of:=[.B597]+8" office:value-type="float" office:value="-12032" calcext:value-type="float">
            <text:p>-12032</text:p>
          </table:table-cell>
          <table:table-cell table:formula="of:=MOD((([.B598]*[.$F$2]/[.$G$2]/[.$D$2])+[.$C$2] + RAND()*10-5);[.$F$2])" office:value-type="float" office:value="80.2034393024516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7" calcext:value-type="float">
            <text:p>5.97</text:p>
          </table:table-cell>
          <table:table-cell table:formula="of:=[.B598]+8" office:value-type="float" office:value="-12024" calcext:value-type="float">
            <text:p>-12024</text:p>
          </table:table-cell>
          <table:table-cell table:formula="of:=MOD((([.B599]*[.$F$2]/[.$G$2]/[.$D$2])+[.$C$2] + RAND()*10-5);[.$F$2])" office:value-type="float" office:value="75.884693627052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8" calcext:value-type="float">
            <text:p>5.98</text:p>
          </table:table-cell>
          <table:table-cell table:formula="of:=[.B599]+8" office:value-type="float" office:value="-12016" calcext:value-type="float">
            <text:p>-12016</text:p>
          </table:table-cell>
          <table:table-cell table:formula="of:=MOD((([.B600]*[.$F$2]/[.$G$2]/[.$D$2])+[.$C$2] + RAND()*10-5);[.$F$2])" office:value-type="float" office:value="78.837469887488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9" calcext:value-type="float">
            <text:p>5.99</text:p>
          </table:table-cell>
          <table:table-cell table:formula="of:=[.B600]+8" office:value-type="float" office:value="-12008" calcext:value-type="float">
            <text:p>-12008</text:p>
          </table:table-cell>
          <table:table-cell table:formula="of:=MOD((([.B601]*[.$F$2]/[.$G$2]/[.$D$2])+[.$C$2] + RAND()*10-5);[.$F$2])" office:value-type="float" office:value="77.9000389409881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" calcext:value-type="float">
            <text:p>6</text:p>
          </table:table-cell>
          <table:table-cell table:formula="of:=[.B601]+8" office:value-type="float" office:value="-12000" calcext:value-type="float">
            <text:p>-12000</text:p>
          </table:table-cell>
          <table:table-cell table:formula="of:=MOD((([.B602]*[.$F$2]/[.$G$2]/[.$D$2])+[.$C$2] + RAND()*10-5);[.$F$2])" office:value-type="float" office:value="74.3599595548787" calcext:value-type="float">
            <text:p>7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1" calcext:value-type="float">
            <text:p>6.01</text:p>
          </table:table-cell>
          <table:table-cell table:formula="of:=[.B602]+32" office:value-type="float" office:value="-11968" calcext:value-type="float">
            <text:p>-11968</text:p>
          </table:table-cell>
          <table:table-cell table:formula="of:=MOD((([.B603]*[.$F$2]/[.$G$2]/[.$D$2])+[.$C$2] + RAND()*10-5);[.$F$2])" office:value-type="float" office:value="75.4925842135592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2" calcext:value-type="float">
            <text:p>6.02</text:p>
          </table:table-cell>
          <table:table-cell table:formula="of:=[.B603]+32" office:value-type="float" office:value="-11936" calcext:value-type="float">
            <text:p>-11936</text:p>
          </table:table-cell>
          <table:table-cell table:formula="of:=MOD((([.B604]*[.$F$2]/[.$G$2]/[.$D$2])+[.$C$2] + RAND()*10-5);[.$F$2])" office:value-type="float" office:value="82.25750293005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3" calcext:value-type="float">
            <text:p>6.03</text:p>
          </table:table-cell>
          <table:table-cell table:formula="of:=[.B604]+32" office:value-type="float" office:value="-11904" calcext:value-type="float">
            <text:p>-11904</text:p>
          </table:table-cell>
          <table:table-cell table:formula="of:=MOD((([.B605]*[.$F$2]/[.$G$2]/[.$D$2])+[.$C$2] + RAND()*10-5);[.$F$2])" office:value-type="float" office:value="77.70496326109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4" calcext:value-type="float">
            <text:p>6.04</text:p>
          </table:table-cell>
          <table:table-cell table:formula="of:=[.B605]+32" office:value-type="float" office:value="-11872" calcext:value-type="float">
            <text:p>-11872</text:p>
          </table:table-cell>
          <table:table-cell table:formula="of:=MOD((([.B606]*[.$F$2]/[.$G$2]/[.$D$2])+[.$C$2] + RAND()*10-5);[.$F$2])" office:value-type="float" office:value="82.8859184903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5" calcext:value-type="float">
            <text:p>6.05</text:p>
          </table:table-cell>
          <table:table-cell table:formula="of:=[.B606]+32" office:value-type="float" office:value="-11840" calcext:value-type="float">
            <text:p>-11840</text:p>
          </table:table-cell>
          <table:table-cell table:formula="of:=MOD((([.B607]*[.$F$2]/[.$G$2]/[.$D$2])+[.$C$2] + RAND()*10-5);[.$F$2])" office:value-type="float" office:value="80.819903739785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6" calcext:value-type="float">
            <text:p>6.06</text:p>
          </table:table-cell>
          <table:table-cell table:formula="of:=[.B607]+32" office:value-type="float" office:value="-11808" calcext:value-type="float">
            <text:p>-11808</text:p>
          </table:table-cell>
          <table:table-cell table:formula="of:=MOD((([.B608]*[.$F$2]/[.$G$2]/[.$D$2])+[.$C$2] + RAND()*10-5);[.$F$2])" office:value-type="float" office:value="78.3701705333622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7" calcext:value-type="float">
            <text:p>6.07</text:p>
          </table:table-cell>
          <table:table-cell table:formula="of:=[.B608]+32" office:value-type="float" office:value="-11776" calcext:value-type="float">
            <text:p>-11776</text:p>
          </table:table-cell>
          <table:table-cell table:formula="of:=MOD((([.B609]*[.$F$2]/[.$G$2]/[.$D$2])+[.$C$2] + RAND()*10-5);[.$F$2])" office:value-type="float" office:value="82.9325583592785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8" calcext:value-type="float">
            <text:p>6.08</text:p>
          </table:table-cell>
          <table:table-cell table:formula="of:=[.B609]+32" office:value-type="float" office:value="-11744" calcext:value-type="float">
            <text:p>-11744</text:p>
          </table:table-cell>
          <table:table-cell table:formula="of:=MOD((([.B610]*[.$F$2]/[.$G$2]/[.$D$2])+[.$C$2] + RAND()*10-5);[.$F$2])" office:value-type="float" office:value="82.08990982982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9" calcext:value-type="float">
            <text:p>6.09</text:p>
          </table:table-cell>
          <table:table-cell table:formula="of:=[.B610]+32" office:value-type="float" office:value="-11712" calcext:value-type="float">
            <text:p>-11712</text:p>
          </table:table-cell>
          <table:table-cell table:formula="of:=MOD((([.B611]*[.$F$2]/[.$G$2]/[.$D$2])+[.$C$2] + RAND()*10-5);[.$F$2])" office:value-type="float" office:value="79.343053147545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" calcext:value-type="float">
            <text:p>6.1</text:p>
          </table:table-cell>
          <table:table-cell table:formula="of:=[.B611]+32" office:value-type="float" office:value="-11680" calcext:value-type="float">
            <text:p>-11680</text:p>
          </table:table-cell>
          <table:table-cell table:formula="of:=MOD((([.B612]*[.$F$2]/[.$G$2]/[.$D$2])+[.$C$2] + RAND()*10-5);[.$F$2])" office:value-type="float" office:value="76.855498788539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1" calcext:value-type="float">
            <text:p>6.11</text:p>
          </table:table-cell>
          <table:table-cell table:formula="of:=[.B612]+32" office:value-type="float" office:value="-11648" calcext:value-type="float">
            <text:p>-11648</text:p>
          </table:table-cell>
          <table:table-cell table:formula="of:=MOD((([.B613]*[.$F$2]/[.$G$2]/[.$D$2])+[.$C$2] + RAND()*10-5);[.$F$2])" office:value-type="float" office:value="82.523485107166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2" calcext:value-type="float">
            <text:p>6.12</text:p>
          </table:table-cell>
          <table:table-cell table:formula="of:=[.B613]+32" office:value-type="float" office:value="-11616" calcext:value-type="float">
            <text:p>-11616</text:p>
          </table:table-cell>
          <table:table-cell table:formula="of:=MOD((([.B614]*[.$F$2]/[.$G$2]/[.$D$2])+[.$C$2] + RAND()*10-5);[.$F$2])" office:value-type="float" office:value="82.7333976423132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3" calcext:value-type="float">
            <text:p>6.13</text:p>
          </table:table-cell>
          <table:table-cell table:formula="of:=[.B614]+32" office:value-type="float" office:value="-11584" calcext:value-type="float">
            <text:p>-11584</text:p>
          </table:table-cell>
          <table:table-cell table:formula="of:=MOD((([.B615]*[.$F$2]/[.$G$2]/[.$D$2])+[.$C$2] + RAND()*10-5);[.$F$2])" office:value-type="float" office:value="79.8563778457824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4" calcext:value-type="float">
            <text:p>6.14</text:p>
          </table:table-cell>
          <table:table-cell table:formula="of:=[.B615]+32" office:value-type="float" office:value="-11552" calcext:value-type="float">
            <text:p>-11552</text:p>
          </table:table-cell>
          <table:table-cell table:formula="of:=MOD((([.B616]*[.$F$2]/[.$G$2]/[.$D$2])+[.$C$2] + RAND()*10-5);[.$F$2])" office:value-type="float" office:value="75.43506919176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5" calcext:value-type="float">
            <text:p>6.15</text:p>
          </table:table-cell>
          <table:table-cell table:formula="of:=[.B616]+32" office:value-type="float" office:value="-11520" calcext:value-type="float">
            <text:p>-11520</text:p>
          </table:table-cell>
          <table:table-cell table:formula="of:=MOD((([.B617]*[.$F$2]/[.$G$2]/[.$D$2])+[.$C$2] + RAND()*10-5);[.$F$2])" office:value-type="float" office:value="78.390800283766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6" calcext:value-type="float">
            <text:p>6.16</text:p>
          </table:table-cell>
          <table:table-cell table:formula="of:=[.B617]+32" office:value-type="float" office:value="-11488" calcext:value-type="float">
            <text:p>-11488</text:p>
          </table:table-cell>
          <table:table-cell table:formula="of:=MOD((([.B618]*[.$F$2]/[.$G$2]/[.$D$2])+[.$C$2] + RAND()*10-5);[.$F$2])" office:value-type="float" office:value="76.191501200225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7" calcext:value-type="float">
            <text:p>6.17</text:p>
          </table:table-cell>
          <table:table-cell table:formula="of:=[.B618]+32" office:value-type="float" office:value="-11456" calcext:value-type="float">
            <text:p>-11456</text:p>
          </table:table-cell>
          <table:table-cell table:formula="of:=MOD((([.B619]*[.$F$2]/[.$G$2]/[.$D$2])+[.$C$2] + RAND()*10-5);[.$F$2])" office:value-type="float" office:value="79.2026030227615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8" calcext:value-type="float">
            <text:p>6.18</text:p>
          </table:table-cell>
          <table:table-cell table:formula="of:=[.B619]+32" office:value-type="float" office:value="-11424" calcext:value-type="float">
            <text:p>-11424</text:p>
          </table:table-cell>
          <table:table-cell table:formula="of:=MOD((([.B620]*[.$F$2]/[.$G$2]/[.$D$2])+[.$C$2] + RAND()*10-5);[.$F$2])" office:value-type="float" office:value="83.042955185534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9" calcext:value-type="float">
            <text:p>6.19</text:p>
          </table:table-cell>
          <table:table-cell table:formula="of:=[.B620]+32" office:value-type="float" office:value="-11392" calcext:value-type="float">
            <text:p>-11392</text:p>
          </table:table-cell>
          <table:table-cell table:formula="of:=MOD((([.B621]*[.$F$2]/[.$G$2]/[.$D$2])+[.$C$2] + RAND()*10-5);[.$F$2])" office:value-type="float" office:value="75.77096979418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" calcext:value-type="float">
            <text:p>6.2</text:p>
          </table:table-cell>
          <table:table-cell table:formula="of:=[.B621]+32" office:value-type="float" office:value="-11360" calcext:value-type="float">
            <text:p>-11360</text:p>
          </table:table-cell>
          <table:table-cell table:formula="of:=MOD((([.B622]*[.$F$2]/[.$G$2]/[.$D$2])+[.$C$2] + RAND()*10-5);[.$F$2])" office:value-type="float" office:value="81.777980877758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1" calcext:value-type="float">
            <text:p>6.21</text:p>
          </table:table-cell>
          <table:table-cell table:formula="of:=[.B622]+32" office:value-type="float" office:value="-11328" calcext:value-type="float">
            <text:p>-11328</text:p>
          </table:table-cell>
          <table:table-cell table:formula="of:=MOD((([.B623]*[.$F$2]/[.$G$2]/[.$D$2])+[.$C$2] + RAND()*10-5);[.$F$2])" office:value-type="float" office:value="80.9498335147251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2" calcext:value-type="float">
            <text:p>6.22</text:p>
          </table:table-cell>
          <table:table-cell table:formula="of:=[.B623]+32" office:value-type="float" office:value="-11296" calcext:value-type="float">
            <text:p>-11296</text:p>
          </table:table-cell>
          <table:table-cell table:formula="of:=MOD((([.B624]*[.$F$2]/[.$G$2]/[.$D$2])+[.$C$2] + RAND()*10-5);[.$F$2])" office:value-type="float" office:value="77.636498583075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3" calcext:value-type="float">
            <text:p>6.23</text:p>
          </table:table-cell>
          <table:table-cell table:formula="of:=[.B624]+32" office:value-type="float" office:value="-11264" calcext:value-type="float">
            <text:p>-11264</text:p>
          </table:table-cell>
          <table:table-cell table:formula="of:=MOD((([.B625]*[.$F$2]/[.$G$2]/[.$D$2])+[.$C$2] + RAND()*10-5);[.$F$2])" office:value-type="float" office:value="84.195030557254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4" calcext:value-type="float">
            <text:p>6.24</text:p>
          </table:table-cell>
          <table:table-cell table:formula="of:=[.B625]+32" office:value-type="float" office:value="-11232" calcext:value-type="float">
            <text:p>-11232</text:p>
          </table:table-cell>
          <table:table-cell table:formula="of:=MOD((([.B626]*[.$F$2]/[.$G$2]/[.$D$2])+[.$C$2] + RAND()*10-5);[.$F$2])" office:value-type="float" office:value="79.4981979812401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5" calcext:value-type="float">
            <text:p>6.25</text:p>
          </table:table-cell>
          <table:table-cell table:formula="of:=[.B626]+32" office:value-type="float" office:value="-11200" calcext:value-type="float">
            <text:p>-11200</text:p>
          </table:table-cell>
          <table:table-cell table:formula="of:=MOD((([.B627]*[.$F$2]/[.$G$2]/[.$D$2])+[.$C$2] + RAND()*10-5);[.$F$2])" office:value-type="float" office:value="85.241751844089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6" calcext:value-type="float">
            <text:p>6.26</text:p>
          </table:table-cell>
          <table:table-cell table:formula="of:=[.B627]+32" office:value-type="float" office:value="-11168" calcext:value-type="float">
            <text:p>-11168</text:p>
          </table:table-cell>
          <table:table-cell table:formula="of:=MOD((([.B628]*[.$F$2]/[.$G$2]/[.$D$2])+[.$C$2] + RAND()*10-5);[.$F$2])" office:value-type="float" office:value="77.469826288512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7" calcext:value-type="float">
            <text:p>6.27</text:p>
          </table:table-cell>
          <table:table-cell table:formula="of:=[.B628]+32" office:value-type="float" office:value="-11136" calcext:value-type="float">
            <text:p>-11136</text:p>
          </table:table-cell>
          <table:table-cell table:formula="of:=MOD((([.B629]*[.$F$2]/[.$G$2]/[.$D$2])+[.$C$2] + RAND()*10-5);[.$F$2])" office:value-type="float" office:value="77.098779451110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8" calcext:value-type="float">
            <text:p>6.28</text:p>
          </table:table-cell>
          <table:table-cell table:formula="of:=[.B629]+32" office:value-type="float" office:value="-11104" calcext:value-type="float">
            <text:p>-11104</text:p>
          </table:table-cell>
          <table:table-cell table:formula="of:=MOD((([.B630]*[.$F$2]/[.$G$2]/[.$D$2])+[.$C$2] + RAND()*10-5);[.$F$2])" office:value-type="float" office:value="79.249876667836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9" calcext:value-type="float">
            <text:p>6.29</text:p>
          </table:table-cell>
          <table:table-cell table:formula="of:=[.B630]+32" office:value-type="float" office:value="-11072" calcext:value-type="float">
            <text:p>-11072</text:p>
          </table:table-cell>
          <table:table-cell table:formula="of:=MOD((([.B631]*[.$F$2]/[.$G$2]/[.$D$2])+[.$C$2] + RAND()*10-5);[.$F$2])" office:value-type="float" office:value="84.36989817711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" calcext:value-type="float">
            <text:p>6.3</text:p>
          </table:table-cell>
          <table:table-cell table:formula="of:=[.B631]+32" office:value-type="float" office:value="-11040" calcext:value-type="float">
            <text:p>-11040</text:p>
          </table:table-cell>
          <table:table-cell table:formula="of:=MOD((([.B632]*[.$F$2]/[.$G$2]/[.$D$2])+[.$C$2] + RAND()*10-5);[.$F$2])" office:value-type="float" office:value="78.070388234522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1" calcext:value-type="float">
            <text:p>6.31</text:p>
          </table:table-cell>
          <table:table-cell table:formula="of:=[.B632]+32" office:value-type="float" office:value="-11008" calcext:value-type="float">
            <text:p>-11008</text:p>
          </table:table-cell>
          <table:table-cell table:formula="of:=MOD((([.B633]*[.$F$2]/[.$G$2]/[.$D$2])+[.$C$2] + RAND()*10-5);[.$F$2])" office:value-type="float" office:value="81.2692120392774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2" calcext:value-type="float">
            <text:p>6.32</text:p>
          </table:table-cell>
          <table:table-cell table:formula="of:=[.B633]+32" office:value-type="float" office:value="-10976" calcext:value-type="float">
            <text:p>-10976</text:p>
          </table:table-cell>
          <table:table-cell table:formula="of:=MOD((([.B634]*[.$F$2]/[.$G$2]/[.$D$2])+[.$C$2] + RAND()*10-5);[.$F$2])" office:value-type="float" office:value="85.131738828350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3" calcext:value-type="float">
            <text:p>6.33</text:p>
          </table:table-cell>
          <table:table-cell table:formula="of:=[.B634]+32" office:value-type="float" office:value="-10944" calcext:value-type="float">
            <text:p>-10944</text:p>
          </table:table-cell>
          <table:table-cell table:formula="of:=MOD((([.B635]*[.$F$2]/[.$G$2]/[.$D$2])+[.$C$2] + RAND()*10-5);[.$F$2])" office:value-type="float" office:value="81.7152499828911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4" calcext:value-type="float">
            <text:p>6.34</text:p>
          </table:table-cell>
          <table:table-cell table:formula="of:=[.B635]+32" office:value-type="float" office:value="-10912" calcext:value-type="float">
            <text:p>-10912</text:p>
          </table:table-cell>
          <table:table-cell table:formula="of:=MOD((([.B636]*[.$F$2]/[.$G$2]/[.$D$2])+[.$C$2] + RAND()*10-5);[.$F$2])" office:value-type="float" office:value="79.8745837652542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5" calcext:value-type="float">
            <text:p>6.35</text:p>
          </table:table-cell>
          <table:table-cell table:formula="of:=[.B636]+32" office:value-type="float" office:value="-10880" calcext:value-type="float">
            <text:p>-10880</text:p>
          </table:table-cell>
          <table:table-cell table:formula="of:=MOD((([.B637]*[.$F$2]/[.$G$2]/[.$D$2])+[.$C$2] + RAND()*10-5);[.$F$2])" office:value-type="float" office:value="86.379611466417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6" calcext:value-type="float">
            <text:p>6.36</text:p>
          </table:table-cell>
          <table:table-cell table:formula="of:=[.B637]+32" office:value-type="float" office:value="-10848" calcext:value-type="float">
            <text:p>-10848</text:p>
          </table:table-cell>
          <table:table-cell table:formula="of:=MOD((([.B638]*[.$F$2]/[.$G$2]/[.$D$2])+[.$C$2] + RAND()*10-5);[.$F$2])" office:value-type="float" office:value="82.341386255423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7" calcext:value-type="float">
            <text:p>6.37</text:p>
          </table:table-cell>
          <table:table-cell table:formula="of:=[.B638]+32" office:value-type="float" office:value="-10816" calcext:value-type="float">
            <text:p>-10816</text:p>
          </table:table-cell>
          <table:table-cell table:formula="of:=MOD((([.B639]*[.$F$2]/[.$G$2]/[.$D$2])+[.$C$2] + RAND()*10-5);[.$F$2])" office:value-type="float" office:value="79.085738156103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8" calcext:value-type="float">
            <text:p>6.38</text:p>
          </table:table-cell>
          <table:table-cell table:formula="of:=[.B639]+32" office:value-type="float" office:value="-10784" calcext:value-type="float">
            <text:p>-10784</text:p>
          </table:table-cell>
          <table:table-cell table:formula="of:=MOD((([.B640]*[.$F$2]/[.$G$2]/[.$D$2])+[.$C$2] + RAND()*10-5);[.$F$2])" office:value-type="float" office:value="83.953280145543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9" calcext:value-type="float">
            <text:p>6.39</text:p>
          </table:table-cell>
          <table:table-cell table:formula="of:=[.B640]+32" office:value-type="float" office:value="-10752" calcext:value-type="float">
            <text:p>-10752</text:p>
          </table:table-cell>
          <table:table-cell table:formula="of:=MOD((([.B641]*[.$F$2]/[.$G$2]/[.$D$2])+[.$C$2] + RAND()*10-5);[.$F$2])" office:value-type="float" office:value="79.328981081148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" calcext:value-type="float">
            <text:p>6.4</text:p>
          </table:table-cell>
          <table:table-cell table:formula="of:=[.B641]+32" office:value-type="float" office:value="-10720" calcext:value-type="float">
            <text:p>-10720</text:p>
          </table:table-cell>
          <table:table-cell table:formula="of:=MOD((([.B642]*[.$F$2]/[.$G$2]/[.$D$2])+[.$C$2] + RAND()*10-5);[.$F$2])" office:value-type="float" office:value="83.49989579638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1" calcext:value-type="float">
            <text:p>6.41</text:p>
          </table:table-cell>
          <table:table-cell table:formula="of:=[.B642]+32" office:value-type="float" office:value="-10688" calcext:value-type="float">
            <text:p>-10688</text:p>
          </table:table-cell>
          <table:table-cell table:formula="of:=MOD((([.B643]*[.$F$2]/[.$G$2]/[.$D$2])+[.$C$2] + RAND()*10-5);[.$F$2])" office:value-type="float" office:value="85.720525048621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2" calcext:value-type="float">
            <text:p>6.42</text:p>
          </table:table-cell>
          <table:table-cell table:formula="of:=[.B643]+32" office:value-type="float" office:value="-10656" calcext:value-type="float">
            <text:p>-10656</text:p>
          </table:table-cell>
          <table:table-cell table:formula="of:=MOD((([.B644]*[.$F$2]/[.$G$2]/[.$D$2])+[.$C$2] + RAND()*10-5);[.$F$2])" office:value-type="float" office:value="84.376009460534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3" calcext:value-type="float">
            <text:p>6.43</text:p>
          </table:table-cell>
          <table:table-cell table:formula="of:=[.B644]+32" office:value-type="float" office:value="-10624" calcext:value-type="float">
            <text:p>-10624</text:p>
          </table:table-cell>
          <table:table-cell table:formula="of:=MOD((([.B645]*[.$F$2]/[.$G$2]/[.$D$2])+[.$C$2] + RAND()*10-5);[.$F$2])" office:value-type="float" office:value="82.8674592582332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4" calcext:value-type="float">
            <text:p>6.44</text:p>
          </table:table-cell>
          <table:table-cell table:formula="of:=[.B645]+32" office:value-type="float" office:value="-10592" calcext:value-type="float">
            <text:p>-10592</text:p>
          </table:table-cell>
          <table:table-cell table:formula="of:=MOD((([.B646]*[.$F$2]/[.$G$2]/[.$D$2])+[.$C$2] + RAND()*10-5);[.$F$2])" office:value-type="float" office:value="83.596449600039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5" calcext:value-type="float">
            <text:p>6.45</text:p>
          </table:table-cell>
          <table:table-cell table:formula="of:=[.B646]+32" office:value-type="float" office:value="-10560" calcext:value-type="float">
            <text:p>-10560</text:p>
          </table:table-cell>
          <table:table-cell table:formula="of:=MOD((([.B647]*[.$F$2]/[.$G$2]/[.$D$2])+[.$C$2] + RAND()*10-5);[.$F$2])" office:value-type="float" office:value="86.919958882121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6" calcext:value-type="float">
            <text:p>6.46</text:p>
          </table:table-cell>
          <table:table-cell table:formula="of:=[.B647]+32" office:value-type="float" office:value="-10528" calcext:value-type="float">
            <text:p>-10528</text:p>
          </table:table-cell>
          <table:table-cell table:formula="of:=MOD((([.B648]*[.$F$2]/[.$G$2]/[.$D$2])+[.$C$2] + RAND()*10-5);[.$F$2])" office:value-type="float" office:value="88.430186794947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7" calcext:value-type="float">
            <text:p>6.47</text:p>
          </table:table-cell>
          <table:table-cell table:formula="of:=[.B648]+32" office:value-type="float" office:value="-10496" calcext:value-type="float">
            <text:p>-10496</text:p>
          </table:table-cell>
          <table:table-cell table:formula="of:=MOD((([.B649]*[.$F$2]/[.$G$2]/[.$D$2])+[.$C$2] + RAND()*10-5);[.$F$2])" office:value-type="float" office:value="83.93193840247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8" calcext:value-type="float">
            <text:p>6.48</text:p>
          </table:table-cell>
          <table:table-cell table:formula="of:=[.B649]+32" office:value-type="float" office:value="-10464" calcext:value-type="float">
            <text:p>-10464</text:p>
          </table:table-cell>
          <table:table-cell table:formula="of:=MOD((([.B650]*[.$F$2]/[.$G$2]/[.$D$2])+[.$C$2] + RAND()*10-5);[.$F$2])" office:value-type="float" office:value="82.191162841715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9" calcext:value-type="float">
            <text:p>6.49</text:p>
          </table:table-cell>
          <table:table-cell table:formula="of:=[.B650]+32" office:value-type="float" office:value="-10432" calcext:value-type="float">
            <text:p>-10432</text:p>
          </table:table-cell>
          <table:table-cell table:formula="of:=MOD((([.B651]*[.$F$2]/[.$G$2]/[.$D$2])+[.$C$2] + RAND()*10-5);[.$F$2])" office:value-type="float" office:value="88.33241967683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" calcext:value-type="float">
            <text:p>6.5</text:p>
          </table:table-cell>
          <table:table-cell table:formula="of:=[.B651]+32" office:value-type="float" office:value="-10400" calcext:value-type="float">
            <text:p>-10400</text:p>
          </table:table-cell>
          <table:table-cell table:formula="of:=MOD((([.B652]*[.$F$2]/[.$G$2]/[.$D$2])+[.$C$2] + RAND()*10-5);[.$F$2])" office:value-type="float" office:value="89.508746345722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1" calcext:value-type="float">
            <text:p>6.51</text:p>
          </table:table-cell>
          <table:table-cell table:formula="of:=[.B652]+32" office:value-type="float" office:value="-10368" calcext:value-type="float">
            <text:p>-10368</text:p>
          </table:table-cell>
          <table:table-cell table:formula="of:=MOD((([.B653]*[.$F$2]/[.$G$2]/[.$D$2])+[.$C$2] + RAND()*10-5);[.$F$2])" office:value-type="float" office:value="84.2901449679082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2" calcext:value-type="float">
            <text:p>6.52</text:p>
          </table:table-cell>
          <table:table-cell table:formula="of:=[.B653]+32" office:value-type="float" office:value="-10336" calcext:value-type="float">
            <text:p>-10336</text:p>
          </table:table-cell>
          <table:table-cell table:formula="of:=MOD((([.B654]*[.$F$2]/[.$G$2]/[.$D$2])+[.$C$2] + RAND()*10-5);[.$F$2])" office:value-type="float" office:value="81.3028013885609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3" calcext:value-type="float">
            <text:p>6.53</text:p>
          </table:table-cell>
          <table:table-cell table:formula="of:=[.B654]+32" office:value-type="float" office:value="-10304" calcext:value-type="float">
            <text:p>-10304</text:p>
          </table:table-cell>
          <table:table-cell table:formula="of:=MOD((([.B655]*[.$F$2]/[.$G$2]/[.$D$2])+[.$C$2] + RAND()*10-5);[.$F$2])" office:value-type="float" office:value="81.929164392461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4" calcext:value-type="float">
            <text:p>6.54</text:p>
          </table:table-cell>
          <table:table-cell table:formula="of:=[.B655]+32" office:value-type="float" office:value="-10272" calcext:value-type="float">
            <text:p>-10272</text:p>
          </table:table-cell>
          <table:table-cell table:formula="of:=MOD((([.B656]*[.$F$2]/[.$G$2]/[.$D$2])+[.$C$2] + RAND()*10-5);[.$F$2])" office:value-type="float" office:value="89.2153976610106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5" calcext:value-type="float">
            <text:p>6.55</text:p>
          </table:table-cell>
          <table:table-cell table:formula="of:=[.B656]+32" office:value-type="float" office:value="-10240" calcext:value-type="float">
            <text:p>-10240</text:p>
          </table:table-cell>
          <table:table-cell table:formula="of:=MOD((([.B657]*[.$F$2]/[.$G$2]/[.$D$2])+[.$C$2] + RAND()*10-5);[.$F$2])" office:value-type="float" office:value="89.953603313586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6" calcext:value-type="float">
            <text:p>6.56</text:p>
          </table:table-cell>
          <table:table-cell table:formula="of:=[.B657]+32" office:value-type="float" office:value="-10208" calcext:value-type="float">
            <text:p>-10208</text:p>
          </table:table-cell>
          <table:table-cell table:formula="of:=MOD((([.B658]*[.$F$2]/[.$G$2]/[.$D$2])+[.$C$2] + RAND()*10-5);[.$F$2])" office:value-type="float" office:value="84.451589802902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7" calcext:value-type="float">
            <text:p>6.57</text:p>
          </table:table-cell>
          <table:table-cell table:formula="of:=[.B658]+32" office:value-type="float" office:value="-10176" calcext:value-type="float">
            <text:p>-10176</text:p>
          </table:table-cell>
          <table:table-cell table:formula="of:=MOD((([.B659]*[.$F$2]/[.$G$2]/[.$D$2])+[.$C$2] + RAND()*10-5);[.$F$2])" office:value-type="float" office:value="81.9781533156378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8" calcext:value-type="float">
            <text:p>6.58</text:p>
          </table:table-cell>
          <table:table-cell table:formula="of:=[.B659]+32" office:value-type="float" office:value="-10144" calcext:value-type="float">
            <text:p>-10144</text:p>
          </table:table-cell>
          <table:table-cell table:formula="of:=MOD((([.B660]*[.$F$2]/[.$G$2]/[.$D$2])+[.$C$2] + RAND()*10-5);[.$F$2])" office:value-type="float" office:value="88.8812539758368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9" calcext:value-type="float">
            <text:p>6.59</text:p>
          </table:table-cell>
          <table:table-cell table:formula="of:=[.B660]+32" office:value-type="float" office:value="-10112" calcext:value-type="float">
            <text:p>-10112</text:p>
          </table:table-cell>
          <table:table-cell table:formula="of:=MOD((([.B661]*[.$F$2]/[.$G$2]/[.$D$2])+[.$C$2] + RAND()*10-5);[.$F$2])" office:value-type="float" office:value="83.9495934837568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" calcext:value-type="float">
            <text:p>6.6</text:p>
          </table:table-cell>
          <table:table-cell table:formula="of:=[.B661]+32" office:value-type="float" office:value="-10080" calcext:value-type="float">
            <text:p>-10080</text:p>
          </table:table-cell>
          <table:table-cell table:formula="of:=MOD((([.B662]*[.$F$2]/[.$G$2]/[.$D$2])+[.$C$2] + RAND()*10-5);[.$F$2])" office:value-type="float" office:value="83.002211202958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1" calcext:value-type="float">
            <text:p>6.61</text:p>
          </table:table-cell>
          <table:table-cell table:formula="of:=[.B662]+32" office:value-type="float" office:value="-10048" calcext:value-type="float">
            <text:p>-10048</text:p>
          </table:table-cell>
          <table:table-cell table:formula="of:=MOD((([.B663]*[.$F$2]/[.$G$2]/[.$D$2])+[.$C$2] + RAND()*10-5);[.$F$2])" office:value-type="float" office:value="87.243114184274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2" calcext:value-type="float">
            <text:p>6.62</text:p>
          </table:table-cell>
          <table:table-cell table:formula="of:=[.B663]+32" office:value-type="float" office:value="-10016" calcext:value-type="float">
            <text:p>-10016</text:p>
          </table:table-cell>
          <table:table-cell table:formula="of:=MOD((([.B664]*[.$F$2]/[.$G$2]/[.$D$2])+[.$C$2] + RAND()*10-5);[.$F$2])" office:value-type="float" office:value="85.1641067444496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3" calcext:value-type="float">
            <text:p>6.63</text:p>
          </table:table-cell>
          <table:table-cell table:formula="of:=[.B664]+32" office:value-type="float" office:value="-9984" calcext:value-type="float">
            <text:p>-9984</text:p>
          </table:table-cell>
          <table:table-cell table:formula="of:=MOD((([.B665]*[.$F$2]/[.$G$2]/[.$D$2])+[.$C$2] + RAND()*10-5);[.$F$2])" office:value-type="float" office:value="85.6104743561135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4" calcext:value-type="float">
            <text:p>6.64</text:p>
          </table:table-cell>
          <table:table-cell table:formula="of:=[.B665]+32" office:value-type="float" office:value="-9952" calcext:value-type="float">
            <text:p>-9952</text:p>
          </table:table-cell>
          <table:table-cell table:formula="of:=MOD((([.B666]*[.$F$2]/[.$G$2]/[.$D$2])+[.$C$2] + RAND()*10-5);[.$F$2])" office:value-type="float" office:value="84.947343170829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5" calcext:value-type="float">
            <text:p>6.65</text:p>
          </table:table-cell>
          <table:table-cell table:formula="of:=[.B666]+32" office:value-type="float" office:value="-9920" calcext:value-type="float">
            <text:p>-9920</text:p>
          </table:table-cell>
          <table:table-cell table:formula="of:=MOD((([.B667]*[.$F$2]/[.$G$2]/[.$D$2])+[.$C$2] + RAND()*10-5);[.$F$2])" office:value-type="float" office:value="87.1146098454989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6" calcext:value-type="float">
            <text:p>6.66</text:p>
          </table:table-cell>
          <table:table-cell table:formula="of:=[.B667]+32" office:value-type="float" office:value="-9888" calcext:value-type="float">
            <text:p>-9888</text:p>
          </table:table-cell>
          <table:table-cell table:formula="of:=MOD((([.B668]*[.$F$2]/[.$G$2]/[.$D$2])+[.$C$2] + RAND()*10-5);[.$F$2])" office:value-type="float" office:value="88.3198602629981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7" calcext:value-type="float">
            <text:p>6.67</text:p>
          </table:table-cell>
          <table:table-cell table:formula="of:=[.B668]+32" office:value-type="float" office:value="-9856" calcext:value-type="float">
            <text:p>-9856</text:p>
          </table:table-cell>
          <table:table-cell table:formula="of:=MOD((([.B669]*[.$F$2]/[.$G$2]/[.$D$2])+[.$C$2] + RAND()*10-5);[.$F$2])" office:value-type="float" office:value="86.64504712636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8" calcext:value-type="float">
            <text:p>6.68</text:p>
          </table:table-cell>
          <table:table-cell table:formula="of:=[.B669]+32" office:value-type="float" office:value="-9824" calcext:value-type="float">
            <text:p>-9824</text:p>
          </table:table-cell>
          <table:table-cell table:formula="of:=MOD((([.B670]*[.$F$2]/[.$G$2]/[.$D$2])+[.$C$2] + RAND()*10-5);[.$F$2])" office:value-type="float" office:value="83.648693224624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9" calcext:value-type="float">
            <text:p>6.69</text:p>
          </table:table-cell>
          <table:table-cell table:formula="of:=[.B670]+32" office:value-type="float" office:value="-9792" calcext:value-type="float">
            <text:p>-9792</text:p>
          </table:table-cell>
          <table:table-cell table:formula="of:=MOD((([.B671]*[.$F$2]/[.$G$2]/[.$D$2])+[.$C$2] + RAND()*10-5);[.$F$2])" office:value-type="float" office:value="86.158354092063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" calcext:value-type="float">
            <text:p>6.7</text:p>
          </table:table-cell>
          <table:table-cell table:formula="of:=[.B671]+32" office:value-type="float" office:value="-9760" calcext:value-type="float">
            <text:p>-9760</text:p>
          </table:table-cell>
          <table:table-cell table:formula="of:=MOD((([.B672]*[.$F$2]/[.$G$2]/[.$D$2])+[.$C$2] + RAND()*10-5);[.$F$2])" office:value-type="float" office:value="85.233820419373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1" calcext:value-type="float">
            <text:p>6.71</text:p>
          </table:table-cell>
          <table:table-cell table:formula="of:=[.B672]+32" office:value-type="float" office:value="-9728" calcext:value-type="float">
            <text:p>-9728</text:p>
          </table:table-cell>
          <table:table-cell table:formula="of:=MOD((([.B673]*[.$F$2]/[.$G$2]/[.$D$2])+[.$C$2] + RAND()*10-5);[.$F$2])" office:value-type="float" office:value="90.0443706500625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2" calcext:value-type="float">
            <text:p>6.72</text:p>
          </table:table-cell>
          <table:table-cell table:formula="of:=[.B673]+32" office:value-type="float" office:value="-9696" calcext:value-type="float">
            <text:p>-9696</text:p>
          </table:table-cell>
          <table:table-cell table:formula="of:=MOD((([.B674]*[.$F$2]/[.$G$2]/[.$D$2])+[.$C$2] + RAND()*10-5);[.$F$2])" office:value-type="float" office:value="85.9774372614618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3" calcext:value-type="float">
            <text:p>6.73</text:p>
          </table:table-cell>
          <table:table-cell table:formula="of:=[.B674]+32" office:value-type="float" office:value="-9664" calcext:value-type="float">
            <text:p>-9664</text:p>
          </table:table-cell>
          <table:table-cell table:formula="of:=MOD((([.B675]*[.$F$2]/[.$G$2]/[.$D$2])+[.$C$2] + RAND()*10-5);[.$F$2])" office:value-type="float" office:value="90.235504421140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4" calcext:value-type="float">
            <text:p>6.74</text:p>
          </table:table-cell>
          <table:table-cell table:formula="of:=[.B675]+32" office:value-type="float" office:value="-9632" calcext:value-type="float">
            <text:p>-9632</text:p>
          </table:table-cell>
          <table:table-cell table:formula="of:=MOD((([.B676]*[.$F$2]/[.$G$2]/[.$D$2])+[.$C$2] + RAND()*10-5);[.$F$2])" office:value-type="float" office:value="84.912379190740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5" calcext:value-type="float">
            <text:p>6.75</text:p>
          </table:table-cell>
          <table:table-cell table:formula="of:=[.B676]+32" office:value-type="float" office:value="-9600" calcext:value-type="float">
            <text:p>-9600</text:p>
          </table:table-cell>
          <table:table-cell table:formula="of:=MOD((([.B677]*[.$F$2]/[.$G$2]/[.$D$2])+[.$C$2] + RAND()*10-5);[.$F$2])" office:value-type="float" office:value="88.269296423332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6" calcext:value-type="float">
            <text:p>6.76</text:p>
          </table:table-cell>
          <table:table-cell table:formula="of:=[.B677]+32" office:value-type="float" office:value="-9568" calcext:value-type="float">
            <text:p>-9568</text:p>
          </table:table-cell>
          <table:table-cell table:formula="of:=MOD((([.B678]*[.$F$2]/[.$G$2]/[.$D$2])+[.$C$2] + RAND()*10-5);[.$F$2])" office:value-type="float" office:value="92.8702504352349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7" calcext:value-type="float">
            <text:p>6.77</text:p>
          </table:table-cell>
          <table:table-cell table:formula="of:=[.B678]+32" office:value-type="float" office:value="-9536" calcext:value-type="float">
            <text:p>-9536</text:p>
          </table:table-cell>
          <table:table-cell table:formula="of:=MOD((([.B679]*[.$F$2]/[.$G$2]/[.$D$2])+[.$C$2] + RAND()*10-5);[.$F$2])" office:value-type="float" office:value="83.626778130056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8" calcext:value-type="float">
            <text:p>6.78</text:p>
          </table:table-cell>
          <table:table-cell table:formula="of:=[.B679]+32" office:value-type="float" office:value="-9504" calcext:value-type="float">
            <text:p>-9504</text:p>
          </table:table-cell>
          <table:table-cell table:formula="of:=MOD((([.B680]*[.$F$2]/[.$G$2]/[.$D$2])+[.$C$2] + RAND()*10-5);[.$F$2])" office:value-type="float" office:value="92.187791722501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9" calcext:value-type="float">
            <text:p>6.79</text:p>
          </table:table-cell>
          <table:table-cell table:formula="of:=[.B680]+32" office:value-type="float" office:value="-9472" calcext:value-type="float">
            <text:p>-9472</text:p>
          </table:table-cell>
          <table:table-cell table:formula="of:=MOD((([.B681]*[.$F$2]/[.$G$2]/[.$D$2])+[.$C$2] + RAND()*10-5);[.$F$2])" office:value-type="float" office:value="84.2719538160469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" calcext:value-type="float">
            <text:p>6.8</text:p>
          </table:table-cell>
          <table:table-cell table:formula="of:=[.B681]+32" office:value-type="float" office:value="-9440" calcext:value-type="float">
            <text:p>-9440</text:p>
          </table:table-cell>
          <table:table-cell table:formula="of:=MOD((([.B682]*[.$F$2]/[.$G$2]/[.$D$2])+[.$C$2] + RAND()*10-5);[.$F$2])" office:value-type="float" office:value="86.7193648080355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1" calcext:value-type="float">
            <text:p>6.81</text:p>
          </table:table-cell>
          <table:table-cell table:formula="of:=[.B682]+32" office:value-type="float" office:value="-9408" calcext:value-type="float">
            <text:p>-9408</text:p>
          </table:table-cell>
          <table:table-cell table:formula="of:=MOD((([.B683]*[.$F$2]/[.$G$2]/[.$D$2])+[.$C$2] + RAND()*10-5);[.$F$2])" office:value-type="float" office:value="90.5304592984039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2" calcext:value-type="float">
            <text:p>6.82</text:p>
          </table:table-cell>
          <table:table-cell table:formula="of:=[.B683]+32" office:value-type="float" office:value="-9376" calcext:value-type="float">
            <text:p>-9376</text:p>
          </table:table-cell>
          <table:table-cell table:formula="of:=MOD((([.B684]*[.$F$2]/[.$G$2]/[.$D$2])+[.$C$2] + RAND()*10-5);[.$F$2])" office:value-type="float" office:value="88.0683656555445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3" calcext:value-type="float">
            <text:p>6.83</text:p>
          </table:table-cell>
          <table:table-cell table:formula="of:=[.B684]+32" office:value-type="float" office:value="-9344" calcext:value-type="float">
            <text:p>-9344</text:p>
          </table:table-cell>
          <table:table-cell table:formula="of:=MOD((([.B685]*[.$F$2]/[.$G$2]/[.$D$2])+[.$C$2] + RAND()*10-5);[.$F$2])" office:value-type="float" office:value="88.660772346121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4" calcext:value-type="float">
            <text:p>6.84</text:p>
          </table:table-cell>
          <table:table-cell table:formula="of:=[.B685]+32" office:value-type="float" office:value="-9312" calcext:value-type="float">
            <text:p>-9312</text:p>
          </table:table-cell>
          <table:table-cell table:formula="of:=MOD((([.B686]*[.$F$2]/[.$G$2]/[.$D$2])+[.$C$2] + RAND()*10-5);[.$F$2])" office:value-type="float" office:value="93.3482773909982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5" calcext:value-type="float">
            <text:p>6.85</text:p>
          </table:table-cell>
          <table:table-cell table:formula="of:=[.B686]+32" office:value-type="float" office:value="-9280" calcext:value-type="float">
            <text:p>-9280</text:p>
          </table:table-cell>
          <table:table-cell table:formula="of:=MOD((([.B687]*[.$F$2]/[.$G$2]/[.$D$2])+[.$C$2] + RAND()*10-5);[.$F$2])" office:value-type="float" office:value="93.7843619656376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6" calcext:value-type="float">
            <text:p>6.86</text:p>
          </table:table-cell>
          <table:table-cell table:formula="of:=[.B687]+32" office:value-type="float" office:value="-9248" calcext:value-type="float">
            <text:p>-9248</text:p>
          </table:table-cell>
          <table:table-cell table:formula="of:=MOD((([.B688]*[.$F$2]/[.$G$2]/[.$D$2])+[.$C$2] + RAND()*10-5);[.$F$2])" office:value-type="float" office:value="86.0592210971759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7" calcext:value-type="float">
            <text:p>6.87</text:p>
          </table:table-cell>
          <table:table-cell table:formula="of:=[.B688]+32" office:value-type="float" office:value="-9216" calcext:value-type="float">
            <text:p>-9216</text:p>
          </table:table-cell>
          <table:table-cell table:formula="of:=MOD((([.B689]*[.$F$2]/[.$G$2]/[.$D$2])+[.$C$2] + RAND()*10-5);[.$F$2])" office:value-type="float" office:value="90.8312249966054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8" calcext:value-type="float">
            <text:p>6.88</text:p>
          </table:table-cell>
          <table:table-cell table:formula="of:=[.B689]+32" office:value-type="float" office:value="-9184" calcext:value-type="float">
            <text:p>-9184</text:p>
          </table:table-cell>
          <table:table-cell table:formula="of:=MOD((([.B690]*[.$F$2]/[.$G$2]/[.$D$2])+[.$C$2] + RAND()*10-5);[.$F$2])" office:value-type="float" office:value="90.168315937859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9" calcext:value-type="float">
            <text:p>6.89</text:p>
          </table:table-cell>
          <table:table-cell table:formula="of:=[.B690]+32" office:value-type="float" office:value="-9152" calcext:value-type="float">
            <text:p>-9152</text:p>
          </table:table-cell>
          <table:table-cell table:formula="of:=MOD((([.B691]*[.$F$2]/[.$G$2]/[.$D$2])+[.$C$2] + RAND()*10-5);[.$F$2])" office:value-type="float" office:value="89.2039541355095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" calcext:value-type="float">
            <text:p>6.9</text:p>
          </table:table-cell>
          <table:table-cell table:formula="of:=[.B691]+32" office:value-type="float" office:value="-9120" calcext:value-type="float">
            <text:p>-9120</text:p>
          </table:table-cell>
          <table:table-cell table:formula="of:=MOD((([.B692]*[.$F$2]/[.$G$2]/[.$D$2])+[.$C$2] + RAND()*10-5);[.$F$2])" office:value-type="float" office:value="85.061942033217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1" calcext:value-type="float">
            <text:p>6.91</text:p>
          </table:table-cell>
          <table:table-cell table:formula="of:=[.B692]+32" office:value-type="float" office:value="-9088" calcext:value-type="float">
            <text:p>-9088</text:p>
          </table:table-cell>
          <table:table-cell table:formula="of:=MOD((([.B693]*[.$F$2]/[.$G$2]/[.$D$2])+[.$C$2] + RAND()*10-5);[.$F$2])" office:value-type="float" office:value="91.8066850317761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2" calcext:value-type="float">
            <text:p>6.92</text:p>
          </table:table-cell>
          <table:table-cell table:formula="of:=[.B693]+32" office:value-type="float" office:value="-9056" calcext:value-type="float">
            <text:p>-9056</text:p>
          </table:table-cell>
          <table:table-cell table:formula="of:=MOD((([.B694]*[.$F$2]/[.$G$2]/[.$D$2])+[.$C$2] + RAND()*10-5);[.$F$2])" office:value-type="float" office:value="87.1621966964156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3" calcext:value-type="float">
            <text:p>6.93</text:p>
          </table:table-cell>
          <table:table-cell table:formula="of:=[.B694]+32" office:value-type="float" office:value="-9024" calcext:value-type="float">
            <text:p>-9024</text:p>
          </table:table-cell>
          <table:table-cell table:formula="of:=MOD((([.B695]*[.$F$2]/[.$G$2]/[.$D$2])+[.$C$2] + RAND()*10-5);[.$F$2])" office:value-type="float" office:value="95.069405558292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4" calcext:value-type="float">
            <text:p>6.94</text:p>
          </table:table-cell>
          <table:table-cell table:formula="of:=[.B695]+32" office:value-type="float" office:value="-8992" calcext:value-type="float">
            <text:p>-8992</text:p>
          </table:table-cell>
          <table:table-cell table:formula="of:=MOD((([.B696]*[.$F$2]/[.$G$2]/[.$D$2])+[.$C$2] + RAND()*10-5);[.$F$2])" office:value-type="float" office:value="91.0724612919821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5" calcext:value-type="float">
            <text:p>6.95</text:p>
          </table:table-cell>
          <table:table-cell table:formula="of:=[.B696]+32" office:value-type="float" office:value="-8960" calcext:value-type="float">
            <text:p>-8960</text:p>
          </table:table-cell>
          <table:table-cell table:formula="of:=MOD((([.B697]*[.$F$2]/[.$G$2]/[.$D$2])+[.$C$2] + RAND()*10-5);[.$F$2])" office:value-type="float" office:value="93.9991937601516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6" calcext:value-type="float">
            <text:p>6.96</text:p>
          </table:table-cell>
          <table:table-cell table:formula="of:=[.B697]+32" office:value-type="float" office:value="-8928" calcext:value-type="float">
            <text:p>-8928</text:p>
          </table:table-cell>
          <table:table-cell table:formula="of:=MOD((([.B698]*[.$F$2]/[.$G$2]/[.$D$2])+[.$C$2] + RAND()*10-5);[.$F$2])" office:value-type="float" office:value="95.483876998677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7" calcext:value-type="float">
            <text:p>6.97</text:p>
          </table:table-cell>
          <table:table-cell table:formula="of:=[.B698]+32" office:value-type="float" office:value="-8896" calcext:value-type="float">
            <text:p>-8896</text:p>
          </table:table-cell>
          <table:table-cell table:formula="of:=MOD((([.B699]*[.$F$2]/[.$G$2]/[.$D$2])+[.$C$2] + RAND()*10-5);[.$F$2])" office:value-type="float" office:value="94.0532207004311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8" calcext:value-type="float">
            <text:p>6.98</text:p>
          </table:table-cell>
          <table:table-cell table:formula="of:=[.B699]+32" office:value-type="float" office:value="-8864" calcext:value-type="float">
            <text:p>-8864</text:p>
          </table:table-cell>
          <table:table-cell table:formula="of:=MOD((([.B700]*[.$F$2]/[.$G$2]/[.$D$2])+[.$C$2] + RAND()*10-5);[.$F$2])" office:value-type="float" office:value="93.1335861307645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9" calcext:value-type="float">
            <text:p>6.99</text:p>
          </table:table-cell>
          <table:table-cell table:formula="of:=[.B700]+32" office:value-type="float" office:value="-8832" calcext:value-type="float">
            <text:p>-8832</text:p>
          </table:table-cell>
          <table:table-cell table:formula="of:=MOD((([.B701]*[.$F$2]/[.$G$2]/[.$D$2])+[.$C$2] + RAND()*10-5);[.$F$2])" office:value-type="float" office:value="92.056758504395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" calcext:value-type="float">
            <text:p>7</text:p>
          </table:table-cell>
          <table:table-cell table:formula="of:=[.B701]+32" office:value-type="float" office:value="-8800" calcext:value-type="float">
            <text:p>-8800</text:p>
          </table:table-cell>
          <table:table-cell table:formula="of:=MOD((([.B702]*[.$F$2]/[.$G$2]/[.$D$2])+[.$C$2] + RAND()*10-5);[.$F$2])" office:value-type="float" office:value="94.424715052087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1" calcext:value-type="float">
            <text:p>7.01</text:p>
          </table:table-cell>
          <table:table-cell table:formula="of:=[.B702]+64" office:value-type="float" office:value="-8736" calcext:value-type="float">
            <text:p>-8736</text:p>
          </table:table-cell>
          <table:table-cell table:formula="of:=MOD((([.B703]*[.$F$2]/[.$G$2]/[.$D$2])+[.$C$2] + RAND()*10-5);[.$F$2])" office:value-type="float" office:value="95.7555790083764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2" calcext:value-type="float">
            <text:p>7.02</text:p>
          </table:table-cell>
          <table:table-cell table:formula="of:=[.B703]+64" office:value-type="float" office:value="-8672" calcext:value-type="float">
            <text:p>-8672</text:p>
          </table:table-cell>
          <table:table-cell table:formula="of:=MOD((([.B704]*[.$F$2]/[.$G$2]/[.$D$2])+[.$C$2] + RAND()*10-5);[.$F$2])" office:value-type="float" office:value="86.93313963478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3" calcext:value-type="float">
            <text:p>7.03</text:p>
          </table:table-cell>
          <table:table-cell table:formula="of:=[.B704]+64" office:value-type="float" office:value="-8608" calcext:value-type="float">
            <text:p>-8608</text:p>
          </table:table-cell>
          <table:table-cell table:formula="of:=MOD((([.B705]*[.$F$2]/[.$G$2]/[.$D$2])+[.$C$2] + RAND()*10-5);[.$F$2])" office:value-type="float" office:value="92.699595239474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4" calcext:value-type="float">
            <text:p>7.04</text:p>
          </table:table-cell>
          <table:table-cell table:formula="of:=[.B705]+64" office:value-type="float" office:value="-8544" calcext:value-type="float">
            <text:p>-8544</text:p>
          </table:table-cell>
          <table:table-cell table:formula="of:=MOD((([.B706]*[.$F$2]/[.$G$2]/[.$D$2])+[.$C$2] + RAND()*10-5);[.$F$2])" office:value-type="float" office:value="95.284199390055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5" calcext:value-type="float">
            <text:p>7.05</text:p>
          </table:table-cell>
          <table:table-cell table:formula="of:=[.B706]+64" office:value-type="float" office:value="-8480" calcext:value-type="float">
            <text:p>-8480</text:p>
          </table:table-cell>
          <table:table-cell table:formula="of:=MOD((([.B707]*[.$F$2]/[.$G$2]/[.$D$2])+[.$C$2] + RAND()*10-5);[.$F$2])" office:value-type="float" office:value="92.29437759995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6" calcext:value-type="float">
            <text:p>7.06</text:p>
          </table:table-cell>
          <table:table-cell table:formula="of:=[.B707]+64" office:value-type="float" office:value="-8416" calcext:value-type="float">
            <text:p>-8416</text:p>
          </table:table-cell>
          <table:table-cell table:formula="of:=MOD((([.B708]*[.$F$2]/[.$G$2]/[.$D$2])+[.$C$2] + RAND()*10-5);[.$F$2])" office:value-type="float" office:value="93.3242199906121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7" calcext:value-type="float">
            <text:p>7.07</text:p>
          </table:table-cell>
          <table:table-cell table:formula="of:=[.B708]+64" office:value-type="float" office:value="-8352" calcext:value-type="float">
            <text:p>-8352</text:p>
          </table:table-cell>
          <table:table-cell table:formula="of:=MOD((([.B709]*[.$F$2]/[.$G$2]/[.$D$2])+[.$C$2] + RAND()*10-5);[.$F$2])" office:value-type="float" office:value="89.991308538152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8" calcext:value-type="float">
            <text:p>7.08</text:p>
          </table:table-cell>
          <table:table-cell table:formula="of:=[.B709]+64" office:value-type="float" office:value="-8288" calcext:value-type="float">
            <text:p>-8288</text:p>
          </table:table-cell>
          <table:table-cell table:formula="of:=MOD((([.B710]*[.$F$2]/[.$G$2]/[.$D$2])+[.$C$2] + RAND()*10-5);[.$F$2])" office:value-type="float" office:value="93.395006401505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9" calcext:value-type="float">
            <text:p>7.09</text:p>
          </table:table-cell>
          <table:table-cell table:formula="of:=[.B710]+64" office:value-type="float" office:value="-8224" calcext:value-type="float">
            <text:p>-8224</text:p>
          </table:table-cell>
          <table:table-cell table:formula="of:=MOD((([.B711]*[.$F$2]/[.$G$2]/[.$D$2])+[.$C$2] + RAND()*10-5);[.$F$2])" office:value-type="float" office:value="96.5798716836448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" calcext:value-type="float">
            <text:p>7.1</text:p>
          </table:table-cell>
          <table:table-cell table:formula="of:=[.B711]+64" office:value-type="float" office:value="-8160" calcext:value-type="float">
            <text:p>-8160</text:p>
          </table:table-cell>
          <table:table-cell table:formula="of:=MOD((([.B712]*[.$F$2]/[.$G$2]/[.$D$2])+[.$C$2] + RAND()*10-5);[.$F$2])" office:value-type="float" office:value="97.2979621649891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1" calcext:value-type="float">
            <text:p>7.11</text:p>
          </table:table-cell>
          <table:table-cell table:formula="of:=[.B712]+64" office:value-type="float" office:value="-8096" calcext:value-type="float">
            <text:p>-8096</text:p>
          </table:table-cell>
          <table:table-cell table:formula="of:=MOD((([.B713]*[.$F$2]/[.$G$2]/[.$D$2])+[.$C$2] + RAND()*10-5);[.$F$2])" office:value-type="float" office:value="98.7554672836644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2" calcext:value-type="float">
            <text:p>7.12</text:p>
          </table:table-cell>
          <table:table-cell table:formula="of:=[.B713]+64" office:value-type="float" office:value="-8032" calcext:value-type="float">
            <text:p>-8032</text:p>
          </table:table-cell>
          <table:table-cell table:formula="of:=MOD((([.B714]*[.$F$2]/[.$G$2]/[.$D$2])+[.$C$2] + RAND()*10-5);[.$F$2])" office:value-type="float" office:value="97.9813053944994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3" calcext:value-type="float">
            <text:p>7.13</text:p>
          </table:table-cell>
          <table:table-cell table:formula="of:=[.B714]+64" office:value-type="float" office:value="-7968" calcext:value-type="float">
            <text:p>-7968</text:p>
          </table:table-cell>
          <table:table-cell table:formula="of:=MOD((([.B715]*[.$F$2]/[.$G$2]/[.$D$2])+[.$C$2] + RAND()*10-5);[.$F$2])" office:value-type="float" office:value="98.672255534973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4" calcext:value-type="float">
            <text:p>7.14</text:p>
          </table:table-cell>
          <table:table-cell table:formula="of:=[.B715]+64" office:value-type="float" office:value="-7904" calcext:value-type="float">
            <text:p>-7904</text:p>
          </table:table-cell>
          <table:table-cell table:formula="of:=MOD((([.B716]*[.$F$2]/[.$G$2]/[.$D$2])+[.$C$2] + RAND()*10-5);[.$F$2])" office:value-type="float" office:value="97.983348813745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5" calcext:value-type="float">
            <text:p>7.15</text:p>
          </table:table-cell>
          <table:table-cell table:formula="of:=[.B716]+64" office:value-type="float" office:value="-7840" calcext:value-type="float">
            <text:p>-7840</text:p>
          </table:table-cell>
          <table:table-cell table:formula="of:=MOD((([.B717]*[.$F$2]/[.$G$2]/[.$D$2])+[.$C$2] + RAND()*10-5);[.$F$2])" office:value-type="float" office:value="93.2175383612254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6" calcext:value-type="float">
            <text:p>7.16</text:p>
          </table:table-cell>
          <table:table-cell table:formula="of:=[.B717]+64" office:value-type="float" office:value="-7776" calcext:value-type="float">
            <text:p>-7776</text:p>
          </table:table-cell>
          <table:table-cell table:formula="of:=MOD((([.B718]*[.$F$2]/[.$G$2]/[.$D$2])+[.$C$2] + RAND()*10-5);[.$F$2])" office:value-type="float" office:value="98.3130320915049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7" calcext:value-type="float">
            <text:p>7.17</text:p>
          </table:table-cell>
          <table:table-cell table:formula="of:=[.B718]+64" office:value-type="float" office:value="-7712" calcext:value-type="float">
            <text:p>-7712</text:p>
          </table:table-cell>
          <table:table-cell table:formula="of:=MOD((([.B719]*[.$F$2]/[.$G$2]/[.$D$2])+[.$C$2] + RAND()*10-5);[.$F$2])" office:value-type="float" office:value="94.5427341467706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8" calcext:value-type="float">
            <text:p>7.18</text:p>
          </table:table-cell>
          <table:table-cell table:formula="of:=[.B719]+64" office:value-type="float" office:value="-7648" calcext:value-type="float">
            <text:p>-7648</text:p>
          </table:table-cell>
          <table:table-cell table:formula="of:=MOD((([.B720]*[.$F$2]/[.$G$2]/[.$D$2])+[.$C$2] + RAND()*10-5);[.$F$2])" office:value-type="float" office:value="91.3199011084166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9" calcext:value-type="float">
            <text:p>7.19</text:p>
          </table:table-cell>
          <table:table-cell table:formula="of:=[.B720]+64" office:value-type="float" office:value="-7584" calcext:value-type="float">
            <text:p>-7584</text:p>
          </table:table-cell>
          <table:table-cell table:formula="of:=MOD((([.B721]*[.$F$2]/[.$G$2]/[.$D$2])+[.$C$2] + RAND()*10-5);[.$F$2])" office:value-type="float" office:value="91.8143820750084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" calcext:value-type="float">
            <text:p>7.2</text:p>
          </table:table-cell>
          <table:table-cell table:formula="of:=[.B721]+64" office:value-type="float" office:value="-7520" calcext:value-type="float">
            <text:p>-7520</text:p>
          </table:table-cell>
          <table:table-cell table:formula="of:=MOD((([.B722]*[.$F$2]/[.$G$2]/[.$D$2])+[.$C$2] + RAND()*10-5);[.$F$2])" office:value-type="float" office:value="92.2572261806254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1" calcext:value-type="float">
            <text:p>7.21</text:p>
          </table:table-cell>
          <table:table-cell table:formula="of:=[.B722]+64" office:value-type="float" office:value="-7456" calcext:value-type="float">
            <text:p>-7456</text:p>
          </table:table-cell>
          <table:table-cell table:formula="of:=MOD((([.B723]*[.$F$2]/[.$G$2]/[.$D$2])+[.$C$2] + RAND()*10-5);[.$F$2])" office:value-type="float" office:value="99.8193655445076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2" calcext:value-type="float">
            <text:p>7.22</text:p>
          </table:table-cell>
          <table:table-cell table:formula="of:=[.B723]+64" office:value-type="float" office:value="-7392" calcext:value-type="float">
            <text:p>-7392</text:p>
          </table:table-cell>
          <table:table-cell table:formula="of:=MOD((([.B724]*[.$F$2]/[.$G$2]/[.$D$2])+[.$C$2] + RAND()*10-5);[.$F$2])" office:value-type="float" office:value="96.3285485139519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3" calcext:value-type="float">
            <text:p>7.23</text:p>
          </table:table-cell>
          <table:table-cell table:formula="of:=[.B724]+64" office:value-type="float" office:value="-7328" calcext:value-type="float">
            <text:p>-7328</text:p>
          </table:table-cell>
          <table:table-cell table:formula="of:=MOD((([.B725]*[.$F$2]/[.$G$2]/[.$D$2])+[.$C$2] + RAND()*10-5);[.$F$2])" office:value-type="float" office:value="92.8391635907316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4" calcext:value-type="float">
            <text:p>7.24</text:p>
          </table:table-cell>
          <table:table-cell table:formula="of:=[.B725]+64" office:value-type="float" office:value="-7264" calcext:value-type="float">
            <text:p>-7264</text:p>
          </table:table-cell>
          <table:table-cell table:formula="of:=MOD((([.B726]*[.$F$2]/[.$G$2]/[.$D$2])+[.$C$2] + RAND()*10-5);[.$F$2])" office:value-type="float" office:value="96.1104457886308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5" calcext:value-type="float">
            <text:p>7.25</text:p>
          </table:table-cell>
          <table:table-cell table:formula="of:=[.B726]+64" office:value-type="float" office:value="-7200" calcext:value-type="float">
            <text:p>-7200</text:p>
          </table:table-cell>
          <table:table-cell table:formula="of:=MOD((([.B727]*[.$F$2]/[.$G$2]/[.$D$2])+[.$C$2] + RAND()*10-5);[.$F$2])" office:value-type="float" office:value="94.5192515828988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6" calcext:value-type="float">
            <text:p>7.26</text:p>
          </table:table-cell>
          <table:table-cell table:formula="of:=[.B727]+64" office:value-type="float" office:value="-7136" calcext:value-type="float">
            <text:p>-7136</text:p>
          </table:table-cell>
          <table:table-cell table:formula="of:=MOD((([.B728]*[.$F$2]/[.$G$2]/[.$D$2])+[.$C$2] + RAND()*10-5);[.$F$2])" office:value-type="float" office:value="96.3281562783261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7" calcext:value-type="float">
            <text:p>7.27</text:p>
          </table:table-cell>
          <table:table-cell table:formula="of:=[.B728]+64" office:value-type="float" office:value="-7072" calcext:value-type="float">
            <text:p>-7072</text:p>
          </table:table-cell>
          <table:table-cell table:formula="of:=MOD((([.B729]*[.$F$2]/[.$G$2]/[.$D$2])+[.$C$2] + RAND()*10-5);[.$F$2])" office:value-type="float" office:value="98.416061266051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8" calcext:value-type="float">
            <text:p>7.28</text:p>
          </table:table-cell>
          <table:table-cell table:formula="of:=[.B729]+64" office:value-type="float" office:value="-7008" calcext:value-type="float">
            <text:p>-7008</text:p>
          </table:table-cell>
          <table:table-cell table:formula="of:=MOD((([.B730]*[.$F$2]/[.$G$2]/[.$D$2])+[.$C$2] + RAND()*10-5);[.$F$2])" office:value-type="float" office:value="99.1377412662591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9" calcext:value-type="float">
            <text:p>7.29</text:p>
          </table:table-cell>
          <table:table-cell table:formula="of:=[.B730]+64" office:value-type="float" office:value="-6944" calcext:value-type="float">
            <text:p>-6944</text:p>
          </table:table-cell>
          <table:table-cell table:formula="of:=MOD((([.B731]*[.$F$2]/[.$G$2]/[.$D$2])+[.$C$2] + RAND()*10-5);[.$F$2])" office:value-type="float" office:value="101.976362704328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" calcext:value-type="float">
            <text:p>7.3</text:p>
          </table:table-cell>
          <table:table-cell table:formula="of:=[.B731]+64" office:value-type="float" office:value="-6880" calcext:value-type="float">
            <text:p>-6880</text:p>
          </table:table-cell>
          <table:table-cell table:formula="of:=MOD((([.B732]*[.$F$2]/[.$G$2]/[.$D$2])+[.$C$2] + RAND()*10-5);[.$F$2])" office:value-type="float" office:value="104.2587196273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1" calcext:value-type="float">
            <text:p>7.31</text:p>
          </table:table-cell>
          <table:table-cell table:formula="of:=[.B732]+64" office:value-type="float" office:value="-6816" calcext:value-type="float">
            <text:p>-6816</text:p>
          </table:table-cell>
          <table:table-cell table:formula="of:=MOD((([.B733]*[.$F$2]/[.$G$2]/[.$D$2])+[.$C$2] + RAND()*10-5);[.$F$2])" office:value-type="float" office:value="98.2498520960136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2" calcext:value-type="float">
            <text:p>7.32</text:p>
          </table:table-cell>
          <table:table-cell table:formula="of:=[.B733]+64" office:value-type="float" office:value="-6752" calcext:value-type="float">
            <text:p>-6752</text:p>
          </table:table-cell>
          <table:table-cell table:formula="of:=MOD((([.B734]*[.$F$2]/[.$G$2]/[.$D$2])+[.$C$2] + RAND()*10-5);[.$F$2])" office:value-type="float" office:value="96.1666163801102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3" calcext:value-type="float">
            <text:p>7.33</text:p>
          </table:table-cell>
          <table:table-cell table:formula="of:=[.B734]+64" office:value-type="float" office:value="-6688" calcext:value-type="float">
            <text:p>-6688</text:p>
          </table:table-cell>
          <table:table-cell table:formula="of:=MOD((([.B735]*[.$F$2]/[.$G$2]/[.$D$2])+[.$C$2] + RAND()*10-5);[.$F$2])" office:value-type="float" office:value="97.0003286559296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4" calcext:value-type="float">
            <text:p>7.34</text:p>
          </table:table-cell>
          <table:table-cell table:formula="of:=[.B735]+64" office:value-type="float" office:value="-6624" calcext:value-type="float">
            <text:p>-6624</text:p>
          </table:table-cell>
          <table:table-cell table:formula="of:=MOD((([.B736]*[.$F$2]/[.$G$2]/[.$D$2])+[.$C$2] + RAND()*10-5);[.$F$2])" office:value-type="float" office:value="104.279825827423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5" calcext:value-type="float">
            <text:p>7.35</text:p>
          </table:table-cell>
          <table:table-cell table:formula="of:=[.B736]+64" office:value-type="float" office:value="-6560" calcext:value-type="float">
            <text:p>-6560</text:p>
          </table:table-cell>
          <table:table-cell table:formula="of:=MOD((([.B737]*[.$F$2]/[.$G$2]/[.$D$2])+[.$C$2] + RAND()*10-5);[.$F$2])" office:value-type="float" office:value="95.7796122401215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6" calcext:value-type="float">
            <text:p>7.36</text:p>
          </table:table-cell>
          <table:table-cell table:formula="of:=[.B737]+64" office:value-type="float" office:value="-6496" calcext:value-type="float">
            <text:p>-6496</text:p>
          </table:table-cell>
          <table:table-cell table:formula="of:=MOD((([.B738]*[.$F$2]/[.$G$2]/[.$D$2])+[.$C$2] + RAND()*10-5);[.$F$2])" office:value-type="float" office:value="97.798595749462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7" calcext:value-type="float">
            <text:p>7.37</text:p>
          </table:table-cell>
          <table:table-cell table:formula="of:=[.B738]+64" office:value-type="float" office:value="-6432" calcext:value-type="float">
            <text:p>-6432</text:p>
          </table:table-cell>
          <table:table-cell table:formula="of:=MOD((([.B739]*[.$F$2]/[.$G$2]/[.$D$2])+[.$C$2] + RAND()*10-5);[.$F$2])" office:value-type="float" office:value="99.3556458344296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8" calcext:value-type="float">
            <text:p>7.38</text:p>
          </table:table-cell>
          <table:table-cell table:formula="of:=[.B739]+64" office:value-type="float" office:value="-6368" calcext:value-type="float">
            <text:p>-6368</text:p>
          </table:table-cell>
          <table:table-cell table:formula="of:=MOD((([.B740]*[.$F$2]/[.$G$2]/[.$D$2])+[.$C$2] + RAND()*10-5);[.$F$2])" office:value-type="float" office:value="104.64879324369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9" calcext:value-type="float">
            <text:p>7.39</text:p>
          </table:table-cell>
          <table:table-cell table:formula="of:=[.B740]+64" office:value-type="float" office:value="-6304" calcext:value-type="float">
            <text:p>-6304</text:p>
          </table:table-cell>
          <table:table-cell table:formula="of:=MOD((([.B741]*[.$F$2]/[.$G$2]/[.$D$2])+[.$C$2] + RAND()*10-5);[.$F$2])" office:value-type="float" office:value="98.3980087100072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" calcext:value-type="float">
            <text:p>7.4</text:p>
          </table:table-cell>
          <table:table-cell table:formula="of:=[.B741]+64" office:value-type="float" office:value="-6240" calcext:value-type="float">
            <text:p>-6240</text:p>
          </table:table-cell>
          <table:table-cell table:formula="of:=MOD((([.B742]*[.$F$2]/[.$G$2]/[.$D$2])+[.$C$2] + RAND()*10-5);[.$F$2])" office:value-type="float" office:value="97.4773343978485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1" calcext:value-type="float">
            <text:p>7.41</text:p>
          </table:table-cell>
          <table:table-cell table:formula="of:=[.B742]+64" office:value-type="float" office:value="-6176" calcext:value-type="float">
            <text:p>-6176</text:p>
          </table:table-cell>
          <table:table-cell table:formula="of:=MOD((([.B743]*[.$F$2]/[.$G$2]/[.$D$2])+[.$C$2] + RAND()*10-5);[.$F$2])" office:value-type="float" office:value="104.90360696142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2" calcext:value-type="float">
            <text:p>7.42</text:p>
          </table:table-cell>
          <table:table-cell table:formula="of:=[.B743]+64" office:value-type="float" office:value="-6112" calcext:value-type="float">
            <text:p>-6112</text:p>
          </table:table-cell>
          <table:table-cell table:formula="of:=MOD((([.B744]*[.$F$2]/[.$G$2]/[.$D$2])+[.$C$2] + RAND()*10-5);[.$F$2])" office:value-type="float" office:value="102.601185524002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3" calcext:value-type="float">
            <text:p>7.43</text:p>
          </table:table-cell>
          <table:table-cell table:formula="of:=[.B744]+64" office:value-type="float" office:value="-6048" calcext:value-type="float">
            <text:p>-6048</text:p>
          </table:table-cell>
          <table:table-cell table:formula="of:=MOD((([.B745]*[.$F$2]/[.$G$2]/[.$D$2])+[.$C$2] + RAND()*10-5);[.$F$2])" office:value-type="float" office:value="100.70859083243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4" calcext:value-type="float">
            <text:p>7.44</text:p>
          </table:table-cell>
          <table:table-cell table:formula="of:=[.B745]+64" office:value-type="float" office:value="-5984" calcext:value-type="float">
            <text:p>-5984</text:p>
          </table:table-cell>
          <table:table-cell table:formula="of:=MOD((([.B746]*[.$F$2]/[.$G$2]/[.$D$2])+[.$C$2] + RAND()*10-5);[.$F$2])" office:value-type="float" office:value="103.316920816818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5" calcext:value-type="float">
            <text:p>7.45</text:p>
          </table:table-cell>
          <table:table-cell table:formula="of:=[.B746]+64" office:value-type="float" office:value="-5920" calcext:value-type="float">
            <text:p>-5920</text:p>
          </table:table-cell>
          <table:table-cell table:formula="of:=MOD((([.B747]*[.$F$2]/[.$G$2]/[.$D$2])+[.$C$2] + RAND()*10-5);[.$F$2])" office:value-type="float" office:value="104.815310038518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6" calcext:value-type="float">
            <text:p>7.46</text:p>
          </table:table-cell>
          <table:table-cell table:formula="of:=[.B747]+64" office:value-type="float" office:value="-5856" calcext:value-type="float">
            <text:p>-5856</text:p>
          </table:table-cell>
          <table:table-cell table:formula="of:=MOD((([.B748]*[.$F$2]/[.$G$2]/[.$D$2])+[.$C$2] + RAND()*10-5);[.$F$2])" office:value-type="float" office:value="103.97456720305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7" calcext:value-type="float">
            <text:p>7.47</text:p>
          </table:table-cell>
          <table:table-cell table:formula="of:=[.B748]+64" office:value-type="float" office:value="-5792" calcext:value-type="float">
            <text:p>-5792</text:p>
          </table:table-cell>
          <table:table-cell table:formula="of:=MOD((([.B749]*[.$F$2]/[.$G$2]/[.$D$2])+[.$C$2] + RAND()*10-5);[.$F$2])" office:value-type="float" office:value="108.14129135712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8" calcext:value-type="float">
            <text:p>7.48</text:p>
          </table:table-cell>
          <table:table-cell table:formula="of:=[.B749]+64" office:value-type="float" office:value="-5728" calcext:value-type="float">
            <text:p>-5728</text:p>
          </table:table-cell>
          <table:table-cell table:formula="of:=MOD((([.B750]*[.$F$2]/[.$G$2]/[.$D$2])+[.$C$2] + RAND()*10-5);[.$F$2])" office:value-type="float" office:value="102.656545762738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9" calcext:value-type="float">
            <text:p>7.49</text:p>
          </table:table-cell>
          <table:table-cell table:formula="of:=[.B750]+64" office:value-type="float" office:value="-5664" calcext:value-type="float">
            <text:p>-5664</text:p>
          </table:table-cell>
          <table:table-cell table:formula="of:=MOD((([.B751]*[.$F$2]/[.$G$2]/[.$D$2])+[.$C$2] + RAND()*10-5);[.$F$2])" office:value-type="float" office:value="105.241027207396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" calcext:value-type="float">
            <text:p>7.5</text:p>
          </table:table-cell>
          <table:table-cell table:formula="of:=[.B751]+64" office:value-type="float" office:value="-5600" calcext:value-type="float">
            <text:p>-5600</text:p>
          </table:table-cell>
          <table:table-cell table:formula="of:=MOD((([.B752]*[.$F$2]/[.$G$2]/[.$D$2])+[.$C$2] + RAND()*10-5);[.$F$2])" office:value-type="float" office:value="104.615670991898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1" calcext:value-type="float">
            <text:p>7.51</text:p>
          </table:table-cell>
          <table:table-cell table:formula="of:=[.B752]+64" office:value-type="float" office:value="-5536" calcext:value-type="float">
            <text:p>-5536</text:p>
          </table:table-cell>
          <table:table-cell table:formula="of:=MOD((([.B753]*[.$F$2]/[.$G$2]/[.$D$2])+[.$C$2] + RAND()*10-5);[.$F$2])" office:value-type="float" office:value="108.559491962956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2" calcext:value-type="float">
            <text:p>7.52</text:p>
          </table:table-cell>
          <table:table-cell table:formula="of:=[.B753]+64" office:value-type="float" office:value="-5472" calcext:value-type="float">
            <text:p>-5472</text:p>
          </table:table-cell>
          <table:table-cell table:formula="of:=MOD((([.B754]*[.$F$2]/[.$G$2]/[.$D$2])+[.$C$2] + RAND()*10-5);[.$F$2])" office:value-type="float" office:value="109.472746628589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3" calcext:value-type="float">
            <text:p>7.53</text:p>
          </table:table-cell>
          <table:table-cell table:formula="of:=[.B754]+64" office:value-type="float" office:value="-5408" calcext:value-type="float">
            <text:p>-5408</text:p>
          </table:table-cell>
          <table:table-cell table:formula="of:=MOD((([.B755]*[.$F$2]/[.$G$2]/[.$D$2])+[.$C$2] + RAND()*10-5);[.$F$2])" office:value-type="float" office:value="106.783750030627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4" calcext:value-type="float">
            <text:p>7.54</text:p>
          </table:table-cell>
          <table:table-cell table:formula="of:=[.B755]+64" office:value-type="float" office:value="-5344" calcext:value-type="float">
            <text:p>-5344</text:p>
          </table:table-cell>
          <table:table-cell table:formula="of:=MOD((([.B756]*[.$F$2]/[.$G$2]/[.$D$2])+[.$C$2] + RAND()*10-5);[.$F$2])" office:value-type="float" office:value="108.767313044634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5" calcext:value-type="float">
            <text:p>7.55</text:p>
          </table:table-cell>
          <table:table-cell table:formula="of:=[.B756]+64" office:value-type="float" office:value="-5280" calcext:value-type="float">
            <text:p>-5280</text:p>
          </table:table-cell>
          <table:table-cell table:formula="of:=MOD((([.B757]*[.$F$2]/[.$G$2]/[.$D$2])+[.$C$2] + RAND()*10-5);[.$F$2])" office:value-type="float" office:value="101.068385339608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6" calcext:value-type="float">
            <text:p>7.56</text:p>
          </table:table-cell>
          <table:table-cell table:formula="of:=[.B757]+64" office:value-type="float" office:value="-5216" calcext:value-type="float">
            <text:p>-5216</text:p>
          </table:table-cell>
          <table:table-cell table:formula="of:=MOD((([.B758]*[.$F$2]/[.$G$2]/[.$D$2])+[.$C$2] + RAND()*10-5);[.$F$2])" office:value-type="float" office:value="107.288551730422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7" calcext:value-type="float">
            <text:p>7.57</text:p>
          </table:table-cell>
          <table:table-cell table:formula="of:=[.B758]+64" office:value-type="float" office:value="-5152" calcext:value-type="float">
            <text:p>-5152</text:p>
          </table:table-cell>
          <table:table-cell table:formula="of:=MOD((([.B759]*[.$F$2]/[.$G$2]/[.$D$2])+[.$C$2] + RAND()*10-5);[.$F$2])" office:value-type="float" office:value="104.859832377694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8" calcext:value-type="float">
            <text:p>7.58</text:p>
          </table:table-cell>
          <table:table-cell table:formula="of:=[.B759]+64" office:value-type="float" office:value="-5088" calcext:value-type="float">
            <text:p>-5088</text:p>
          </table:table-cell>
          <table:table-cell table:formula="of:=MOD((([.B760]*[.$F$2]/[.$G$2]/[.$D$2])+[.$C$2] + RAND()*10-5);[.$F$2])" office:value-type="float" office:value="102.205247379339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9" calcext:value-type="float">
            <text:p>7.59</text:p>
          </table:table-cell>
          <table:table-cell table:formula="of:=[.B760]+64" office:value-type="float" office:value="-5024" calcext:value-type="float">
            <text:p>-5024</text:p>
          </table:table-cell>
          <table:table-cell table:formula="of:=MOD((([.B761]*[.$F$2]/[.$G$2]/[.$D$2])+[.$C$2] + RAND()*10-5);[.$F$2])" office:value-type="float" office:value="105.827325588826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" calcext:value-type="float">
            <text:p>7.6</text:p>
          </table:table-cell>
          <table:table-cell table:formula="of:=[.B761]+64" office:value-type="float" office:value="-4960" calcext:value-type="float">
            <text:p>-4960</text:p>
          </table:table-cell>
          <table:table-cell table:formula="of:=MOD((([.B762]*[.$F$2]/[.$G$2]/[.$D$2])+[.$C$2] + RAND()*10-5);[.$F$2])" office:value-type="float" office:value="106.830824053089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1" calcext:value-type="float">
            <text:p>7.61</text:p>
          </table:table-cell>
          <table:table-cell table:formula="of:=[.B762]+64" office:value-type="float" office:value="-4896" calcext:value-type="float">
            <text:p>-4896</text:p>
          </table:table-cell>
          <table:table-cell table:formula="of:=MOD((([.B763]*[.$F$2]/[.$G$2]/[.$D$2])+[.$C$2] + RAND()*10-5);[.$F$2])" office:value-type="float" office:value="105.94872951050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2" calcext:value-type="float">
            <text:p>7.62</text:p>
          </table:table-cell>
          <table:table-cell table:formula="of:=[.B763]+64" office:value-type="float" office:value="-4832" calcext:value-type="float">
            <text:p>-4832</text:p>
          </table:table-cell>
          <table:table-cell table:formula="of:=MOD((([.B764]*[.$F$2]/[.$G$2]/[.$D$2])+[.$C$2] + RAND()*10-5);[.$F$2])" office:value-type="float" office:value="108.87989599284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3" calcext:value-type="float">
            <text:p>7.63</text:p>
          </table:table-cell>
          <table:table-cell table:formula="of:=[.B764]+64" office:value-type="float" office:value="-4768" calcext:value-type="float">
            <text:p>-4768</text:p>
          </table:table-cell>
          <table:table-cell table:formula="of:=MOD((([.B765]*[.$F$2]/[.$G$2]/[.$D$2])+[.$C$2] + RAND()*10-5);[.$F$2])" office:value-type="float" office:value="107.24771349528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4" calcext:value-type="float">
            <text:p>7.64</text:p>
          </table:table-cell>
          <table:table-cell table:formula="of:=[.B765]+64" office:value-type="float" office:value="-4704" calcext:value-type="float">
            <text:p>-4704</text:p>
          </table:table-cell>
          <table:table-cell table:formula="of:=MOD((([.B766]*[.$F$2]/[.$G$2]/[.$D$2])+[.$C$2] + RAND()*10-5);[.$F$2])" office:value-type="float" office:value="109.504997267103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5" calcext:value-type="float">
            <text:p>7.65</text:p>
          </table:table-cell>
          <table:table-cell table:formula="of:=[.B766]+64" office:value-type="float" office:value="-4640" calcext:value-type="float">
            <text:p>-4640</text:p>
          </table:table-cell>
          <table:table-cell table:formula="of:=MOD((([.B767]*[.$F$2]/[.$G$2]/[.$D$2])+[.$C$2] + RAND()*10-5);[.$F$2])" office:value-type="float" office:value="109.03516657242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6" calcext:value-type="float">
            <text:p>7.66</text:p>
          </table:table-cell>
          <table:table-cell table:formula="of:=[.B767]+64" office:value-type="float" office:value="-4576" calcext:value-type="float">
            <text:p>-4576</text:p>
          </table:table-cell>
          <table:table-cell table:formula="of:=MOD((([.B768]*[.$F$2]/[.$G$2]/[.$D$2])+[.$C$2] + RAND()*10-5);[.$F$2])" office:value-type="float" office:value="113.53544056605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7" calcext:value-type="float">
            <text:p>7.67</text:p>
          </table:table-cell>
          <table:table-cell table:formula="of:=[.B768]+64" office:value-type="float" office:value="-4512" calcext:value-type="float">
            <text:p>-4512</text:p>
          </table:table-cell>
          <table:table-cell table:formula="of:=MOD((([.B769]*[.$F$2]/[.$G$2]/[.$D$2])+[.$C$2] + RAND()*10-5);[.$F$2])" office:value-type="float" office:value="113.920726775139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8" calcext:value-type="float">
            <text:p>7.68</text:p>
          </table:table-cell>
          <table:table-cell table:formula="of:=[.B769]+64" office:value-type="float" office:value="-4448" calcext:value-type="float">
            <text:p>-4448</text:p>
          </table:table-cell>
          <table:table-cell table:formula="of:=MOD((([.B770]*[.$F$2]/[.$G$2]/[.$D$2])+[.$C$2] + RAND()*10-5);[.$F$2])" office:value-type="float" office:value="109.28058783723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9" calcext:value-type="float">
            <text:p>7.69</text:p>
          </table:table-cell>
          <table:table-cell table:formula="of:=[.B770]+64" office:value-type="float" office:value="-4384" calcext:value-type="float">
            <text:p>-4384</text:p>
          </table:table-cell>
          <table:table-cell table:formula="of:=MOD((([.B771]*[.$F$2]/[.$G$2]/[.$D$2])+[.$C$2] + RAND()*10-5);[.$F$2])" office:value-type="float" office:value="110.50087519397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" calcext:value-type="float">
            <text:p>7.7</text:p>
          </table:table-cell>
          <table:table-cell table:formula="of:=[.B771]+64" office:value-type="float" office:value="-4320" calcext:value-type="float">
            <text:p>-4320</text:p>
          </table:table-cell>
          <table:table-cell table:formula="of:=MOD((([.B772]*[.$F$2]/[.$G$2]/[.$D$2])+[.$C$2] + RAND()*10-5);[.$F$2])" office:value-type="float" office:value="109.149188953655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1" calcext:value-type="float">
            <text:p>7.71</text:p>
          </table:table-cell>
          <table:table-cell table:formula="of:=[.B772]+64" office:value-type="float" office:value="-4256" calcext:value-type="float">
            <text:p>-4256</text:p>
          </table:table-cell>
          <table:table-cell table:formula="of:=MOD((([.B773]*[.$F$2]/[.$G$2]/[.$D$2])+[.$C$2] + RAND()*10-5);[.$F$2])" office:value-type="float" office:value="109.987980754712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2" calcext:value-type="float">
            <text:p>7.72</text:p>
          </table:table-cell>
          <table:table-cell table:formula="of:=[.B773]+64" office:value-type="float" office:value="-4192" calcext:value-type="float">
            <text:p>-4192</text:p>
          </table:table-cell>
          <table:table-cell table:formula="of:=MOD((([.B774]*[.$F$2]/[.$G$2]/[.$D$2])+[.$C$2] + RAND()*10-5);[.$F$2])" office:value-type="float" office:value="109.097120376961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3" calcext:value-type="float">
            <text:p>7.73</text:p>
          </table:table-cell>
          <table:table-cell table:formula="of:=[.B774]+64" office:value-type="float" office:value="-4128" calcext:value-type="float">
            <text:p>-4128</text:p>
          </table:table-cell>
          <table:table-cell table:formula="of:=MOD((([.B775]*[.$F$2]/[.$G$2]/[.$D$2])+[.$C$2] + RAND()*10-5);[.$F$2])" office:value-type="float" office:value="111.369300086134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4" calcext:value-type="float">
            <text:p>7.74</text:p>
          </table:table-cell>
          <table:table-cell table:formula="of:=[.B775]+64" office:value-type="float" office:value="-4064" calcext:value-type="float">
            <text:p>-4064</text:p>
          </table:table-cell>
          <table:table-cell table:formula="of:=MOD((([.B776]*[.$F$2]/[.$G$2]/[.$D$2])+[.$C$2] + RAND()*10-5);[.$F$2])" office:value-type="float" office:value="106.0668815582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5" calcext:value-type="float">
            <text:p>7.75</text:p>
          </table:table-cell>
          <table:table-cell table:formula="of:=[.B776]+64" office:value-type="float" office:value="-4000" calcext:value-type="float">
            <text:p>-4000</text:p>
          </table:table-cell>
          <table:table-cell table:formula="of:=MOD((([.B777]*[.$F$2]/[.$G$2]/[.$D$2])+[.$C$2] + RAND()*10-5);[.$F$2])" office:value-type="float" office:value="115.1423792554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6" calcext:value-type="float">
            <text:p>7.76</text:p>
          </table:table-cell>
          <table:table-cell table:formula="of:=[.B777]+64" office:value-type="float" office:value="-3936" calcext:value-type="float">
            <text:p>-3936</text:p>
          </table:table-cell>
          <table:table-cell table:formula="of:=MOD((([.B778]*[.$F$2]/[.$G$2]/[.$D$2])+[.$C$2] + RAND()*10-5);[.$F$2])" office:value-type="float" office:value="109.746352794249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7" calcext:value-type="float">
            <text:p>7.77</text:p>
          </table:table-cell>
          <table:table-cell table:formula="of:=[.B778]+64" office:value-type="float" office:value="-3872" calcext:value-type="float">
            <text:p>-3872</text:p>
          </table:table-cell>
          <table:table-cell table:formula="of:=MOD((([.B779]*[.$F$2]/[.$G$2]/[.$D$2])+[.$C$2] + RAND()*10-5);[.$F$2])" office:value-type="float" office:value="116.02840215728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8" calcext:value-type="float">
            <text:p>7.78</text:p>
          </table:table-cell>
          <table:table-cell table:formula="of:=[.B779]+64" office:value-type="float" office:value="-3808" calcext:value-type="float">
            <text:p>-3808</text:p>
          </table:table-cell>
          <table:table-cell table:formula="of:=MOD((([.B780]*[.$F$2]/[.$G$2]/[.$D$2])+[.$C$2] + RAND()*10-5);[.$F$2])" office:value-type="float" office:value="107.968486576195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9" calcext:value-type="float">
            <text:p>7.79</text:p>
          </table:table-cell>
          <table:table-cell table:formula="of:=[.B780]+64" office:value-type="float" office:value="-3744" calcext:value-type="float">
            <text:p>-3744</text:p>
          </table:table-cell>
          <table:table-cell table:formula="of:=MOD((([.B781]*[.$F$2]/[.$G$2]/[.$D$2])+[.$C$2] + RAND()*10-5);[.$F$2])" office:value-type="float" office:value="115.71044173098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" calcext:value-type="float">
            <text:p>7.8</text:p>
          </table:table-cell>
          <table:table-cell table:formula="of:=[.B781]+64" office:value-type="float" office:value="-3680" calcext:value-type="float">
            <text:p>-3680</text:p>
          </table:table-cell>
          <table:table-cell table:formula="of:=MOD((([.B782]*[.$F$2]/[.$G$2]/[.$D$2])+[.$C$2] + RAND()*10-5);[.$F$2])" office:value-type="float" office:value="116.802279702886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1" calcext:value-type="float">
            <text:p>7.81</text:p>
          </table:table-cell>
          <table:table-cell table:formula="of:=[.B782]+64" office:value-type="float" office:value="-3616" calcext:value-type="float">
            <text:p>-3616</text:p>
          </table:table-cell>
          <table:table-cell table:formula="of:=MOD((([.B783]*[.$F$2]/[.$G$2]/[.$D$2])+[.$C$2] + RAND()*10-5);[.$F$2])" office:value-type="float" office:value="114.64018704239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2" calcext:value-type="float">
            <text:p>7.82</text:p>
          </table:table-cell>
          <table:table-cell table:formula="of:=[.B783]+64" office:value-type="float" office:value="-3552" calcext:value-type="float">
            <text:p>-3552</text:p>
          </table:table-cell>
          <table:table-cell table:formula="of:=MOD((([.B784]*[.$F$2]/[.$G$2]/[.$D$2])+[.$C$2] + RAND()*10-5);[.$F$2])" office:value-type="float" office:value="117.98724067098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3" calcext:value-type="float">
            <text:p>7.83</text:p>
          </table:table-cell>
          <table:table-cell table:formula="of:=[.B784]+64" office:value-type="float" office:value="-3488" calcext:value-type="float">
            <text:p>-3488</text:p>
          </table:table-cell>
          <table:table-cell table:formula="of:=MOD((([.B785]*[.$F$2]/[.$G$2]/[.$D$2])+[.$C$2] + RAND()*10-5);[.$F$2])" office:value-type="float" office:value="109.045015456379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4" calcext:value-type="float">
            <text:p>7.84</text:p>
          </table:table-cell>
          <table:table-cell table:formula="of:=[.B785]+64" office:value-type="float" office:value="-3424" calcext:value-type="float">
            <text:p>-3424</text:p>
          </table:table-cell>
          <table:table-cell table:formula="of:=MOD((([.B786]*[.$F$2]/[.$G$2]/[.$D$2])+[.$C$2] + RAND()*10-5);[.$F$2])" office:value-type="float" office:value="115.145094264136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5" calcext:value-type="float">
            <text:p>7.85</text:p>
          </table:table-cell>
          <table:table-cell table:formula="of:=[.B786]+64" office:value-type="float" office:value="-3360" calcext:value-type="float">
            <text:p>-3360</text:p>
          </table:table-cell>
          <table:table-cell table:formula="of:=MOD((([.B787]*[.$F$2]/[.$G$2]/[.$D$2])+[.$C$2] + RAND()*10-5);[.$F$2])" office:value-type="float" office:value="115.61098898874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6" calcext:value-type="float">
            <text:p>7.86</text:p>
          </table:table-cell>
          <table:table-cell table:formula="of:=[.B787]+64" office:value-type="float" office:value="-3296" calcext:value-type="float">
            <text:p>-3296</text:p>
          </table:table-cell>
          <table:table-cell table:formula="of:=MOD((([.B788]*[.$F$2]/[.$G$2]/[.$D$2])+[.$C$2] + RAND()*10-5);[.$F$2])" office:value-type="float" office:value="118.954092432275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7" calcext:value-type="float">
            <text:p>7.87</text:p>
          </table:table-cell>
          <table:table-cell table:formula="of:=[.B788]+64" office:value-type="float" office:value="-3232" calcext:value-type="float">
            <text:p>-3232</text:p>
          </table:table-cell>
          <table:table-cell table:formula="of:=MOD((([.B789]*[.$F$2]/[.$G$2]/[.$D$2])+[.$C$2] + RAND()*10-5);[.$F$2])" office:value-type="float" office:value="113.713438238946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8" calcext:value-type="float">
            <text:p>7.88</text:p>
          </table:table-cell>
          <table:table-cell table:formula="of:=[.B789]+64" office:value-type="float" office:value="-3168" calcext:value-type="float">
            <text:p>-3168</text:p>
          </table:table-cell>
          <table:table-cell table:formula="of:=MOD((([.B790]*[.$F$2]/[.$G$2]/[.$D$2])+[.$C$2] + RAND()*10-5);[.$F$2])" office:value-type="float" office:value="115.58669053158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9" calcext:value-type="float">
            <text:p>7.89</text:p>
          </table:table-cell>
          <table:table-cell table:formula="of:=[.B790]+64" office:value-type="float" office:value="-3104" calcext:value-type="float">
            <text:p>-3104</text:p>
          </table:table-cell>
          <table:table-cell table:formula="of:=MOD((([.B791]*[.$F$2]/[.$G$2]/[.$D$2])+[.$C$2] + RAND()*10-5);[.$F$2])" office:value-type="float" office:value="115.778337948198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" calcext:value-type="float">
            <text:p>7.9</text:p>
          </table:table-cell>
          <table:table-cell table:formula="of:=[.B791]+64" office:value-type="float" office:value="-3040" calcext:value-type="float">
            <text:p>-3040</text:p>
          </table:table-cell>
          <table:table-cell table:formula="of:=MOD((([.B792]*[.$F$2]/[.$G$2]/[.$D$2])+[.$C$2] + RAND()*10-5);[.$F$2])" office:value-type="float" office:value="115.842633064432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1" calcext:value-type="float">
            <text:p>7.91</text:p>
          </table:table-cell>
          <table:table-cell table:formula="of:=[.B792]+64" office:value-type="float" office:value="-2976" calcext:value-type="float">
            <text:p>-2976</text:p>
          </table:table-cell>
          <table:table-cell table:formula="of:=MOD((([.B793]*[.$F$2]/[.$G$2]/[.$D$2])+[.$C$2] + RAND()*10-5);[.$F$2])" office:value-type="float" office:value="118.949056993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2" calcext:value-type="float">
            <text:p>7.92</text:p>
          </table:table-cell>
          <table:table-cell table:formula="of:=[.B793]+64" office:value-type="float" office:value="-2912" calcext:value-type="float">
            <text:p>-2912</text:p>
          </table:table-cell>
          <table:table-cell table:formula="of:=MOD((([.B794]*[.$F$2]/[.$G$2]/[.$D$2])+[.$C$2] + RAND()*10-5);[.$F$2])" office:value-type="float" office:value="111.896057279209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3" calcext:value-type="float">
            <text:p>7.93</text:p>
          </table:table-cell>
          <table:table-cell table:formula="of:=[.B794]+64" office:value-type="float" office:value="-2848" calcext:value-type="float">
            <text:p>-2848</text:p>
          </table:table-cell>
          <table:table-cell table:formula="of:=MOD((([.B795]*[.$F$2]/[.$G$2]/[.$D$2])+[.$C$2] + RAND()*10-5);[.$F$2])" office:value-type="float" office:value="118.657958629961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4" calcext:value-type="float">
            <text:p>7.94</text:p>
          </table:table-cell>
          <table:table-cell table:formula="of:=[.B795]+64" office:value-type="float" office:value="-2784" calcext:value-type="float">
            <text:p>-2784</text:p>
          </table:table-cell>
          <table:table-cell table:formula="of:=MOD((([.B796]*[.$F$2]/[.$G$2]/[.$D$2])+[.$C$2] + RAND()*10-5);[.$F$2])" office:value-type="float" office:value="115.06218274340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5" calcext:value-type="float">
            <text:p>7.95</text:p>
          </table:table-cell>
          <table:table-cell table:formula="of:=[.B796]+64" office:value-type="float" office:value="-2720" calcext:value-type="float">
            <text:p>-2720</text:p>
          </table:table-cell>
          <table:table-cell table:formula="of:=MOD((([.B797]*[.$F$2]/[.$G$2]/[.$D$2])+[.$C$2] + RAND()*10-5);[.$F$2])" office:value-type="float" office:value="116.93208535362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6" calcext:value-type="float">
            <text:p>7.96</text:p>
          </table:table-cell>
          <table:table-cell table:formula="of:=[.B797]+64" office:value-type="float" office:value="-2656" calcext:value-type="float">
            <text:p>-2656</text:p>
          </table:table-cell>
          <table:table-cell table:formula="of:=MOD((([.B798]*[.$F$2]/[.$G$2]/[.$D$2])+[.$C$2] + RAND()*10-5);[.$F$2])" office:value-type="float" office:value="113.635243560455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7" calcext:value-type="float">
            <text:p>7.97</text:p>
          </table:table-cell>
          <table:table-cell table:formula="of:=[.B798]+64" office:value-type="float" office:value="-2592" calcext:value-type="float">
            <text:p>-2592</text:p>
          </table:table-cell>
          <table:table-cell table:formula="of:=MOD((([.B799]*[.$F$2]/[.$G$2]/[.$D$2])+[.$C$2] + RAND()*10-5);[.$F$2])" office:value-type="float" office:value="116.303937410781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8" calcext:value-type="float">
            <text:p>7.98</text:p>
          </table:table-cell>
          <table:table-cell table:formula="of:=[.B799]+64" office:value-type="float" office:value="-2528" calcext:value-type="float">
            <text:p>-2528</text:p>
          </table:table-cell>
          <table:table-cell table:formula="of:=MOD((([.B800]*[.$F$2]/[.$G$2]/[.$D$2])+[.$C$2] + RAND()*10-5);[.$F$2])" office:value-type="float" office:value="116.71214098399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9" calcext:value-type="float">
            <text:p>7.99</text:p>
          </table:table-cell>
          <table:table-cell table:formula="of:=[.B800]+64" office:value-type="float" office:value="-2464" calcext:value-type="float">
            <text:p>-2464</text:p>
          </table:table-cell>
          <table:table-cell table:formula="of:=MOD((([.B801]*[.$F$2]/[.$G$2]/[.$D$2])+[.$C$2] + RAND()*10-5);[.$F$2])" office:value-type="float" office:value="114.738311475599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" calcext:value-type="float">
            <text:p>8</text:p>
          </table:table-cell>
          <table:table-cell table:formula="of:=[.B801]+64" office:value-type="float" office:value="-2400" calcext:value-type="float">
            <text:p>-2400</text:p>
          </table:table-cell>
          <table:table-cell table:formula="of:=MOD((([.B802]*[.$F$2]/[.$G$2]/[.$D$2])+[.$C$2] + RAND()*10-5);[.$F$2])" office:value-type="float" office:value="117.051744478084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1" calcext:value-type="float">
            <text:p>8.01</text:p>
          </table:table-cell>
          <table:table-cell table:formula="of:=[.B802]+128" office:value-type="float" office:value="-2272" calcext:value-type="float">
            <text:p>-2272</text:p>
          </table:table-cell>
          <table:table-cell table:formula="of:=MOD((([.B803]*[.$F$2]/[.$G$2]/[.$D$2])+[.$C$2] + RAND()*10-5);[.$F$2])" office:value-type="float" office:value="116.84276007825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2" calcext:value-type="float">
            <text:p>8.02</text:p>
          </table:table-cell>
          <table:table-cell table:formula="of:=[.B803]+128" office:value-type="float" office:value="-2144" calcext:value-type="float">
            <text:p>-2144</text:p>
          </table:table-cell>
          <table:table-cell table:formula="of:=MOD((([.B804]*[.$F$2]/[.$G$2]/[.$D$2])+[.$C$2] + RAND()*10-5);[.$F$2])" office:value-type="float" office:value="119.78793274331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3" calcext:value-type="float">
            <text:p>8.03</text:p>
          </table:table-cell>
          <table:table-cell table:formula="of:=[.B804]+128" office:value-type="float" office:value="-2016" calcext:value-type="float">
            <text:p>-2016</text:p>
          </table:table-cell>
          <table:table-cell table:formula="of:=MOD((([.B805]*[.$F$2]/[.$G$2]/[.$D$2])+[.$C$2] + RAND()*10-5);[.$F$2])" office:value-type="float" office:value="118.71088295567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4" calcext:value-type="float">
            <text:p>8.04</text:p>
          </table:table-cell>
          <table:table-cell table:formula="of:=[.B805]+128" office:value-type="float" office:value="-1888" calcext:value-type="float">
            <text:p>-1888</text:p>
          </table:table-cell>
          <table:table-cell table:formula="of:=MOD((([.B806]*[.$F$2]/[.$G$2]/[.$D$2])+[.$C$2] + RAND()*10-5);[.$F$2])" office:value-type="float" office:value="121.39449326158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5" calcext:value-type="float">
            <text:p>8.05</text:p>
          </table:table-cell>
          <table:table-cell table:formula="of:=[.B806]+128" office:value-type="float" office:value="-1760" calcext:value-type="float">
            <text:p>-1760</text:p>
          </table:table-cell>
          <table:table-cell table:formula="of:=MOD((([.B807]*[.$F$2]/[.$G$2]/[.$D$2])+[.$C$2] + RAND()*10-5);[.$F$2])" office:value-type="float" office:value="121.573045663869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6" calcext:value-type="float">
            <text:p>8.06</text:p>
          </table:table-cell>
          <table:table-cell table:formula="of:=[.B807]+128" office:value-type="float" office:value="-1632" calcext:value-type="float">
            <text:p>-1632</text:p>
          </table:table-cell>
          <table:table-cell table:formula="of:=MOD((([.B808]*[.$F$2]/[.$G$2]/[.$D$2])+[.$C$2] + RAND()*10-5);[.$F$2])" office:value-type="float" office:value="125.248995702921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7" calcext:value-type="float">
            <text:p>8.07</text:p>
          </table:table-cell>
          <table:table-cell table:formula="of:=[.B808]+128" office:value-type="float" office:value="-1504" calcext:value-type="float">
            <text:p>-1504</text:p>
          </table:table-cell>
          <table:table-cell table:formula="of:=MOD((([.B809]*[.$F$2]/[.$G$2]/[.$D$2])+[.$C$2] + RAND()*10-5);[.$F$2])" office:value-type="float" office:value="122.66441303016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8" calcext:value-type="float">
            <text:p>8.08</text:p>
          </table:table-cell>
          <table:table-cell table:formula="of:=[.B809]+128" office:value-type="float" office:value="-1376" calcext:value-type="float">
            <text:p>-1376</text:p>
          </table:table-cell>
          <table:table-cell table:formula="of:=MOD((([.B810]*[.$F$2]/[.$G$2]/[.$D$2])+[.$C$2] + RAND()*10-5);[.$F$2])" office:value-type="float" office:value="123.81485922779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9" calcext:value-type="float">
            <text:p>8.09</text:p>
          </table:table-cell>
          <table:table-cell table:formula="of:=[.B810]+128" office:value-type="float" office:value="-1248" calcext:value-type="float">
            <text:p>-1248</text:p>
          </table:table-cell>
          <table:table-cell table:formula="of:=MOD((([.B811]*[.$F$2]/[.$G$2]/[.$D$2])+[.$C$2] + RAND()*10-5);[.$F$2])" office:value-type="float" office:value="121.86498111565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" calcext:value-type="float">
            <text:p>8.1</text:p>
          </table:table-cell>
          <table:table-cell table:formula="of:=[.B811]+128" office:value-type="float" office:value="-1120" calcext:value-type="float">
            <text:p>-1120</text:p>
          </table:table-cell>
          <table:table-cell table:formula="of:=MOD((([.B812]*[.$F$2]/[.$G$2]/[.$D$2])+[.$C$2] + RAND()*10-5);[.$F$2])" office:value-type="float" office:value="118.45244331521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1" calcext:value-type="float">
            <text:p>8.11</text:p>
          </table:table-cell>
          <table:table-cell table:formula="of:=[.B812]+128" office:value-type="float" office:value="-992" calcext:value-type="float">
            <text:p>-992</text:p>
          </table:table-cell>
          <table:table-cell table:formula="of:=MOD((([.B813]*[.$F$2]/[.$G$2]/[.$D$2])+[.$C$2] + RAND()*10-5);[.$F$2])" office:value-type="float" office:value="119.5861267373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2" calcext:value-type="float">
            <text:p>8.12</text:p>
          </table:table-cell>
          <table:table-cell table:formula="of:=[.B813]+128" office:value-type="float" office:value="-864" calcext:value-type="float">
            <text:p>-864</text:p>
          </table:table-cell>
          <table:table-cell table:formula="of:=MOD((([.B814]*[.$F$2]/[.$G$2]/[.$D$2])+[.$C$2] + RAND()*10-5);[.$F$2])" office:value-type="float" office:value="119.996353795825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3" calcext:value-type="float">
            <text:p>8.13</text:p>
          </table:table-cell>
          <table:table-cell table:formula="of:=[.B814]+128" office:value-type="float" office:value="-736" calcext:value-type="float">
            <text:p>-736</text:p>
          </table:table-cell>
          <table:table-cell table:formula="of:=MOD((([.B815]*[.$F$2]/[.$G$2]/[.$D$2])+[.$C$2] + RAND()*10-5);[.$F$2])" office:value-type="float" office:value="123.48602589491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4" calcext:value-type="float">
            <text:p>8.14</text:p>
          </table:table-cell>
          <table:table-cell table:formula="of:=[.B815]+128" office:value-type="float" office:value="-608" calcext:value-type="float">
            <text:p>-608</text:p>
          </table:table-cell>
          <table:table-cell table:formula="of:=MOD((([.B816]*[.$F$2]/[.$G$2]/[.$D$2])+[.$C$2] + RAND()*10-5);[.$F$2])" office:value-type="float" office:value="123.480825114312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5" calcext:value-type="float">
            <text:p>8.15</text:p>
          </table:table-cell>
          <table:table-cell table:formula="of:=[.B816]+128" office:value-type="float" office:value="-480" calcext:value-type="float">
            <text:p>-480</text:p>
          </table:table-cell>
          <table:table-cell table:formula="of:=MOD((([.B817]*[.$F$2]/[.$G$2]/[.$D$2])+[.$C$2] + RAND()*10-5);[.$F$2])" office:value-type="float" office:value="125.051189737499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6" calcext:value-type="float">
            <text:p>8.16</text:p>
          </table:table-cell>
          <table:table-cell table:formula="of:=[.B817]+128" office:value-type="float" office:value="-352" calcext:value-type="float">
            <text:p>-352</text:p>
          </table:table-cell>
          <table:table-cell table:formula="of:=MOD((([.B818]*[.$F$2]/[.$G$2]/[.$D$2])+[.$C$2] + RAND()*10-5);[.$F$2])" office:value-type="float" office:value="128.546614055395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7" calcext:value-type="float">
            <text:p>8.17</text:p>
          </table:table-cell>
          <table:table-cell table:formula="of:=[.B818]+128" office:value-type="float" office:value="-224" calcext:value-type="float">
            <text:p>-224</text:p>
          </table:table-cell>
          <table:table-cell table:formula="of:=MOD((([.B819]*[.$F$2]/[.$G$2]/[.$D$2])+[.$C$2] + RAND()*10-5);[.$F$2])" office:value-type="float" office:value="124.77356482584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8" calcext:value-type="float">
            <text:p>8.18</text:p>
          </table:table-cell>
          <table:table-cell table:formula="of:=[.B819]+128" office:value-type="float" office:value="-96" calcext:value-type="float">
            <text:p>-96</text:p>
          </table:table-cell>
          <table:table-cell table:formula="of:=MOD((([.B820]*[.$F$2]/[.$G$2]/[.$D$2])+[.$C$2] + RAND()*10-5);[.$F$2])" office:value-type="float" office:value="132.276051990329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9" calcext:value-type="float">
            <text:p>8.19</text:p>
          </table:table-cell>
          <table:table-cell table:formula="of:=[.B820]+128" office:value-type="float" office:value="32" calcext:value-type="float">
            <text:p>32</text:p>
          </table:table-cell>
          <table:table-cell table:formula="of:=MOD((([.B821]*[.$F$2]/[.$G$2]/[.$D$2])+[.$C$2] + RAND()*10-5);[.$F$2])" office:value-type="float" office:value="125.32033880353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" calcext:value-type="float">
            <text:p>8.2</text:p>
          </table:table-cell>
          <table:table-cell table:formula="of:=[.B821]+128" office:value-type="float" office:value="160" calcext:value-type="float">
            <text:p>160</text:p>
          </table:table-cell>
          <table:table-cell table:formula="of:=MOD((([.B822]*[.$F$2]/[.$G$2]/[.$D$2])+[.$C$2] + RAND()*10-5);[.$F$2])" office:value-type="float" office:value="127.04235542085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1" calcext:value-type="float">
            <text:p>8.21</text:p>
          </table:table-cell>
          <table:table-cell table:formula="of:=[.B822]+128" office:value-type="float" office:value="288" calcext:value-type="float">
            <text:p>288</text:p>
          </table:table-cell>
          <table:table-cell table:formula="of:=MOD((([.B823]*[.$F$2]/[.$G$2]/[.$D$2])+[.$C$2] + RAND()*10-5);[.$F$2])" office:value-type="float" office:value="127.528476830421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2" calcext:value-type="float">
            <text:p>8.22</text:p>
          </table:table-cell>
          <table:table-cell table:formula="of:=[.B823]+128" office:value-type="float" office:value="416" calcext:value-type="float">
            <text:p>416</text:p>
          </table:table-cell>
          <table:table-cell table:formula="of:=MOD((([.B824]*[.$F$2]/[.$G$2]/[.$D$2])+[.$C$2] + RAND()*10-5);[.$F$2])" office:value-type="float" office:value="132.61835842678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3" calcext:value-type="float">
            <text:p>8.23</text:p>
          </table:table-cell>
          <table:table-cell table:formula="of:=[.B824]+128" office:value-type="float" office:value="544" calcext:value-type="float">
            <text:p>544</text:p>
          </table:table-cell>
          <table:table-cell table:formula="of:=MOD((([.B825]*[.$F$2]/[.$G$2]/[.$D$2])+[.$C$2] + RAND()*10-5);[.$F$2])" office:value-type="float" office:value="133.400183136596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4" calcext:value-type="float">
            <text:p>8.24</text:p>
          </table:table-cell>
          <table:table-cell table:formula="of:=[.B825]+128" office:value-type="float" office:value="672" calcext:value-type="float">
            <text:p>672</text:p>
          </table:table-cell>
          <table:table-cell table:formula="of:=MOD((([.B826]*[.$F$2]/[.$G$2]/[.$D$2])+[.$C$2] + RAND()*10-5);[.$F$2])" office:value-type="float" office:value="130.87244309771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5" calcext:value-type="float">
            <text:p>8.25</text:p>
          </table:table-cell>
          <table:table-cell table:formula="of:=[.B826]+128" office:value-type="float" office:value="800" calcext:value-type="float">
            <text:p>800</text:p>
          </table:table-cell>
          <table:table-cell table:formula="of:=MOD((([.B827]*[.$F$2]/[.$G$2]/[.$D$2])+[.$C$2] + RAND()*10-5);[.$F$2])" office:value-type="float" office:value="129.562554938559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6" calcext:value-type="float">
            <text:p>8.26</text:p>
          </table:table-cell>
          <table:table-cell table:formula="of:=[.B827]+128" office:value-type="float" office:value="928" calcext:value-type="float">
            <text:p>928</text:p>
          </table:table-cell>
          <table:table-cell table:formula="of:=MOD((([.B828]*[.$F$2]/[.$G$2]/[.$D$2])+[.$C$2] + RAND()*10-5);[.$F$2])" office:value-type="float" office:value="132.42929432883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7" calcext:value-type="float">
            <text:p>8.27</text:p>
          </table:table-cell>
          <table:table-cell table:formula="of:=[.B828]+128" office:value-type="float" office:value="1056" calcext:value-type="float">
            <text:p>1056</text:p>
          </table:table-cell>
          <table:table-cell table:formula="of:=MOD((([.B829]*[.$F$2]/[.$G$2]/[.$D$2])+[.$C$2] + RAND()*10-5);[.$F$2])" office:value-type="float" office:value="133.254443692799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8" calcext:value-type="float">
            <text:p>8.28</text:p>
          </table:table-cell>
          <table:table-cell table:formula="of:=[.B829]+128" office:value-type="float" office:value="1184" calcext:value-type="float">
            <text:p>1184</text:p>
          </table:table-cell>
          <table:table-cell table:formula="of:=MOD((([.B830]*[.$F$2]/[.$G$2]/[.$D$2])+[.$C$2] + RAND()*10-5);[.$F$2])" office:value-type="float" office:value="137.267744111573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9" calcext:value-type="float">
            <text:p>8.29</text:p>
          </table:table-cell>
          <table:table-cell table:formula="of:=[.B830]+128" office:value-type="float" office:value="1312" calcext:value-type="float">
            <text:p>1312</text:p>
          </table:table-cell>
          <table:table-cell table:formula="of:=MOD((([.B831]*[.$F$2]/[.$G$2]/[.$D$2])+[.$C$2] + RAND()*10-5);[.$F$2])" office:value-type="float" office:value="130.408520338767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" calcext:value-type="float">
            <text:p>8.3</text:p>
          </table:table-cell>
          <table:table-cell table:formula="of:=[.B831]+128" office:value-type="float" office:value="1440" calcext:value-type="float">
            <text:p>1440</text:p>
          </table:table-cell>
          <table:table-cell table:formula="of:=MOD((([.B832]*[.$F$2]/[.$G$2]/[.$D$2])+[.$C$2] + RAND()*10-5);[.$F$2])" office:value-type="float" office:value="132.549540918916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1" calcext:value-type="float">
            <text:p>8.31</text:p>
          </table:table-cell>
          <table:table-cell table:formula="of:=[.B832]+128" office:value-type="float" office:value="1568" calcext:value-type="float">
            <text:p>1568</text:p>
          </table:table-cell>
          <table:table-cell table:formula="of:=MOD((([.B833]*[.$F$2]/[.$G$2]/[.$D$2])+[.$C$2] + RAND()*10-5);[.$F$2])" office:value-type="float" office:value="131.91462330942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2" calcext:value-type="float">
            <text:p>8.32</text:p>
          </table:table-cell>
          <table:table-cell table:formula="of:=[.B833]+128" office:value-type="float" office:value="1696" calcext:value-type="float">
            <text:p>1696</text:p>
          </table:table-cell>
          <table:table-cell table:formula="of:=MOD((([.B834]*[.$F$2]/[.$G$2]/[.$D$2])+[.$C$2] + RAND()*10-5);[.$F$2])" office:value-type="float" office:value="132.730149820352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3" calcext:value-type="float">
            <text:p>8.33</text:p>
          </table:table-cell>
          <table:table-cell table:formula="of:=[.B834]+128" office:value-type="float" office:value="1824" calcext:value-type="float">
            <text:p>1824</text:p>
          </table:table-cell>
          <table:table-cell table:formula="of:=MOD((([.B835]*[.$F$2]/[.$G$2]/[.$D$2])+[.$C$2] + RAND()*10-5);[.$F$2])" office:value-type="float" office:value="139.326258511243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4" calcext:value-type="float">
            <text:p>8.34</text:p>
          </table:table-cell>
          <table:table-cell table:formula="of:=[.B835]+128" office:value-type="float" office:value="1952" calcext:value-type="float">
            <text:p>1952</text:p>
          </table:table-cell>
          <table:table-cell table:formula="of:=MOD((([.B836]*[.$F$2]/[.$G$2]/[.$D$2])+[.$C$2] + RAND()*10-5);[.$F$2])" office:value-type="float" office:value="140.028806477143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5" calcext:value-type="float">
            <text:p>8.35</text:p>
          </table:table-cell>
          <table:table-cell table:formula="of:=[.B836]+128" office:value-type="float" office:value="2080" calcext:value-type="float">
            <text:p>2080</text:p>
          </table:table-cell>
          <table:table-cell table:formula="of:=MOD((([.B837]*[.$F$2]/[.$G$2]/[.$D$2])+[.$C$2] + RAND()*10-5);[.$F$2])" office:value-type="float" office:value="133.238422029364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6" calcext:value-type="float">
            <text:p>8.36</text:p>
          </table:table-cell>
          <table:table-cell table:formula="of:=[.B837]+128" office:value-type="float" office:value="2208" calcext:value-type="float">
            <text:p>2208</text:p>
          </table:table-cell>
          <table:table-cell table:formula="of:=MOD((([.B838]*[.$F$2]/[.$G$2]/[.$D$2])+[.$C$2] + RAND()*10-5);[.$F$2])" office:value-type="float" office:value="141.214584201134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7" calcext:value-type="float">
            <text:p>8.37</text:p>
          </table:table-cell>
          <table:table-cell table:formula="of:=[.B838]+128" office:value-type="float" office:value="2336" calcext:value-type="float">
            <text:p>2336</text:p>
          </table:table-cell>
          <table:table-cell table:formula="of:=MOD((([.B839]*[.$F$2]/[.$G$2]/[.$D$2])+[.$C$2] + RAND()*10-5);[.$F$2])" office:value-type="float" office:value="140.402618754888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8" calcext:value-type="float">
            <text:p>8.38</text:p>
          </table:table-cell>
          <table:table-cell table:formula="of:=[.B839]+128" office:value-type="float" office:value="2464" calcext:value-type="float">
            <text:p>2464</text:p>
          </table:table-cell>
          <table:table-cell table:formula="of:=MOD((([.B840]*[.$F$2]/[.$G$2]/[.$D$2])+[.$C$2] + RAND()*10-5);[.$F$2])" office:value-type="float" office:value="143.002387744481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9" calcext:value-type="float">
            <text:p>8.39</text:p>
          </table:table-cell>
          <table:table-cell table:formula="of:=[.B840]+128" office:value-type="float" office:value="2592" calcext:value-type="float">
            <text:p>2592</text:p>
          </table:table-cell>
          <table:table-cell table:formula="of:=MOD((([.B841]*[.$F$2]/[.$G$2]/[.$D$2])+[.$C$2] + RAND()*10-5);[.$F$2])" office:value-type="float" office:value="140.926839792306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" calcext:value-type="float">
            <text:p>8.4</text:p>
          </table:table-cell>
          <table:table-cell table:formula="of:=[.B841]+128" office:value-type="float" office:value="2720" calcext:value-type="float">
            <text:p>2720</text:p>
          </table:table-cell>
          <table:table-cell table:formula="of:=MOD((([.B842]*[.$F$2]/[.$G$2]/[.$D$2])+[.$C$2] + RAND()*10-5);[.$F$2])" office:value-type="float" office:value="138.98780789151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1" calcext:value-type="float">
            <text:p>8.41</text:p>
          </table:table-cell>
          <table:table-cell table:formula="of:=[.B842]+128" office:value-type="float" office:value="2848" calcext:value-type="float">
            <text:p>2848</text:p>
          </table:table-cell>
          <table:table-cell table:formula="of:=MOD((([.B843]*[.$F$2]/[.$G$2]/[.$D$2])+[.$C$2] + RAND()*10-5);[.$F$2])" office:value-type="float" office:value="141.609928752008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2" calcext:value-type="float">
            <text:p>8.42</text:p>
          </table:table-cell>
          <table:table-cell table:formula="of:=[.B843]+128" office:value-type="float" office:value="2976" calcext:value-type="float">
            <text:p>2976</text:p>
          </table:table-cell>
          <table:table-cell table:formula="of:=MOD((([.B844]*[.$F$2]/[.$G$2]/[.$D$2])+[.$C$2] + RAND()*10-5);[.$F$2])" office:value-type="float" office:value="143.907835177232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3" calcext:value-type="float">
            <text:p>8.43</text:p>
          </table:table-cell>
          <table:table-cell table:formula="of:=[.B844]+128" office:value-type="float" office:value="3104" calcext:value-type="float">
            <text:p>3104</text:p>
          </table:table-cell>
          <table:table-cell table:formula="of:=MOD((([.B845]*[.$F$2]/[.$G$2]/[.$D$2])+[.$C$2] + RAND()*10-5);[.$F$2])" office:value-type="float" office:value="136.301124861193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4" calcext:value-type="float">
            <text:p>8.44</text:p>
          </table:table-cell>
          <table:table-cell table:formula="of:=[.B845]+128" office:value-type="float" office:value="3232" calcext:value-type="float">
            <text:p>3232</text:p>
          </table:table-cell>
          <table:table-cell table:formula="of:=MOD((([.B846]*[.$F$2]/[.$G$2]/[.$D$2])+[.$C$2] + RAND()*10-5);[.$F$2])" office:value-type="float" office:value="143.742222955174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5" calcext:value-type="float">
            <text:p>8.45</text:p>
          </table:table-cell>
          <table:table-cell table:formula="of:=[.B846]+128" office:value-type="float" office:value="3360" calcext:value-type="float">
            <text:p>3360</text:p>
          </table:table-cell>
          <table:table-cell table:formula="of:=MOD((([.B847]*[.$F$2]/[.$G$2]/[.$D$2])+[.$C$2] + RAND()*10-5);[.$F$2])" office:value-type="float" office:value="138.512049690188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6" calcext:value-type="float">
            <text:p>8.46</text:p>
          </table:table-cell>
          <table:table-cell table:formula="of:=[.B847]+128" office:value-type="float" office:value="3488" calcext:value-type="float">
            <text:p>3488</text:p>
          </table:table-cell>
          <table:table-cell table:formula="of:=MOD((([.B848]*[.$F$2]/[.$G$2]/[.$D$2])+[.$C$2] + RAND()*10-5);[.$F$2])" office:value-type="float" office:value="137.962635886448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7" calcext:value-type="float">
            <text:p>8.47</text:p>
          </table:table-cell>
          <table:table-cell table:formula="of:=[.B848]+128" office:value-type="float" office:value="3616" calcext:value-type="float">
            <text:p>3616</text:p>
          </table:table-cell>
          <table:table-cell table:formula="of:=MOD((([.B849]*[.$F$2]/[.$G$2]/[.$D$2])+[.$C$2] + RAND()*10-5);[.$F$2])" office:value-type="float" office:value="139.356264945762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8" calcext:value-type="float">
            <text:p>8.48</text:p>
          </table:table-cell>
          <table:table-cell table:formula="of:=[.B849]+128" office:value-type="float" office:value="3744" calcext:value-type="float">
            <text:p>3744</text:p>
          </table:table-cell>
          <table:table-cell table:formula="of:=MOD((([.B850]*[.$F$2]/[.$G$2]/[.$D$2])+[.$C$2] + RAND()*10-5);[.$F$2])" office:value-type="float" office:value="145.103055627169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9" calcext:value-type="float">
            <text:p>8.49</text:p>
          </table:table-cell>
          <table:table-cell table:formula="of:=[.B850]+128" office:value-type="float" office:value="3872" calcext:value-type="float">
            <text:p>3872</text:p>
          </table:table-cell>
          <table:table-cell table:formula="of:=MOD((([.B851]*[.$F$2]/[.$G$2]/[.$D$2])+[.$C$2] + RAND()*10-5);[.$F$2])" office:value-type="float" office:value="148.820385245527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" calcext:value-type="float">
            <text:p>8.5</text:p>
          </table:table-cell>
          <table:table-cell table:formula="of:=[.B851]+128" office:value-type="float" office:value="4000" calcext:value-type="float">
            <text:p>4000</text:p>
          </table:table-cell>
          <table:table-cell table:formula="of:=MOD((([.B852]*[.$F$2]/[.$G$2]/[.$D$2])+[.$C$2] + RAND()*10-5);[.$F$2])" office:value-type="float" office:value="147.854414057935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1" calcext:value-type="float">
            <text:p>8.51</text:p>
          </table:table-cell>
          <table:table-cell table:formula="of:=[.B852]+128" office:value-type="float" office:value="4128" calcext:value-type="float">
            <text:p>4128</text:p>
          </table:table-cell>
          <table:table-cell table:formula="of:=MOD((([.B853]*[.$F$2]/[.$G$2]/[.$D$2])+[.$C$2] + RAND()*10-5);[.$F$2])" office:value-type="float" office:value="143.567122269494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2" calcext:value-type="float">
            <text:p>8.52</text:p>
          </table:table-cell>
          <table:table-cell table:formula="of:=[.B853]+128" office:value-type="float" office:value="4256" calcext:value-type="float">
            <text:p>4256</text:p>
          </table:table-cell>
          <table:table-cell table:formula="of:=MOD((([.B854]*[.$F$2]/[.$G$2]/[.$D$2])+[.$C$2] + RAND()*10-5);[.$F$2])" office:value-type="float" office:value="150.487778420464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3" calcext:value-type="float">
            <text:p>8.53</text:p>
          </table:table-cell>
          <table:table-cell table:formula="of:=[.B854]+128" office:value-type="float" office:value="4384" calcext:value-type="float">
            <text:p>4384</text:p>
          </table:table-cell>
          <table:table-cell table:formula="of:=MOD((([.B855]*[.$F$2]/[.$G$2]/[.$D$2])+[.$C$2] + RAND()*10-5);[.$F$2])" office:value-type="float" office:value="141.487306164684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4" calcext:value-type="float">
            <text:p>8.54</text:p>
          </table:table-cell>
          <table:table-cell table:formula="of:=[.B855]+128" office:value-type="float" office:value="4512" calcext:value-type="float">
            <text:p>4512</text:p>
          </table:table-cell>
          <table:table-cell table:formula="of:=MOD((([.B856]*[.$F$2]/[.$G$2]/[.$D$2])+[.$C$2] + RAND()*10-5);[.$F$2])" office:value-type="float" office:value="146.823694322098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5" calcext:value-type="float">
            <text:p>8.55</text:p>
          </table:table-cell>
          <table:table-cell table:formula="of:=[.B856]+128" office:value-type="float" office:value="4640" calcext:value-type="float">
            <text:p>4640</text:p>
          </table:table-cell>
          <table:table-cell table:formula="of:=MOD((([.B857]*[.$F$2]/[.$G$2]/[.$D$2])+[.$C$2] + RAND()*10-5);[.$F$2])" office:value-type="float" office:value="146.620121562984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6" calcext:value-type="float">
            <text:p>8.56</text:p>
          </table:table-cell>
          <table:table-cell table:formula="of:=[.B857]+128" office:value-type="float" office:value="4768" calcext:value-type="float">
            <text:p>4768</text:p>
          </table:table-cell>
          <table:table-cell table:formula="of:=MOD((([.B858]*[.$F$2]/[.$G$2]/[.$D$2])+[.$C$2] + RAND()*10-5);[.$F$2])" office:value-type="float" office:value="145.315338417353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7" calcext:value-type="float">
            <text:p>8.57</text:p>
          </table:table-cell>
          <table:table-cell table:formula="of:=[.B858]+128" office:value-type="float" office:value="4896" calcext:value-type="float">
            <text:p>4896</text:p>
          </table:table-cell>
          <table:table-cell table:formula="of:=MOD((([.B859]*[.$F$2]/[.$G$2]/[.$D$2])+[.$C$2] + RAND()*10-5);[.$F$2])" office:value-type="float" office:value="143.587601215746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8" calcext:value-type="float">
            <text:p>8.58</text:p>
          </table:table-cell>
          <table:table-cell table:formula="of:=[.B859]+128" office:value-type="float" office:value="5024" calcext:value-type="float">
            <text:p>5024</text:p>
          </table:table-cell>
          <table:table-cell table:formula="of:=MOD((([.B860]*[.$F$2]/[.$G$2]/[.$D$2])+[.$C$2] + RAND()*10-5);[.$F$2])" office:value-type="float" office:value="144.282637454477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9" calcext:value-type="float">
            <text:p>8.59</text:p>
          </table:table-cell>
          <table:table-cell table:formula="of:=[.B860]+128" office:value-type="float" office:value="5152" calcext:value-type="float">
            <text:p>5152</text:p>
          </table:table-cell>
          <table:table-cell table:formula="of:=MOD((([.B861]*[.$F$2]/[.$G$2]/[.$D$2])+[.$C$2] + RAND()*10-5);[.$F$2])" office:value-type="float" office:value="149.058673313429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" calcext:value-type="float">
            <text:p>8.6</text:p>
          </table:table-cell>
          <table:table-cell table:formula="of:=[.B861]+128" office:value-type="float" office:value="5280" calcext:value-type="float">
            <text:p>5280</text:p>
          </table:table-cell>
          <table:table-cell table:formula="of:=MOD((([.B862]*[.$F$2]/[.$G$2]/[.$D$2])+[.$C$2] + RAND()*10-5);[.$F$2])" office:value-type="float" office:value="148.413978356786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1" calcext:value-type="float">
            <text:p>8.61</text:p>
          </table:table-cell>
          <table:table-cell table:formula="of:=[.B862]+128" office:value-type="float" office:value="5408" calcext:value-type="float">
            <text:p>5408</text:p>
          </table:table-cell>
          <table:table-cell table:formula="of:=MOD((([.B863]*[.$F$2]/[.$G$2]/[.$D$2])+[.$C$2] + RAND()*10-5);[.$F$2])" office:value-type="float" office:value="147.419873294917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2" calcext:value-type="float">
            <text:p>8.62</text:p>
          </table:table-cell>
          <table:table-cell table:formula="of:=[.B863]+128" office:value-type="float" office:value="5536" calcext:value-type="float">
            <text:p>5536</text:p>
          </table:table-cell>
          <table:table-cell table:formula="of:=MOD((([.B864]*[.$F$2]/[.$G$2]/[.$D$2])+[.$C$2] + RAND()*10-5);[.$F$2])" office:value-type="float" office:value="147.454162569139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3" calcext:value-type="float">
            <text:p>8.63</text:p>
          </table:table-cell>
          <table:table-cell table:formula="of:=[.B864]+128" office:value-type="float" office:value="5664" calcext:value-type="float">
            <text:p>5664</text:p>
          </table:table-cell>
          <table:table-cell table:formula="of:=MOD((([.B865]*[.$F$2]/[.$G$2]/[.$D$2])+[.$C$2] + RAND()*10-5);[.$F$2])" office:value-type="float" office:value="151.712022307238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4" calcext:value-type="float">
            <text:p>8.64</text:p>
          </table:table-cell>
          <table:table-cell table:formula="of:=[.B865]+128" office:value-type="float" office:value="5792" calcext:value-type="float">
            <text:p>5792</text:p>
          </table:table-cell>
          <table:table-cell table:formula="of:=MOD((([.B866]*[.$F$2]/[.$G$2]/[.$D$2])+[.$C$2] + RAND()*10-5);[.$F$2])" office:value-type="float" office:value="155.808401595301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5" calcext:value-type="float">
            <text:p>8.65</text:p>
          </table:table-cell>
          <table:table-cell table:formula="of:=[.B866]+128" office:value-type="float" office:value="5920" calcext:value-type="float">
            <text:p>5920</text:p>
          </table:table-cell>
          <table:table-cell table:formula="of:=MOD((([.B867]*[.$F$2]/[.$G$2]/[.$D$2])+[.$C$2] + RAND()*10-5);[.$F$2])" office:value-type="float" office:value="152.786643640054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6" calcext:value-type="float">
            <text:p>8.66</text:p>
          </table:table-cell>
          <table:table-cell table:formula="of:=[.B867]+128" office:value-type="float" office:value="6048" calcext:value-type="float">
            <text:p>6048</text:p>
          </table:table-cell>
          <table:table-cell table:formula="of:=MOD((([.B868]*[.$F$2]/[.$G$2]/[.$D$2])+[.$C$2] + RAND()*10-5);[.$F$2])" office:value-type="float" office:value="155.817818881082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7" calcext:value-type="float">
            <text:p>8.67</text:p>
          </table:table-cell>
          <table:table-cell table:formula="of:=[.B868]+128" office:value-type="float" office:value="6176" calcext:value-type="float">
            <text:p>6176</text:p>
          </table:table-cell>
          <table:table-cell table:formula="of:=MOD((([.B869]*[.$F$2]/[.$G$2]/[.$D$2])+[.$C$2] + RAND()*10-5);[.$F$2])" office:value-type="float" office:value="149.893670262481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8" calcext:value-type="float">
            <text:p>8.68</text:p>
          </table:table-cell>
          <table:table-cell table:formula="of:=[.B869]+128" office:value-type="float" office:value="6304" calcext:value-type="float">
            <text:p>6304</text:p>
          </table:table-cell>
          <table:table-cell table:formula="of:=MOD((([.B870]*[.$F$2]/[.$G$2]/[.$D$2])+[.$C$2] + RAND()*10-5);[.$F$2])" office:value-type="float" office:value="158.228112833454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9" calcext:value-type="float">
            <text:p>8.69</text:p>
          </table:table-cell>
          <table:table-cell table:formula="of:=[.B870]+128" office:value-type="float" office:value="6432" calcext:value-type="float">
            <text:p>6432</text:p>
          </table:table-cell>
          <table:table-cell table:formula="of:=MOD((([.B871]*[.$F$2]/[.$G$2]/[.$D$2])+[.$C$2] + RAND()*10-5);[.$F$2])" office:value-type="float" office:value="151.483025367561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" calcext:value-type="float">
            <text:p>8.7</text:p>
          </table:table-cell>
          <table:table-cell table:formula="of:=[.B871]+128" office:value-type="float" office:value="6560" calcext:value-type="float">
            <text:p>6560</text:p>
          </table:table-cell>
          <table:table-cell table:formula="of:=MOD((([.B872]*[.$F$2]/[.$G$2]/[.$D$2])+[.$C$2] + RAND()*10-5);[.$F$2])" office:value-type="float" office:value="151.976499087049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1" calcext:value-type="float">
            <text:p>8.71</text:p>
          </table:table-cell>
          <table:table-cell table:formula="of:=[.B872]+128" office:value-type="float" office:value="6688" calcext:value-type="float">
            <text:p>6688</text:p>
          </table:table-cell>
          <table:table-cell table:formula="of:=MOD((([.B873]*[.$F$2]/[.$G$2]/[.$D$2])+[.$C$2] + RAND()*10-5);[.$F$2])" office:value-type="float" office:value="157.259920188718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2" calcext:value-type="float">
            <text:p>8.72</text:p>
          </table:table-cell>
          <table:table-cell table:formula="of:=[.B873]+128" office:value-type="float" office:value="6816" calcext:value-type="float">
            <text:p>6816</text:p>
          </table:table-cell>
          <table:table-cell table:formula="of:=MOD((([.B874]*[.$F$2]/[.$G$2]/[.$D$2])+[.$C$2] + RAND()*10-5);[.$F$2])" office:value-type="float" office:value="158.509688099962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3" calcext:value-type="float">
            <text:p>8.73</text:p>
          </table:table-cell>
          <table:table-cell table:formula="of:=[.B874]+128" office:value-type="float" office:value="6944" calcext:value-type="float">
            <text:p>6944</text:p>
          </table:table-cell>
          <table:table-cell table:formula="of:=MOD((([.B875]*[.$F$2]/[.$G$2]/[.$D$2])+[.$C$2] + RAND()*10-5);[.$F$2])" office:value-type="float" office:value="156.153570399709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4" calcext:value-type="float">
            <text:p>8.74</text:p>
          </table:table-cell>
          <table:table-cell table:formula="of:=[.B875]+128" office:value-type="float" office:value="7072" calcext:value-type="float">
            <text:p>7072</text:p>
          </table:table-cell>
          <table:table-cell table:formula="of:=MOD((([.B876]*[.$F$2]/[.$G$2]/[.$D$2])+[.$C$2] + RAND()*10-5);[.$F$2])" office:value-type="float" office:value="162.457494096689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5" calcext:value-type="float">
            <text:p>8.75</text:p>
          </table:table-cell>
          <table:table-cell table:formula="of:=[.B876]+128" office:value-type="float" office:value="7200" calcext:value-type="float">
            <text:p>7200</text:p>
          </table:table-cell>
          <table:table-cell table:formula="of:=MOD((([.B877]*[.$F$2]/[.$G$2]/[.$D$2])+[.$C$2] + RAND()*10-5);[.$F$2])" office:value-type="float" office:value="158.442411286637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6" calcext:value-type="float">
            <text:p>8.76</text:p>
          </table:table-cell>
          <table:table-cell table:formula="of:=[.B877]+128" office:value-type="float" office:value="7328" calcext:value-type="float">
            <text:p>7328</text:p>
          </table:table-cell>
          <table:table-cell table:formula="of:=MOD((([.B878]*[.$F$2]/[.$G$2]/[.$D$2])+[.$C$2] + RAND()*10-5);[.$F$2])" office:value-type="float" office:value="162.577392157022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7" calcext:value-type="float">
            <text:p>8.77</text:p>
          </table:table-cell>
          <table:table-cell table:formula="of:=[.B878]+128" office:value-type="float" office:value="7456" calcext:value-type="float">
            <text:p>7456</text:p>
          </table:table-cell>
          <table:table-cell table:formula="of:=MOD((([.B879]*[.$F$2]/[.$G$2]/[.$D$2])+[.$C$2] + RAND()*10-5);[.$F$2])" office:value-type="float" office:value="163.03700653059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8" calcext:value-type="float">
            <text:p>8.78</text:p>
          </table:table-cell>
          <table:table-cell table:formula="of:=[.B879]+128" office:value-type="float" office:value="7584" calcext:value-type="float">
            <text:p>7584</text:p>
          </table:table-cell>
          <table:table-cell table:formula="of:=MOD((([.B880]*[.$F$2]/[.$G$2]/[.$D$2])+[.$C$2] + RAND()*10-5);[.$F$2])" office:value-type="float" office:value="159.989774081216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9" calcext:value-type="float">
            <text:p>8.79</text:p>
          </table:table-cell>
          <table:table-cell table:formula="of:=[.B880]+128" office:value-type="float" office:value="7712" calcext:value-type="float">
            <text:p>7712</text:p>
          </table:table-cell>
          <table:table-cell table:formula="of:=MOD((([.B881]*[.$F$2]/[.$G$2]/[.$D$2])+[.$C$2] + RAND()*10-5);[.$F$2])" office:value-type="float" office:value="155.783543786921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" calcext:value-type="float">
            <text:p>8.8</text:p>
          </table:table-cell>
          <table:table-cell table:formula="of:=[.B881]+128" office:value-type="float" office:value="7840" calcext:value-type="float">
            <text:p>7840</text:p>
          </table:table-cell>
          <table:table-cell table:formula="of:=MOD((([.B882]*[.$F$2]/[.$G$2]/[.$D$2])+[.$C$2] + RAND()*10-5);[.$F$2])" office:value-type="float" office:value="161.079118841552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1" calcext:value-type="float">
            <text:p>8.81</text:p>
          </table:table-cell>
          <table:table-cell table:formula="of:=[.B882]+128" office:value-type="float" office:value="7968" calcext:value-type="float">
            <text:p>7968</text:p>
          </table:table-cell>
          <table:table-cell table:formula="of:=MOD((([.B883]*[.$F$2]/[.$G$2]/[.$D$2])+[.$C$2] + RAND()*10-5);[.$F$2])" office:value-type="float" office:value="156.555107454596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2" calcext:value-type="float">
            <text:p>8.82</text:p>
          </table:table-cell>
          <table:table-cell table:formula="of:=[.B883]+128" office:value-type="float" office:value="8096" calcext:value-type="float">
            <text:p>8096</text:p>
          </table:table-cell>
          <table:table-cell table:formula="of:=MOD((([.B884]*[.$F$2]/[.$G$2]/[.$D$2])+[.$C$2] + RAND()*10-5);[.$F$2])" office:value-type="float" office:value="163.262017950223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3" calcext:value-type="float">
            <text:p>8.83</text:p>
          </table:table-cell>
          <table:table-cell table:formula="of:=[.B884]+128" office:value-type="float" office:value="8224" calcext:value-type="float">
            <text:p>8224</text:p>
          </table:table-cell>
          <table:table-cell table:formula="of:=MOD((([.B885]*[.$F$2]/[.$G$2]/[.$D$2])+[.$C$2] + RAND()*10-5);[.$F$2])" office:value-type="float" office:value="158.642254894895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4" calcext:value-type="float">
            <text:p>8.84</text:p>
          </table:table-cell>
          <table:table-cell table:formula="of:=[.B885]+128" office:value-type="float" office:value="8352" calcext:value-type="float">
            <text:p>8352</text:p>
          </table:table-cell>
          <table:table-cell table:formula="of:=MOD((([.B886]*[.$F$2]/[.$G$2]/[.$D$2])+[.$C$2] + RAND()*10-5);[.$F$2])" office:value-type="float" office:value="163.409162461955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5" calcext:value-type="float">
            <text:p>8.85</text:p>
          </table:table-cell>
          <table:table-cell table:formula="of:=[.B886]+128" office:value-type="float" office:value="8480" calcext:value-type="float">
            <text:p>8480</text:p>
          </table:table-cell>
          <table:table-cell table:formula="of:=MOD((([.B887]*[.$F$2]/[.$G$2]/[.$D$2])+[.$C$2] + RAND()*10-5);[.$F$2])" office:value-type="float" office:value="159.047454195441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6" calcext:value-type="float">
            <text:p>8.86</text:p>
          </table:table-cell>
          <table:table-cell table:formula="of:=[.B887]+128" office:value-type="float" office:value="8608" calcext:value-type="float">
            <text:p>8608</text:p>
          </table:table-cell>
          <table:table-cell table:formula="of:=MOD((([.B888]*[.$F$2]/[.$G$2]/[.$D$2])+[.$C$2] + RAND()*10-5);[.$F$2])" office:value-type="float" office:value="159.333320678867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7" calcext:value-type="float">
            <text:p>8.87</text:p>
          </table:table-cell>
          <table:table-cell table:formula="of:=[.B888]+128" office:value-type="float" office:value="8736" calcext:value-type="float">
            <text:p>8736</text:p>
          </table:table-cell>
          <table:table-cell table:formula="of:=MOD((([.B889]*[.$F$2]/[.$G$2]/[.$D$2])+[.$C$2] + RAND()*10-5);[.$F$2])" office:value-type="float" office:value="168.080873206501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8" calcext:value-type="float">
            <text:p>8.88</text:p>
          </table:table-cell>
          <table:table-cell table:formula="of:=[.B889]+128" office:value-type="float" office:value="8864" calcext:value-type="float">
            <text:p>8864</text:p>
          </table:table-cell>
          <table:table-cell table:formula="of:=MOD((([.B890]*[.$F$2]/[.$G$2]/[.$D$2])+[.$C$2] + RAND()*10-5);[.$F$2])" office:value-type="float" office:value="166.819840456651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9" calcext:value-type="float">
            <text:p>8.89</text:p>
          </table:table-cell>
          <table:table-cell table:formula="of:=[.B890]+128" office:value-type="float" office:value="8992" calcext:value-type="float">
            <text:p>8992</text:p>
          </table:table-cell>
          <table:table-cell table:formula="of:=MOD((([.B891]*[.$F$2]/[.$G$2]/[.$D$2])+[.$C$2] + RAND()*10-5);[.$F$2])" office:value-type="float" office:value="161.63725748047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" calcext:value-type="float">
            <text:p>8.9</text:p>
          </table:table-cell>
          <table:table-cell table:formula="of:=[.B891]+128" office:value-type="float" office:value="9120" calcext:value-type="float">
            <text:p>9120</text:p>
          </table:table-cell>
          <table:table-cell table:formula="of:=MOD((([.B892]*[.$F$2]/[.$G$2]/[.$D$2])+[.$C$2] + RAND()*10-5);[.$F$2])" office:value-type="float" office:value="168.303097298982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1" calcext:value-type="float">
            <text:p>8.91</text:p>
          </table:table-cell>
          <table:table-cell table:formula="of:=[.B892]+128" office:value-type="float" office:value="9248" calcext:value-type="float">
            <text:p>9248</text:p>
          </table:table-cell>
          <table:table-cell table:formula="of:=MOD((([.B893]*[.$F$2]/[.$G$2]/[.$D$2])+[.$C$2] + RAND()*10-5);[.$F$2])" office:value-type="float" office:value="163.026870155208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2" calcext:value-type="float">
            <text:p>8.92</text:p>
          </table:table-cell>
          <table:table-cell table:formula="of:=[.B893]+128" office:value-type="float" office:value="9376" calcext:value-type="float">
            <text:p>9376</text:p>
          </table:table-cell>
          <table:table-cell table:formula="of:=MOD((([.B894]*[.$F$2]/[.$G$2]/[.$D$2])+[.$C$2] + RAND()*10-5);[.$F$2])" office:value-type="float" office:value="162.192193263564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3" calcext:value-type="float">
            <text:p>8.93</text:p>
          </table:table-cell>
          <table:table-cell table:formula="of:=[.B894]+128" office:value-type="float" office:value="9504" calcext:value-type="float">
            <text:p>9504</text:p>
          </table:table-cell>
          <table:table-cell table:formula="of:=MOD((([.B895]*[.$F$2]/[.$G$2]/[.$D$2])+[.$C$2] + RAND()*10-5);[.$F$2])" office:value-type="float" office:value="169.329703730927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4" calcext:value-type="float">
            <text:p>8.94</text:p>
          </table:table-cell>
          <table:table-cell table:formula="of:=[.B895]+128" office:value-type="float" office:value="9632" calcext:value-type="float">
            <text:p>9632</text:p>
          </table:table-cell>
          <table:table-cell table:formula="of:=MOD((([.B896]*[.$F$2]/[.$G$2]/[.$D$2])+[.$C$2] + RAND()*10-5);[.$F$2])" office:value-type="float" office:value="165.48381526243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5" calcext:value-type="float">
            <text:p>8.95</text:p>
          </table:table-cell>
          <table:table-cell table:formula="of:=[.B896]+128" office:value-type="float" office:value="9760" calcext:value-type="float">
            <text:p>9760</text:p>
          </table:table-cell>
          <table:table-cell table:formula="of:=MOD((([.B897]*[.$F$2]/[.$G$2]/[.$D$2])+[.$C$2] + RAND()*10-5);[.$F$2])" office:value-type="float" office:value="165.812012426991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6" calcext:value-type="float">
            <text:p>8.96</text:p>
          </table:table-cell>
          <table:table-cell table:formula="of:=[.B897]+128" office:value-type="float" office:value="9888" calcext:value-type="float">
            <text:p>9888</text:p>
          </table:table-cell>
          <table:table-cell table:formula="of:=MOD((([.B898]*[.$F$2]/[.$G$2]/[.$D$2])+[.$C$2] + RAND()*10-5);[.$F$2])" office:value-type="float" office:value="172.316312763443" calcext:value-type="float">
            <text:p>1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7" calcext:value-type="float">
            <text:p>8.97</text:p>
          </table:table-cell>
          <table:table-cell table:formula="of:=[.B898]+128" office:value-type="float" office:value="10016" calcext:value-type="float">
            <text:p>10016</text:p>
          </table:table-cell>
          <table:table-cell table:formula="of:=MOD((([.B899]*[.$F$2]/[.$G$2]/[.$D$2])+[.$C$2] + RAND()*10-5);[.$F$2])" office:value-type="float" office:value="165.280624888166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8" calcext:value-type="float">
            <text:p>8.98</text:p>
          </table:table-cell>
          <table:table-cell table:formula="of:=[.B899]+128" office:value-type="float" office:value="10144" calcext:value-type="float">
            <text:p>10144</text:p>
          </table:table-cell>
          <table:table-cell table:formula="of:=MOD((([.B900]*[.$F$2]/[.$G$2]/[.$D$2])+[.$C$2] + RAND()*10-5);[.$F$2])" office:value-type="float" office:value="172.530665450846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9" calcext:value-type="float">
            <text:p>8.99</text:p>
          </table:table-cell>
          <table:table-cell table:formula="of:=[.B900]+128" office:value-type="float" office:value="10272" calcext:value-type="float">
            <text:p>10272</text:p>
          </table:table-cell>
          <table:table-cell table:formula="of:=MOD((([.B901]*[.$F$2]/[.$G$2]/[.$D$2])+[.$C$2] + RAND()*10-5);[.$F$2])" office:value-type="float" office:value="173.101056419694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" calcext:value-type="float">
            <text:p>9</text:p>
          </table:table-cell>
          <table:table-cell table:formula="of:=[.B901]+128" office:value-type="float" office:value="10400" calcext:value-type="float">
            <text:p>10400</text:p>
          </table:table-cell>
          <table:table-cell table:formula="of:=MOD((([.B902]*[.$F$2]/[.$G$2]/[.$D$2])+[.$C$2] + RAND()*10-5);[.$F$2])" office:value-type="float" office:value="170.835087558646" calcext:value-type="float">
            <text:p>1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1" calcext:value-type="float">
            <text:p>9.01</text:p>
          </table:table-cell>
          <table:table-cell table:formula="of:=[.B902]+256" office:value-type="float" office:value="10656" calcext:value-type="float">
            <text:p>1065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2" calcext:value-type="float">
            <text:p>9.02</text:p>
          </table:table-cell>
          <table:table-cell table:formula="of:=[.B903]+256" office:value-type="float" office:value="10912" calcext:value-type="float">
            <text:p>10912</text:p>
          </table:table-cell>
          <table:table-cell table:formula="of:=[.C903]-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3" calcext:value-type="float">
            <text:p>9.03</text:p>
          </table:table-cell>
          <table:table-cell table:formula="of:=[.B904]+256" office:value-type="float" office:value="11168" calcext:value-type="float">
            <text:p>11168</text:p>
          </table:table-cell>
          <table:table-cell table:formula="of:=[.C904]-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4" calcext:value-type="float">
            <text:p>9.04</text:p>
          </table:table-cell>
          <table:table-cell table:formula="of:=[.B905]+256" office:value-type="float" office:value="11424" calcext:value-type="float">
            <text:p>11424</text:p>
          </table:table-cell>
          <table:table-cell table:formula="of:=[.C905]-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5" calcext:value-type="float">
            <text:p>9.05</text:p>
          </table:table-cell>
          <table:table-cell table:formula="of:=[.B906]+256" office:value-type="float" office:value="11680" calcext:value-type="float">
            <text:p>11680</text:p>
          </table:table-cell>
          <table:table-cell table:formula="of:=[.C906]-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6" calcext:value-type="float">
            <text:p>9.06</text:p>
          </table:table-cell>
          <table:table-cell table:formula="of:=[.B907]+256" office:value-type="float" office:value="11936" calcext:value-type="float">
            <text:p>11936</text:p>
          </table:table-cell>
          <table:table-cell table:formula="of:=[.C907]-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7" calcext:value-type="float">
            <text:p>9.07</text:p>
          </table:table-cell>
          <table:table-cell table:formula="of:=[.B908]+256" office:value-type="float" office:value="12192" calcext:value-type="float">
            <text:p>12192</text:p>
          </table:table-cell>
          <table:table-cell table:formula="of:=[.C908]-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8" calcext:value-type="float">
            <text:p>9.08</text:p>
          </table:table-cell>
          <table:table-cell table:formula="of:=[.B909]+256" office:value-type="float" office:value="12448" calcext:value-type="float">
            <text:p>12448</text:p>
          </table:table-cell>
          <table:table-cell table:formula="of:=[.C909]-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9" calcext:value-type="float">
            <text:p>9.09</text:p>
          </table:table-cell>
          <table:table-cell table:formula="of:=[.B910]+256" office:value-type="float" office:value="12704" calcext:value-type="float">
            <text:p>12704</text:p>
          </table:table-cell>
          <table:table-cell table:formula="of:=[.C910]-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" calcext:value-type="float">
            <text:p>9.1</text:p>
          </table:table-cell>
          <table:table-cell table:formula="of:=[.B911]+256" office:value-type="float" office:value="12960" calcext:value-type="float">
            <text:p>12960</text:p>
          </table:table-cell>
          <table:table-cell table:formula="of:=[.C911]-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1" calcext:value-type="float">
            <text:p>9.11</text:p>
          </table:table-cell>
          <table:table-cell table:formula="of:=[.B912]+256" office:value-type="float" office:value="13216" calcext:value-type="float">
            <text:p>13216</text:p>
          </table:table-cell>
          <table:table-cell table:formula="of:=[.C912]-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2" calcext:value-type="float">
            <text:p>9.12</text:p>
          </table:table-cell>
          <table:table-cell table:formula="of:=[.B913]+256" office:value-type="float" office:value="13472" calcext:value-type="float">
            <text:p>13472</text:p>
          </table:table-cell>
          <table:table-cell table:formula="of:=[.C913]-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3" calcext:value-type="float">
            <text:p>9.13</text:p>
          </table:table-cell>
          <table:table-cell table:formula="of:=[.B914]+256" office:value-type="float" office:value="13728" calcext:value-type="float">
            <text:p>13728</text:p>
          </table:table-cell>
          <table:table-cell table:formula="of:=[.C914]-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4" calcext:value-type="float">
            <text:p>9.14</text:p>
          </table:table-cell>
          <table:table-cell table:formula="of:=[.B915]+256" office:value-type="float" office:value="13984" calcext:value-type="float">
            <text:p>13984</text:p>
          </table:table-cell>
          <table:table-cell table:formula="of:=[.C915]-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5" calcext:value-type="float">
            <text:p>9.15</text:p>
          </table:table-cell>
          <table:table-cell table:formula="of:=[.B916]+256" office:value-type="float" office:value="14240" calcext:value-type="float">
            <text:p>14240</text:p>
          </table:table-cell>
          <table:table-cell table:formula="of:=[.C916]-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6" calcext:value-type="float">
            <text:p>9.16</text:p>
          </table:table-cell>
          <table:table-cell table:formula="of:=[.B917]+256" office:value-type="float" office:value="14496" calcext:value-type="float">
            <text:p>14496</text:p>
          </table:table-cell>
          <table:table-cell table:formula="of:=[.C917]-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7" calcext:value-type="float">
            <text:p>9.17</text:p>
          </table:table-cell>
          <table:table-cell table:formula="of:=[.B918]+256" office:value-type="float" office:value="14752" calcext:value-type="float">
            <text:p>14752</text:p>
          </table:table-cell>
          <table:table-cell table:formula="of:=[.C918]-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8" calcext:value-type="float">
            <text:p>9.18</text:p>
          </table:table-cell>
          <table:table-cell table:formula="of:=[.B919]+256" office:value-type="float" office:value="15008" calcext:value-type="float">
            <text:p>15008</text:p>
          </table:table-cell>
          <table:table-cell table:formula="of:=[.C919]-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9" calcext:value-type="float">
            <text:p>9.19</text:p>
          </table:table-cell>
          <table:table-cell table:formula="of:=[.B920]+256" office:value-type="float" office:value="15264" calcext:value-type="float">
            <text:p>15264</text:p>
          </table:table-cell>
          <table:table-cell table:formula="of:=[.C920]-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" calcext:value-type="float">
            <text:p>9.2</text:p>
          </table:table-cell>
          <table:table-cell table:formula="of:=[.B921]+256" office:value-type="float" office:value="15520" calcext:value-type="float">
            <text:p>15520</text:p>
          </table:table-cell>
          <table:table-cell table:formula="of:=[.C921]-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1" calcext:value-type="float">
            <text:p>9.21</text:p>
          </table:table-cell>
          <table:table-cell table:formula="of:=[.B922]+256" office:value-type="float" office:value="15776" calcext:value-type="float">
            <text:p>15776</text:p>
          </table:table-cell>
          <table:table-cell table:formula="of:=[.C922]-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2" calcext:value-type="float">
            <text:p>9.22</text:p>
          </table:table-cell>
          <table:table-cell table:formula="of:=[.B923]+256" office:value-type="float" office:value="16032" calcext:value-type="float">
            <text:p>16032</text:p>
          </table:table-cell>
          <table:table-cell table:formula="of:=[.C923]-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3" calcext:value-type="float">
            <text:p>9.23</text:p>
          </table:table-cell>
          <table:table-cell table:formula="of:=[.B924]+256" office:value-type="float" office:value="16288" calcext:value-type="float">
            <text:p>16288</text:p>
          </table:table-cell>
          <table:table-cell table:formula="of:=[.C924]-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4" calcext:value-type="float">
            <text:p>9.24</text:p>
          </table:table-cell>
          <table:table-cell table:formula="of:=[.B925]+256" office:value-type="float" office:value="16544" calcext:value-type="float">
            <text:p>16544</text:p>
          </table:table-cell>
          <table:table-cell table:formula="of:=[.C925]-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5" calcext:value-type="float">
            <text:p>9.25</text:p>
          </table:table-cell>
          <table:table-cell table:formula="of:=[.B926]+256" office:value-type="float" office:value="16800" calcext:value-type="float">
            <text:p>16800</text:p>
          </table:table-cell>
          <table:table-cell table:formula="of:=[.C926]-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6" calcext:value-type="float">
            <text:p>9.26</text:p>
          </table:table-cell>
          <table:table-cell table:formula="of:=[.B927]+256" office:value-type="float" office:value="17056" calcext:value-type="float">
            <text:p>17056</text:p>
          </table:table-cell>
          <table:table-cell table:formula="of:=[.C927]-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7" calcext:value-type="float">
            <text:p>9.27</text:p>
          </table:table-cell>
          <table:table-cell table:formula="of:=[.B928]+256" office:value-type="float" office:value="17312" calcext:value-type="float">
            <text:p>17312</text:p>
          </table:table-cell>
          <table:table-cell table:formula="of:=[.C928]-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8" calcext:value-type="float">
            <text:p>9.28</text:p>
          </table:table-cell>
          <table:table-cell table:formula="of:=[.B929]+256" office:value-type="float" office:value="17568" calcext:value-type="float">
            <text:p>17568</text:p>
          </table:table-cell>
          <table:table-cell table:formula="of:=[.C929]-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9" calcext:value-type="float">
            <text:p>9.29</text:p>
          </table:table-cell>
          <table:table-cell table:formula="of:=[.B930]+256" office:value-type="float" office:value="17824" calcext:value-type="float">
            <text:p>17824</text:p>
          </table:table-cell>
          <table:table-cell table:formula="of:=[.C930]-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" calcext:value-type="float">
            <text:p>9.3</text:p>
          </table:table-cell>
          <table:table-cell table:formula="of:=[.B931]+256" office:value-type="float" office:value="18080" calcext:value-type="float">
            <text:p>18080</text:p>
          </table:table-cell>
          <table:table-cell table:formula="of:=[.C931]-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1" calcext:value-type="float">
            <text:p>9.31</text:p>
          </table:table-cell>
          <table:table-cell table:formula="of:=[.B932]+256" office:value-type="float" office:value="18336" calcext:value-type="float">
            <text:p>18336</text:p>
          </table:table-cell>
          <table:table-cell table:formula="of:=[.C932]-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2" calcext:value-type="float">
            <text:p>9.32</text:p>
          </table:table-cell>
          <table:table-cell table:formula="of:=[.B933]+256" office:value-type="float" office:value="18592" calcext:value-type="float">
            <text:p>18592</text:p>
          </table:table-cell>
          <table:table-cell table:formula="of:=[.C933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3" calcext:value-type="float">
            <text:p>9.33</text:p>
          </table:table-cell>
          <table:table-cell table:formula="of:=[.B934]+256" office:value-type="float" office:value="18848" calcext:value-type="float">
            <text:p>18848</text:p>
          </table:table-cell>
          <table:table-cell table:formula="of:=[.C934]-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4" calcext:value-type="float">
            <text:p>9.34</text:p>
          </table:table-cell>
          <table:table-cell table:formula="of:=[.B935]+256" office:value-type="float" office:value="19104" calcext:value-type="float">
            <text:p>19104</text:p>
          </table:table-cell>
          <table:table-cell table:formula="of:=[.C935]-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5" calcext:value-type="float">
            <text:p>9.35</text:p>
          </table:table-cell>
          <table:table-cell table:formula="of:=[.B936]+256" office:value-type="float" office:value="19360" calcext:value-type="float">
            <text:p>19360</text:p>
          </table:table-cell>
          <table:table-cell table:formula="of:=[.C936]-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6" calcext:value-type="float">
            <text:p>9.36</text:p>
          </table:table-cell>
          <table:table-cell table:formula="of:=[.B937]+256" office:value-type="float" office:value="19616" calcext:value-type="float">
            <text:p>19616</text:p>
          </table:table-cell>
          <table:table-cell table:formula="of:=[.C937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7" calcext:value-type="float">
            <text:p>9.37</text:p>
          </table:table-cell>
          <table:table-cell table:formula="of:=[.B938]+256" office:value-type="float" office:value="19872" calcext:value-type="float">
            <text:p>19872</text:p>
          </table:table-cell>
          <table:table-cell table:formula="of:=[.C938]-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8" calcext:value-type="float">
            <text:p>9.38</text:p>
          </table:table-cell>
          <table:table-cell table:formula="of:=[.B939]+256" office:value-type="float" office:value="20128" calcext:value-type="float">
            <text:p>20128</text:p>
          </table:table-cell>
          <table:table-cell table:formula="of:=[.C939]-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9" calcext:value-type="float">
            <text:p>9.39</text:p>
          </table:table-cell>
          <table:table-cell table:formula="of:=[.B940]+256" office:value-type="float" office:value="20384" calcext:value-type="float">
            <text:p>20384</text:p>
          </table:table-cell>
          <table:table-cell table:formula="of:=[.C940]-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" calcext:value-type="float">
            <text:p>9.4</text:p>
          </table:table-cell>
          <table:table-cell table:formula="of:=[.B941]+256" office:value-type="float" office:value="20640" calcext:value-type="float">
            <text:p>20640</text:p>
          </table:table-cell>
          <table:table-cell table:formula="of:=[.C941]-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1" calcext:value-type="float">
            <text:p>9.41</text:p>
          </table:table-cell>
          <table:table-cell table:formula="of:=[.B942]+256" office:value-type="float" office:value="20896" calcext:value-type="float">
            <text:p>20896</text:p>
          </table:table-cell>
          <table:table-cell table:formula="of:=[.C942]-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2" calcext:value-type="float">
            <text:p>9.42</text:p>
          </table:table-cell>
          <table:table-cell table:formula="of:=[.B943]+256" office:value-type="float" office:value="21152" calcext:value-type="float">
            <text:p>21152</text:p>
          </table:table-cell>
          <table:table-cell table:formula="of:=[.C943]-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3" calcext:value-type="float">
            <text:p>9.43</text:p>
          </table:table-cell>
          <table:table-cell table:formula="of:=[.B944]+256" office:value-type="float" office:value="21408" calcext:value-type="float">
            <text:p>21408</text:p>
          </table:table-cell>
          <table:table-cell table:formula="of:=[.C944]-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4" calcext:value-type="float">
            <text:p>9.44</text:p>
          </table:table-cell>
          <table:table-cell table:formula="of:=[.B945]+256" office:value-type="float" office:value="21664" calcext:value-type="float">
            <text:p>21664</text:p>
          </table:table-cell>
          <table:table-cell table:formula="of:=[.C945]-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5" calcext:value-type="float">
            <text:p>9.45</text:p>
          </table:table-cell>
          <table:table-cell table:formula="of:=[.B946]+256" office:value-type="float" office:value="21920" calcext:value-type="float">
            <text:p>21920</text:p>
          </table:table-cell>
          <table:table-cell table:formula="of:=[.C946]-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6" calcext:value-type="float">
            <text:p>9.46</text:p>
          </table:table-cell>
          <table:table-cell table:formula="of:=[.B947]+256" office:value-type="float" office:value="22176" calcext:value-type="float">
            <text:p>22176</text:p>
          </table:table-cell>
          <table:table-cell table:formula="of:=[.C947]-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7" calcext:value-type="float">
            <text:p>9.47</text:p>
          </table:table-cell>
          <table:table-cell table:formula="of:=[.B948]+256" office:value-type="float" office:value="22432" calcext:value-type="float">
            <text:p>22432</text:p>
          </table:table-cell>
          <table:table-cell table:formula="of:=[.C948]-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8" calcext:value-type="float">
            <text:p>9.48</text:p>
          </table:table-cell>
          <table:table-cell table:formula="of:=[.B949]+256" office:value-type="float" office:value="22688" calcext:value-type="float">
            <text:p>22688</text:p>
          </table:table-cell>
          <table:table-cell table:formula="of:=[.C949]-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9" calcext:value-type="float">
            <text:p>9.49</text:p>
          </table:table-cell>
          <table:table-cell table:formula="of:=[.B950]+256" office:value-type="float" office:value="22944" calcext:value-type="float">
            <text:p>22944</text:p>
          </table:table-cell>
          <table:table-cell table:formula="of:=[.C950]-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" calcext:value-type="float">
            <text:p>9.5</text:p>
          </table:table-cell>
          <table:table-cell table:formula="of:=[.B951]+256" office:value-type="float" office:value="23200" calcext:value-type="float">
            <text:p>23200</text:p>
          </table:table-cell>
          <table:table-cell table:formula="of:=[.C951]-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1" calcext:value-type="float">
            <text:p>9.51</text:p>
          </table:table-cell>
          <table:table-cell table:formula="of:=[.B952]+32" office:value-type="float" office:value="23232" calcext:value-type="float">
            <text:p>2323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2" calcext:value-type="float">
            <text:p>9.52</text:p>
          </table:table-cell>
          <table:table-cell table:formula="of:=[.B953]+32" office:value-type="float" office:value="23264" calcext:value-type="float">
            <text:p>23264</text:p>
          </table:table-cell>
          <table:table-cell table:formula="of:=[.C953]+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3" calcext:value-type="float">
            <text:p>9.53</text:p>
          </table:table-cell>
          <table:table-cell table:formula="of:=[.B954]+32" office:value-type="float" office:value="23296" calcext:value-type="float">
            <text:p>23296</text:p>
          </table:table-cell>
          <table:table-cell table:formula="of:=[.C954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4" calcext:value-type="float">
            <text:p>9.54</text:p>
          </table:table-cell>
          <table:table-cell table:formula="of:=[.B955]+32" office:value-type="float" office:value="23328" calcext:value-type="float">
            <text:p>23328</text:p>
          </table:table-cell>
          <table:table-cell table:formula="of:=[.C955]+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5" calcext:value-type="float">
            <text:p>9.55</text:p>
          </table:table-cell>
          <table:table-cell table:formula="of:=[.B956]+32" office:value-type="float" office:value="23360" calcext:value-type="float">
            <text:p>23360</text:p>
          </table:table-cell>
          <table:table-cell table:formula="of:=[.C956]+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6" calcext:value-type="float">
            <text:p>9.56</text:p>
          </table:table-cell>
          <table:table-cell table:formula="of:=[.B957]+32" office:value-type="float" office:value="23392" calcext:value-type="float">
            <text:p>23392</text:p>
          </table:table-cell>
          <table:table-cell table:formula="of:=[.C957]+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7" calcext:value-type="float">
            <text:p>9.57</text:p>
          </table:table-cell>
          <table:table-cell table:formula="of:=[.B958]+32" office:value-type="float" office:value="23424" calcext:value-type="float">
            <text:p>23424</text:p>
          </table:table-cell>
          <table:table-cell table:formula="of:=[.C958]+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8" calcext:value-type="float">
            <text:p>9.58</text:p>
          </table:table-cell>
          <table:table-cell table:formula="of:=[.B959]+32" office:value-type="float" office:value="23456" calcext:value-type="float">
            <text:p>23456</text:p>
          </table:table-cell>
          <table:table-cell table:formula="of:=[.C959]+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9" calcext:value-type="float">
            <text:p>9.59</text:p>
          </table:table-cell>
          <table:table-cell table:formula="of:=[.B960]+32" office:value-type="float" office:value="23488" calcext:value-type="float">
            <text:p>23488</text:p>
          </table:table-cell>
          <table:table-cell table:formula="of:=[.C960]+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" calcext:value-type="float">
            <text:p>9.6</text:p>
          </table:table-cell>
          <table:table-cell table:formula="of:=[.B961]+32" office:value-type="float" office:value="23520" calcext:value-type="float">
            <text:p>23520</text:p>
          </table:table-cell>
          <table:table-cell table:formula="of:=[.C961]+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1" calcext:value-type="float">
            <text:p>9.61</text:p>
          </table:table-cell>
          <table:table-cell table:formula="of:=[.B962]+32" office:value-type="float" office:value="23552" calcext:value-type="float">
            <text:p>23552</text:p>
          </table:table-cell>
          <table:table-cell table:formula="of:=[.C962]+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2" calcext:value-type="float">
            <text:p>9.62</text:p>
          </table:table-cell>
          <table:table-cell table:formula="of:=[.B963]+32" office:value-type="float" office:value="23584" calcext:value-type="float">
            <text:p>23584</text:p>
          </table:table-cell>
          <table:table-cell table:formula="of:=[.C963]+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3" calcext:value-type="float">
            <text:p>9.63</text:p>
          </table:table-cell>
          <table:table-cell table:formula="of:=[.B964]+32" office:value-type="float" office:value="23616" calcext:value-type="float">
            <text:p>23616</text:p>
          </table:table-cell>
          <table:table-cell table:formula="of:=[.C964]+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4" calcext:value-type="float">
            <text:p>9.64</text:p>
          </table:table-cell>
          <table:table-cell table:formula="of:=[.B965]+32" office:value-type="float" office:value="23648" calcext:value-type="float">
            <text:p>23648</text:p>
          </table:table-cell>
          <table:table-cell table:formula="of:=[.C965]+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5" calcext:value-type="float">
            <text:p>9.65</text:p>
          </table:table-cell>
          <table:table-cell table:formula="of:=[.B966]+32" office:value-type="float" office:value="23680" calcext:value-type="float">
            <text:p>23680</text:p>
          </table:table-cell>
          <table:table-cell table:formula="of:=[.C966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6" calcext:value-type="float">
            <text:p>9.66</text:p>
          </table:table-cell>
          <table:table-cell table:formula="of:=[.B967]+32" office:value-type="float" office:value="23712" calcext:value-type="float">
            <text:p>23712</text:p>
          </table:table-cell>
          <table:table-cell table:formula="of:=[.C967]+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7" calcext:value-type="float">
            <text:p>9.67</text:p>
          </table:table-cell>
          <table:table-cell table:formula="of:=[.B968]+32" office:value-type="float" office:value="23744" calcext:value-type="float">
            <text:p>23744</text:p>
          </table:table-cell>
          <table:table-cell table:formula="of:=[.C968]+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8" calcext:value-type="float">
            <text:p>9.68</text:p>
          </table:table-cell>
          <table:table-cell table:formula="of:=[.B969]+32" office:value-type="float" office:value="23776" calcext:value-type="float">
            <text:p>23776</text:p>
          </table:table-cell>
          <table:table-cell table:formula="of:=[.C969]+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9" calcext:value-type="float">
            <text:p>9.69</text:p>
          </table:table-cell>
          <table:table-cell table:formula="of:=[.B970]+32" office:value-type="float" office:value="23808" calcext:value-type="float">
            <text:p>23808</text:p>
          </table:table-cell>
          <table:table-cell table:formula="of:=[.C970]+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" calcext:value-type="float">
            <text:p>9.7</text:p>
          </table:table-cell>
          <table:table-cell table:formula="of:=[.B971]+32" office:value-type="float" office:value="23840" calcext:value-type="float">
            <text:p>23840</text:p>
          </table:table-cell>
          <table:table-cell table:formula="of:=[.C971]+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1" calcext:value-type="float">
            <text:p>9.71</text:p>
          </table:table-cell>
          <table:table-cell table:formula="of:=[.B972]+32" office:value-type="float" office:value="23872" calcext:value-type="float">
            <text:p>23872</text:p>
          </table:table-cell>
          <table:table-cell table:formula="of:=[.C972]+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2" calcext:value-type="float">
            <text:p>9.72</text:p>
          </table:table-cell>
          <table:table-cell table:formula="of:=[.B973]+32" office:value-type="float" office:value="23904" calcext:value-type="float">
            <text:p>23904</text:p>
          </table:table-cell>
          <table:table-cell table:formula="of:=[.C973]+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3" calcext:value-type="float">
            <text:p>9.73</text:p>
          </table:table-cell>
          <table:table-cell table:formula="of:=[.B974]+32" office:value-type="float" office:value="23936" calcext:value-type="float">
            <text:p>23936</text:p>
          </table:table-cell>
          <table:table-cell table:formula="of:=[.C974]+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4" calcext:value-type="float">
            <text:p>9.74</text:p>
          </table:table-cell>
          <table:table-cell table:formula="of:=[.B975]+32" office:value-type="float" office:value="23968" calcext:value-type="float">
            <text:p>23968</text:p>
          </table:table-cell>
          <table:table-cell table:formula="of:=[.C975]+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5" calcext:value-type="float">
            <text:p>9.75</text:p>
          </table:table-cell>
          <table:table-cell table:formula="of:=[.B976]+32" office:value-type="float" office:value="24000" calcext:value-type="float">
            <text:p>24000</text:p>
          </table:table-cell>
          <table:table-cell table:formula="of:=[.C976]+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6" calcext:value-type="float">
            <text:p>9.76</text:p>
          </table:table-cell>
          <table:table-cell table:formula="of:=[.B977]+32" office:value-type="float" office:value="24032" calcext:value-type="float">
            <text:p>24032</text:p>
          </table:table-cell>
          <table:table-cell table:formula="of:=[.C977]+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7" calcext:value-type="float">
            <text:p>9.77</text:p>
          </table:table-cell>
          <table:table-cell table:formula="of:=[.B978]+32" office:value-type="float" office:value="24064" calcext:value-type="float">
            <text:p>24064</text:p>
          </table:table-cell>
          <table:table-cell table:formula="of:=[.C978]+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8" calcext:value-type="float">
            <text:p>9.78</text:p>
          </table:table-cell>
          <table:table-cell table:formula="of:=[.B979]+32" office:value-type="float" office:value="24096" calcext:value-type="float">
            <text:p>24096</text:p>
          </table:table-cell>
          <table:table-cell table:formula="of:=[.C979]+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9" calcext:value-type="float">
            <text:p>9.79</text:p>
          </table:table-cell>
          <table:table-cell table:formula="of:=[.B980]+32" office:value-type="float" office:value="24128" calcext:value-type="float">
            <text:p>24128</text:p>
          </table:table-cell>
          <table:table-cell table:formula="of:=[.C980]+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" calcext:value-type="float">
            <text:p>9.8</text:p>
          </table:table-cell>
          <table:table-cell table:formula="of:=[.B981]+32" office:value-type="float" office:value="24160" calcext:value-type="float">
            <text:p>24160</text:p>
          </table:table-cell>
          <table:table-cell table:formula="of:=[.C981]+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1" calcext:value-type="float">
            <text:p>9.81</text:p>
          </table:table-cell>
          <table:table-cell table:formula="of:=[.B982]+32" office:value-type="float" office:value="24192" calcext:value-type="float">
            <text:p>24192</text:p>
          </table:table-cell>
          <table:table-cell table:formula="of:=[.C982]+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2" calcext:value-type="float">
            <text:p>9.82</text:p>
          </table:table-cell>
          <table:table-cell table:formula="of:=[.B983]+32" office:value-type="float" office:value="24224" calcext:value-type="float">
            <text:p>24224</text:p>
          </table:table-cell>
          <table:table-cell table:formula="of:=[.C983]+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3" calcext:value-type="float">
            <text:p>9.83</text:p>
          </table:table-cell>
          <table:table-cell table:formula="of:=[.B984]+32" office:value-type="float" office:value="24256" calcext:value-type="float">
            <text:p>24256</text:p>
          </table:table-cell>
          <table:table-cell table:formula="of:=[.C984]+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4" calcext:value-type="float">
            <text:p>9.84</text:p>
          </table:table-cell>
          <table:table-cell table:formula="of:=[.B985]+32" office:value-type="float" office:value="24288" calcext:value-type="float">
            <text:p>24288</text:p>
          </table:table-cell>
          <table:table-cell table:formula="of:=[.C985]+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5" calcext:value-type="float">
            <text:p>9.85</text:p>
          </table:table-cell>
          <table:table-cell table:formula="of:=[.B986]+32" office:value-type="float" office:value="24320" calcext:value-type="float">
            <text:p>24320</text:p>
          </table:table-cell>
          <table:table-cell table:formula="of:=[.C986]+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6" calcext:value-type="float">
            <text:p>9.86</text:p>
          </table:table-cell>
          <table:table-cell table:formula="of:=[.B987]+32" office:value-type="float" office:value="24352" calcext:value-type="float">
            <text:p>24352</text:p>
          </table:table-cell>
          <table:table-cell table:formula="of:=[.C987]+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7" calcext:value-type="float">
            <text:p>9.87</text:p>
          </table:table-cell>
          <table:table-cell table:formula="of:=[.B988]+32" office:value-type="float" office:value="24384" calcext:value-type="float">
            <text:p>24384</text:p>
          </table:table-cell>
          <table:table-cell table:formula="of:=[.C988]+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8" calcext:value-type="float">
            <text:p>9.88</text:p>
          </table:table-cell>
          <table:table-cell table:formula="of:=[.B989]+32" office:value-type="float" office:value="24416" calcext:value-type="float">
            <text:p>24416</text:p>
          </table:table-cell>
          <table:table-cell table:formula="of:=[.C989]+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9" calcext:value-type="float">
            <text:p>9.89</text:p>
          </table:table-cell>
          <table:table-cell table:formula="of:=[.B990]+32" office:value-type="float" office:value="24448" calcext:value-type="float">
            <text:p>24448</text:p>
          </table:table-cell>
          <table:table-cell table:formula="of:=[.C990]+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" calcext:value-type="float">
            <text:p>9.9</text:p>
          </table:table-cell>
          <table:table-cell table:formula="of:=[.B991]+32" office:value-type="float" office:value="24480" calcext:value-type="float">
            <text:p>24480</text:p>
          </table:table-cell>
          <table:table-cell table:formula="of:=[.C991]+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1" calcext:value-type="float">
            <text:p>9.91</text:p>
          </table:table-cell>
          <table:table-cell table:formula="of:=[.B992]+32" office:value-type="float" office:value="24512" calcext:value-type="float">
            <text:p>24512</text:p>
          </table:table-cell>
          <table:table-cell table:formula="of:=[.C992]+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2" calcext:value-type="float">
            <text:p>9.92</text:p>
          </table:table-cell>
          <table:table-cell table:formula="of:=[.B993]+32" office:value-type="float" office:value="24544" calcext:value-type="float">
            <text:p>24544</text:p>
          </table:table-cell>
          <table:table-cell table:formula="of:=[.C993]+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3" calcext:value-type="float">
            <text:p>9.93</text:p>
          </table:table-cell>
          <table:table-cell table:formula="of:=[.B994]+32" office:value-type="float" office:value="24576" calcext:value-type="float">
            <text:p>24576</text:p>
          </table:table-cell>
          <table:table-cell table:formula="of:=[.C994]+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4" calcext:value-type="float">
            <text:p>9.94</text:p>
          </table:table-cell>
          <table:table-cell table:formula="of:=[.B995]+32" office:value-type="float" office:value="24608" calcext:value-type="float">
            <text:p>24608</text:p>
          </table:table-cell>
          <table:table-cell table:formula="of:=[.C995]+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5" calcext:value-type="float">
            <text:p>9.95</text:p>
          </table:table-cell>
          <table:table-cell table:formula="of:=[.B996]+32" office:value-type="float" office:value="24640" calcext:value-type="float">
            <text:p>24640</text:p>
          </table:table-cell>
          <table:table-cell table:formula="of:=[.C996]+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6" calcext:value-type="float">
            <text:p>9.96</text:p>
          </table:table-cell>
          <table:table-cell table:formula="of:=[.B997]+32" office:value-type="float" office:value="24672" calcext:value-type="float">
            <text:p>24672</text:p>
          </table:table-cell>
          <table:table-cell table:formula="of:=[.C997]+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7" calcext:value-type="float">
            <text:p>9.97</text:p>
          </table:table-cell>
          <table:table-cell table:formula="of:=[.B998]+32" office:value-type="float" office:value="24704" calcext:value-type="float">
            <text:p>24704</text:p>
          </table:table-cell>
          <table:table-cell table:formula="of:=[.C998]+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8" calcext:value-type="float">
            <text:p>9.98</text:p>
          </table:table-cell>
          <table:table-cell table:formula="of:=[.B999]+32" office:value-type="float" office:value="24736" calcext:value-type="float">
            <text:p>24736</text:p>
          </table:table-cell>
          <table:table-cell table:formula="of:=[.C999]+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9" calcext:value-type="float">
            <text:p>9.99</text:p>
          </table:table-cell>
          <table:table-cell table:formula="of:=[.B1000]+32" office:value-type="float" office:value="24768" calcext:value-type="float">
            <text:p>24768</text:p>
          </table:table-cell>
          <table:table-cell table:formula="of:=[.C1000]+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0" calcext:value-type="float">
            <text:p>10</text:p>
          </table:table-cell>
          <table:table-cell table:formula="of:=[.B1001]+32" office:value-type="float" office:value="24800" calcext:value-type="float">
            <text:p>24800</text:p>
          </table:table-cell>
          <table:table-cell table:formula="of:=[.C1001]+1" office:value-type="float" office:value="50" calcext:value-type="float">
            <text:p>50</text:p>
          </table:table-cell>
          <table:table-cell table:number-columns-repeated="1019"/>
        </table:table-row>
        <table:table-row table:style-name="ro1" table:number-rows-repeated="10475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00:41:02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44:09.522000000</meta:creation-date>
    <dc:date>2022-07-22T00:42:14.724000000</dc:date>
    <meta:editing-duration>PT14M7S</meta:editing-duration>
    <meta:editing-cycles>6</meta:editing-cycles>
    <meta:generator>LibreOffice/7.1.3.2$Windows_X86_64 LibreOffice_project/47f78053abe362b9384784d31a6e56f8511eb1c1</meta:generator>
    <meta:document-statistic meta:table-count="1" meta:cell-count="3014" meta:object-count="0"/>
  </office:meta>
</office:document-meta>
</file>